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9211e"/>
    </style:style>
    <style:style style:name="ce9" style:family="table-cell" style:parent-style-name="Default">
      <style:table-cell-properties fo:background-color="#ffff00" style:text-align-source="fix" style:repeat-content="false" fo:border="2.24pt solid #2a6099" fo:padding="0.085cm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 style:data-style-name="N0"/>
    <style:style style:name="ce11" style:family="table-cell" style:parent-style-name="Default" style:data-style-name="N99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14" style:family="table-cell" style:parent-style-name="Default">
      <style:text-properties fo:color="#c9211e"/>
    </style:style>
    <style:style style:name="ce23" style:family="table-cell" style:parent-style-name="Default">
      <style:table-cell-properties fo:border-bottom="none" fo:border-left="0.74pt solid #000000" fo:border-right="none" fo:border-top="0.74pt solid #000000"/>
      <style:text-properties fo:color="#c9211e"/>
    </style:style>
    <style:style style:name="ce24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  <style:text-properties fo:color="#c9211e"/>
    </style:style>
    <style:style style:name="ce15" style:family="table-cell" style:parent-style-name="Default" style:data-style-name="N0">
      <style:text-properties fo:color="#c9211e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  <style:text-properties fo:color="#c9211e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  <style:text-properties fo:color="#c9211e"/>
    </style:style>
    <style:style style:name="ce26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order-left="0.74pt solid #000000" fo:border-right="none" fo:border-top="0.74pt solid #000000"/>
    </style:style>
    <style:style style:name="ce18" style:family="table-cell" style:parent-style-name="Default">
      <style:table-cell-properties fo:border-bottom="0.74pt solid #000000" fo:border-left="0.74pt solid #000000" fo:border-right="none" fo:border-top="none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ce4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1.175cm" fo:min-width="4.086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ce1"/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II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1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1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1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1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13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8" calcext:value-type="float">
            <text:p>8</text:p>
          </table:table-cell>
          <table:table-cell office:value-type="string" calcext:value-type="string">
            <text:p>8_1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9" calcext:value-type="float">
            <text:p>9</text:p>
          </table:table-cell>
          <table:table-cell office:value-type="string" calcext:value-type="string">
            <text:p>8_2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string" calcext:value-type="string">
            <text:p>10_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string" calcext:value-type="string">
            <text:p>10_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31" calcext:value-type="float">
            <text:p>31</text:p>
          </table:table-cell>
          <table:table-cell office:value-type="string" calcext:value-type="string">
            <text:p>30_1</text:p>
          </table:table-cell>
          <table:table-cell table:number-columns-repeated="7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32" calcext:value-type="float">
            <text:p>32</text:p>
          </table:table-cell>
          <table:table-cell office:value-type="string" calcext:value-type="string">
            <text:p>30_2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7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7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7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7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54" calcext:value-type="float">
            <text:p>54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55" calcext:value-type="float">
            <text:p>55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56" calcext:value-type="float">
            <text:p>56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57" calcext:value-type="float">
            <text:p>57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8" calcext:value-type="float">
            <text:p>58</text:p>
          </table:table-cell>
          <table:table-cell table:style-name="ce2" office:value-type="float" office:value="58" calcext:value-type="float">
            <text:p>58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2"/>
          <table:table-cell table:number-columns-repeated="2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/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2"/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"/>
          <table:table-cell table:number-columns-repeated="2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2"/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/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/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2"/>
          <table:table-cell table:number-columns-repeated="2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number-columns-repeated="2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table:number-columns-repeated="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table:number-columns-repeated="2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table:number-columns-repeated="2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table:number-columns-repeated="2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2"/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2"/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2"/>
          <table:table-cell table:number-columns-repeated="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table:number-columns-repeated="2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table:number-columns-repeated="2"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table:number-columns-repeated="2"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table:number-columns-repeated="2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2"/>
          <table:table-cell table:number-columns-repeated="2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/>
          <table:table-cell table:number-columns-repeated="2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table:number-columns-repeated="2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2"/>
          <table:table-cell table:number-columns-repeated="2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table:number-columns-repeated="2"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table:number-columns-repeated="2"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table:style-name="ce2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/>
          <table:table-cell table:number-columns-repeated="2"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table:number-columns-repeated="2"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/>
          <table:table-cell table:number-columns-repeated="2" office:value-type="float" office:value="89" calcext:value-type="float">
            <text:p>89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/>
          <table:table-cell table:number-columns-repeated="2"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/>
          <table:table-cell table:number-columns-repeated="2" office:value-type="float" office:value="92" calcext:value-type="float">
            <text:p>92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/>
          <table:table-cell table:style-name="ce2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3"/>
          <table:table-cell table:style-name="ce2" office:value-type="float" office:value="95" calcext:value-type="float">
            <text:p>95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7"/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7"/>
          <table:table-cell table:style-name="ce2"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8"/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8"/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8"/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8"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8"/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8"/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8"/>
          <table:table-cell table:style-name="ce2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2"/>
          <table:table-cell table:style-name="ce2" office:value-type="float" office:value="170" calcext:value-type="float">
            <text:p>17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1" table:number-rows-repeated="104839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ORMAT" table:style-name="ta1">
        <office:forms form:automatic-focus="false" form:apply-design-mode="false"/>
        <table:shapes>
          <draw:custom-shape draw:z-index="0" draw:name="Export 1" draw:style-name="gr1" draw:text-style-name="P1" svg:width="4.212cm" svg:height="1.301cm" svg:x="1.198cm" svg:y="0.453cm">
            <office:event-listeners>
              <script:event-listener script:language="ooo:script" script:event-name="dom:click" xlink:href="vnd.sun.star.script:Standard.Module2.BtnExport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64" table:default-cell-style-name="Default"/>
        <table:table-column table:style-name="co4" table:default-cell-style-name="ce5"/>
        <table:table-column table:style-name="co4" table:number-columns-repeated="139" table:default-cell-style-name="Default"/>
        <table:table-row table:style-name="ro1">
          <table:table-cell table:number-columns-repeated="1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7"/>
          <table:table-cell table:style-name="Default"/>
          <table:table-cell table:number-columns-repeated="139"/>
        </table:table-row>
        <table:table-row table:style-name="ro1">
          <table:table-cell table:number-columns-repeated="73"/>
          <table:table-cell table:style-name="Default"/>
          <table:table-cell table:number-columns-repeated="139"/>
        </table:table-row>
        <table:table-row table:style-name="ro1">
          <table:table-cell table:number-columns-repeated="12"/>
          <table:table-cell table:formula="of:=&quot;Cap&quot;&amp;[.B7]" office:value-type="string" office:string-value="Cap4" calcext:value-type="string">
            <text:p>Cap4</text:p>
          </table:table-cell>
          <table:table-cell table:number-columns-repeated="9"/>
          <table:table-cell office:value-type="string" calcext:value-type="string">
            <text:p>Cap1</text:p>
          </table:table-cell>
          <table:table-cell table:number-columns-repeated="3"/>
          <table:table-cell office:value-type="string" calcext:value-type="string">
            <text:p>Cap2</text:p>
          </table:table-cell>
          <table:table-cell table:number-columns-repeated="3"/>
          <table:table-cell office:value-type="string" calcext:value-type="string">
            <text:p>Cap3</text:p>
          </table:table-cell>
          <table:table-cell table:number-columns-repeated="3"/>
          <table:table-cell office:value-type="string" calcext:value-type="string">
            <text:p>Cap4</text:p>
          </table:table-cell>
          <table:table-cell table:number-columns-repeated="3"/>
          <table:table-cell office:value-type="string" calcext:value-type="string">
            <text:p>Cap5</text:p>
          </table:table-cell>
          <table:table-cell table:number-columns-repeated="3"/>
          <table:table-cell office:value-type="string" calcext:value-type="string">
            <text:p>Cap6</text:p>
          </table:table-cell>
          <table:table-cell table:number-columns-repeated="3"/>
          <table:table-cell office:value-type="string" calcext:value-type="string">
            <text:p>Cap7</text:p>
          </table:table-cell>
          <table:table-cell table:number-columns-repeated="3"/>
          <table:table-cell office:value-type="string" calcext:value-type="string">
            <text:p>Cap8</text:p>
          </table:table-cell>
          <table:table-cell table:number-columns-repeated="3"/>
          <table:table-cell office:value-type="string" calcext:value-type="string">
            <text:p>Cap9</text:p>
          </table:table-cell>
          <table:table-cell table:number-columns-repeated="3"/>
          <table:table-cell office:value-type="string" calcext:value-type="string">
            <text:p>Cap10</text:p>
          </table:table-cell>
          <table:table-cell table:number-columns-repeated="3"/>
          <table:table-cell office:value-type="string" calcext:value-type="string">
            <text:p>Cap11</text:p>
          </table:table-cell>
          <table:table-cell table:number-columns-repeated="3"/>
          <table:table-cell office:value-type="string" calcext:value-type="string">
            <text:p>Cap12</text:p>
          </table:table-cell>
          <table:table-cell table:number-columns-repeated="6"/>
          <table:table-cell table:style-name="Default"/>
          <table:table-cell table:number-columns-repeated="139"/>
        </table:table-row>
        <table:table-row table:style-name="ro1">
          <table:table-cell table:number-columns-repeated="12"/>
          <table:table-cell table:style-name="ce23" table:formula="of:=IF(INDEX([.W4:.BR4];MATCH([.M$3];[.$W$3:.$BR$3];0))=&quot;&quot;;&quot;&quot;;INDEX([.W4:.BR4];MATCH([.M$3];[.$W$3:.$BR$3];0)))" office:value-type="float" office:value="0" calcext:value-type="float">
            <text:p>0</text:p>
          </table:table-cell>
          <table:table-cell table:style-name="ce30" table:formula="of:=IF(INDEX([.W4:.BR4];MATCH([.M$3];[.$W$3:.$BR$3];0)+1)=&quot;&quot;;&quot;&quot;;INDEX([.W4:.BR4];MATCH([.M$3];[.$W$3:.$BR$3];0)+1))" office:value-type="string" office:string-value="s2" calcext:value-type="string">
            <text:p>s2</text:p>
          </table:table-cell>
          <table:table-cell table:number-columns-repeated="8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4.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.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5"/>
          <table:table-cell table:style-name="Default"/>
          <table:table-cell table:number-columns-repeated="139"/>
        </table:table-row>
        <table:table-row table:style-name="ro1">
          <table:table-cell table:number-columns-repeated="12"/>
          <table:table-cell table:style-name="ce24" table:formula="of:=IF(INDEX([.W5:.BR5];MATCH([.M$3];[.$W$3:.$BR$3];0))=&quot;&quot;;&quot;&quot;;INDEX([.W5:.BR5];MATCH([.M$3];[.$W$3:.$BR$3];0)))" office:value-type="float" office:value="89" calcext:value-type="float">
            <text:p>89</text:p>
          </table:table-cell>
          <table:table-cell table:style-name="ce37" table:formula="of:=IF(INDEX([.W5:.BR5];MATCH([.M$3];[.$W$3:.$BR$3];0)+1)=&quot;&quot;;&quot;&quot;;INDEX([.W5:.BR5];MATCH([.M$3];[.$W$3:.$BR$3];0)+1))" office:value-type="string" office:string-value="s2" calcext:value-type="string">
            <text:p>s2</text:p>
          </table:table-cell>
          <table:table-cell table:number-columns-repeated="8"/>
          <table:table-cell table:style-name="ce27" office:value-type="float" office:value="78" calcext:value-type="float">
            <text:p>78</text:p>
          </table:table-cell>
          <table:table-cell table:style-name="ce35" office:value-type="string" calcext:value-type="string">
            <text:p>s2.</text:p>
          </table:table-cell>
          <table:table-cell table:number-columns-repeated="2"/>
          <table:table-cell table:style-name="ce27" office:value-type="float" office:value="93" calcext:value-type="float">
            <text:p>93</text:p>
          </table:table-cell>
          <table:table-cell table:style-name="ce35" office:value-type="string" calcext:value-type="string">
            <text:p>s1</text:p>
          </table:table-cell>
          <table:table-cell table:number-columns-repeated="2"/>
          <table:table-cell table:style-name="ce27" office:value-type="float" office:value="170" calcext:value-type="float">
            <text:p>170</text:p>
          </table:table-cell>
          <table:table-cell table:style-name="ce35" office:value-type="string" calcext:value-type="string">
            <text:p>s4.</text:p>
          </table:table-cell>
          <table:table-cell table:number-columns-repeated="2"/>
          <table:table-cell table:style-name="ce27" office:value-type="float" office:value="89" calcext:value-type="float">
            <text:p>89</text:p>
          </table:table-cell>
          <table:table-cell table:style-name="ce35" office:value-type="string" calcext:value-type="string">
            <text:p>s2</text:p>
          </table:table-cell>
          <table:table-cell table:number-columns-repeated="2"/>
          <table:table-cell table:style-name="ce27" office:value-type="float" office:value="69" calcext:value-type="float">
            <text:p>69</text:p>
          </table:table-cell>
          <table:table-cell table:style-name="ce35" office:value-type="string" calcext:value-type="string">
            <text:p>s1</text:p>
          </table:table-cell>
          <table:table-cell table:number-columns-repeated="2"/>
          <table:table-cell table:style-name="ce27" office:value-type="float" office:value="67" calcext:value-type="float">
            <text:p>67</text:p>
          </table:table-cell>
          <table:table-cell table:style-name="ce35" office:value-type="string" calcext:value-type="string">
            <text:p>s2.</text:p>
          </table:table-cell>
          <table:table-cell table:number-columns-repeated="2"/>
          <table:table-cell table:style-name="ce27" office:value-type="float" office:value="95" calcext:value-type="float">
            <text:p>95</text:p>
          </table:table-cell>
          <table:table-cell table:style-name="ce35" office:value-type="string" calcext:value-type="string">
            <text:p>s2.</text:p>
          </table:table-cell>
          <table:table-cell table:number-columns-repeated="2"/>
          <table:table-cell table:style-name="ce27" office:value-type="float" office:value="58" calcext:value-type="float">
            <text:p>58</text:p>
          </table:table-cell>
          <table:table-cell table:style-name="ce35" office:value-type="string" calcext:value-type="string">
            <text:p>s1</text:p>
          </table:table-cell>
          <table:table-cell table:number-columns-repeated="2"/>
          <table:table-cell table:style-name="ce27" office:value-type="float" office:value="54" calcext:value-type="float">
            <text:p>54</text:p>
          </table:table-cell>
          <table:table-cell table:style-name="ce35" office:value-type="string" calcext:value-type="string">
            <text:p>s1.</text:p>
          </table:table-cell>
          <table:table-cell table:number-columns-repeated="2"/>
          <table:table-cell table:style-name="ce27" office:value-type="float" office:value="85" calcext:value-type="float">
            <text:p>85</text:p>
          </table:table-cell>
          <table:table-cell table:style-name="ce35" office:value-type="string" calcext:value-type="string">
            <text:p>s1</text:p>
          </table:table-cell>
          <table:table-cell table:number-columns-repeated="2"/>
          <table:table-cell table:style-name="ce27" office:value-type="float" office:value="102" calcext:value-type="float">
            <text:p>102</text:p>
          </table:table-cell>
          <table:table-cell table:style-name="ce35" office:value-type="string" calcext:value-type="string">
            <text:p>s1</text:p>
          </table:table-cell>
          <table:table-cell table:number-columns-repeated="2"/>
          <table:table-cell table:style-name="ce27" office:value-type="float" office:value="109" calcext:value-type="float">
            <text:p>109</text:p>
          </table:table-cell>
          <table:table-cell table:style-name="ce35" office:value-type="string" calcext:value-type="string">
            <text:p>s2.</text:p>
          </table:table-cell>
          <table:table-cell table:number-columns-repeated="5"/>
          <table:table-cell table:style-name="Default"/>
          <table:table-cell table:number-columns-repeated="139"/>
        </table:table-row>
        <table:table-row table:style-name="ro1">
          <table:table-cell table:number-columns-repeated="12"/>
          <table:table-cell table:style-name="ce24" table:formula="of:=IF(INDEX([.W6:.BR6];MATCH([.M$3];[.$W$3:.$BR$3];0))=&quot;&quot;;&quot;&quot;;INDEX([.W6:.BR6];MATCH([.M$3];[.$W$3:.$BR$3];0)))">
            <text:p/>
          </table:table-cell>
          <table:table-cell table:style-name="ce37" table:formula="of:=IF(INDEX([.W6:.BR6];MATCH([.M$3];[.$W$3:.$BR$3];0)+1)=&quot;&quot;;&quot;&quot;;INDEX([.W6:.BR6];MATCH([.M$3];[.$W$3:.$BR$3];0)+1))">
            <text:p/>
          </table:table-cell>
          <table:table-cell table:number-columns-repeated="8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5"/>
          <table:table-cell table:style-name="Default"/>
          <table:table-cell table:number-columns-repeated="139"/>
        </table:table-row>
        <table:table-row table:style-name="ro2">
          <table:table-cell office:value-type="string" calcext:value-type="string">
            <text:p>Cap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"/>
          <table:table-cell table:style-name="ce24" table:formula="of:=IF(INDEX([.W7:.BR7];MATCH([.M$3];[.$W$3:.$BR$3];0))=&quot;&quot;;&quot;&quot;;INDEX([.W7:.BR7];MATCH([.M$3];[.$W$3:.$BR$3];0)))">
            <text:p/>
          </table:table-cell>
          <table:table-cell table:style-name="ce37" table:formula="of:=IF(INDEX([.W7:.BR7];MATCH([.M$3];[.$W$3:.$BR$3];0)+1)=&quot;&quot;;&quot;&quot;;INDEX([.W7:.BR7];MATCH([.M$3];[.$W$3:.$BR$3];0)+1))">
            <text:p/>
          </table:table-cell>
          <table:table-cell table:number-columns-repeated="8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5"/>
          <table:table-cell table:style-name="Default"/>
          <table:table-cell table:number-columns-repeated="139"/>
        </table:table-row>
        <table:table-row table:style-name="ro1">
          <table:table-cell table:number-columns-repeated="12"/>
          <table:table-cell table:style-name="ce24" table:formula="of:=IF(INDEX([.W8:.BR8];MATCH([.M$3];[.$W$3:.$BR$3];0))=&quot;&quot;;&quot;&quot;;INDEX([.W8:.BR8];MATCH([.M$3];[.$W$3:.$BR$3];0)))">
            <text:p/>
          </table:table-cell>
          <table:table-cell table:style-name="ce37" table:formula="of:=IF(INDEX([.W8:.BR8];MATCH([.M$3];[.$W$3:.$BR$3];0)+1)=&quot;&quot;;&quot;&quot;;INDEX([.W8:.BR8];MATCH([.M$3];[.$W$3:.$BR$3];0)+1))">
            <text:p/>
          </table:table-cell>
          <table:table-cell table:number-columns-repeated="8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5"/>
          <table:table-cell table:style-name="Default"/>
          <table:table-cell table:number-columns-repeated="139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01-Piatti/00-Common</text:p>
          </table:table-cell>
          <table:table-cell table:number-columns-repeated="10"/>
          <table:table-cell table:style-name="ce24" table:formula="of:=IF(INDEX([.W9:.BR9];MATCH([.M$3];[.$W$3:.$BR$3];0))=&quot;&quot;;&quot;&quot;;INDEX([.W9:.BR9];MATCH([.M$3];[.$W$3:.$BR$3];0)))">
            <text:p/>
          </table:table-cell>
          <table:table-cell table:style-name="ce37" table:formula="of:=IF(INDEX([.W9:.BR9];MATCH([.M$3];[.$W$3:.$BR$3];0)+1)=&quot;&quot;;&quot;&quot;;INDEX([.W9:.BR9];MATCH([.M$3];[.$W$3:.$BR$3];0)+1))">
            <text:p/>
          </table:table-cell>
          <table:table-cell table:number-columns-repeated="8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5"/>
          <table:table-cell table:style-name="Default"/>
          <table:table-cell table:number-columns-repeated="139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PiattiCaprice_Format_temp.ily</text:p>
          </table:table-cell>
          <table:table-cell table:number-columns-repeated="10"/>
          <table:table-cell table:style-name="ce24" table:formula="of:=IF(INDEX([.W10:.BR10];MATCH([.M$3];[.$W$3:.$BR$3];0))=&quot;&quot;;&quot;&quot;;INDEX([.W10:.BR10];MATCH([.M$3];[.$W$3:.$BR$3];0)))">
            <text:p/>
          </table:table-cell>
          <table:table-cell table:style-name="ce37" table:formula="of:=IF(INDEX([.W10:.BR10];MATCH([.M$3];[.$W$3:.$BR$3];0)+1)=&quot;&quot;;&quot;&quot;;INDEX([.W10:.BR10];MATCH([.M$3];[.$W$3:.$BR$3];0)+1))">
            <text:p/>
          </table:table-cell>
          <table:table-cell table:number-columns-repeated="8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2"/>
          <table:table-cell table:style-name="ce27"/>
          <table:table-cell table:style-name="ce35"/>
          <table:table-cell table:number-columns-repeated="5"/>
          <table:table-cell table:style-name="Default"/>
          <table:table-cell table:number-columns-repeated="139"/>
        </table:table-row>
        <table:table-row table:style-name="ro1">
          <table:table-cell table:number-columns-repeated="12"/>
          <table:table-cell table:style-name="ce25" table:formula="of:=IF(INDEX([.W11:.BR11];MATCH([.M$3];[.$W$3:.$BR$3];0))=&quot;&quot;;&quot;&quot;;INDEX([.W11:.BR11];MATCH([.M$3];[.$W$3:.$BR$3];0)))">
            <text:p/>
          </table:table-cell>
          <table:table-cell table:style-name="ce38" table:formula="of:=IF(INDEX([.W11:.BR11];MATCH([.M$3];[.$W$3:.$BR$3];0)+1)=&quot;&quot;;&quot;&quot;;INDEX([.W11:.BR11];MATCH([.M$3];[.$W$3:.$BR$3];0)+1))">
            <text:p/>
          </table:table-cell>
          <table:table-cell table:number-columns-repeated="8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2"/>
          <table:table-cell table:style-name="ce28"/>
          <table:table-cell table:style-name="ce36"/>
          <table:table-cell table:number-columns-repeated="5"/>
          <table:table-cell table:style-name="Default"/>
          <table:table-cell table:number-columns-repeated="139"/>
        </table:table-row>
        <table:table-row table:style-name="ro1">
          <table:table-cell table:number-columns-repeated="73"/>
          <table:table-cell table:style-name="Default"/>
          <table:table-cell table:number-columns-repeated="139"/>
        </table:table-row>
        <table:table-row table:style-name="ro1">
          <table:table-cell table:number-columns-repeated="22"/>
          <table:table-cell office:value-type="string" calcext:value-type="string">
            <text:p>CapriceI</text:p>
          </table:table-cell>
          <table:table-cell table:number-columns-repeated="3"/>
          <table:table-cell office:value-type="string" calcext:value-type="string">
            <text:p>CapriceII</text:p>
          </table:table-cell>
          <table:table-cell table:number-columns-repeated="3"/>
          <table:table-cell office:value-type="string" calcext:value-type="string">
            <text:p>CapriceIII</text:p>
          </table:table-cell>
          <table:table-cell table:number-columns-repeated="3"/>
          <table:table-cell office:value-type="string" calcext:value-type="string">
            <text:p>CapriceIV</text:p>
          </table:table-cell>
          <table:table-cell table:number-columns-repeated="3"/>
          <table:table-cell office:value-type="string" calcext:value-type="string">
            <text:p>CapriceV</text:p>
          </table:table-cell>
          <table:table-cell table:number-columns-repeated="3"/>
          <table:table-cell office:value-type="string" calcext:value-type="string">
            <text:p>CapriceVI</text:p>
          </table:table-cell>
          <table:table-cell table:number-columns-repeated="3"/>
          <table:table-cell office:value-type="string" calcext:value-type="string">
            <text:p>CapriceVII</text:p>
          </table:table-cell>
          <table:table-cell table:number-columns-repeated="3"/>
          <table:table-cell office:value-type="string" calcext:value-type="string">
            <text:p>CapriceVIII</text:p>
          </table:table-cell>
          <table:table-cell table:number-columns-repeated="3"/>
          <table:table-cell office:value-type="string" calcext:value-type="string">
            <text:p>CapriceIX</text:p>
          </table:table-cell>
          <table:table-cell table:number-columns-repeated="3"/>
          <table:table-cell office:value-type="string" calcext:value-type="string">
            <text:p>CapriceX</text:p>
          </table:table-cell>
          <table:table-cell table:number-columns-repeated="3"/>
          <table:table-cell office:value-type="string" calcext:value-type="string">
            <text:p>CapriceXI</text:p>
          </table:table-cell>
          <table:table-cell table:number-columns-repeated="3"/>
          <table:table-cell office:value-type="string" calcext:value-type="string">
            <text:p>CapriceXII</text:p>
          </table:table-cell>
          <table:table-cell table:number-columns-repeated="6"/>
          <table:table-cell table:style-name="Default"/>
          <table:table-cell table:number-columns-repeated="139"/>
        </table:table-row>
        <table:table-row table:style-name="ro1">
          <table:table-cell table:number-columns-repeated="6"/>
          <table:table-cell table:style-name="ce11"/>
          <table:table-cell table:number-columns-repeated="66"/>
          <table:table-cell table:style-name="Default"/>
          <table:table-cell table:number-columns-repeated="139"/>
        </table:table-row>
        <table:table-row table:style-name="ro1">
          <table:table-cell table:number-columns-repeated="12"/>
          <table:table-cell table:style-name="ce14" office:value-type="string" calcext:value-type="string">
            <text:p>Active</text:p>
          </table:table-cell>
          <table:table-cell table:style-name="ce14"/>
          <table:table-cell table:number-columns-repeated="8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5"/>
          <table:table-cell table:style-name="Default"/>
          <table:table-cell table:number-columns-repeated="139"/>
        </table:table-row>
        <table:table-row table:style-name="ro1">
          <table:table-cell table:number-columns-repeated="12"/>
          <table:table-cell table:style-name="ce14" table:formula="of:=INDEX([.W16:.BR16];MATCH([.M3];[.$W$3:.$BR$3];0))" office:value-type="string" office:string-value="Y" calcext:value-type="string">
            <text:p>Y</text:p>
          </table:table-cell>
          <table:table-cell table:style-name="ce15" table:formula="of:=INDEX([.W16:.BR16];MATCH([.M3];[.$W$3:.$BR$3];0)+1)" office:value-type="string" office:string-value="formatCapriceIV" calcext:value-type="string">
            <text:p>formatCapriceIV</text:p>
          </table:table-cell>
          <table:table-cell table:number-columns-repeated="8"/>
          <table:table-cell office:value-type="string" calcext:value-type="string">
            <text:p>Y</text:p>
          </table:table-cell>
          <table:table-cell table:formula="of:=&quot;format&quot;&amp;[.W13]" office:value-type="string" office:string-value="formatCapriceI" calcext:value-type="string">
            <text:p>formatCapriceI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formula="of:=&quot;format&quot;&amp;[.AA13]" office:value-type="string" office:string-value="formatCapriceII" calcext:value-type="string">
            <text:p>formatCapriceII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formula="of:=&quot;format&quot;&amp;[.AE13]" office:value-type="string" office:string-value="formatCapriceIII" calcext:value-type="string">
            <text:p>formatCapriceIII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formula="of:=&quot;format&quot;&amp;[.AI13]" office:value-type="string" office:string-value="formatCapriceIV" calcext:value-type="string">
            <text:p>formatCapriceIV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formula="of:=&quot;format&quot;&amp;[.AM13]" office:value-type="string" office:string-value="formatCapriceV" calcext:value-type="string">
            <text:p>formatCapriceV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formula="of:=&quot;format&quot;&amp;[.AQ13]" office:value-type="string" office:string-value="formatCapriceVI" calcext:value-type="string">
            <text:p>formatCapriceVI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formula="of:=&quot;format&quot;&amp;[.AU13]" office:value-type="string" office:string-value="formatCapriceVII" calcext:value-type="string">
            <text:p>formatCapriceVII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formula="of:=&quot;format&quot;&amp;[.AY13]" office:value-type="string" office:string-value="formatCapriceVIII" calcext:value-type="string">
            <text:p>formatCapriceVIII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formula="of:=&quot;format&quot;&amp;[.BC13]" office:value-type="string" office:string-value="formatCapriceIX" calcext:value-type="string">
            <text:p>formatCapriceI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formula="of:=&quot;format&quot;&amp;[.BG13]" office:value-type="string" office:string-value="formatCapriceX" calcext:value-type="string">
            <text:p>formatCaprice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formula="of:=&quot;format&quot;&amp;[.BK13]" office:value-type="string" office:string-value="formatCapriceXI" calcext:value-type="string">
            <text:p>formatCapriceXI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formula="of:=&quot;format&quot;&amp;[.BO13]" office:value-type="string" office:string-value="formatCapriceXII" calcext:value-type="string">
            <text:p>formatCapriceXII</text:p>
          </table:table-cell>
          <table:table-cell table:number-columns-repeated="5"/>
          <table:table-cell table:style-name="Default"/>
          <table:table-cell table:number-columns-repeated="139"/>
        </table:table-row>
        <table:table-row table:style-name="ro1">
          <table:table-cell table:number-columns-repeated="73"/>
          <table:table-cell table:style-name="Default"/>
          <table:table-cell table:number-columns-repeated="139"/>
        </table:table-row>
        <table:table-row table:style-name="ro1">
          <table:table-cell table:number-columns-repeated="5"/>
          <table:table-cell table:style-name="ce5" table:formula="of:=IF([.D25]=&quot;b&quot;;&quot;\break&quot;;IF([.D25]=&quot;pb&quot;;&quot;\pageBreak&quot;;IF(AND([.D25]=&quot;&quot;;[.C25]&lt;&gt;0);&quot;&quot;;IF(AND([.C25]=0;[.D25]=&quot;&quot;);IF(INDEX([.$N$23:.$N$79];MATCH([.B25];[.$M$23:.$M$79];0))=&quot;b&quot;;&quot;\break&quot;;&quot;\pageBreak&quot;);&quot;&quot;))))" office:value-type="string" office:string-value="\break" calcext:value-type="string">
            <text:p>\break</text:p>
          </table:table-cell>
          <table:table-cell table:number-columns-repeated="67"/>
          <table:table-cell table:style-name="Default"/>
          <table:table-cell table:number-columns-repeated="139"/>
        </table:table-row>
        <table:table-row table:style-name="ro1" table:number-rows-repeated="2">
          <table:table-cell table:number-columns-repeated="73"/>
          <table:table-cell table:style-name="Default"/>
          <table:table-cell table:number-columns-repeated="139"/>
        </table:table-row>
        <table:table-row table:style-name="ro1">
          <table:table-cell table:number-columns-repeated="8"/>
          <table:table-cell office:value-type="string" calcext:value-type="string">
            <text:p>final</text:p>
          </table:table-cell>
          <table:table-cell table:number-columns-repeated="13"/>
          <table:table-cell table:style-name="ce17" table:formula="of:=[.W3]" office:value-type="string" office:string-value="Cap1" calcext:value-type="string">
            <text:p>Cap1</text:p>
          </table:table-cell>
          <table:table-cell table:style-name="ce19" table:number-columns-repeated="2"/>
          <table:table-cell table:style-name="ce21"/>
          <table:table-cell table:style-name="ce17" table:formula="of:=[.$AA$3]" office:value-type="string" office:string-value="Cap2" calcext:value-type="string">
            <text:p>Cap2</text:p>
          </table:table-cell>
          <table:table-cell table:style-name="ce19" table:number-columns-repeated="2"/>
          <table:table-cell table:style-name="ce21"/>
          <table:table-cell table:style-name="ce17" table:formula="of:=[.AE3]" office:value-type="string" office:string-value="Cap3" calcext:value-type="string">
            <text:p>Cap3</text:p>
          </table:table-cell>
          <table:table-cell table:style-name="ce19" table:number-columns-repeated="2"/>
          <table:table-cell table:style-name="ce21"/>
          <table:table-cell table:style-name="ce17" table:formula="of:=[.AI3]" office:value-type="string" office:string-value="Cap4" calcext:value-type="string">
            <text:p>Cap4</text:p>
          </table:table-cell>
          <table:table-cell table:style-name="ce19" table:number-columns-repeated="2"/>
          <table:table-cell table:style-name="ce21"/>
          <table:table-cell table:style-name="ce17" table:formula="of:=[.AM3]" office:value-type="string" office:string-value="Cap5" calcext:value-type="string">
            <text:p>Cap5</text:p>
          </table:table-cell>
          <table:table-cell table:style-name="ce19" table:number-columns-repeated="2"/>
          <table:table-cell table:style-name="ce21"/>
          <table:table-cell table:style-name="ce17" table:formula="of:=[.AQ3]" office:value-type="string" office:string-value="Cap6" calcext:value-type="string">
            <text:p>Cap6</text:p>
          </table:table-cell>
          <table:table-cell table:style-name="ce19" table:number-columns-repeated="2"/>
          <table:table-cell table:style-name="ce21"/>
          <table:table-cell table:style-name="ce17" table:formula="of:=[.AU3]" office:value-type="string" office:string-value="Cap7" calcext:value-type="string">
            <text:p>Cap7</text:p>
          </table:table-cell>
          <table:table-cell table:style-name="ce19" table:number-columns-repeated="2"/>
          <table:table-cell table:style-name="ce21"/>
          <table:table-cell table:style-name="ce17" table:formula="of:=[.AY3]" office:value-type="string" office:string-value="Cap8" calcext:value-type="string">
            <text:p>Cap8</text:p>
          </table:table-cell>
          <table:table-cell table:style-name="ce19" table:number-columns-repeated="2"/>
          <table:table-cell table:style-name="ce21"/>
          <table:table-cell table:style-name="ce17" table:formula="of:=[.BC3]" office:value-type="string" office:string-value="Cap9" calcext:value-type="string">
            <text:p>Cap9</text:p>
          </table:table-cell>
          <table:table-cell table:style-name="ce19" table:number-columns-repeated="2"/>
          <table:table-cell table:style-name="ce21"/>
          <table:table-cell table:style-name="ce17" table:formula="of:=[.BG3]" office:value-type="string" office:string-value="Cap10" calcext:value-type="string">
            <text:p>Cap10</text:p>
          </table:table-cell>
          <table:table-cell table:style-name="ce19" table:number-columns-repeated="2"/>
          <table:table-cell table:style-name="ce21"/>
          <table:table-cell table:style-name="ce17" table:formula="of:=[.BK3]" office:value-type="string" office:string-value="Cap11" calcext:value-type="string">
            <text:p>Cap11</text:p>
          </table:table-cell>
          <table:table-cell table:style-name="ce19" table:number-columns-repeated="2"/>
          <table:table-cell table:style-name="ce21"/>
          <table:table-cell table:style-name="ce17" table:formula="of:=[.BO3]" office:value-type="string" office:string-value="Cap12" calcext:value-type="string">
            <text:p>Cap12</text:p>
          </table:table-cell>
          <table:table-cell table:style-name="ce19" table:number-columns-repeated="2"/>
          <table:table-cell table:style-name="ce21"/>
          <table:table-cell table:number-columns-repeated="3"/>
          <table:table-cell table:style-name="Default"/>
          <table:table-cell table:number-columns-repeated="139"/>
        </table:table-row>
        <table:table-row table:style-name="ro1">
          <table:table-cell table:number-columns-repeated="8"/>
          <table:table-cell table:formula="of:=[.N16]&amp;&quot; = {&quot;" office:value-type="string" office:string-value="formatCapriceIV = {" calcext:value-type="string">
            <text:p>formatCapriceIV = {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mes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grace</text:p>
          </table:table-cell>
          <table:table-cell table:style-name="ce14" office:value-type="string" calcext:value-type="string">
            <text:p>rep</text:p>
          </table:table-cell>
          <table:table-cell table:number-columns-repeated="6"/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2" office:value-type="string" calcext:value-type="string">
            <text:p>rep</text:p>
          </table:table-cell>
          <table:table-cell table:number-columns-repeated="3"/>
          <table:table-cell table:style-name="Default" office:value-type="string" calcext:value-type="string">
            <text:p>bars</text:p>
          </table:table-cell>
          <table:table-cell table:number-columns-repeated="13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M$4:.$M$79];[.A23]));&quot;&quot;;SMALL([.$M$4:.$M$79];[.A23]))" office:value-type="float" office:value="0" calcext:value-type="float">
            <text:p>0</text:p>
          </table:table-cell>
          <table:table-cell table:number-columns-repeated="6"/>
          <table:table-cell table:style-name="ce3" table:formula="of:=IF([.M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table:formula="of:=IF(INDEX([.$W23:.$BR23];MATCH([.$M$3];[.$W$3:.$BR$3];0)+[.$M$1])=&quot;&quot;;&quot;&quot;;INDEX([.$BU$23:.$BU$192];MATCH(INDEX([.$W23:.$BR23];MATCH([.$M$3];[.$W$3:.$BR$3];0)+[.$M$1])&amp;IF([.P23]=&quot;&quot;;&quot;&quot;;&quot;_&quot;&amp;[.P23]);[.$BV$23:.$BV$192];0)))" office:value-type="float" office:value="1" calcext:value-type="float">
            <text:p>1</text:p>
          </table:table-cell>
          <table:table-cell table:style-name="ce14" table:formula="of:=IF(INDEX([.$W23:.$BR23];MATCH([.$M$3];[.$W$3:.$BR$3];0)+[.$N$1])=&quot;&quot;;&quot;&quot;;INDEX([.$W23:.$BR23];MATCH([.$M$3];[.$W$3:.$BR$3];0)+[.$N$1]))" office:value-type="string" office:string-value="p" calcext:value-type="string">
            <text:p>p</text:p>
          </table:table-cell>
          <table:table-cell table:style-name="ce14" table:formula="of:=IF(INDEX([.$W23:.$BR23];MATCH([.$M$3];[.$W$3:.$BR$3];0)+[.$O$1])=&quot;&quot;;&quot;&quot;;INDEX([.$W23:.$BR23];MATCH([.$M$3];[.$W$3:.$BR$3];0)+[.$O$1]))" office:value-type="string" office:string-value="s8" calcext:value-type="string">
            <text:p>s8</text:p>
          </table:table-cell>
          <table:table-cell table:style-name="ce14" table:formula="of:=IF(INDEX([.$W23:.$BR23];MATCH([.$M$3];[.$W$3:.$BR$3];0)+[.$P$1])=&quot;&quot;;&quot;&quot;;INDEX([.$W23:.$BR23];MATCH([.$M$3];[.$W$3:.$BR$3];0)+[.$P$1]))">
            <text:p/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2"/>
          <table:table-cell table:style-name="ce43"/>
          <table:table-cell table:style-name="ce31" office:value-type="float" office:value="1" calcext:value-type="float">
            <text:p>1</text:p>
          </table:table-cell>
          <table:table-cell table:style-name="ce39" table:number-columns-repeated="2"/>
          <table:table-cell table:style-name="ce43"/>
          <table:table-cell table:style-name="ce31" office:value-type="float" office:value="1" calcext:value-type="float">
            <text:p>1</text:p>
          </table:table-cell>
          <table:table-cell table:style-name="ce39" table:number-columns-repeated="2"/>
          <table:table-cell table:style-name="ce43"/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string" calcext:value-type="string">
            <text:p>s8</text:p>
          </table:table-cell>
          <table:table-cell table:style-name="ce43"/>
          <table:table-cell table:style-name="ce31" office:value-type="float" office:value="1" calcext:value-type="float">
            <text:p>1</text:p>
          </table:table-cell>
          <table:table-cell table:style-name="ce39" table:number-columns-repeated="2"/>
          <table:table-cell table:style-name="ce43"/>
          <table:table-cell table:style-name="ce31" office:value-type="float" office:value="1" calcext:value-type="float">
            <text:p>1</text:p>
          </table:table-cell>
          <table:table-cell table:style-name="ce39" table:number-columns-repeated="2"/>
          <table:table-cell table:style-name="ce43"/>
          <table:table-cell table:style-name="ce31" office:value-type="float" office:value="1" calcext:value-type="float">
            <text:p>1</text:p>
          </table:table-cell>
          <table:table-cell table:style-name="ce39" table:number-columns-repeated="2"/>
          <table:table-cell table:style-name="ce43"/>
          <table:table-cell table:style-name="ce31" office:value-type="float" office:value="1" calcext:value-type="float">
            <text:p>1</text:p>
          </table:table-cell>
          <table:table-cell table:style-name="ce39" table:number-columns-repeated="2"/>
          <table:table-cell table:style-name="ce43"/>
          <table:table-cell table:style-name="ce31" office:value-type="float" office:value="1" calcext:value-type="float">
            <text:p>1</text:p>
          </table:table-cell>
          <table:table-cell table:style-name="ce39" table:number-columns-repeated="2"/>
          <table:table-cell table:style-name="ce43"/>
          <table:table-cell table:style-name="ce31" office:value-type="float" office:value="1" calcext:value-type="float">
            <text:p>1</text:p>
          </table:table-cell>
          <table:table-cell table:style-name="ce39" table:number-columns-repeated="2"/>
          <table:table-cell table:style-name="ce43"/>
          <table:table-cell table:style-name="ce31" office:value-type="float" office:value="1" calcext:value-type="float">
            <text:p>1</text:p>
          </table:table-cell>
          <table:table-cell table:style-name="ce39" table:number-columns-repeated="2"/>
          <table:table-cell table:style-name="ce43"/>
          <table:table-cell table:style-name="ce31" office:value-type="float" office:value="1" calcext:value-type="float">
            <text:p>1</text:p>
          </table:table-cell>
          <table:table-cell table:style-name="ce39" table:number-columns-repeated="2"/>
          <table:table-cell table:style-name="ce43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formula="of:=IF(INDEX([BARS.$D$8:.$O$177];[.BU23];[.$B$7])=&quot;&quot;;&quot;&quot;;INDEX([BARS.$D$8:.$O$177];[.BU23];[.$B$7]))" office:value-type="float" office:value="1" calcext:value-type="float">
            <text:p>1</text:p>
          </table:table-cell>
          <table:table-cell table:number-columns-repeated="13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M$4:.$M$79];[.A24]));&quot;&quot;;SMALL([.$M$4:.$M$79];[.A24]))" office:value-type="float" office:value="1" calcext:value-type="float">
            <text:p>1</text:p>
          </table:table-cell>
          <table:table-cell table:formula="of:=IF([.B24]=&quot;&quot;;&quot;&quot;;IF(OR([.D23]=&quot;pb&quot;;[.D23]=&quot;b&quot;;[.D23]=&quot;&quot;);[.B24]-[.B23];[.B24]-[.B23]-1))" office:value-type="float" office:value="1" calcext:value-type="float">
            <text:p>1</text:p>
          </table:table-cell>
          <table:table-cell table:formula="of:=IF([.B24]=&quot;&quot;;&quot;&quot;;IF(ISNUMBER(MATCH([.B24];[.$M$4:.$M$11];0));&quot;&quot;;INDEX([.$N$23:.$N$79];MATCH([.B24];[.$M$23:.$M$79];0))))" office:value-type="string" office:string-value="p" calcext:value-type="string">
            <text:p>p</text:p>
          </table:table-cell>
          <table:table-cell table:formula="of:=IF([.B24]=&quot;&quot;;&quot;&quot;;IF([.B23]&lt;[.$M$4];INDEX([.$N$4:.$N$11];MATCH([.B23];[.$M$4:.$M$11];-1));INDEX([.$N$4:.$N$11];MATCH([.B23];[.$M$4:.$M$11];1))))" office:value-type="string" office:string-value="s2" calcext:value-type="string">
            <text:p>s2</text:p>
          </table:table-cell>
          <table:table-cell table:number-columns-repeated="3"/>
          <table:table-cell table:style-name="ce3" table:formula="of:=IF([.M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table:formula="of:=IF(INDEX([.$W24:.$BR24];MATCH([.$M$3];[.$W$3:.$BR$3];0)+[.$M$1])=&quot;&quot;;&quot;&quot;;INDEX([.$BU$23:.$BU$192];MATCH(INDEX([.$W24:.$BR24];MATCH([.$M$3];[.$W$3:.$BR$3];0)+[.$M$1])&amp;IF([.P24]=&quot;&quot;;&quot;&quot;;&quot;_&quot;&amp;[.P24]);[.$BV$23:.$BV$192];0)))" office:value-type="float" office:value="5" calcext:value-type="float">
            <text:p>5</text:p>
          </table:table-cell>
          <table:table-cell table:style-name="ce14" table:formula="of:=IF(INDEX([.$W24:.$BR24];MATCH([.$M$3];[.$W$3:.$BR$3];0)+[.$N$1])=&quot;&quot;;&quot;&quot;;INDEX([.$W24:.$BR24];MATCH([.$M$3];[.$W$3:.$BR$3];0)+[.$N$1]))" office:value-type="string" office:string-value="b" calcext:value-type="string">
            <text:p>b</text:p>
          </table:table-cell>
          <table:table-cell table:style-name="ce14" table:formula="of:=IF(INDEX([.$W24:.$BR24];MATCH([.$M$3];[.$W$3:.$BR$3];0)+[.$O$1])=&quot;&quot;;&quot;&quot;;INDEX([.$W24:.$BR24];MATCH([.$M$3];[.$W$3:.$BR$3];0)+[.$O$1]))">
            <text:p/>
          </table:table-cell>
          <table:table-cell table:style-name="ce14" table:formula="of:=IF(INDEX([.$W24:.$BR24];MATCH([.$M$3];[.$W$3:.$BR$3];0)+[.$P$1])=&quot;&quot;;&quot;&quot;;INDEX([.$W24:.$BR24];MATCH([.$M$3];[.$W$3:.$BR$3];0)+[.$P$1]))">
            <text:p/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9" calcext:value-type="float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6" calcext:value-type="float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" calcext:value-type="float">
            <text:p>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" calcext:value-type="float">
            <text:p>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" calcext:value-type="float">
            <text:p>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" calcext:value-type="float">
            <text:p>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8" calcext:value-type="float">
            <text:p>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table:formula="of:=IF(INDEX([BARS.$D$8:.$O$177];[.BU24];[.$B$7])=&quot;&quot;;&quot;&quot;;INDEX([BARS.$D$8:.$O$177];[.BU24];[.$B$7]))" office:value-type="float" office:value="2" calcext:value-type="float">
            <text:p>2</text:p>
          </table:table-cell>
          <table:table-cell table:number-columns-repeated="13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M$4:.$M$79];[.A25]));&quot;&quot;;SMALL([.$M$4:.$M$79];[.A25]))" office:value-type="float" office:value="5" calcext:value-type="float">
            <text:p>5</text:p>
          </table:table-cell>
          <table:table-cell table:formula="of:=IF([.B25]=&quot;&quot;;&quot;&quot;;IF(OR([.D24]=&quot;pb&quot;;[.D24]=&quot;b&quot;;[.D24]=&quot;&quot;;[.D24]=&quot;p&quot;);[.B25]-[.B24];[.B25]-[.B24]-1))" office:value-type="float" office:value="4" calcext:value-type="float">
            <text:p>4</text:p>
          </table:table-cell>
          <table:table-cell table:formula="of:=IF([.B25]=&quot;&quot;;&quot;&quot;;IF(ISNUMBER(MATCH([.B25];[.$M$4:.$M$11];0));&quot;&quot;;INDEX([.$N$23:.$N$79];MATCH([.B25];[.$M$23:.$M$79];0))))" office:value-type="string" office:string-value="b" calcext:value-type="string">
            <text:p>b</text:p>
          </table:table-cell>
          <table:table-cell table:formula="of:=IF([.B25]=&quot;&quot;;&quot;&quot;;IF([.B24]&lt;[.$M$4];INDEX([.$N$4:.$N$11];MATCH([.B24];[.$M$4:.$M$11];-1));INDEX([.$N$4:.$N$11];MATCH([.B24];[.$M$4:.$M$11];1))))" office:value-type="string" office:string-value="s2" calcext:value-type="string">
            <text:p>s2</text:p>
          </table:table-cell>
          <table:table-cell table:formula="of:=IF([.D25]=&quot;b&quot;;&quot;\break&quot;;IF([.D25]=&quot;pb&quot;;&quot;\pageBreak&quot;;&quot;&quot;))" office:value-type="string" office:string-value="\break" calcext:value-type="string">
            <text:p>\break</text:p>
          </table:table-cell>
          <table:table-cell table:formula="of:=IF(ISERROR(MATCH([.B25];[.$M$24:.$M$79];0));&quot;&quot;;IF(INDEX([.$O$24:.$O$79];MATCH([.B25];[.$M$24:.$M$79];0))=&quot;&quot;;&quot;&quot;;&quot;\grace {&quot;&amp;INDEX([.$O$24:.$O$79];MATCH([.B25];[.$M$24:.$M$79];0))&amp;&quot;}&quot;))">
            <text:p/>
          </table:table-cell>
          <table:table-cell/>
          <table:table-cell table:style-name="ce4" table:formula="of:=IF([.B25]=&quot;&quot;;&quot;&quot;;IF([.$M$16]=&quot;Y&quot;;IF([.D24]=&quot;p&quot;;&quot;\partial &quot;&amp;SUBSTITUTE([.O23];&quot;s&quot;;&quot;&quot;)&amp;&quot; &quot;&amp;[.O23]&amp;&quot; &quot;;&quot;&quot;)&amp;IF([.C25]=0;&quot; &quot;&amp;[.F25];[.E25]&amp;&quot;*&quot;&amp;[.C25]&amp;&quot; &quot;&amp;[.F25]&amp;&quot; &quot;&amp;[.G25]);&quot;&quot;))" office:value-type="string" office:string-value="\partial 8 s8 s2*4 \break " calcext:value-type="string">
            <text:p>\partial 8 s8 s2*4 \break </text:p>
          </table:table-cell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table:formula="of:=IF(INDEX([.$W25:.$BR25];MATCH([.$M$3];[.$W$3:.$BR$3];0)+[.$M$1])=&quot;&quot;;&quot;&quot;;INDEX([.$BU$23:.$BU$192];MATCH(INDEX([.$W25:.$BR25];MATCH([.$M$3];[.$W$3:.$BR$3];0)+[.$M$1])&amp;IF([.P25]=&quot;&quot;;&quot;&quot;;&quot;_&quot;&amp;[.P25]);[.$BV$23:.$BV$192];0)))" office:value-type="float" office:value="10" calcext:value-type="float">
            <text:p>10</text:p>
          </table:table-cell>
          <table:table-cell table:style-name="ce14" table:formula="of:=IF(INDEX([.$W25:.$BR25];MATCH([.$M$3];[.$W$3:.$BR$3];0)+[.$N$1])=&quot;&quot;;&quot;&quot;;INDEX([.$W25:.$BR25];MATCH([.$M$3];[.$W$3:.$BR$3];0)+[.$N$1]))" office:value-type="string" office:string-value="b" calcext:value-type="string">
            <text:p>b</text:p>
          </table:table-cell>
          <table:table-cell table:style-name="ce14" table:formula="of:=IF(INDEX([.$W25:.$BR25];MATCH([.$M$3];[.$W$3:.$BR$3];0)+[.$O$1])=&quot;&quot;;&quot;&quot;;INDEX([.$W25:.$BR25];MATCH([.$M$3];[.$W$3:.$BR$3];0)+[.$O$1]))">
            <text:p/>
          </table:table-cell>
          <table:table-cell table:style-name="ce14" table:formula="of:=IF(INDEX([.$W25:.$BR25];MATCH([.$M$3];[.$W$3:.$BR$3];0)+[.$P$1])=&quot;&quot;;&quot;&quot;;INDEX([.$W25:.$BR25];MATCH([.$M$3];[.$W$3:.$BR$3];0)+[.$P$1]))">
            <text:p/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6" calcext:value-type="float">
            <text:p>1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8</text:p>
          </table:table-cell>
          <table:table-cell table:style-name="ce44"/>
          <table:table-cell table:style-name="ce32" office:value-type="float" office:value="12" calcext:value-type="float">
            <text:p>1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9" calcext:value-type="float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6" calcext:value-type="float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7" calcext:value-type="float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7" calcext:value-type="float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6" calcext:value-type="float">
            <text:p>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3" calcext:value-type="float">
            <text:p>1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7" calcext:value-type="float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 table:formula="of:=IF(INDEX([BARS.$D$8:.$O$177];[.BU25];[.$B$7])=&quot;&quot;;&quot;&quot;;INDEX([BARS.$D$8:.$O$177];[.BU25];[.$B$7]))" office:value-type="float" office:value="3" calcext:value-type="float">
            <text:p>3</text:p>
          </table:table-cell>
          <table:table-cell table:number-columns-repeated="13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OR(SMALL([.$M$4:.$M$79];[.A26]));&quot;&quot;;SMALL([.$M$4:.$M$79];[.A26]))" office:value-type="float" office:value="10" calcext:value-type="float">
            <text:p>10</text:p>
          </table:table-cell>
          <table:table-cell table:formula="of:=IF([.B26]=&quot;&quot;;&quot;&quot;;IF(OR([.D25]=&quot;pb&quot;;[.D25]=&quot;b&quot;;[.D25]=&quot;&quot;;[.D25]=&quot;p&quot;);[.B26]-[.B25];[.B26]-[.B25]-1))" office:value-type="float" office:value="5" calcext:value-type="float">
            <text:p>5</text:p>
          </table:table-cell>
          <table:table-cell table:formula="of:=IF([.B26]=&quot;&quot;;&quot;&quot;;IF(ISNUMBER(MATCH([.B26];[.$M$4:.$M$11];0));&quot;&quot;;INDEX([.$N$23:.$N$79];MATCH([.B26];[.$M$23:.$M$79];0))))" office:value-type="string" office:string-value="b" calcext:value-type="string">
            <text:p>b</text:p>
          </table:table-cell>
          <table:table-cell table:formula="of:=IF([.B26]=&quot;&quot;;&quot;&quot;;IF([.B25]&lt;[.$M$4];INDEX([.$N$4:.$N$11];MATCH([.B25];[.$M$4:.$M$11];-1));INDEX([.$N$4:.$N$11];MATCH([.B25];[.$M$4:.$M$11];1))))" office:value-type="string" office:string-value="s2" calcext:value-type="string">
            <text:p>s2</text:p>
          </table:table-cell>
          <table:table-cell table:formula="of:=IF([.D26]=&quot;b&quot;;&quot;\break&quot;;IF([.D26]=&quot;pb&quot;;&quot;\pageBreak&quot;;&quot;&quot;))" office:value-type="string" office:string-value="\break" calcext:value-type="string">
            <text:p>\break</text:p>
          </table:table-cell>
          <table:table-cell table:formula="of:=IF(ISERROR(MATCH([.B26];[.$M$24:.$M$79];0));&quot;&quot;;IF(INDEX([.$O$24:.$O$79];MATCH([.B26];[.$M$24:.$M$79];0))=&quot;&quot;;&quot;&quot;;&quot;\grace {&quot;&amp;INDEX([.$O$24:.$O$79];MATCH([.B26];[.$M$24:.$M$79];0))&amp;&quot;}&quot;))">
            <text:p/>
          </table:table-cell>
          <table:table-cell/>
          <table:table-cell table:style-name="ce4" table:formula="of:=IF([.B26]=&quot;&quot;;&quot;&quot;;IF([.$M$16]=&quot;Y&quot;;IF([.C26]=0;&quot; &quot;&amp;[.F26];IF(OR([.D26]=&quot;b&quot;;[.D26]=&quot;pb&quot;);[.E26]&amp;&quot;*&quot;&amp;[.C26]&amp;&quot; &quot;&amp;[.F26]&amp;&quot; &quot;&amp;[.G26];[.E26]&amp;&quot;*&quot;&amp;[.C26]&amp;&quot; &quot;&amp;SUBSTITUTE(SUBSTITUTE([.D26];&quot;-pb-&quot;;&quot; \bar &quot;&quot;&quot;&quot; \pageBreak &quot;);&quot;-b-&quot;;&quot; \bar &quot;&quot;&quot;&quot; \break &quot;)));&quot;&quot;))" office:value-type="string" office:string-value="s2*5 \break " calcext:value-type="string">
            <text:p>s2*5 \break </text:p>
          </table:table-cell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table:formula="of:=IF(INDEX([.$W26:.$BR26];MATCH([.$M$3];[.$W$3:.$BR$3];0)+[.$M$1])=&quot;&quot;;&quot;&quot;;INDEX([.$BU$23:.$BU$192];MATCH(INDEX([.$W26:.$BR26];MATCH([.$M$3];[.$W$3:.$BR$3];0)+[.$M$1])&amp;IF([.P26]=&quot;&quot;;&quot;&quot;;&quot;_&quot;&amp;[.P26]);[.$BV$23:.$BV$192];0)))" office:value-type="float" office:value="15" calcext:value-type="float">
            <text:p>15</text:p>
          </table:table-cell>
          <table:table-cell table:style-name="ce14" table:formula="of:=IF(INDEX([.$W26:.$BR26];MATCH([.$M$3];[.$W$3:.$BR$3];0)+[.$N$1])=&quot;&quot;;&quot;&quot;;INDEX([.$W26:.$BR26];MATCH([.$M$3];[.$W$3:.$BR$3];0)+[.$N$1]))" office:value-type="string" office:string-value="b" calcext:value-type="string">
            <text:p>b</text:p>
          </table:table-cell>
          <table:table-cell table:style-name="ce14" table:formula="of:=IF(INDEX([.$W26:.$BR26];MATCH([.$M$3];[.$W$3:.$BR$3];0)+[.$O$1])=&quot;&quot;;&quot;&quot;;INDEX([.$W26:.$BR26];MATCH([.$M$3];[.$W$3:.$BR$3];0)+[.$O$1]))">
            <text:p/>
          </table:table-cell>
          <table:table-cell table:style-name="ce14" table:formula="of:=IF(INDEX([.$W26:.$BR26];MATCH([.$M$3];[.$W$3:.$BR$3];0)+[.$P$1])=&quot;&quot;;&quot;&quot;;INDEX([.$W26:.$BR26];MATCH([.$M$3];[.$W$3:.$BR$3];0)+[.$P$1]))">
            <text:p/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32" office:value-type="float" office:value="10" calcext:value-type="float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0" calcext:value-type="float">
            <text:p>2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8" calcext:value-type="float">
            <text:p>1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4" calcext:value-type="float">
            <text:p>1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9" calcext:value-type="float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0" calcext:value-type="float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7" calcext:value-type="float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0" calcext:value-type="float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9" calcext:value-type="float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7" calcext:value-type="float">
            <text:p>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8" calcext:value-type="float">
            <text:p>1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0" calcext:value-type="float">
            <text:p>1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table:formula="of:=IF(INDEX([BARS.$D$8:.$O$177];[.BU26];[.$B$7])=&quot;&quot;;&quot;&quot;;INDEX([BARS.$D$8:.$O$177];[.BU26];[.$B$7]))" office:value-type="float" office:value="4" calcext:value-type="float">
            <text:p>4</text:p>
          </table:table-cell>
          <table:table-cell table:number-columns-repeated="13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OR(SMALL([.$M$4:.$M$79];[.A27]));&quot;&quot;;SMALL([.$M$4:.$M$79];[.A27]))" office:value-type="float" office:value="15" calcext:value-type="float">
            <text:p>15</text:p>
          </table:table-cell>
          <table:table-cell table:formula="of:=IF([.B27]=&quot;&quot;;&quot;&quot;;IF(OR([.D26]=&quot;pb&quot;;[.D26]=&quot;b&quot;;[.D26]=&quot;&quot;;[.D26]=&quot;p&quot;);[.B27]-[.B26];[.B27]-[.B26]-1))" office:value-type="float" office:value="5" calcext:value-type="float">
            <text:p>5</text:p>
          </table:table-cell>
          <table:table-cell table:formula="of:=IF([.B27]=&quot;&quot;;&quot;&quot;;IF(ISNUMBER(MATCH([.B27];[.$M$4:.$M$11];0));&quot;&quot;;INDEX([.$N$23:.$N$79];MATCH([.B27];[.$M$23:.$M$79];0))))" office:value-type="string" office:string-value="b" calcext:value-type="string">
            <text:p>b</text:p>
          </table:table-cell>
          <table:table-cell table:formula="of:=IF([.B27]=&quot;&quot;;&quot;&quot;;IF([.B26]&lt;[.$M$4];INDEX([.$N$4:.$N$11];MATCH([.B26];[.$M$4:.$M$11];-1));INDEX([.$N$4:.$N$11];MATCH([.B26];[.$M$4:.$M$11];1))))" office:value-type="string" office:string-value="s2" calcext:value-type="string">
            <text:p>s2</text:p>
          </table:table-cell>
          <table:table-cell table:formula="of:=IF([.D27]=&quot;b&quot;;&quot;\break&quot;;IF([.D27]=&quot;pb&quot;;&quot;\pageBreak&quot;;&quot;&quot;))" office:value-type="string" office:string-value="\break" calcext:value-type="string">
            <text:p>\break</text:p>
          </table:table-cell>
          <table:table-cell table:formula="of:=IF(ISERROR(MATCH([.B27];[.$M$24:.$M$79];0));&quot;&quot;;IF(INDEX([.$O$24:.$O$79];MATCH([.B27];[.$M$24:.$M$79];0))=&quot;&quot;;&quot;&quot;;&quot;\grace {&quot;&amp;INDEX([.$O$24:.$O$79];MATCH([.B27];[.$M$24:.$M$79];0))&amp;&quot;}&quot;))">
            <text:p/>
          </table:table-cell>
          <table:table-cell/>
          <table:table-cell table:style-name="ce4" table:formula="of:=IF([.B27]=&quot;&quot;;&quot;&quot;;IF([.$M$16]=&quot;Y&quot;;IF([.C27]=0;&quot; &quot;&amp;[.F27];IF(OR([.D27]=&quot;b&quot;;[.D27]=&quot;pb&quot;);[.E27]&amp;&quot;*&quot;&amp;[.C27]&amp;&quot; &quot;&amp;[.F27]&amp;&quot; &quot;&amp;[.G27];[.E27]&amp;&quot;*&quot;&amp;[.C27]&amp;&quot; &quot;&amp;SUBSTITUTE(SUBSTITUTE([.D27];&quot;-pb-&quot;;&quot; \bar &quot;&quot;&quot;&quot; \pageBreak &quot;);&quot;-b-&quot;;&quot; \bar &quot;&quot;&quot;&quot; \break &quot;)));&quot;&quot;))" office:value-type="string" office:string-value="s2*5 \break " calcext:value-type="string">
            <text:p>s2*5 \break </text:p>
          </table:table-cell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14" table:formula="of:=IF(INDEX([.$W27:.$BR27];MATCH([.$M$3];[.$W$3:.$BR$3];0)+[.$M$1])=&quot;&quot;;&quot;&quot;;INDEX([.$BU$23:.$BU$192];MATCH(INDEX([.$W27:.$BR27];MATCH([.$M$3];[.$W$3:.$BR$3];0)+[.$M$1])&amp;IF([.P27]=&quot;&quot;;&quot;&quot;;&quot;_&quot;&amp;[.P27]);[.$BV$23:.$BV$192];0)))" office:value-type="float" office:value="20" calcext:value-type="float">
            <text:p>20</text:p>
          </table:table-cell>
          <table:table-cell table:style-name="ce14" table:formula="of:=IF(INDEX([.$W27:.$BR27];MATCH([.$M$3];[.$W$3:.$BR$3];0)+[.$N$1])=&quot;&quot;;&quot;&quot;;INDEX([.$W27:.$BR27];MATCH([.$M$3];[.$W$3:.$BR$3];0)+[.$N$1]))" office:value-type="string" office:string-value="b" calcext:value-type="string">
            <text:p>b</text:p>
          </table:table-cell>
          <table:table-cell table:style-name="ce14" table:formula="of:=IF(INDEX([.$W27:.$BR27];MATCH([.$M$3];[.$W$3:.$BR$3];0)+[.$O$1])=&quot;&quot;;&quot;&quot;;INDEX([.$W27:.$BR27];MATCH([.$M$3];[.$W$3:.$BR$3];0)+[.$O$1]))">
            <text:p/>
          </table:table-cell>
          <table:table-cell table:style-name="ce14" table:formula="of:=IF(INDEX([.$W27:.$BR27];MATCH([.$M$3];[.$W$3:.$BR$3];0)+[.$P$1])=&quot;&quot;;&quot;&quot;;INDEX([.$W27:.$BR27];MATCH([.$M$3];[.$W$3:.$BR$3];0)+[.$P$1]))">
            <text:p/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2" office:value-type="float" office:value="13" calcext:value-type="float">
            <text:p>1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4" calcext:value-type="float">
            <text:p>2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4" calcext:value-type="float">
            <text:p>2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9" calcext:value-type="float">
            <text:p>1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2" calcext:value-type="float">
            <text:p>1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2" calcext:value-type="float">
            <text:p>1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9" calcext:value-type="float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3" calcext:value-type="float">
            <text:p>1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2" calcext:value-type="float">
            <text:p>1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9" calcext:value-type="float">
            <text:p>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4" calcext:value-type="float">
            <text:p>2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2" calcext:value-type="float">
            <text:p>1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table:formula="of:=IF(INDEX([BARS.$D$8:.$O$177];[.BU27];[.$B$7])=&quot;&quot;;&quot;&quot;;INDEX([BARS.$D$8:.$O$177];[.BU27];[.$B$7]))" office:value-type="float" office:value="5" calcext:value-type="float">
            <text:p>5</text:p>
          </table:table-cell>
          <table:table-cell table:number-columns-repeated="13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OR(SMALL([.$M$4:.$M$79];[.A28]));&quot;&quot;;SMALL([.$M$4:.$M$79];[.A28]))" office:value-type="float" office:value="20" calcext:value-type="float">
            <text:p>20</text:p>
          </table:table-cell>
          <table:table-cell table:formula="of:=IF([.B28]=&quot;&quot;;&quot;&quot;;IF(OR([.D27]=&quot;pb&quot;;[.D27]=&quot;b&quot;;[.D27]=&quot;&quot;;[.D27]=&quot;p&quot;);[.B28]-[.B27];[.B28]-[.B27]-1))" office:value-type="float" office:value="5" calcext:value-type="float">
            <text:p>5</text:p>
          </table:table-cell>
          <table:table-cell table:formula="of:=IF([.B28]=&quot;&quot;;&quot;&quot;;IF(ISNUMBER(MATCH([.B28];[.$M$4:.$M$11];0));&quot;&quot;;INDEX([.$N$23:.$N$79];MATCH([.B28];[.$M$23:.$M$79];0))))" office:value-type="string" office:string-value="b" calcext:value-type="string">
            <text:p>b</text:p>
          </table:table-cell>
          <table:table-cell table:formula="of:=IF([.B28]=&quot;&quot;;&quot;&quot;;IF([.B27]&lt;[.$M$4];INDEX([.$N$4:.$N$11];MATCH([.B27];[.$M$4:.$M$11];-1));INDEX([.$N$4:.$N$11];MATCH([.B27];[.$M$4:.$M$11];1))))" office:value-type="string" office:string-value="s2" calcext:value-type="string">
            <text:p>s2</text:p>
          </table:table-cell>
          <table:table-cell table:formula="of:=IF([.D28]=&quot;b&quot;;&quot;\break&quot;;IF([.D28]=&quot;pb&quot;;&quot;\pageBreak&quot;;&quot;&quot;))" office:value-type="string" office:string-value="\break" calcext:value-type="string">
            <text:p>\break</text:p>
          </table:table-cell>
          <table:table-cell table:formula="of:=IF(ISERROR(MATCH([.B28];[.$M$24:.$M$79];0));&quot;&quot;;IF(INDEX([.$O$24:.$O$79];MATCH([.B28];[.$M$24:.$M$79];0))=&quot;&quot;;&quot;&quot;;&quot;\grace {&quot;&amp;INDEX([.$O$24:.$O$79];MATCH([.B28];[.$M$24:.$M$79];0))&amp;&quot;}&quot;))">
            <text:p/>
          </table:table-cell>
          <table:table-cell/>
          <table:table-cell table:style-name="ce4" table:formula="of:=IF([.B28]=&quot;&quot;;&quot;&quot;;IF([.$M$16]=&quot;Y&quot;;IF([.C28]=0;&quot; &quot;&amp;[.F28];IF(OR([.D28]=&quot;b&quot;;[.D28]=&quot;pb&quot;);[.E28]&amp;&quot;*&quot;&amp;[.C28]&amp;&quot; &quot;&amp;[.F28]&amp;&quot; &quot;&amp;[.G28];[.E28]&amp;&quot;*&quot;&amp;[.C28]&amp;&quot; &quot;&amp;SUBSTITUTE(SUBSTITUTE([.D28];&quot;-pb-&quot;;&quot; \bar &quot;&quot;&quot;&quot; \pageBreak &quot;);&quot;-b-&quot;;&quot; \bar &quot;&quot;&quot;&quot; \break &quot;)));&quot;&quot;))" office:value-type="string" office:string-value="s2*5 \break " calcext:value-type="string">
            <text:p>s2*5 \break </text:p>
          </table:table-cell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14" table:formula="of:=IF(INDEX([.$W28:.$BR28];MATCH([.$M$3];[.$W$3:.$BR$3];0)+[.$M$1])=&quot;&quot;;&quot;&quot;;INDEX([.$BU$23:.$BU$192];MATCH(INDEX([.$W28:.$BR28];MATCH([.$M$3];[.$W$3:.$BR$3];0)+[.$M$1])&amp;IF([.P28]=&quot;&quot;;&quot;&quot;;&quot;_&quot;&amp;[.P28]);[.$BV$23:.$BV$192];0)))" office:value-type="float" office:value="24" calcext:value-type="float">
            <text:p>24</text:p>
          </table:table-cell>
          <table:table-cell table:style-name="ce14" table:formula="of:=IF(INDEX([.$W28:.$BR28];MATCH([.$M$3];[.$W$3:.$BR$3];0)+[.$N$1])=&quot;&quot;;&quot;&quot;;INDEX([.$W28:.$BR28];MATCH([.$M$3];[.$W$3:.$BR$3];0)+[.$N$1]))" office:value-type="string" office:string-value="b" calcext:value-type="string">
            <text:p>b</text:p>
          </table:table-cell>
          <table:table-cell table:style-name="ce14" table:formula="of:=IF(INDEX([.$W28:.$BR28];MATCH([.$M$3];[.$W$3:.$BR$3];0)+[.$O$1])=&quot;&quot;;&quot;&quot;;INDEX([.$W28:.$BR28];MATCH([.$M$3];[.$W$3:.$BR$3];0)+[.$O$1]))">
            <text:p/>
          </table:table-cell>
          <table:table-cell table:style-name="ce14" table:formula="of:=IF(INDEX([.$W28:.$BR28];MATCH([.$M$3];[.$W$3:.$BR$3];0)+[.$P$1])=&quot;&quot;;&quot;&quot;;INDEX([.$W28:.$BR28];MATCH([.$M$3];[.$W$3:.$BR$3];0)+[.$P$1]))">
            <text:p/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32" office:value-type="float" office:value="16" calcext:value-type="float">
            <text:p>1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7" calcext:value-type="float">
            <text:p>2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0" calcext:value-type="float">
            <text:p>3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3" calcext:value-type="float">
            <text:p>2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5" calcext:value-type="float">
            <text:p>1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4" calcext:value-type="float">
            <text:p>1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1" calcext:value-type="float">
            <text:p>1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5" calcext:value-type="float">
            <text:p>1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5" calcext:value-type="float">
            <text:p>1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1" calcext:value-type="float">
            <text:p>1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0" calcext:value-type="float">
            <text:p>3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5" calcext:value-type="float">
            <text:p>1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 table:formula="of:=IF(INDEX([BARS.$D$8:.$O$177];[.BU28];[.$B$7])=&quot;&quot;;&quot;&quot;;INDEX([BARS.$D$8:.$O$177];[.BU28];[.$B$7]))" office:value-type="float" office:value="6" calcext:value-type="float">
            <text:p>6</text:p>
          </table:table-cell>
          <table:table-cell table:number-columns-repeated="13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OR(SMALL([.$M$4:.$M$79];[.A29]));&quot;&quot;;SMALL([.$M$4:.$M$79];[.A29]))" office:value-type="float" office:value="24" calcext:value-type="float">
            <text:p>24</text:p>
          </table:table-cell>
          <table:table-cell table:formula="of:=IF([.B29]=&quot;&quot;;&quot;&quot;;IF(OR([.D28]=&quot;pb&quot;;[.D28]=&quot;b&quot;;[.D28]=&quot;&quot;;[.D28]=&quot;p&quot;);[.B29]-[.B28];[.B29]-[.B28]-1))" office:value-type="float" office:value="4" calcext:value-type="float">
            <text:p>4</text:p>
          </table:table-cell>
          <table:table-cell table:formula="of:=IF([.B29]=&quot;&quot;;&quot;&quot;;IF(ISNUMBER(MATCH([.B29];[.$M$4:.$M$11];0));&quot;&quot;;INDEX([.$N$23:.$N$79];MATCH([.B29];[.$M$23:.$M$79];0))))" office:value-type="string" office:string-value="b" calcext:value-type="string">
            <text:p>b</text:p>
          </table:table-cell>
          <table:table-cell table:formula="of:=IF([.B29]=&quot;&quot;;&quot;&quot;;IF([.B28]&lt;[.$M$4];INDEX([.$N$4:.$N$11];MATCH([.B28];[.$M$4:.$M$11];-1));INDEX([.$N$4:.$N$11];MATCH([.B28];[.$M$4:.$M$11];1))))" office:value-type="string" office:string-value="s2" calcext:value-type="string">
            <text:p>s2</text:p>
          </table:table-cell>
          <table:table-cell table:formula="of:=IF([.D29]=&quot;b&quot;;&quot;\break&quot;;IF([.D29]=&quot;pb&quot;;&quot;\pageBreak&quot;;&quot;&quot;))" office:value-type="string" office:string-value="\break" calcext:value-type="string">
            <text:p>\break</text:p>
          </table:table-cell>
          <table:table-cell table:formula="of:=IF(ISERROR(MATCH([.B29];[.$M$24:.$M$79];0));&quot;&quot;;IF(INDEX([.$O$24:.$O$79];MATCH([.B29];[.$M$24:.$M$79];0))=&quot;&quot;;&quot;&quot;;&quot;\grace {&quot;&amp;INDEX([.$O$24:.$O$79];MATCH([.B29];[.$M$24:.$M$79];0))&amp;&quot;}&quot;))">
            <text:p/>
          </table:table-cell>
          <table:table-cell/>
          <table:table-cell table:style-name="ce4" table:formula="of:=IF([.B29]=&quot;&quot;;&quot;&quot;;IF([.$M$16]=&quot;Y&quot;;IF([.C29]=0;&quot; &quot;&amp;[.F29];IF(OR([.D29]=&quot;b&quot;;[.D29]=&quot;pb&quot;);[.E29]&amp;&quot;*&quot;&amp;[.C29]&amp;&quot; &quot;&amp;[.F29]&amp;&quot; &quot;&amp;[.G29];[.E29]&amp;&quot;*&quot;&amp;[.C29]&amp;&quot; &quot;&amp;SUBSTITUTE(SUBSTITUTE([.D29];&quot;-pb-&quot;;&quot; \bar &quot;&quot;&quot;&quot; \pageBreak &quot;);&quot;-b-&quot;;&quot; \bar &quot;&quot;&quot;&quot; \break &quot;)));&quot;&quot;))" office:value-type="string" office:string-value="s2*4 \break " calcext:value-type="string">
            <text:p>s2*4 \break </text:p>
          </table:table-cell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14" table:formula="of:=IF(INDEX([.$W29:.$BR29];MATCH([.$M$3];[.$W$3:.$BR$3];0)+[.$M$1])=&quot;&quot;;&quot;&quot;;INDEX([.$BU$23:.$BU$192];MATCH(INDEX([.$W29:.$BR29];MATCH([.$M$3];[.$W$3:.$BR$3];0)+[.$M$1])&amp;IF([.P29]=&quot;&quot;;&quot;&quot;;&quot;_&quot;&amp;[.P29]);[.$BV$23:.$BV$192];0)))" office:value-type="float" office:value="28" calcext:value-type="float">
            <text:p>28</text:p>
          </table:table-cell>
          <table:table-cell table:style-name="ce14" table:formula="of:=IF(INDEX([.$W29:.$BR29];MATCH([.$M$3];[.$W$3:.$BR$3];0)+[.$N$1])=&quot;&quot;;&quot;&quot;;INDEX([.$W29:.$BR29];MATCH([.$M$3];[.$W$3:.$BR$3];0)+[.$N$1]))" office:value-type="string" office:string-value="b" calcext:value-type="string">
            <text:p>b</text:p>
          </table:table-cell>
          <table:table-cell table:style-name="ce14" table:formula="of:=IF(INDEX([.$W29:.$BR29];MATCH([.$M$3];[.$W$3:.$BR$3];0)+[.$O$1])=&quot;&quot;;&quot;&quot;;INDEX([.$W29:.$BR29];MATCH([.$M$3];[.$W$3:.$BR$3];0)+[.$O$1]))">
            <text:p/>
          </table:table-cell>
          <table:table-cell table:style-name="ce14" table:formula="of:=IF(INDEX([.$W29:.$BR29];MATCH([.$M$3];[.$W$3:.$BR$3];0)+[.$P$1])=&quot;&quot;;&quot;&quot;;INDEX([.$W29:.$BR29];MATCH([.$M$3];[.$W$3:.$BR$3];0)+[.$P$1]))">
            <text:p/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style-name="ce32" office:value-type="float" office:value="19" calcext:value-type="float">
            <text:p>1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9" calcext:value-type="float">
            <text:p>2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6" calcext:value-type="float">
            <text:p>3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7" calcext:value-type="float">
            <text:p>2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8" calcext:value-type="float">
            <text:p>1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6" calcext:value-type="float">
            <text:p>1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3" calcext:value-type="float">
            <text:p>1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7" calcext:value-type="float">
            <text:p>1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8" calcext:value-type="float">
            <text:p>1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3" calcext:value-type="float">
            <text:p>1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5" calcext:value-type="float">
            <text:p>3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8" calcext:value-type="float">
            <text:p>1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7" calcext:value-type="float">
            <text:p>7</text:p>
          </table:table-cell>
          <table:table-cell table:style-name="Default" table:formula="of:=IF(INDEX([BARS.$D$8:.$O$177];[.BU29];[.$B$7])=&quot;&quot;;&quot;&quot;;INDEX([BARS.$D$8:.$O$177];[.BU29];[.$B$7]))" office:value-type="float" office:value="7" calcext:value-type="float">
            <text:p>7</text:p>
          </table:table-cell>
          <table:table-cell table:number-columns-repeated="13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OR(SMALL([.$M$4:.$M$79];[.A30]));&quot;&quot;;SMALL([.$M$4:.$M$79];[.A30]))" office:value-type="float" office:value="28" calcext:value-type="float">
            <text:p>28</text:p>
          </table:table-cell>
          <table:table-cell table:formula="of:=IF([.B30]=&quot;&quot;;&quot;&quot;;IF(OR([.D29]=&quot;pb&quot;;[.D29]=&quot;b&quot;;[.D29]=&quot;&quot;;[.D29]=&quot;p&quot;);[.B30]-[.B29];[.B30]-[.B29]-1))" office:value-type="float" office:value="4" calcext:value-type="float">
            <text:p>4</text:p>
          </table:table-cell>
          <table:table-cell table:formula="of:=IF([.B30]=&quot;&quot;;&quot;&quot;;IF(ISNUMBER(MATCH([.B30];[.$M$4:.$M$11];0));&quot;&quot;;INDEX([.$N$23:.$N$79];MATCH([.B30];[.$M$23:.$M$79];0))))" office:value-type="string" office:string-value="b" calcext:value-type="string">
            <text:p>b</text:p>
          </table:table-cell>
          <table:table-cell table:formula="of:=IF([.B30]=&quot;&quot;;&quot;&quot;;IF([.B29]&lt;[.$M$4];INDEX([.$N$4:.$N$11];MATCH([.B29];[.$M$4:.$M$11];-1));INDEX([.$N$4:.$N$11];MATCH([.B29];[.$M$4:.$M$11];1))))" office:value-type="string" office:string-value="s2" calcext:value-type="string">
            <text:p>s2</text:p>
          </table:table-cell>
          <table:table-cell table:formula="of:=IF([.D30]=&quot;b&quot;;&quot;\break&quot;;IF([.D30]=&quot;pb&quot;;&quot;\pageBreak&quot;;&quot;&quot;))" office:value-type="string" office:string-value="\break" calcext:value-type="string">
            <text:p>\break</text:p>
          </table:table-cell>
          <table:table-cell table:formula="of:=IF(ISERROR(MATCH([.B30];[.$M$24:.$M$79];0));&quot;&quot;;IF(INDEX([.$O$24:.$O$79];MATCH([.B30];[.$M$24:.$M$79];0))=&quot;&quot;;&quot;&quot;;&quot;\grace {&quot;&amp;INDEX([.$O$24:.$O$79];MATCH([.B30];[.$M$24:.$M$79];0))&amp;&quot;}&quot;))">
            <text:p/>
          </table:table-cell>
          <table:table-cell/>
          <table:table-cell table:style-name="ce4" table:formula="of:=IF([.B30]=&quot;&quot;;&quot;&quot;;IF([.$M$16]=&quot;Y&quot;;IF([.C30]=0;&quot; &quot;&amp;[.F30];IF(OR([.D30]=&quot;b&quot;;[.D30]=&quot;pb&quot;);[.E30]&amp;&quot;*&quot;&amp;[.C30]&amp;&quot; &quot;&amp;[.F30]&amp;&quot; &quot;&amp;[.G30];[.E30]&amp;&quot;*&quot;&amp;[.C30]&amp;&quot; &quot;&amp;SUBSTITUTE(SUBSTITUTE([.D30];&quot;-pb-&quot;;&quot; \bar &quot;&quot;&quot;&quot; \pageBreak &quot;);&quot;-b-&quot;;&quot; \bar &quot;&quot;&quot;&quot; \break &quot;)));&quot;&quot;))" office:value-type="string" office:string-value="s2*4 \break " calcext:value-type="string">
            <text:p>s2*4 \break </text:p>
          </table:table-cell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table:formula="of:=IF(INDEX([.$W30:.$BR30];MATCH([.$M$3];[.$W$3:.$BR$3];0)+[.$M$1])=&quot;&quot;;&quot;&quot;;INDEX([.$BU$23:.$BU$192];MATCH(INDEX([.$W30:.$BR30];MATCH([.$M$3];[.$W$3:.$BR$3];0)+[.$M$1])&amp;IF([.P30]=&quot;&quot;;&quot;&quot;;&quot;_&quot;&amp;[.P30]);[.$BV$23:.$BV$192];0)))" office:value-type="float" office:value="32" calcext:value-type="float">
            <text:p>32</text:p>
          </table:table-cell>
          <table:table-cell table:style-name="ce14" table:formula="of:=IF(INDEX([.$W30:.$BR30];MATCH([.$M$3];[.$W$3:.$BR$3];0)+[.$N$1])=&quot;&quot;;&quot;&quot;;INDEX([.$W30:.$BR30];MATCH([.$M$3];[.$W$3:.$BR$3];0)+[.$N$1]))" office:value-type="string" office:string-value="b" calcext:value-type="string">
            <text:p>b</text:p>
          </table:table-cell>
          <table:table-cell table:style-name="ce14" table:formula="of:=IF(INDEX([.$W30:.$BR30];MATCH([.$M$3];[.$W$3:.$BR$3];0)+[.$O$1])=&quot;&quot;;&quot;&quot;;INDEX([.$W30:.$BR30];MATCH([.$M$3];[.$W$3:.$BR$3];0)+[.$O$1]))">
            <text:p/>
          </table:table-cell>
          <table:table-cell table:style-name="ce14" table:formula="of:=IF(INDEX([.$W30:.$BR30];MATCH([.$M$3];[.$W$3:.$BR$3];0)+[.$P$1])=&quot;&quot;;&quot;&quot;;INDEX([.$W30:.$BR30];MATCH([.$M$3];[.$W$3:.$BR$3];0)+[.$P$1]))"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style-name="ce32" office:value-type="float" office:value="22" calcext:value-type="float">
            <text:p>2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1" calcext:value-type="float">
            <text:p>3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2" calcext:value-type="float">
            <text:p>4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0" calcext:value-type="float">
            <text:p>3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 office:value-type="float" office:value="2" calcext:value-type="float">
            <text:p>2</text:p>
          </table:table-cell>
          <table:table-cell table:style-name="ce32" office:value-type="float" office:value="21" calcext:value-type="float">
            <text:p>2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8" calcext:value-type="float">
            <text:p>1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5" calcext:value-type="float">
            <text:p>1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9" calcext:value-type="float">
            <text:p>1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1" calcext:value-type="float">
            <text:p>2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5" calcext:value-type="float">
            <text:p>1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0" calcext:value-type="float">
            <text:p>4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1" calcext:value-type="float">
            <text:p>2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8" calcext:value-type="float">
            <text:p>8</text:p>
          </table:table-cell>
          <table:table-cell table:style-name="Default" table:formula="of:=IF(INDEX([BARS.$D$8:.$O$177];[.BU30];[.$B$7])=&quot;&quot;;&quot;&quot;;INDEX([BARS.$D$8:.$O$177];[.BU30];[.$B$7]))" office:value-type="string" office:string-value="8_1" calcext:value-type="string">
            <text:p>8_1</text:p>
          </table:table-cell>
          <table:table-cell table:number-columns-repeated="13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OR(SMALL([.$M$4:.$M$79];[.A31]));&quot;&quot;;SMALL([.$M$4:.$M$79];[.A31]))" office:value-type="float" office:value="32" calcext:value-type="float">
            <text:p>32</text:p>
          </table:table-cell>
          <table:table-cell table:formula="of:=IF([.B31]=&quot;&quot;;&quot;&quot;;IF(OR([.D30]=&quot;pb&quot;;[.D30]=&quot;b&quot;;[.D30]=&quot;&quot;;[.D30]=&quot;p&quot;);[.B31]-[.B30];[.B31]-[.B30]-1))" office:value-type="float" office:value="4" calcext:value-type="float">
            <text:p>4</text:p>
          </table:table-cell>
          <table:table-cell table:formula="of:=IF([.B31]=&quot;&quot;;&quot;&quot;;IF(ISNUMBER(MATCH([.B31];[.$M$4:.$M$11];0));&quot;&quot;;INDEX([.$N$23:.$N$79];MATCH([.B31];[.$M$23:.$M$79];0))))" office:value-type="string" office:string-value="b" calcext:value-type="string">
            <text:p>b</text:p>
          </table:table-cell>
          <table:table-cell table:formula="of:=IF([.B31]=&quot;&quot;;&quot;&quot;;IF([.B30]&lt;[.$M$4];INDEX([.$N$4:.$N$11];MATCH([.B30];[.$M$4:.$M$11];-1));INDEX([.$N$4:.$N$11];MATCH([.B30];[.$M$4:.$M$11];1))))" office:value-type="string" office:string-value="s2" calcext:value-type="string">
            <text:p>s2</text:p>
          </table:table-cell>
          <table:table-cell table:formula="of:=IF([.D31]=&quot;b&quot;;&quot;\break&quot;;IF([.D31]=&quot;pb&quot;;&quot;\pageBreak&quot;;&quot;&quot;))" office:value-type="string" office:string-value="\break" calcext:value-type="string">
            <text:p>\break</text:p>
          </table:table-cell>
          <table:table-cell table:formula="of:=IF(ISERROR(MATCH([.B31];[.$M$24:.$M$79];0));&quot;&quot;;IF(INDEX([.$O$24:.$O$79];MATCH([.B31];[.$M$24:.$M$79];0))=&quot;&quot;;&quot;&quot;;&quot;\grace {&quot;&amp;INDEX([.$O$24:.$O$79];MATCH([.B31];[.$M$24:.$M$79];0))&amp;&quot;}&quot;))">
            <text:p/>
          </table:table-cell>
          <table:table-cell/>
          <table:table-cell table:style-name="ce4" table:formula="of:=IF([.B31]=&quot;&quot;;&quot;&quot;;IF([.$M$16]=&quot;Y&quot;;IF([.C31]=0;&quot; &quot;&amp;[.F31];IF(OR([.D31]=&quot;b&quot;;[.D31]=&quot;pb&quot;);[.E31]&amp;&quot;*&quot;&amp;[.C31]&amp;&quot; &quot;&amp;[.F31]&amp;&quot; &quot;&amp;[.G31];[.E31]&amp;&quot;*&quot;&amp;[.C31]&amp;&quot; &quot;&amp;SUBSTITUTE(SUBSTITUTE([.D31];&quot;-pb-&quot;;&quot; \bar &quot;&quot;&quot;&quot; \pageBreak &quot;);&quot;-b-&quot;;&quot; \bar &quot;&quot;&quot;&quot; \break &quot;)));&quot;&quot;))" office:value-type="string" office:string-value="s2*4 \break " calcext:value-type="string">
            <text:p>s2*4 \break </text:p>
          </table:table-cell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14" table:formula="of:=IF(INDEX([.$W31:.$BR31];MATCH([.$M$3];[.$W$3:.$BR$3];0)+[.$M$1])=&quot;&quot;;&quot;&quot;;INDEX([.$BU$23:.$BU$192];MATCH(INDEX([.$W31:.$BR31];MATCH([.$M$3];[.$W$3:.$BR$3];0)+[.$M$1])&amp;IF([.P31]=&quot;&quot;;&quot;&quot;;&quot;_&quot;&amp;[.P31]);[.$BV$23:.$BV$192];0)))" office:value-type="float" office:value="37" calcext:value-type="float">
            <text:p>37</text:p>
          </table:table-cell>
          <table:table-cell table:style-name="ce14" table:formula="of:=IF(INDEX([.$W31:.$BR31];MATCH([.$M$3];[.$W$3:.$BR$3];0)+[.$N$1])=&quot;&quot;;&quot;&quot;;INDEX([.$W31:.$BR31];MATCH([.$M$3];[.$W$3:.$BR$3];0)+[.$N$1]))" office:value-type="string" office:string-value="b" calcext:value-type="string">
            <text:p>b</text:p>
          </table:table-cell>
          <table:table-cell table:style-name="ce14" table:formula="of:=IF(INDEX([.$W31:.$BR31];MATCH([.$M$3];[.$W$3:.$BR$3];0)+[.$O$1])=&quot;&quot;;&quot;&quot;;INDEX([.$W31:.$BR31];MATCH([.$M$3];[.$W$3:.$BR$3];0)+[.$O$1]))">
            <text:p/>
          </table:table-cell>
          <table:table-cell table:style-name="ce14" table:formula="of:=IF(INDEX([.$W31:.$BR31];MATCH([.$M$3];[.$W$3:.$BR$3];0)+[.$P$1])=&quot;&quot;;&quot;&quot;;INDEX([.$W31:.$BR31];MATCH([.$M$3];[.$W$3:.$BR$3];0)+[.$P$1]))">
            <text:p/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style-name="ce32" office:value-type="float" office:value="25" calcext:value-type="float">
            <text:p>2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3" calcext:value-type="float">
            <text:p>3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8" calcext:value-type="float">
            <text:p>4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5" calcext:value-type="float">
            <text:p>3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4" calcext:value-type="float">
            <text:p>2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0" calcext:value-type="float">
            <text:p>2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7" calcext:value-type="float">
            <text:p>1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1" calcext:value-type="float">
            <text:p>2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4" calcext:value-type="float">
            <text:p>2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7" calcext:value-type="float">
            <text:p>1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5" calcext:value-type="float">
            <text:p>4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4" calcext:value-type="float">
            <text:p>2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9" calcext:value-type="float">
            <text:p>9</text:p>
          </table:table-cell>
          <table:table-cell table:style-name="Default" table:formula="of:=IF(INDEX([BARS.$D$8:.$O$177];[.BU31];[.$B$7])=&quot;&quot;;&quot;&quot;;INDEX([BARS.$D$8:.$O$177];[.BU31];[.$B$7]))" office:value-type="string" office:string-value="8_2" calcext:value-type="string">
            <text:p>8_2</text:p>
          </table:table-cell>
          <table:table-cell table:number-columns-repeated="13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OR(SMALL([.$M$4:.$M$79];[.A32]));&quot;&quot;;SMALL([.$M$4:.$M$79];[.A32]))" office:value-type="float" office:value="37" calcext:value-type="float">
            <text:p>37</text:p>
          </table:table-cell>
          <table:table-cell table:formula="of:=IF([.B32]=&quot;&quot;;&quot;&quot;;IF(OR([.D31]=&quot;pb&quot;;[.D31]=&quot;b&quot;;[.D31]=&quot;&quot;;[.D31]=&quot;p&quot;);[.B32]-[.B31];[.B32]-[.B31]-1))" office:value-type="float" office:value="5" calcext:value-type="float">
            <text:p>5</text:p>
          </table:table-cell>
          <table:table-cell table:formula="of:=IF([.B32]=&quot;&quot;;&quot;&quot;;IF(ISNUMBER(MATCH([.B32];[.$M$4:.$M$11];0));&quot;&quot;;INDEX([.$N$23:.$N$79];MATCH([.B32];[.$M$23:.$M$79];0))))" office:value-type="string" office:string-value="b" calcext:value-type="string">
            <text:p>b</text:p>
          </table:table-cell>
          <table:table-cell table:formula="of:=IF([.B32]=&quot;&quot;;&quot;&quot;;IF([.B31]&lt;[.$M$4];INDEX([.$N$4:.$N$11];MATCH([.B31];[.$M$4:.$M$11];-1));INDEX([.$N$4:.$N$11];MATCH([.B31];[.$M$4:.$M$11];1))))" office:value-type="string" office:string-value="s2" calcext:value-type="string">
            <text:p>s2</text:p>
          </table:table-cell>
          <table:table-cell table:formula="of:=IF([.D32]=&quot;b&quot;;&quot;\break&quot;;IF([.D32]=&quot;pb&quot;;&quot;\pageBreak&quot;;&quot;&quot;))" office:value-type="string" office:string-value="\break" calcext:value-type="string">
            <text:p>\break</text:p>
          </table:table-cell>
          <table:table-cell table:formula="of:=IF(ISERROR(MATCH([.B32];[.$M$24:.$M$79];0));&quot;&quot;;IF(INDEX([.$O$24:.$O$79];MATCH([.B32];[.$M$24:.$M$79];0))=&quot;&quot;;&quot;&quot;;&quot;\grace {&quot;&amp;INDEX([.$O$24:.$O$79];MATCH([.B32];[.$M$24:.$M$79];0))&amp;&quot;}&quot;))">
            <text:p/>
          </table:table-cell>
          <table:table-cell/>
          <table:table-cell table:style-name="ce4" table:formula="of:=IF([.B32]=&quot;&quot;;&quot;&quot;;IF([.$M$16]=&quot;Y&quot;;IF([.C32]=0;&quot; &quot;&amp;[.F32];IF(OR([.D32]=&quot;b&quot;;[.D32]=&quot;pb&quot;);[.E32]&amp;&quot;*&quot;&amp;[.C32]&amp;&quot; &quot;&amp;[.F32]&amp;&quot; &quot;&amp;[.G32];[.E32]&amp;&quot;*&quot;&amp;[.C32]&amp;&quot; &quot;&amp;SUBSTITUTE(SUBSTITUTE([.D32];&quot;-pb-&quot;;&quot; \bar &quot;&quot;&quot;&quot; \pageBreak &quot;);&quot;-b-&quot;;&quot; \bar &quot;&quot;&quot;&quot; \break &quot;)));&quot;&quot;))" office:value-type="string" office:string-value="s2*5 \break " calcext:value-type="string">
            <text:p>s2*5 \break </text:p>
          </table:table-cell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14" table:formula="of:=IF(INDEX([.$W32:.$BR32];MATCH([.$M$3];[.$W$3:.$BR$3];0)+[.$M$1])=&quot;&quot;;&quot;&quot;;INDEX([.$BU$23:.$BU$192];MATCH(INDEX([.$W32:.$BR32];MATCH([.$M$3];[.$W$3:.$BR$3];0)+[.$M$1])&amp;IF([.P32]=&quot;&quot;;&quot;&quot;;&quot;_&quot;&amp;[.P32]);[.$BV$23:.$BV$192];0)))" office:value-type="float" office:value="41" calcext:value-type="float">
            <text:p>41</text:p>
          </table:table-cell>
          <table:table-cell table:style-name="ce14" table:formula="of:=IF(INDEX([.$W32:.$BR32];MATCH([.$M$3];[.$W$3:.$BR$3];0)+[.$N$1])=&quot;&quot;;&quot;&quot;;INDEX([.$W32:.$BR32];MATCH([.$M$3];[.$W$3:.$BR$3];0)+[.$N$1]))" office:value-type="string" office:string-value="b" calcext:value-type="string">
            <text:p>b</text:p>
          </table:table-cell>
          <table:table-cell table:style-name="ce14" table:formula="of:=IF(INDEX([.$W32:.$BR32];MATCH([.$M$3];[.$W$3:.$BR$3];0)+[.$O$1])=&quot;&quot;;&quot;&quot;;INDEX([.$W32:.$BR32];MATCH([.$M$3];[.$W$3:.$BR$3];0)+[.$O$1]))">
            <text:p/>
          </table:table-cell>
          <table:table-cell table:style-name="ce14" table:formula="of:=IF(INDEX([.$W32:.$BR32];MATCH([.$M$3];[.$W$3:.$BR$3];0)+[.$P$1])=&quot;&quot;;&quot;&quot;;INDEX([.$W32:.$BR32];MATCH([.$M$3];[.$W$3:.$BR$3];0)+[.$P$1]))">
            <text:p/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2" office:value-type="float" office:value="28" calcext:value-type="float">
            <text:p>2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5" calcext:value-type="float">
            <text:p>3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4" calcext:value-type="float">
            <text:p>5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9" calcext:value-type="float">
            <text:p>3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6" calcext:value-type="float">
            <text:p>2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2" calcext:value-type="float">
            <text:p>22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style-name="ce32" office:value-type="float" office:value="19" calcext:value-type="float">
            <text:p>1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3" calcext:value-type="float">
            <text:p>2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7" calcext:value-type="float">
            <text:p>27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style-name="ce32" office:value-type="float" office:value="19" calcext:value-type="float">
            <text:p>1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0" calcext:value-type="float">
            <text:p>50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style-name="ce32" office:value-type="float" office:value="27" calcext:value-type="float">
            <text:p>27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formula="of:=IF(INDEX([BARS.$D$8:.$O$177];[.BU32];[.$B$7])=&quot;&quot;;&quot;&quot;;INDEX([BARS.$D$8:.$O$177];[.BU32];[.$B$7]))" office:value-type="float" office:value="9" calcext:value-type="float">
            <text:p>9</text:p>
          </table:table-cell>
          <table:table-cell table:number-columns-repeated="13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OR(SMALL([.$M$4:.$M$79];[.A33]));&quot;&quot;;SMALL([.$M$4:.$M$79];[.A33]))" office:value-type="float" office:value="41" calcext:value-type="float">
            <text:p>41</text:p>
          </table:table-cell>
          <table:table-cell table:formula="of:=IF([.B33]=&quot;&quot;;&quot;&quot;;IF(OR([.D32]=&quot;pb&quot;;[.D32]=&quot;b&quot;;[.D32]=&quot;&quot;;[.D32]=&quot;p&quot;);[.B33]-[.B32];[.B33]-[.B32]-1))" office:value-type="float" office:value="4" calcext:value-type="float">
            <text:p>4</text:p>
          </table:table-cell>
          <table:table-cell table:formula="of:=IF([.B33]=&quot;&quot;;&quot;&quot;;IF(ISNUMBER(MATCH([.B33];[.$M$4:.$M$11];0));&quot;&quot;;INDEX([.$N$23:.$N$79];MATCH([.B33];[.$M$23:.$M$79];0))))" office:value-type="string" office:string-value="b" calcext:value-type="string">
            <text:p>b</text:p>
          </table:table-cell>
          <table:table-cell table:formula="of:=IF([.B33]=&quot;&quot;;&quot;&quot;;IF([.B32]&lt;[.$M$4];INDEX([.$N$4:.$N$11];MATCH([.B32];[.$M$4:.$M$11];-1));INDEX([.$N$4:.$N$11];MATCH([.B32];[.$M$4:.$M$11];1))))" office:value-type="string" office:string-value="s2" calcext:value-type="string">
            <text:p>s2</text:p>
          </table:table-cell>
          <table:table-cell table:formula="of:=IF([.D33]=&quot;b&quot;;&quot;\break&quot;;IF([.D33]=&quot;pb&quot;;&quot;\pageBreak&quot;;&quot;&quot;))" office:value-type="string" office:string-value="\break" calcext:value-type="string">
            <text:p>\break</text:p>
          </table:table-cell>
          <table:table-cell table:formula="of:=IF(ISERROR(MATCH([.B33];[.$M$24:.$M$79];0));&quot;&quot;;IF(INDEX([.$O$24:.$O$79];MATCH([.B33];[.$M$24:.$M$79];0))=&quot;&quot;;&quot;&quot;;&quot;\grace {&quot;&amp;INDEX([.$O$24:.$O$79];MATCH([.B33];[.$M$24:.$M$79];0))&amp;&quot;}&quot;))">
            <text:p/>
          </table:table-cell>
          <table:table-cell/>
          <table:table-cell table:style-name="ce4" table:formula="of:=IF([.B33]=&quot;&quot;;&quot;&quot;;IF([.$M$16]=&quot;Y&quot;;IF([.C33]=0;&quot; &quot;&amp;[.F33];IF(OR([.D33]=&quot;b&quot;;[.D33]=&quot;pb&quot;);[.E33]&amp;&quot;*&quot;&amp;[.C33]&amp;&quot; &quot;&amp;[.F33]&amp;&quot; &quot;&amp;[.G33];[.E33]&amp;&quot;*&quot;&amp;[.C33]&amp;&quot; &quot;&amp;SUBSTITUTE(SUBSTITUTE([.D33];&quot;-pb-&quot;;&quot; \bar &quot;&quot;&quot;&quot; \pageBreak &quot;);&quot;-b-&quot;;&quot; \bar &quot;&quot;&quot;&quot; \break &quot;)));&quot;&quot;))" office:value-type="string" office:string-value="s2*4 \break " calcext:value-type="string">
            <text:p>s2*4 \break </text:p>
          </table:table-cell>
          <table:table-cell table:number-columns-repeated="2"/>
          <table:table-cell table:style-name="ce14" office:value-type="float" office:value="11" calcext:value-type="float">
            <text:p>11</text:p>
          </table:table-cell>
          <table:table-cell table:style-name="ce14" table:formula="of:=IF(INDEX([.$W33:.$BR33];MATCH([.$M$3];[.$W$3:.$BR$3];0)+[.$M$1])=&quot;&quot;;&quot;&quot;;INDEX([.$BU$23:.$BU$192];MATCH(INDEX([.$W33:.$BR33];MATCH([.$M$3];[.$W$3:.$BR$3];0)+[.$M$1])&amp;IF([.P33]=&quot;&quot;;&quot;&quot;;&quot;_&quot;&amp;[.P33]);[.$BV$23:.$BV$192];0)))" office:value-type="float" office:value="45" calcext:value-type="float">
            <text:p>45</text:p>
          </table:table-cell>
          <table:table-cell table:style-name="ce14" table:formula="of:=IF(INDEX([.$W33:.$BR33];MATCH([.$M$3];[.$W$3:.$BR$3];0)+[.$N$1])=&quot;&quot;;&quot;&quot;;INDEX([.$W33:.$BR33];MATCH([.$M$3];[.$W$3:.$BR$3];0)+[.$N$1]))" office:value-type="string" office:string-value="pb" calcext:value-type="string">
            <text:p>pb</text:p>
          </table:table-cell>
          <table:table-cell table:style-name="ce14" table:formula="of:=IF(INDEX([.$W33:.$BR33];MATCH([.$M$3];[.$W$3:.$BR$3];0)+[.$O$1])=&quot;&quot;;&quot;&quot;;INDEX([.$W33:.$BR33];MATCH([.$M$3];[.$W$3:.$BR$3];0)+[.$O$1]))">
            <text:p/>
          </table:table-cell>
          <table:table-cell table:style-name="ce14" table:formula="of:=IF(INDEX([.$W33:.$BR33];MATCH([.$M$3];[.$W$3:.$BR$3];0)+[.$P$1])=&quot;&quot;;&quot;&quot;;INDEX([.$W33:.$BR33];MATCH([.$M$3];[.$W$3:.$BR$3];0)+[.$P$1]))">
            <text:p/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32" office:value-type="float" office:value="31" calcext:value-type="float">
            <text:p>3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7" calcext:value-type="float">
            <text:p>37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style-name="ce32" office:value-type="float" office:value="60" calcext:value-type="float">
            <text:p>60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style-name="ce32" office:value-type="float" office:value="43" calcext:value-type="float">
            <text:p>43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style-name="ce32" office:value-type="float" office:value="27" calcext:value-type="float">
            <text:p>27</text:p>
          </table:table-cell>
          <table:table-cell table:style-name="ce1" office:value-type="string" calcext:value-type="string">
            <text:p>s2-pb-s2</text:p>
          </table:table-cell>
          <table:table-cell table:style-name="ce1"/>
          <table:table-cell table:style-name="ce44"/>
          <table:table-cell table:style-name="ce32" office:value-type="float" office:value="24" calcext:value-type="float">
            <text:p>2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1" calcext:value-type="float">
            <text:p>21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style-name="ce32" office:value-type="float" office:value="25" calcext:value-type="float">
            <text:p>25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style-name="ce32" office:value-type="float" office:value="30" calcext:value-type="float">
            <text:p>3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2" calcext:value-type="float">
            <text:p>22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style-name="ce32" office:value-type="float" office:value="55" calcext:value-type="float">
            <text:p>5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0" calcext:value-type="float">
            <text:p>3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11" calcext:value-type="float">
            <text:p>11</text:p>
          </table:table-cell>
          <table:table-cell table:style-name="Default" table:formula="of:=IF(INDEX([BARS.$D$8:.$O$177];[.BU33];[.$B$7])=&quot;&quot;;&quot;&quot;;INDEX([BARS.$D$8:.$O$177];[.BU33];[.$B$7]))" office:value-type="float" office:value="10" calcext:value-type="float">
            <text:p>10</text:p>
          </table:table-cell>
          <table:table-cell table:number-columns-repeated="13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OR(SMALL([.$M$4:.$M$79];[.A34]));&quot;&quot;;SMALL([.$M$4:.$M$79];[.A34]))" office:value-type="float" office:value="45" calcext:value-type="float">
            <text:p>45</text:p>
          </table:table-cell>
          <table:table-cell table:formula="of:=IF([.B34]=&quot;&quot;;&quot;&quot;;IF(OR([.D33]=&quot;pb&quot;;[.D33]=&quot;b&quot;;[.D33]=&quot;&quot;;[.D33]=&quot;p&quot;);[.B34]-[.B33];[.B34]-[.B33]-1))" office:value-type="float" office:value="4" calcext:value-type="float">
            <text:p>4</text:p>
          </table:table-cell>
          <table:table-cell table:formula="of:=IF([.B34]=&quot;&quot;;&quot;&quot;;IF(ISNUMBER(MATCH([.B34];[.$M$4:.$M$11];0));&quot;&quot;;INDEX([.$N$23:.$N$79];MATCH([.B34];[.$M$23:.$M$79];0))))" office:value-type="string" office:string-value="pb" calcext:value-type="string">
            <text:p>pb</text:p>
          </table:table-cell>
          <table:table-cell table:formula="of:=IF([.B34]=&quot;&quot;;&quot;&quot;;IF([.B33]&lt;[.$M$4];INDEX([.$N$4:.$N$11];MATCH([.B33];[.$M$4:.$M$11];-1));INDEX([.$N$4:.$N$11];MATCH([.B33];[.$M$4:.$M$11];1))))" office:value-type="string" office:string-value="s2" calcext:value-type="string">
            <text:p>s2</text:p>
          </table:table-cell>
          <table:table-cell table:formula="of:=IF([.D34]=&quot;b&quot;;&quot;\break&quot;;IF([.D34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34];[.$M$24:.$M$79];0));&quot;&quot;;IF(INDEX([.$O$24:.$O$79];MATCH([.B34];[.$M$24:.$M$79];0))=&quot;&quot;;&quot;&quot;;&quot;\grace {&quot;&amp;INDEX([.$O$24:.$O$79];MATCH([.B34];[.$M$24:.$M$79];0))&amp;&quot;}&quot;))">
            <text:p/>
          </table:table-cell>
          <table:table-cell/>
          <table:table-cell table:style-name="ce4" table:formula="of:=IF([.B34]=&quot;&quot;;&quot;&quot;;IF([.$M$16]=&quot;Y&quot;;IF([.C34]=0;&quot; &quot;&amp;[.F34];IF(OR([.D34]=&quot;b&quot;;[.D34]=&quot;pb&quot;);[.E34]&amp;&quot;*&quot;&amp;[.C34]&amp;&quot; &quot;&amp;[.F34]&amp;&quot; &quot;&amp;[.G34];[.E34]&amp;&quot;*&quot;&amp;[.C34]&amp;&quot; &quot;&amp;SUBSTITUTE(SUBSTITUTE([.D34];&quot;-pb-&quot;;&quot; \bar &quot;&quot;&quot;&quot; \pageBreak &quot;);&quot;-b-&quot;;&quot; \bar &quot;&quot;&quot;&quot; \break &quot;)));&quot;&quot;))" office:value-type="string" office:string-value="s2*4 \pageBreak " calcext:value-type="string">
            <text:p>s2*4 \pageBreak </text:p>
          </table:table-cell>
          <table:table-cell table:number-columns-repeated="2"/>
          <table:table-cell table:style-name="ce14" office:value-type="float" office:value="12" calcext:value-type="float">
            <text:p>12</text:p>
          </table:table-cell>
          <table:table-cell table:style-name="ce14" table:formula="of:=IF(INDEX([.$W34:.$BR34];MATCH([.$M$3];[.$W$3:.$BR$3];0)+[.$M$1])=&quot;&quot;;&quot;&quot;;INDEX([.$BU$23:.$BU$192];MATCH(INDEX([.$W34:.$BR34];MATCH([.$M$3];[.$W$3:.$BR$3];0)+[.$M$1])&amp;IF([.P34]=&quot;&quot;;&quot;&quot;;&quot;_&quot;&amp;[.P34]);[.$BV$23:.$BV$192];0)))" office:value-type="float" office:value="49" calcext:value-type="float">
            <text:p>49</text:p>
          </table:table-cell>
          <table:table-cell table:style-name="ce14" table:formula="of:=IF(INDEX([.$W34:.$BR34];MATCH([.$M$3];[.$W$3:.$BR$3];0)+[.$N$1])=&quot;&quot;;&quot;&quot;;INDEX([.$W34:.$BR34];MATCH([.$M$3];[.$W$3:.$BR$3];0)+[.$N$1]))" office:value-type="string" office:string-value="b" calcext:value-type="string">
            <text:p>b</text:p>
          </table:table-cell>
          <table:table-cell table:style-name="ce14" table:formula="of:=IF(INDEX([.$W34:.$BR34];MATCH([.$M$3];[.$W$3:.$BR$3];0)+[.$O$1])=&quot;&quot;;&quot;&quot;;INDEX([.$W34:.$BR34];MATCH([.$M$3];[.$W$3:.$BR$3];0)+[.$O$1]))">
            <text:p/>
          </table:table-cell>
          <table:table-cell table:style-name="ce14" table:formula="of:=IF(INDEX([.$W34:.$BR34];MATCH([.$M$3];[.$W$3:.$BR$3];0)+[.$P$1])=&quot;&quot;;&quot;&quot;;INDEX([.$W34:.$BR34];MATCH([.$M$3];[.$W$3:.$BR$3];0)+[.$P$1]))">
            <text:p/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2" office:value-type="float" office:value="34" calcext:value-type="float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9" calcext:value-type="float">
            <text:p>3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66" calcext:value-type="float">
            <text:p>6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7" calcext:value-type="float">
            <text:p>4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9" calcext:value-type="float">
            <text:p>2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6" calcext:value-type="float">
            <text:p>2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3" calcext:value-type="float">
            <text:p>2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7" calcext:value-type="float">
            <text:p>2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3" calcext:value-type="float">
            <text:p>3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4" calcext:value-type="float">
            <text:p>2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61" calcext:value-type="float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3" calcext:value-type="float">
            <text:p>3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12" calcext:value-type="float">
            <text:p>12</text:p>
          </table:table-cell>
          <table:table-cell table:style-name="Default" table:formula="of:=IF(INDEX([BARS.$D$8:.$O$177];[.BU34];[.$B$7])=&quot;&quot;;&quot;&quot;;INDEX([BARS.$D$8:.$O$177];[.BU34];[.$B$7]))" office:value-type="float" office:value="11" calcext:value-type="float">
            <text:p>11</text:p>
          </table:table-cell>
          <table:table-cell table:number-columns-repeated="13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OR(SMALL([.$M$4:.$M$79];[.A35]));&quot;&quot;;SMALL([.$M$4:.$M$79];[.A35]))" office:value-type="float" office:value="49" calcext:value-type="float">
            <text:p>49</text:p>
          </table:table-cell>
          <table:table-cell table:formula="of:=IF([.B35]=&quot;&quot;;&quot;&quot;;IF(OR([.D34]=&quot;pb&quot;;[.D34]=&quot;b&quot;;[.D34]=&quot;&quot;;[.D34]=&quot;p&quot;);[.B35]-[.B34];[.B35]-[.B34]-1))" office:value-type="float" office:value="4" calcext:value-type="float">
            <text:p>4</text:p>
          </table:table-cell>
          <table:table-cell table:formula="of:=IF([.B35]=&quot;&quot;;&quot;&quot;;IF(ISNUMBER(MATCH([.B35];[.$M$4:.$M$11];0));&quot;&quot;;INDEX([.$N$23:.$N$79];MATCH([.B35];[.$M$23:.$M$79];0))))" office:value-type="string" office:string-value="b" calcext:value-type="string">
            <text:p>b</text:p>
          </table:table-cell>
          <table:table-cell table:formula="of:=IF([.B35]=&quot;&quot;;&quot;&quot;;IF([.B34]&lt;[.$M$4];INDEX([.$N$4:.$N$11];MATCH([.B34];[.$M$4:.$M$11];-1));INDEX([.$N$4:.$N$11];MATCH([.B34];[.$M$4:.$M$11];1))))" office:value-type="string" office:string-value="s2" calcext:value-type="string">
            <text:p>s2</text:p>
          </table:table-cell>
          <table:table-cell table:formula="of:=IF([.D35]=&quot;b&quot;;&quot;\break&quot;;IF([.D35]=&quot;pb&quot;;&quot;\pageBreak&quot;;&quot;&quot;))" office:value-type="string" office:string-value="\break" calcext:value-type="string">
            <text:p>\break</text:p>
          </table:table-cell>
          <table:table-cell table:formula="of:=IF(ISERROR(MATCH([.B35];[.$M$24:.$M$79];0));&quot;&quot;;IF(INDEX([.$O$24:.$O$79];MATCH([.B35];[.$M$24:.$M$79];0))=&quot;&quot;;&quot;&quot;;&quot;\grace {&quot;&amp;INDEX([.$O$24:.$O$79];MATCH([.B35];[.$M$24:.$M$79];0))&amp;&quot;}&quot;))">
            <text:p/>
          </table:table-cell>
          <table:table-cell/>
          <table:table-cell table:style-name="ce4" table:formula="of:=IF([.B35]=&quot;&quot;;&quot;&quot;;IF([.$M$16]=&quot;Y&quot;;IF([.C35]=0;&quot; &quot;&amp;[.F35];IF(OR([.D35]=&quot;b&quot;;[.D35]=&quot;pb&quot;);[.E35]&amp;&quot;*&quot;&amp;[.C35]&amp;&quot; &quot;&amp;[.F35]&amp;&quot; &quot;&amp;[.G35];[.E35]&amp;&quot;*&quot;&amp;[.C35]&amp;&quot; &quot;&amp;SUBSTITUTE(SUBSTITUTE([.D35];&quot;-pb-&quot;;&quot; \bar &quot;&quot;&quot;&quot; \pageBreak &quot;);&quot;-b-&quot;;&quot; \bar &quot;&quot;&quot;&quot; \break &quot;)));&quot;&quot;))" office:value-type="string" office:string-value="s2*4 \break " calcext:value-type="string">
            <text:p>s2*4 \break </text:p>
          </table:table-cell>
          <table:table-cell table:number-columns-repeated="2"/>
          <table:table-cell table:style-name="ce14" office:value-type="float" office:value="13" calcext:value-type="float">
            <text:p>13</text:p>
          </table:table-cell>
          <table:table-cell table:style-name="ce14" table:formula="of:=IF(INDEX([.$W35:.$BR35];MATCH([.$M$3];[.$W$3:.$BR$3];0)+[.$M$1])=&quot;&quot;;&quot;&quot;;INDEX([.$BU$23:.$BU$192];MATCH(INDEX([.$W35:.$BR35];MATCH([.$M$3];[.$W$3:.$BR$3];0)+[.$M$1])&amp;IF([.P35]=&quot;&quot;;&quot;&quot;;&quot;_&quot;&amp;[.P35]);[.$BV$23:.$BV$192];0)))" office:value-type="float" office:value="53" calcext:value-type="float">
            <text:p>53</text:p>
          </table:table-cell>
          <table:table-cell table:style-name="ce14" table:formula="of:=IF(INDEX([.$W35:.$BR35];MATCH([.$M$3];[.$W$3:.$BR$3];0)+[.$N$1])=&quot;&quot;;&quot;&quot;;INDEX([.$W35:.$BR35];MATCH([.$M$3];[.$W$3:.$BR$3];0)+[.$N$1]))" office:value-type="string" office:string-value="b" calcext:value-type="string">
            <text:p>b</text:p>
          </table:table-cell>
          <table:table-cell table:style-name="ce14" table:formula="of:=IF(INDEX([.$W35:.$BR35];MATCH([.$M$3];[.$W$3:.$BR$3];0)+[.$O$1])=&quot;&quot;;&quot;&quot;;INDEX([.$W35:.$BR35];MATCH([.$M$3];[.$W$3:.$BR$3];0)+[.$O$1]))">
            <text:p/>
          </table:table-cell>
          <table:table-cell table:style-name="ce14" table:formula="of:=IF(INDEX([.$W35:.$BR35];MATCH([.$M$3];[.$W$3:.$BR$3];0)+[.$P$1])=&quot;&quot;;&quot;&quot;;INDEX([.$W35:.$BR35];MATCH([.$M$3];[.$W$3:.$BR$3];0)+[.$P$1]))">
            <text:p/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32" office:value-type="float" office:value="37" calcext:value-type="float">
            <text:p>37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style-name="ce32" office:value-type="float" office:value="41" calcext:value-type="float">
            <text:p>4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72" calcext:value-type="float">
            <text:p>7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1" calcext:value-type="float">
            <text:p>5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1" calcext:value-type="float">
            <text:p>3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8" calcext:value-type="float">
            <text:p>2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5" calcext:value-type="float">
            <text:p>2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0" calcext:value-type="float">
            <text:p>3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6" calcext:value-type="float">
            <text:p>3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6" calcext:value-type="float">
            <text:p>2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67" calcext:value-type="float">
            <text:p>6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6" calcext:value-type="float">
            <text:p>3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13" calcext:value-type="float">
            <text:p>13</text:p>
          </table:table-cell>
          <table:table-cell table:style-name="Default" table:formula="of:=IF(INDEX([BARS.$D$8:.$O$177];[.BU35];[.$B$7])=&quot;&quot;;&quot;&quot;;INDEX([BARS.$D$8:.$O$177];[.BU35];[.$B$7]))" office:value-type="float" office:value="12" calcext:value-type="float">
            <text:p>12</text:p>
          </table:table-cell>
          <table:table-cell table:number-columns-repeated="13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OR(SMALL([.$M$4:.$M$79];[.A36]));&quot;&quot;;SMALL([.$M$4:.$M$79];[.A36]))" office:value-type="float" office:value="53" calcext:value-type="float">
            <text:p>53</text:p>
          </table:table-cell>
          <table:table-cell table:formula="of:=IF([.B36]=&quot;&quot;;&quot;&quot;;IF(OR([.D35]=&quot;pb&quot;;[.D35]=&quot;b&quot;;[.D35]=&quot;&quot;;[.D35]=&quot;p&quot;);[.B36]-[.B35];[.B36]-[.B35]-1))" office:value-type="float" office:value="4" calcext:value-type="float">
            <text:p>4</text:p>
          </table:table-cell>
          <table:table-cell table:formula="of:=IF([.B36]=&quot;&quot;;&quot;&quot;;IF(ISNUMBER(MATCH([.B36];[.$M$4:.$M$11];0));&quot;&quot;;INDEX([.$N$23:.$N$79];MATCH([.B36];[.$M$23:.$M$79];0))))" office:value-type="string" office:string-value="b" calcext:value-type="string">
            <text:p>b</text:p>
          </table:table-cell>
          <table:table-cell table:formula="of:=IF([.B36]=&quot;&quot;;&quot;&quot;;IF([.B35]&lt;[.$M$4];INDEX([.$N$4:.$N$11];MATCH([.B35];[.$M$4:.$M$11];-1));INDEX([.$N$4:.$N$11];MATCH([.B35];[.$M$4:.$M$11];1))))" office:value-type="string" office:string-value="s2" calcext:value-type="string">
            <text:p>s2</text:p>
          </table:table-cell>
          <table:table-cell table:formula="of:=IF([.D36]=&quot;b&quot;;&quot;\break&quot;;IF([.D36]=&quot;pb&quot;;&quot;\pageBreak&quot;;&quot;&quot;))" office:value-type="string" office:string-value="\break" calcext:value-type="string">
            <text:p>\break</text:p>
          </table:table-cell>
          <table:table-cell table:formula="of:=IF(ISERROR(MATCH([.B36];[.$M$24:.$M$79];0));&quot;&quot;;IF(INDEX([.$O$24:.$O$79];MATCH([.B36];[.$M$24:.$M$79];0))=&quot;&quot;;&quot;&quot;;&quot;\grace {&quot;&amp;INDEX([.$O$24:.$O$79];MATCH([.B36];[.$M$24:.$M$79];0))&amp;&quot;}&quot;))">
            <text:p/>
          </table:table-cell>
          <table:table-cell/>
          <table:table-cell table:style-name="ce4" table:formula="of:=IF([.B36]=&quot;&quot;;&quot;&quot;;IF([.$M$16]=&quot;Y&quot;;IF([.C36]=0;&quot; &quot;&amp;[.F36];IF(OR([.D36]=&quot;b&quot;;[.D36]=&quot;pb&quot;);[.E36]&amp;&quot;*&quot;&amp;[.C36]&amp;&quot; &quot;&amp;[.F36]&amp;&quot; &quot;&amp;[.G36];[.E36]&amp;&quot;*&quot;&amp;[.C36]&amp;&quot; &quot;&amp;SUBSTITUTE(SUBSTITUTE([.D36];&quot;-pb-&quot;;&quot; \bar &quot;&quot;&quot;&quot; \pageBreak &quot;);&quot;-b-&quot;;&quot; \bar &quot;&quot;&quot;&quot; \break &quot;)));&quot;&quot;))" office:value-type="string" office:string-value="s2*4 \break " calcext:value-type="string">
            <text:p>s2*4 \break </text:p>
          </table:table-cell>
          <table:table-cell table:number-columns-repeated="2"/>
          <table:table-cell table:style-name="ce14" office:value-type="float" office:value="14" calcext:value-type="float">
            <text:p>14</text:p>
          </table:table-cell>
          <table:table-cell table:style-name="ce14" table:formula="of:=IF(INDEX([.$W36:.$BR36];MATCH([.$M$3];[.$W$3:.$BR$3];0)+[.$M$1])=&quot;&quot;;&quot;&quot;;INDEX([.$BU$23:.$BU$192];MATCH(INDEX([.$W36:.$BR36];MATCH([.$M$3];[.$W$3:.$BR$3];0)+[.$M$1])&amp;IF([.P36]=&quot;&quot;;&quot;&quot;;&quot;_&quot;&amp;[.P36]);[.$BV$23:.$BV$192];0)))" office:value-type="float" office:value="57" calcext:value-type="float">
            <text:p>57</text:p>
          </table:table-cell>
          <table:table-cell table:style-name="ce14" table:formula="of:=IF(INDEX([.$W36:.$BR36];MATCH([.$M$3];[.$W$3:.$BR$3];0)+[.$N$1])=&quot;&quot;;&quot;&quot;;INDEX([.$W36:.$BR36];MATCH([.$M$3];[.$W$3:.$BR$3];0)+[.$N$1]))" office:value-type="string" office:string-value="b" calcext:value-type="string">
            <text:p>b</text:p>
          </table:table-cell>
          <table:table-cell table:style-name="ce14" table:formula="of:=IF(INDEX([.$W36:.$BR36];MATCH([.$M$3];[.$W$3:.$BR$3];0)+[.$O$1])=&quot;&quot;;&quot;&quot;;INDEX([.$W36:.$BR36];MATCH([.$M$3];[.$W$3:.$BR$3];0)+[.$O$1]))">
            <text:p/>
          </table:table-cell>
          <table:table-cell table:style-name="ce14" table:formula="of:=IF(INDEX([.$W36:.$BR36];MATCH([.$M$3];[.$W$3:.$BR$3];0)+[.$P$1])=&quot;&quot;;&quot;&quot;;INDEX([.$W36:.$BR36];MATCH([.$M$3];[.$W$3:.$BR$3];0)+[.$P$1]))">
            <text:p/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style-name="ce32" office:value-type="float" office:value="40" calcext:value-type="float">
            <text:p>4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3" calcext:value-type="float">
            <text:p>4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78" calcext:value-type="float">
            <text:p>7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5" calcext:value-type="float">
            <text:p>5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2" calcext:value-type="float">
            <text:p>32</text:p>
          </table:table-cell>
          <table:table-cell table:style-name="ce1" office:value-type="string" calcext:value-type="string">
            <text:p>s2-b-s2</text:p>
          </table:table-cell>
          <table:table-cell table:style-name="ce1"/>
          <table:table-cell table:style-name="ce44"/>
          <table:table-cell table:style-name="ce32" office:value-type="float" office:value="31" calcext:value-type="float">
            <text:p>3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8" calcext:value-type="float">
            <text:p>2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3" calcext:value-type="float">
            <text:p>3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9" calcext:value-type="float">
            <text:p>3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28" calcext:value-type="float">
            <text:p>2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73" calcext:value-type="float">
            <text:p>7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0" calcext:value-type="float">
            <text:p>4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14" calcext:value-type="float">
            <text:p>14</text:p>
          </table:table-cell>
          <table:table-cell table:style-name="Default" table:formula="of:=IF(INDEX([BARS.$D$8:.$O$177];[.BU36];[.$B$7])=&quot;&quot;;&quot;&quot;;INDEX([BARS.$D$8:.$O$177];[.BU36];[.$B$7]))" office:value-type="float" office:value="13" calcext:value-type="float">
            <text:p>13</text:p>
          </table:table-cell>
          <table:table-cell table:number-columns-repeated="13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M$4:.$M$79];[.A37]));&quot;&quot;;SMALL([.$M$4:.$M$79];[.A37]))" office:value-type="float" office:value="57" calcext:value-type="float">
            <text:p>57</text:p>
          </table:table-cell>
          <table:table-cell table:formula="of:=IF([.B37]=&quot;&quot;;&quot;&quot;;IF(OR([.D36]=&quot;pb&quot;;[.D36]=&quot;b&quot;;[.D36]=&quot;&quot;;[.D36]=&quot;p&quot;);[.B37]-[.B36];[.B37]-[.B36]-1))" office:value-type="float" office:value="4" calcext:value-type="float">
            <text:p>4</text:p>
          </table:table-cell>
          <table:table-cell table:formula="of:=IF([.B37]=&quot;&quot;;&quot;&quot;;IF(ISNUMBER(MATCH([.B37];[.$M$4:.$M$11];0));&quot;&quot;;INDEX([.$N$23:.$N$79];MATCH([.B37];[.$M$23:.$M$79];0))))" office:value-type="string" office:string-value="b" calcext:value-type="string">
            <text:p>b</text:p>
          </table:table-cell>
          <table:table-cell table:formula="of:=IF([.B37]=&quot;&quot;;&quot;&quot;;IF([.B36]&lt;[.$M$4];INDEX([.$N$4:.$N$11];MATCH([.B36];[.$M$4:.$M$11];-1));INDEX([.$N$4:.$N$11];MATCH([.B36];[.$M$4:.$M$11];1))))" office:value-type="string" office:string-value="s2" calcext:value-type="string">
            <text:p>s2</text:p>
          </table:table-cell>
          <table:table-cell table:formula="of:=IF([.D37]=&quot;b&quot;;&quot;\break&quot;;IF([.D37]=&quot;pb&quot;;&quot;\pageBreak&quot;;&quot;&quot;))" office:value-type="string" office:string-value="\break" calcext:value-type="string">
            <text:p>\break</text:p>
          </table:table-cell>
          <table:table-cell table:formula="of:=IF(ISERROR(MATCH([.B37];[.$M$24:.$M$79];0));&quot;&quot;;IF(INDEX([.$O$24:.$O$79];MATCH([.B37];[.$M$24:.$M$79];0))=&quot;&quot;;&quot;&quot;;&quot;\grace {&quot;&amp;INDEX([.$O$24:.$O$79];MATCH([.B37];[.$M$24:.$M$79];0))&amp;&quot;}&quot;))">
            <text:p/>
          </table:table-cell>
          <table:table-cell/>
          <table:table-cell table:style-name="ce4" table:formula="of:=IF([.B37]=&quot;&quot;;&quot;&quot;;IF([.$M$16]=&quot;Y&quot;;IF([.C37]=0;&quot; &quot;&amp;[.F37];IF(OR([.D37]=&quot;b&quot;;[.D37]=&quot;pb&quot;);[.E37]&amp;&quot;*&quot;&amp;[.C37]&amp;&quot; &quot;&amp;[.F37]&amp;&quot; &quot;&amp;[.G37];[.E37]&amp;&quot;*&quot;&amp;[.C37]&amp;&quot; &quot;&amp;SUBSTITUTE(SUBSTITUTE([.D37];&quot;-pb-&quot;;&quot; \bar &quot;&quot;&quot;&quot; \pageBreak &quot;);&quot;-b-&quot;;&quot; \bar &quot;&quot;&quot;&quot; \break &quot;)));&quot;&quot;))" office:value-type="string" office:string-value="s2*4 \break " calcext:value-type="string">
            <text:p>s2*4 \break </text:p>
          </table:table-cell>
          <table:table-cell table:number-columns-repeated="2"/>
          <table:table-cell table:style-name="ce14" office:value-type="float" office:value="15" calcext:value-type="float">
            <text:p>15</text:p>
          </table:table-cell>
          <table:table-cell table:style-name="ce14" table:formula="of:=IF(INDEX([.$W37:.$BR37];MATCH([.$M$3];[.$W$3:.$BR$3];0)+[.$M$1])=&quot;&quot;;&quot;&quot;;INDEX([.$BU$23:.$BU$192];MATCH(INDEX([.$W37:.$BR37];MATCH([.$M$3];[.$W$3:.$BR$3];0)+[.$M$1])&amp;IF([.P37]=&quot;&quot;;&quot;&quot;;&quot;_&quot;&amp;[.P37]);[.$BV$23:.$BV$192];0)))" office:value-type="float" office:value="61" calcext:value-type="float">
            <text:p>61</text:p>
          </table:table-cell>
          <table:table-cell table:style-name="ce14" table:formula="of:=IF(INDEX([.$W37:.$BR37];MATCH([.$M$3];[.$W$3:.$BR$3];0)+[.$N$1])=&quot;&quot;;&quot;&quot;;INDEX([.$W37:.$BR37];MATCH([.$M$3];[.$W$3:.$BR$3];0)+[.$N$1]))" office:value-type="string" office:string-value="b" calcext:value-type="string">
            <text:p>b</text:p>
          </table:table-cell>
          <table:table-cell table:style-name="ce14" table:formula="of:=IF(INDEX([.$W37:.$BR37];MATCH([.$M$3];[.$W$3:.$BR$3];0)+[.$O$1])=&quot;&quot;;&quot;&quot;;INDEX([.$W37:.$BR37];MATCH([.$M$3];[.$W$3:.$BR$3];0)+[.$O$1]))">
            <text:p/>
          </table:table-cell>
          <table:table-cell table:style-name="ce14" table:formula="of:=IF(INDEX([.$W37:.$BR37];MATCH([.$M$3];[.$W$3:.$BR$3];0)+[.$P$1])=&quot;&quot;;&quot;&quot;;INDEX([.$W37:.$BR37];MATCH([.$M$3];[.$W$3:.$BR$3];0)+[.$P$1]))">
            <text:p/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style-name="ce32" office:value-type="float" office:value="43" calcext:value-type="float">
            <text:p>4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5" calcext:value-type="float">
            <text:p>4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84" calcext:value-type="float">
            <text:p>8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9" calcext:value-type="float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4" calcext:value-type="float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4" calcext:value-type="float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1" calcext:value-type="float">
            <text:p>3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6" calcext:value-type="float">
            <text:p>3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2" calcext:value-type="float">
            <text:p>4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0" calcext:value-type="float">
            <text:p>3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79" calcext:value-type="float">
            <text:p>7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3" calcext:value-type="float">
            <text:p>4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15" calcext:value-type="float">
            <text:p>15</text:p>
          </table:table-cell>
          <table:table-cell table:style-name="Default" table:formula="of:=IF(INDEX([BARS.$D$8:.$O$177];[.BU37];[.$B$7])=&quot;&quot;;&quot;&quot;;INDEX([BARS.$D$8:.$O$177];[.BU37];[.$B$7]))" office:value-type="float" office:value="14" calcext:value-type="float">
            <text:p>14</text:p>
          </table:table-cell>
          <table:table-cell table:number-columns-repeated="13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M$4:.$M$79];[.A38]));&quot;&quot;;SMALL([.$M$4:.$M$79];[.A38]))" office:value-type="float" office:value="61" calcext:value-type="float">
            <text:p>61</text:p>
          </table:table-cell>
          <table:table-cell table:formula="of:=IF([.B38]=&quot;&quot;;&quot;&quot;;IF(OR([.D37]=&quot;pb&quot;;[.D37]=&quot;b&quot;;[.D37]=&quot;&quot;;[.D37]=&quot;p&quot;);[.B38]-[.B37];[.B38]-[.B37]-1))" office:value-type="float" office:value="4" calcext:value-type="float">
            <text:p>4</text:p>
          </table:table-cell>
          <table:table-cell table:formula="of:=IF([.B38]=&quot;&quot;;&quot;&quot;;IF(ISNUMBER(MATCH([.B38];[.$M$4:.$M$11];0));&quot;&quot;;INDEX([.$N$23:.$N$79];MATCH([.B38];[.$M$23:.$M$79];0))))" office:value-type="string" office:string-value="b" calcext:value-type="string">
            <text:p>b</text:p>
          </table:table-cell>
          <table:table-cell table:formula="of:=IF([.B38]=&quot;&quot;;&quot;&quot;;IF([.B37]&lt;[.$M$4];INDEX([.$N$4:.$N$11];MATCH([.B37];[.$M$4:.$M$11];-1));INDEX([.$N$4:.$N$11];MATCH([.B37];[.$M$4:.$M$11];1))))" office:value-type="string" office:string-value="s2" calcext:value-type="string">
            <text:p>s2</text:p>
          </table:table-cell>
          <table:table-cell table:formula="of:=IF([.D38]=&quot;b&quot;;&quot;\break&quot;;IF([.D38]=&quot;pb&quot;;&quot;\pageBreak&quot;;&quot;&quot;))" office:value-type="string" office:string-value="\break" calcext:value-type="string">
            <text:p>\break</text:p>
          </table:table-cell>
          <table:table-cell table:formula="of:=IF(ISERROR(MATCH([.B38];[.$M$24:.$M$79];0));&quot;&quot;;IF(INDEX([.$O$24:.$O$79];MATCH([.B38];[.$M$24:.$M$79];0))=&quot;&quot;;&quot;&quot;;&quot;\grace {&quot;&amp;INDEX([.$O$24:.$O$79];MATCH([.B38];[.$M$24:.$M$79];0))&amp;&quot;}&quot;))">
            <text:p/>
          </table:table-cell>
          <table:table-cell/>
          <table:table-cell table:style-name="ce4" table:formula="of:=IF([.B38]=&quot;&quot;;&quot;&quot;;IF([.$M$16]=&quot;Y&quot;;IF([.C38]=0;&quot; &quot;&amp;[.F38];IF(OR([.D38]=&quot;b&quot;;[.D38]=&quot;pb&quot;);[.E38]&amp;&quot;*&quot;&amp;[.C38]&amp;&quot; &quot;&amp;[.F38]&amp;&quot; &quot;&amp;[.G38];[.E38]&amp;&quot;*&quot;&amp;[.C38]&amp;&quot; &quot;&amp;SUBSTITUTE(SUBSTITUTE([.D38];&quot;-pb-&quot;;&quot; \bar &quot;&quot;&quot;&quot; \pageBreak &quot;);&quot;-b-&quot;;&quot; \bar &quot;&quot;&quot;&quot; \break &quot;)));&quot;&quot;))" office:value-type="string" office:string-value="s2*4 \break " calcext:value-type="string">
            <text:p>s2*4 \break </text:p>
          </table:table-cell>
          <table:table-cell table:number-columns-repeated="2"/>
          <table:table-cell table:style-name="ce14" office:value-type="float" office:value="16" calcext:value-type="float">
            <text:p>16</text:p>
          </table:table-cell>
          <table:table-cell table:style-name="ce14" table:formula="of:=IF(INDEX([.$W38:.$BR38];MATCH([.$M$3];[.$W$3:.$BR$3];0)+[.$M$1])=&quot;&quot;;&quot;&quot;;INDEX([.$BU$23:.$BU$192];MATCH(INDEX([.$W38:.$BR38];MATCH([.$M$3];[.$W$3:.$BR$3];0)+[.$M$1])&amp;IF([.P38]=&quot;&quot;;&quot;&quot;;&quot;_&quot;&amp;[.P38]);[.$BV$23:.$BV$192];0)))" office:value-type="float" office:value="65" calcext:value-type="float">
            <text:p>65</text:p>
          </table:table-cell>
          <table:table-cell table:style-name="ce14" table:formula="of:=IF(INDEX([.$W38:.$BR38];MATCH([.$M$3];[.$W$3:.$BR$3];0)+[.$N$1])=&quot;&quot;;&quot;&quot;;INDEX([.$W38:.$BR38];MATCH([.$M$3];[.$W$3:.$BR$3];0)+[.$N$1]))" office:value-type="string" office:string-value="b" calcext:value-type="string">
            <text:p>b</text:p>
          </table:table-cell>
          <table:table-cell table:style-name="ce14" table:formula="of:=IF(INDEX([.$W38:.$BR38];MATCH([.$M$3];[.$W$3:.$BR$3];0)+[.$O$1])=&quot;&quot;;&quot;&quot;;INDEX([.$W38:.$BR38];MATCH([.$M$3];[.$W$3:.$BR$3];0)+[.$O$1]))">
            <text:p/>
          </table:table-cell>
          <table:table-cell table:style-name="ce14" table:formula="of:=IF(INDEX([.$W38:.$BR38];MATCH([.$M$3];[.$W$3:.$BR$3];0)+[.$P$1])=&quot;&quot;;&quot;&quot;;INDEX([.$W38:.$BR38];MATCH([.$M$3];[.$W$3:.$BR$3];0)+[.$P$1]))">
            <text:p/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style-name="ce32" office:value-type="float" office:value="46" calcext:value-type="float">
            <text:p>4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7" calcext:value-type="float">
            <text:p>4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90" calcext:value-type="float">
            <text:p>9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63" calcext:value-type="float">
            <text:p>6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6" calcext:value-type="float">
            <text:p>3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7" calcext:value-type="float">
            <text:p>3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4" calcext:value-type="float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0" calcext:value-type="float">
            <text:p>4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5" calcext:value-type="float">
            <text:p>4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2" calcext:value-type="float">
            <text:p>3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85" calcext:value-type="float">
            <text:p>8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6" calcext:value-type="float">
            <text:p>4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16" calcext:value-type="float">
            <text:p>16</text:p>
          </table:table-cell>
          <table:table-cell table:style-name="Default" table:formula="of:=IF(INDEX([BARS.$D$8:.$O$177];[.BU38];[.$B$7])=&quot;&quot;;&quot;&quot;;INDEX([BARS.$D$8:.$O$177];[.BU38];[.$B$7]))" office:value-type="float" office:value="15" calcext:value-type="float">
            <text:p>15</text:p>
          </table:table-cell>
          <table:table-cell table:number-columns-repeated="13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M$4:.$M$79];[.A39]));&quot;&quot;;SMALL([.$M$4:.$M$79];[.A39]))" office:value-type="float" office:value="65" calcext:value-type="float">
            <text:p>65</text:p>
          </table:table-cell>
          <table:table-cell table:formula="of:=IF([.B39]=&quot;&quot;;&quot;&quot;;IF(OR([.D38]=&quot;pb&quot;;[.D38]=&quot;b&quot;;[.D38]=&quot;&quot;;[.D38]=&quot;p&quot;);[.B39]-[.B38];[.B39]-[.B38]-1))" office:value-type="float" office:value="4" calcext:value-type="float">
            <text:p>4</text:p>
          </table:table-cell>
          <table:table-cell table:formula="of:=IF([.B39]=&quot;&quot;;&quot;&quot;;IF(ISNUMBER(MATCH([.B39];[.$M$4:.$M$11];0));&quot;&quot;;INDEX([.$N$23:.$N$79];MATCH([.B39];[.$M$23:.$M$79];0))))" office:value-type="string" office:string-value="b" calcext:value-type="string">
            <text:p>b</text:p>
          </table:table-cell>
          <table:table-cell table:formula="of:=IF([.B39]=&quot;&quot;;&quot;&quot;;IF([.B38]&lt;[.$M$4];INDEX([.$N$4:.$N$11];MATCH([.B38];[.$M$4:.$M$11];-1));INDEX([.$N$4:.$N$11];MATCH([.B38];[.$M$4:.$M$11];1))))" office:value-type="string" office:string-value="s2" calcext:value-type="string">
            <text:p>s2</text:p>
          </table:table-cell>
          <table:table-cell table:formula="of:=IF([.D39]=&quot;b&quot;;&quot;\break&quot;;IF([.D39]=&quot;pb&quot;;&quot;\pageBreak&quot;;&quot;&quot;))" office:value-type="string" office:string-value="\break" calcext:value-type="string">
            <text:p>\break</text:p>
          </table:table-cell>
          <table:table-cell table:formula="of:=IF(ISERROR(MATCH([.B39];[.$M$24:.$M$79];0));&quot;&quot;;IF(INDEX([.$O$24:.$O$79];MATCH([.B39];[.$M$24:.$M$79];0))=&quot;&quot;;&quot;&quot;;&quot;\grace {&quot;&amp;INDEX([.$O$24:.$O$79];MATCH([.B39];[.$M$24:.$M$79];0))&amp;&quot;}&quot;))">
            <text:p/>
          </table:table-cell>
          <table:table-cell/>
          <table:table-cell table:style-name="ce4" table:formula="of:=IF([.B39]=&quot;&quot;;&quot;&quot;;IF([.$M$16]=&quot;Y&quot;;IF([.C39]=0;&quot; &quot;&amp;[.F39];IF(OR([.D39]=&quot;b&quot;;[.D39]=&quot;pb&quot;);[.E39]&amp;&quot;*&quot;&amp;[.C39]&amp;&quot; &quot;&amp;[.F39]&amp;&quot; &quot;&amp;[.G39];[.E39]&amp;&quot;*&quot;&amp;[.C39]&amp;&quot; &quot;&amp;SUBSTITUTE(SUBSTITUTE([.D39];&quot;-pb-&quot;;&quot; \bar &quot;&quot;&quot;&quot; \pageBreak &quot;);&quot;-b-&quot;;&quot; \bar &quot;&quot;&quot;&quot; \break &quot;)));&quot;&quot;))" office:value-type="string" office:string-value="s2*4 \break " calcext:value-type="string">
            <text:p>s2*4 \break </text:p>
          </table:table-cell>
          <table:table-cell table:number-columns-repeated="2"/>
          <table:table-cell table:style-name="ce14" office:value-type="float" office:value="17" calcext:value-type="float">
            <text:p>17</text:p>
          </table:table-cell>
          <table:table-cell table:style-name="ce14" table:formula="of:=IF(INDEX([.$W39:.$BR39];MATCH([.$M$3];[.$W$3:.$BR$3];0)+[.$M$1])=&quot;&quot;;&quot;&quot;;INDEX([.$BU$23:.$BU$192];MATCH(INDEX([.$W39:.$BR39];MATCH([.$M$3];[.$W$3:.$BR$3];0)+[.$M$1])&amp;IF([.P39]=&quot;&quot;;&quot;&quot;;&quot;_&quot;&amp;[.P39]);[.$BV$23:.$BV$192];0)))" office:value-type="float" office:value="70" calcext:value-type="float">
            <text:p>70</text:p>
          </table:table-cell>
          <table:table-cell table:style-name="ce14" table:formula="of:=IF(INDEX([.$W39:.$BR39];MATCH([.$M$3];[.$W$3:.$BR$3];0)+[.$N$1])=&quot;&quot;;&quot;&quot;;INDEX([.$W39:.$BR39];MATCH([.$M$3];[.$W$3:.$BR$3];0)+[.$N$1]))" office:value-type="string" office:string-value="b" calcext:value-type="string">
            <text:p>b</text:p>
          </table:table-cell>
          <table:table-cell table:style-name="ce14" table:formula="of:=IF(INDEX([.$W39:.$BR39];MATCH([.$M$3];[.$W$3:.$BR$3];0)+[.$O$1])=&quot;&quot;;&quot;&quot;;INDEX([.$W39:.$BR39];MATCH([.$M$3];[.$W$3:.$BR$3];0)+[.$O$1]))">
            <text:p/>
          </table:table-cell>
          <table:table-cell table:style-name="ce14" table:formula="of:=IF(INDEX([.$W39:.$BR39];MATCH([.$M$3];[.$W$3:.$BR$3];0)+[.$P$1])=&quot;&quot;;&quot;&quot;;INDEX([.$W39:.$BR39];MATCH([.$M$3];[.$W$3:.$BR$3];0)+[.$P$1]))">
            <text:p/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style-name="ce32" office:value-type="float" office:value="49" calcext:value-type="float">
            <text:p>4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9" calcext:value-type="float">
            <text:p>4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96" calcext:value-type="float">
            <text:p>9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68" calcext:value-type="float">
            <text:p>6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8" calcext:value-type="float">
            <text:p>3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0" calcext:value-type="float">
            <text:p>4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7" calcext:value-type="float">
            <text:p>3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3" calcext:value-type="float">
            <text:p>4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8" calcext:value-type="float">
            <text:p>4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4" calcext:value-type="float">
            <text:p>3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91" calcext:value-type="float">
            <text:p>9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9" calcext:value-type="float">
            <text:p>4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17" calcext:value-type="float">
            <text:p>17</text:p>
          </table:table-cell>
          <table:table-cell table:style-name="Default" table:formula="of:=IF(INDEX([BARS.$D$8:.$O$177];[.BU39];[.$B$7])=&quot;&quot;;&quot;&quot;;INDEX([BARS.$D$8:.$O$177];[.BU39];[.$B$7]))" office:value-type="float" office:value="16" calcext:value-type="float">
            <text:p>16</text:p>
          </table:table-cell>
          <table:table-cell table:number-columns-repeated="13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M$4:.$M$79];[.A40]));&quot;&quot;;SMALL([.$M$4:.$M$79];[.A40]))" office:value-type="float" office:value="70" calcext:value-type="float">
            <text:p>70</text:p>
          </table:table-cell>
          <table:table-cell table:formula="of:=IF([.B40]=&quot;&quot;;&quot;&quot;;IF(OR([.D39]=&quot;pb&quot;;[.D39]=&quot;b&quot;;[.D39]=&quot;&quot;;[.D39]=&quot;p&quot;);[.B40]-[.B39];[.B40]-[.B39]-1))" office:value-type="float" office:value="5" calcext:value-type="float">
            <text:p>5</text:p>
          </table:table-cell>
          <table:table-cell table:formula="of:=IF([.B40]=&quot;&quot;;&quot;&quot;;IF(ISNUMBER(MATCH([.B40];[.$M$4:.$M$11];0));&quot;&quot;;INDEX([.$N$23:.$N$79];MATCH([.B40];[.$M$23:.$M$79];0))))" office:value-type="string" office:string-value="b" calcext:value-type="string">
            <text:p>b</text:p>
          </table:table-cell>
          <table:table-cell table:formula="of:=IF([.B40]=&quot;&quot;;&quot;&quot;;IF([.B39]&lt;[.$M$4];INDEX([.$N$4:.$N$11];MATCH([.B39];[.$M$4:.$M$11];-1));INDEX([.$N$4:.$N$11];MATCH([.B39];[.$M$4:.$M$11];1))))" office:value-type="string" office:string-value="s2" calcext:value-type="string">
            <text:p>s2</text:p>
          </table:table-cell>
          <table:table-cell table:formula="of:=IF([.D40]=&quot;b&quot;;&quot;\break&quot;;IF([.D40]=&quot;pb&quot;;&quot;\pageBreak&quot;;&quot;&quot;))" office:value-type="string" office:string-value="\break" calcext:value-type="string">
            <text:p>\break</text:p>
          </table:table-cell>
          <table:table-cell table:formula="of:=IF(ISERROR(MATCH([.B40];[.$M$24:.$M$79];0));&quot;&quot;;IF(INDEX([.$O$24:.$O$79];MATCH([.B40];[.$M$24:.$M$79];0))=&quot;&quot;;&quot;&quot;;&quot;\grace {&quot;&amp;INDEX([.$O$24:.$O$79];MATCH([.B40];[.$M$24:.$M$79];0))&amp;&quot;}&quot;))">
            <text:p/>
          </table:table-cell>
          <table:table-cell/>
          <table:table-cell table:style-name="ce4" table:formula="of:=IF([.B40]=&quot;&quot;;&quot;&quot;;IF([.$M$16]=&quot;Y&quot;;IF([.C40]=0;&quot; &quot;&amp;[.F40];IF(OR([.D40]=&quot;b&quot;;[.D40]=&quot;pb&quot;);[.E40]&amp;&quot;*&quot;&amp;[.C40]&amp;&quot; &quot;&amp;[.F40]&amp;&quot; &quot;&amp;[.G40];[.E40]&amp;&quot;*&quot;&amp;[.C40]&amp;&quot; &quot;&amp;SUBSTITUTE(SUBSTITUTE([.D40];&quot;-pb-&quot;;&quot; \bar &quot;&quot;&quot;&quot; \pageBreak &quot;);&quot;-b-&quot;;&quot; \bar &quot;&quot;&quot;&quot; \break &quot;)));&quot;&quot;))" office:value-type="string" office:string-value="s2*5 \break " calcext:value-type="string">
            <text:p>s2*5 \break </text:p>
          </table:table-cell>
          <table:table-cell table:number-columns-repeated="2"/>
          <table:table-cell table:style-name="ce14" office:value-type="float" office:value="18" calcext:value-type="float">
            <text:p>18</text:p>
          </table:table-cell>
          <table:table-cell table:style-name="ce14" table:formula="of:=IF(INDEX([.$W40:.$BR40];MATCH([.$M$3];[.$W$3:.$BR$3];0)+[.$M$1])=&quot;&quot;;&quot;&quot;;INDEX([.$BU$23:.$BU$192];MATCH(INDEX([.$W40:.$BR40];MATCH([.$M$3];[.$W$3:.$BR$3];0)+[.$M$1])&amp;IF([.P40]=&quot;&quot;;&quot;&quot;;&quot;_&quot;&amp;[.P40]);[.$BV$23:.$BV$192];0)))" office:value-type="float" office:value="75" calcext:value-type="float">
            <text:p>75</text:p>
          </table:table-cell>
          <table:table-cell table:style-name="ce14" table:formula="of:=IF(INDEX([.$W40:.$BR40];MATCH([.$M$3];[.$W$3:.$BR$3];0)+[.$N$1])=&quot;&quot;;&quot;&quot;;INDEX([.$W40:.$BR40];MATCH([.$M$3];[.$W$3:.$BR$3];0)+[.$N$1]))" office:value-type="string" office:string-value="b" calcext:value-type="string">
            <text:p>b</text:p>
          </table:table-cell>
          <table:table-cell table:style-name="ce14" table:formula="of:=IF(INDEX([.$W40:.$BR40];MATCH([.$M$3];[.$W$3:.$BR$3];0)+[.$O$1])=&quot;&quot;;&quot;&quot;;INDEX([.$W40:.$BR40];MATCH([.$M$3];[.$W$3:.$BR$3];0)+[.$O$1]))">
            <text:p/>
          </table:table-cell>
          <table:table-cell table:style-name="ce14" table:formula="of:=IF(INDEX([.$W40:.$BR40];MATCH([.$M$3];[.$W$3:.$BR$3];0)+[.$P$1])=&quot;&quot;;&quot;&quot;;INDEX([.$W40:.$BR40];MATCH([.$M$3];[.$W$3:.$BR$3];0)+[.$P$1]))">
            <text:p/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style-name="ce32" office:value-type="float" office:value="52" calcext:value-type="float">
            <text:p>5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3" calcext:value-type="float">
            <text:p>5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99" calcext:value-type="float">
            <text:p>9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73" calcext:value-type="float">
            <text:p>7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9" calcext:value-type="float">
            <text:p>39</text:p>
          </table:table-cell>
          <table:table-cell table:style-name="ce1" office:value-type="string" calcext:value-type="string">
            <text:p>s2-b-s2</text:p>
          </table:table-cell>
          <table:table-cell table:style-name="ce1"/>
          <table:table-cell table:style-name="ce44"/>
          <table:table-cell table:style-name="ce32" office:value-type="float" office:value="43" calcext:value-type="float">
            <text:p>4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0" calcext:value-type="float">
            <text:p>4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6" calcext:value-type="float">
            <text:p>4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1" calcext:value-type="float">
            <text:p>5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36" calcext:value-type="float">
            <text:p>3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96" calcext:value-type="float">
            <text:p>9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1" calcext:value-type="float">
            <text:p>5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18" calcext:value-type="float">
            <text:p>18</text:p>
          </table:table-cell>
          <table:table-cell table:style-name="Default" table:formula="of:=IF(INDEX([BARS.$D$8:.$O$177];[.BU40];[.$B$7])=&quot;&quot;;&quot;&quot;;INDEX([BARS.$D$8:.$O$177];[.BU40];[.$B$7]))" office:value-type="float" office:value="17" calcext:value-type="float">
            <text:p>17</text:p>
          </table:table-cell>
          <table:table-cell table:number-columns-repeated="13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M$4:.$M$79];[.A41]));&quot;&quot;;SMALL([.$M$4:.$M$79];[.A41]))" office:value-type="float" office:value="75" calcext:value-type="float">
            <text:p>75</text:p>
          </table:table-cell>
          <table:table-cell table:formula="of:=IF([.B41]=&quot;&quot;;&quot;&quot;;IF(OR([.D40]=&quot;pb&quot;;[.D40]=&quot;b&quot;;[.D40]=&quot;&quot;;[.D40]=&quot;p&quot;);[.B41]-[.B40];[.B41]-[.B40]-1))" office:value-type="float" office:value="5" calcext:value-type="float">
            <text:p>5</text:p>
          </table:table-cell>
          <table:table-cell table:formula="of:=IF([.B41]=&quot;&quot;;&quot;&quot;;IF(ISNUMBER(MATCH([.B41];[.$M$4:.$M$11];0));&quot;&quot;;INDEX([.$N$23:.$N$79];MATCH([.B41];[.$M$23:.$M$79];0))))" office:value-type="string" office:string-value="b" calcext:value-type="string">
            <text:p>b</text:p>
          </table:table-cell>
          <table:table-cell table:formula="of:=IF([.B41]=&quot;&quot;;&quot;&quot;;IF([.B40]&lt;[.$M$4];INDEX([.$N$4:.$N$11];MATCH([.B40];[.$M$4:.$M$11];-1));INDEX([.$N$4:.$N$11];MATCH([.B40];[.$M$4:.$M$11];1))))" office:value-type="string" office:string-value="s2" calcext:value-type="string">
            <text:p>s2</text:p>
          </table:table-cell>
          <table:table-cell table:formula="of:=IF([.D41]=&quot;b&quot;;&quot;\break&quot;;IF([.D41]=&quot;pb&quot;;&quot;\pageBreak&quot;;&quot;&quot;))" office:value-type="string" office:string-value="\break" calcext:value-type="string">
            <text:p>\break</text:p>
          </table:table-cell>
          <table:table-cell table:formula="of:=IF(ISERROR(MATCH([.B41];[.$M$24:.$M$79];0));&quot;&quot;;IF(INDEX([.$O$24:.$O$79];MATCH([.B41];[.$M$24:.$M$79];0))=&quot;&quot;;&quot;&quot;;&quot;\grace {&quot;&amp;INDEX([.$O$24:.$O$79];MATCH([.B41];[.$M$24:.$M$79];0))&amp;&quot;}&quot;))">
            <text:p/>
          </table:table-cell>
          <table:table-cell/>
          <table:table-cell table:style-name="ce4" table:formula="of:=IF([.B41]=&quot;&quot;;&quot;&quot;;IF([.$M$16]=&quot;Y&quot;;IF([.C41]=0;&quot; &quot;&amp;[.F41];IF(OR([.D41]=&quot;b&quot;;[.D41]=&quot;pb&quot;);[.E41]&amp;&quot;*&quot;&amp;[.C41]&amp;&quot; &quot;&amp;[.F41]&amp;&quot; &quot;&amp;[.G41];[.E41]&amp;&quot;*&quot;&amp;[.C41]&amp;&quot; &quot;&amp;SUBSTITUTE(SUBSTITUTE([.D41];&quot;-pb-&quot;;&quot; \bar &quot;&quot;&quot;&quot; \pageBreak &quot;);&quot;-b-&quot;;&quot; \bar &quot;&quot;&quot;&quot; \break &quot;)));&quot;&quot;))" office:value-type="string" office:string-value="s2*5 \break " calcext:value-type="string">
            <text:p>s2*5 \break </text:p>
          </table:table-cell>
          <table:table-cell table:number-columns-repeated="2"/>
          <table:table-cell table:style-name="ce14" office:value-type="float" office:value="19" calcext:value-type="float">
            <text:p>19</text:p>
          </table:table-cell>
          <table:table-cell table:style-name="ce14" table:formula="of:=IF(INDEX([.$W41:.$BR41];MATCH([.$M$3];[.$W$3:.$BR$3];0)+[.$M$1])=&quot;&quot;;&quot;&quot;;INDEX([.$BU$23:.$BU$192];MATCH(INDEX([.$W41:.$BR41];MATCH([.$M$3];[.$W$3:.$BR$3];0)+[.$M$1])&amp;IF([.P41]=&quot;&quot;;&quot;&quot;;&quot;_&quot;&amp;[.P41]);[.$BV$23:.$BV$192];0)))" office:value-type="float" office:value="79" calcext:value-type="float">
            <text:p>79</text:p>
          </table:table-cell>
          <table:table-cell table:style-name="ce14" table:formula="of:=IF(INDEX([.$W41:.$BR41];MATCH([.$M$3];[.$W$3:.$BR$3];0)+[.$N$1])=&quot;&quot;;&quot;&quot;;INDEX([.$W41:.$BR41];MATCH([.$M$3];[.$W$3:.$BR$3];0)+[.$N$1]))" office:value-type="string" office:string-value="b" calcext:value-type="string">
            <text:p>b</text:p>
          </table:table-cell>
          <table:table-cell table:style-name="ce14" table:formula="of:=IF(INDEX([.$W41:.$BR41];MATCH([.$M$3];[.$W$3:.$BR$3];0)+[.$O$1])=&quot;&quot;;&quot;&quot;;INDEX([.$W41:.$BR41];MATCH([.$M$3];[.$W$3:.$BR$3];0)+[.$O$1]))">
            <text:p/>
          </table:table-cell>
          <table:table-cell table:style-name="ce14" table:formula="of:=IF(INDEX([.$W41:.$BR41];MATCH([.$M$3];[.$W$3:.$BR$3];0)+[.$P$1])=&quot;&quot;;&quot;&quot;;INDEX([.$W41:.$BR41];MATCH([.$M$3];[.$W$3:.$BR$3];0)+[.$P$1]))">
            <text:p/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style-name="ce32" office:value-type="float" office:value="55" calcext:value-type="float">
            <text:p>5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7" calcext:value-type="float">
            <text:p>57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8</text:p>
          </table:table-cell>
          <table:table-cell table:style-name="ce44"/>
          <table:table-cell table:style-name="ce32" office:value-type="float" office:value="103" calcext:value-type="float">
            <text:p>103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style-name="ce32" office:value-type="float" office:value="77" calcext:value-type="float">
            <text:p>7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1" calcext:value-type="float">
            <text:p>4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5" calcext:value-type="float">
            <text:p>45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style-name="ce32" office:value-type="float" office:value="43" calcext:value-type="float">
            <text:p>4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9" calcext:value-type="float">
            <text:p>4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38" calcext:value-type="float">
            <text:p>3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54" calcext:value-type="float">
            <text:p>5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19" calcext:value-type="float">
            <text:p>19</text:p>
          </table:table-cell>
          <table:table-cell table:style-name="Default" table:formula="of:=IF(INDEX([BARS.$D$8:.$O$177];[.BU41];[.$B$7])=&quot;&quot;;&quot;&quot;;INDEX([BARS.$D$8:.$O$177];[.BU41];[.$B$7]))" office:value-type="float" office:value="18" calcext:value-type="float">
            <text:p>18</text:p>
          </table:table-cell>
          <table:table-cell table:number-columns-repeated="13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M$4:.$M$79];[.A42]));&quot;&quot;;SMALL([.$M$4:.$M$79];[.A42]))" office:value-type="float" office:value="79" calcext:value-type="float">
            <text:p>79</text:p>
          </table:table-cell>
          <table:table-cell table:formula="of:=IF([.B42]=&quot;&quot;;&quot;&quot;;IF(OR([.D41]=&quot;pb&quot;;[.D41]=&quot;b&quot;;[.D41]=&quot;&quot;;[.D41]=&quot;p&quot;);[.B42]-[.B41];[.B42]-[.B41]-1))" office:value-type="float" office:value="4" calcext:value-type="float">
            <text:p>4</text:p>
          </table:table-cell>
          <table:table-cell table:formula="of:=IF([.B42]=&quot;&quot;;&quot;&quot;;IF(ISNUMBER(MATCH([.B42];[.$M$4:.$M$11];0));&quot;&quot;;INDEX([.$N$23:.$N$79];MATCH([.B42];[.$M$23:.$M$79];0))))" office:value-type="string" office:string-value="b" calcext:value-type="string">
            <text:p>b</text:p>
          </table:table-cell>
          <table:table-cell table:formula="of:=IF([.B42]=&quot;&quot;;&quot;&quot;;IF([.B41]&lt;[.$M$4];INDEX([.$N$4:.$N$11];MATCH([.B41];[.$M$4:.$M$11];-1));INDEX([.$N$4:.$N$11];MATCH([.B41];[.$M$4:.$M$11];1))))" office:value-type="string" office:string-value="s2" calcext:value-type="string">
            <text:p>s2</text:p>
          </table:table-cell>
          <table:table-cell table:formula="of:=IF([.D42]=&quot;b&quot;;&quot;\break&quot;;IF([.D42]=&quot;pb&quot;;&quot;\pageBreak&quot;;&quot;&quot;))" office:value-type="string" office:string-value="\break" calcext:value-type="string">
            <text:p>\break</text:p>
          </table:table-cell>
          <table:table-cell table:formula="of:=IF(ISERROR(MATCH([.B42];[.$M$24:.$M$79];0));&quot;&quot;;IF(INDEX([.$O$24:.$O$79];MATCH([.B42];[.$M$24:.$M$79];0))=&quot;&quot;;&quot;&quot;;&quot;\grace {&quot;&amp;INDEX([.$O$24:.$O$79];MATCH([.B42];[.$M$24:.$M$79];0))&amp;&quot;}&quot;))">
            <text:p/>
          </table:table-cell>
          <table:table-cell/>
          <table:table-cell table:style-name="ce4" table:formula="of:=IF([.B42]=&quot;&quot;;&quot;&quot;;IF([.$M$16]=&quot;Y&quot;;IF([.C42]=0;&quot; &quot;&amp;[.F42];IF(OR([.D42]=&quot;b&quot;;[.D42]=&quot;pb&quot;);[.E42]&amp;&quot;*&quot;&amp;[.C42]&amp;&quot; &quot;&amp;[.F42]&amp;&quot; &quot;&amp;[.G42];[.E42]&amp;&quot;*&quot;&amp;[.C42]&amp;&quot; &quot;&amp;SUBSTITUTE(SUBSTITUTE([.D42];&quot;-pb-&quot;;&quot; \bar &quot;&quot;&quot;&quot; \pageBreak &quot;);&quot;-b-&quot;;&quot; \bar &quot;&quot;&quot;&quot; \break &quot;)));&quot;&quot;))" office:value-type="string" office:string-value="s2*4 \break " calcext:value-type="string">
            <text:p>s2*4 \break </text:p>
          </table:table-cell>
          <table:table-cell table:number-columns-repeated="2"/>
          <table:table-cell table:style-name="ce14" office:value-type="float" office:value="20" calcext:value-type="float">
            <text:p>20</text:p>
          </table:table-cell>
          <table:table-cell table:style-name="ce14" table:formula="of:=IF(INDEX([.$W42:.$BR42];MATCH([.$M$3];[.$W$3:.$BR$3];0)+[.$M$1])=&quot;&quot;;&quot;&quot;;INDEX([.$BU$23:.$BU$192];MATCH(INDEX([.$W42:.$BR42];MATCH([.$M$3];[.$W$3:.$BR$3];0)+[.$M$1])&amp;IF([.P42]=&quot;&quot;;&quot;&quot;;&quot;_&quot;&amp;[.P42]);[.$BV$23:.$BV$192];0)))" office:value-type="float" office:value="83" calcext:value-type="float">
            <text:p>83</text:p>
          </table:table-cell>
          <table:table-cell table:style-name="ce14" table:formula="of:=IF(INDEX([.$W42:.$BR42];MATCH([.$M$3];[.$W$3:.$BR$3];0)+[.$N$1])=&quot;&quot;;&quot;&quot;;INDEX([.$W42:.$BR42];MATCH([.$M$3];[.$W$3:.$BR$3];0)+[.$N$1]))" office:value-type="string" office:string-value="b" calcext:value-type="string">
            <text:p>b</text:p>
          </table:table-cell>
          <table:table-cell table:style-name="ce14" table:formula="of:=IF(INDEX([.$W42:.$BR42];MATCH([.$M$3];[.$W$3:.$BR$3];0)+[.$O$1])=&quot;&quot;;&quot;&quot;;INDEX([.$W42:.$BR42];MATCH([.$M$3];[.$W$3:.$BR$3];0)+[.$O$1]))">
            <text:p/>
          </table:table-cell>
          <table:table-cell table:style-name="ce14" table:formula="of:=IF(INDEX([.$W42:.$BR42];MATCH([.$M$3];[.$W$3:.$BR$3];0)+[.$P$1])=&quot;&quot;;&quot;&quot;;INDEX([.$W42:.$BR42];MATCH([.$M$3];[.$W$3:.$BR$3];0)+[.$P$1]))">
            <text:p/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style-name="ce32" office:value-type="float" office:value="58" calcext:value-type="float">
            <text:p>5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61" calcext:value-type="float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10" calcext:value-type="float">
            <text:p>11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81" calcext:value-type="float">
            <text:p>8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3" calcext:value-type="float">
            <text:p>4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8" calcext:value-type="float">
            <text:p>4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6" calcext:value-type="float">
            <text:p>4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2" calcext:value-type="float">
            <text:p>5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40" calcext:value-type="float">
            <text:p>4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57" calcext:value-type="float">
            <text:p>57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20" calcext:value-type="float">
            <text:p>20</text:p>
          </table:table-cell>
          <table:table-cell table:style-name="Default" table:formula="of:=IF(INDEX([BARS.$D$8:.$O$177];[.BU42];[.$B$7])=&quot;&quot;;&quot;&quot;;INDEX([BARS.$D$8:.$O$177];[.BU42];[.$B$7]))" office:value-type="float" office:value="19" calcext:value-type="float">
            <text:p>19</text:p>
          </table:table-cell>
          <table:table-cell table:number-columns-repeated="13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M$4:.$M$79];[.A43]));&quot;&quot;;SMALL([.$M$4:.$M$79];[.A43]))" office:value-type="float" office:value="83" calcext:value-type="float">
            <text:p>83</text:p>
          </table:table-cell>
          <table:table-cell table:formula="of:=IF([.B43]=&quot;&quot;;&quot;&quot;;IF(OR([.D42]=&quot;pb&quot;;[.D42]=&quot;b&quot;;[.D42]=&quot;&quot;;[.D42]=&quot;p&quot;);[.B43]-[.B42];[.B43]-[.B42]-1))" office:value-type="float" office:value="4" calcext:value-type="float">
            <text:p>4</text:p>
          </table:table-cell>
          <table:table-cell table:formula="of:=IF([.B43]=&quot;&quot;;&quot;&quot;;IF(ISNUMBER(MATCH([.B43];[.$M$4:.$M$11];0));&quot;&quot;;INDEX([.$N$23:.$N$79];MATCH([.B43];[.$M$23:.$M$79];0))))" office:value-type="string" office:string-value="b" calcext:value-type="string">
            <text:p>b</text:p>
          </table:table-cell>
          <table:table-cell table:formula="of:=IF([.B43]=&quot;&quot;;&quot;&quot;;IF([.B42]&lt;[.$M$4];INDEX([.$N$4:.$N$11];MATCH([.B42];[.$M$4:.$M$11];-1));INDEX([.$N$4:.$N$11];MATCH([.B42];[.$M$4:.$M$11];1))))" office:value-type="string" office:string-value="s2" calcext:value-type="string">
            <text:p>s2</text:p>
          </table:table-cell>
          <table:table-cell table:formula="of:=IF([.D43]=&quot;b&quot;;&quot;\break&quot;;IF([.D43]=&quot;pb&quot;;&quot;\pageBreak&quot;;&quot;&quot;))" office:value-type="string" office:string-value="\break" calcext:value-type="string">
            <text:p>\break</text:p>
          </table:table-cell>
          <table:table-cell table:formula="of:=IF(ISERROR(MATCH([.B43];[.$M$24:.$M$79];0));&quot;&quot;;IF(INDEX([.$O$24:.$O$79];MATCH([.B43];[.$M$24:.$M$79];0))=&quot;&quot;;&quot;&quot;;&quot;\grace {&quot;&amp;INDEX([.$O$24:.$O$79];MATCH([.B43];[.$M$24:.$M$79];0))&amp;&quot;}&quot;))">
            <text:p/>
          </table:table-cell>
          <table:table-cell/>
          <table:table-cell table:style-name="ce4" table:formula="of:=IF([.B43]=&quot;&quot;;&quot;&quot;;IF([.$M$16]=&quot;Y&quot;;IF([.C43]=0;&quot; &quot;&amp;[.F43];IF(OR([.D43]=&quot;b&quot;;[.D43]=&quot;pb&quot;);[.E43]&amp;&quot;*&quot;&amp;[.C43]&amp;&quot; &quot;&amp;[.F43]&amp;&quot; &quot;&amp;[.G43];[.E43]&amp;&quot;*&quot;&amp;[.C43]&amp;&quot; &quot;&amp;SUBSTITUTE(SUBSTITUTE([.D43];&quot;-pb-&quot;;&quot; \bar &quot;&quot;&quot;&quot; \pageBreak &quot;);&quot;-b-&quot;;&quot; \bar &quot;&quot;&quot;&quot; \break &quot;)));&quot;&quot;))" office:value-type="string" office:string-value="s2*4 \break " calcext:value-type="string">
            <text:p>s2*4 \break </text:p>
          </table:table-cell>
          <table:table-cell table:number-columns-repeated="2"/>
          <table:table-cell table:style-name="ce14" office:value-type="float" office:value="21" calcext:value-type="float">
            <text:p>21</text:p>
          </table:table-cell>
          <table:table-cell table:style-name="ce14" table:formula="of:=IF(INDEX([.$W43:.$BR43];MATCH([.$M$3];[.$W$3:.$BR$3];0)+[.$M$1])=&quot;&quot;;&quot;&quot;;INDEX([.$BU$23:.$BU$192];MATCH(INDEX([.$W43:.$BR43];MATCH([.$M$3];[.$W$3:.$BR$3];0)+[.$M$1])&amp;IF([.P43]=&quot;&quot;;&quot;&quot;;&quot;_&quot;&amp;[.P43]);[.$BV$23:.$BV$192];0)))">
            <text:p/>
          </table:table-cell>
          <table:table-cell table:style-name="ce14" table:formula="of:=IF(INDEX([.$W43:.$BR43];MATCH([.$M$3];[.$W$3:.$BR$3];0)+[.$N$1])=&quot;&quot;;&quot;&quot;;INDEX([.$W43:.$BR43];MATCH([.$M$3];[.$W$3:.$BR$3];0)+[.$N$1]))">
            <text:p/>
          </table:table-cell>
          <table:table-cell table:style-name="ce14" table:formula="of:=IF(INDEX([.$W43:.$BR43];MATCH([.$M$3];[.$W$3:.$BR$3];0)+[.$O$1])=&quot;&quot;;&quot;&quot;;INDEX([.$W43:.$BR43];MATCH([.$M$3];[.$W$3:.$BR$3];0)+[.$O$1]))">
            <text:p/>
          </table:table-cell>
          <table:table-cell table:style-name="ce14" table:formula="of:=IF(INDEX([.$W43:.$BR43];MATCH([.$M$3];[.$W$3:.$BR$3];0)+[.$P$1])=&quot;&quot;;&quot;&quot;;INDEX([.$W43:.$BR43];MATCH([.$M$3];[.$W$3:.$BR$3];0)+[.$P$1]))">
            <text:p/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style-name="ce32" office:value-type="float" office:value="61" calcext:value-type="float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65" calcext:value-type="float">
            <text:p>65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style-name="ce32" office:value-type="float" office:value="117" calcext:value-type="float">
            <text:p>11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45" calcext:value-type="float">
            <text:p>45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style-name="ce32" office:value-type="float" office:value="50" calcext:value-type="float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49" calcext:value-type="float">
            <text:p>49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style-name="ce32" office:value-type="float" office:value="55" calcext:value-type="float">
            <text:p>5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42" calcext:value-type="float">
            <text:p>42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60" calcext:value-type="float">
            <text:p>6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21" calcext:value-type="float">
            <text:p>21</text:p>
          </table:table-cell>
          <table:table-cell table:style-name="Default" table:formula="of:=IF(INDEX([BARS.$D$8:.$O$177];[.BU43];[.$B$7])=&quot;&quot;;&quot;&quot;;INDEX([BARS.$D$8:.$O$177];[.BU43];[.$B$7]))" office:value-type="float" office:value="20" calcext:value-type="float">
            <text:p>20</text:p>
          </table:table-cell>
          <table:table-cell table:number-columns-repeated="13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M$4:.$M$79];[.A44]));&quot;&quot;;SMALL([.$M$4:.$M$79];[.A44]))" office:value-type="float" office:value="89" calcext:value-type="float">
            <text:p>89</text:p>
          </table:table-cell>
          <table:table-cell table:formula="of:=IF([.B44]=&quot;&quot;;&quot;&quot;;IF(OR([.D43]=&quot;pb&quot;;[.D43]=&quot;b&quot;;[.D43]=&quot;&quot;;[.D43]=&quot;p&quot;);[.B44]-[.B43];[.B44]-[.B43]-1))" office:value-type="float" office:value="6" calcext:value-type="float">
            <text:p>6</text:p>
          </table:table-cell>
          <table:table-cell table:formula="of:=IF([.B44]=&quot;&quot;;&quot;&quot;;IF(ISNUMBER(MATCH([.B44];[.$M$4:.$M$11];0));&quot;&quot;;INDEX([.$N$23:.$N$79];MATCH([.B44];[.$M$23:.$M$79];0))))">
            <text:p/>
          </table:table-cell>
          <table:table-cell table:formula="of:=IF([.B44]=&quot;&quot;;&quot;&quot;;IF([.B43]&lt;[.$M$4];INDEX([.$N$4:.$N$11];MATCH([.B43];[.$M$4:.$M$11];-1));INDEX([.$N$4:.$N$11];MATCH([.B43];[.$M$4:.$M$11];1))))" office:value-type="string" office:string-value="s2" calcext:value-type="string">
            <text:p>s2</text:p>
          </table:table-cell>
          <table:table-cell table:formula="of:=IF([.D44]=&quot;b&quot;;&quot;\break&quot;;IF([.D44]=&quot;pb&quot;;&quot;\pageBreak&quot;;&quot;&quot;))">
            <text:p/>
          </table:table-cell>
          <table:table-cell table:formula="of:=IF(ISERROR(MATCH([.B44];[.$M$24:.$M$79];0));&quot;&quot;;IF(INDEX([.$O$24:.$O$79];MATCH([.B44];[.$M$24:.$M$79];0))=&quot;&quot;;&quot;&quot;;&quot;\grace {&quot;&amp;INDEX([.$O$24:.$O$79];MATCH([.B44];[.$M$24:.$M$79];0))&amp;&quot;}&quot;))">
            <text:p/>
          </table:table-cell>
          <table:table-cell/>
          <table:table-cell table:style-name="ce4" table:formula="of:=IF([.B44]=&quot;&quot;;&quot;&quot;;IF([.$M$16]=&quot;Y&quot;;IF([.C44]=0;&quot; &quot;&amp;[.F44];IF(OR([.D44]=&quot;b&quot;;[.D44]=&quot;pb&quot;);[.E44]&amp;&quot;*&quot;&amp;[.C44]&amp;&quot; &quot;&amp;[.F44]&amp;&quot; &quot;&amp;[.G44];[.E44]&amp;&quot;*&quot;&amp;[.C44]&amp;&quot; &quot;&amp;SUBSTITUTE(SUBSTITUTE([.D44];&quot;-pb-&quot;;&quot; \bar &quot;&quot;&quot;&quot; \pageBreak &quot;);&quot;-b-&quot;;&quot; \bar &quot;&quot;&quot;&quot; \break &quot;)));&quot;&quot;))" office:value-type="string" office:string-value="s2*6 " calcext:value-type="string">
            <text:p>s2*6 </text:p>
          </table:table-cell>
          <table:table-cell table:number-columns-repeated="2"/>
          <table:table-cell table:style-name="ce14" office:value-type="float" office:value="22" calcext:value-type="float">
            <text:p>22</text:p>
          </table:table-cell>
          <table:table-cell table:style-name="ce14" table:formula="of:=IF(INDEX([.$W44:.$BR44];MATCH([.$M$3];[.$W$3:.$BR$3];0)+[.$M$1])=&quot;&quot;;&quot;&quot;;INDEX([.$BU$23:.$BU$192];MATCH(INDEX([.$W44:.$BR44];MATCH([.$M$3];[.$W$3:.$BR$3];0)+[.$M$1])&amp;IF([.P44]=&quot;&quot;;&quot;&quot;;&quot;_&quot;&amp;[.P44]);[.$BV$23:.$BV$192];0)))">
            <text:p/>
          </table:table-cell>
          <table:table-cell table:style-name="ce14" table:formula="of:=IF(INDEX([.$W44:.$BR44];MATCH([.$M$3];[.$W$3:.$BR$3];0)+[.$N$1])=&quot;&quot;;&quot;&quot;;INDEX([.$W44:.$BR44];MATCH([.$M$3];[.$W$3:.$BR$3];0)+[.$N$1]))">
            <text:p/>
          </table:table-cell>
          <table:table-cell table:style-name="ce14" table:formula="of:=IF(INDEX([.$W44:.$BR44];MATCH([.$M$3];[.$W$3:.$BR$3];0)+[.$O$1])=&quot;&quot;;&quot;&quot;;INDEX([.$W44:.$BR44];MATCH([.$M$3];[.$W$3:.$BR$3];0)+[.$O$1]))">
            <text:p/>
          </table:table-cell>
          <table:table-cell table:style-name="ce14" table:formula="of:=IF(INDEX([.$W44:.$BR44];MATCH([.$M$3];[.$W$3:.$BR$3];0)+[.$P$1])=&quot;&quot;;&quot;&quot;;INDEX([.$W44:.$BR44];MATCH([.$M$3];[.$W$3:.$BR$3];0)+[.$P$1]))">
            <text:p/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style-name="ce32" office:value-type="float" office:value="65" calcext:value-type="float">
            <text:p>6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68" calcext:value-type="float">
            <text:p>6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23" calcext:value-type="float">
            <text:p>12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47" calcext:value-type="float">
            <text:p>4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2" calcext:value-type="float">
            <text:p>5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2" calcext:value-type="float">
            <text:p>5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44" calcext:value-type="float">
            <text:p>4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63" calcext:value-type="float">
            <text:p>6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22" calcext:value-type="float">
            <text:p>22</text:p>
          </table:table-cell>
          <table:table-cell table:style-name="Default" table:formula="of:=IF(INDEX([BARS.$D$8:.$O$177];[.BU44];[.$B$7])=&quot;&quot;;&quot;&quot;;INDEX([BARS.$D$8:.$O$177];[.BU44];[.$B$7]))" office:value-type="float" office:value="21" calcext:value-type="float">
            <text:p>21</text:p>
          </table:table-cell>
          <table:table-cell table:number-columns-repeated="13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M$4:.$M$79];[.A45]));&quot;&quot;;SMALL([.$M$4:.$M$79];[.A45]))">
            <text:p/>
          </table:table-cell>
          <table:table-cell table:formula="of:=IF([.B45]=&quot;&quot;;&quot;&quot;;IF(OR([.D44]=&quot;pb&quot;;[.D44]=&quot;b&quot;;[.D44]=&quot;&quot;;[.D44]=&quot;p&quot;);[.B45]-[.B44];[.B45]-[.B44]-1))">
            <text:p/>
          </table:table-cell>
          <table:table-cell table:formula="of:=IF([.B45]=&quot;&quot;;&quot;&quot;;IF(ISNUMBER(MATCH([.B45];[.$M$4:.$M$11];0));&quot;&quot;;INDEX([.$N$23:.$N$79];MATCH([.B45];[.$M$23:.$M$79];0))))">
            <text:p/>
          </table:table-cell>
          <table:table-cell table:formula="of:=IF([.B45]=&quot;&quot;;&quot;&quot;;IF([.B44]&lt;[.$M$4];INDEX([.$N$4:.$N$11];MATCH([.B44];[.$M$4:.$M$11];-1));INDEX([.$N$4:.$N$11];MATCH([.B44];[.$M$4:.$M$11];1))))">
            <text:p/>
          </table:table-cell>
          <table:table-cell table:formula="of:=IF([.D45]=&quot;b&quot;;&quot;\break&quot;;IF([.D45]=&quot;pb&quot;;&quot;\pageBreak&quot;;&quot;&quot;))">
            <text:p/>
          </table:table-cell>
          <table:table-cell table:formula="of:=IF(ISERROR(MATCH([.B45];[.$M$24:.$M$79];0));&quot;&quot;;IF(INDEX([.$O$24:.$O$79];MATCH([.B45];[.$M$24:.$M$79];0))=&quot;&quot;;&quot;&quot;;&quot;\grace {&quot;&amp;INDEX([.$O$24:.$O$79];MATCH([.B45];[.$M$24:.$M$79];0))&amp;&quot;}&quot;))">
            <text:p/>
          </table:table-cell>
          <table:table-cell/>
          <table:table-cell table:style-name="ce4" table:formula="of:=IF([.B45]=&quot;&quot;;&quot;&quot;;IF([.$M$16]=&quot;Y&quot;;IF([.C45]=0;&quot; &quot;&amp;[.F45];IF(OR([.D45]=&quot;b&quot;;[.D45]=&quot;pb&quot;);[.E45]&amp;&quot;*&quot;&amp;[.C45]&amp;&quot; &quot;&amp;[.F45]&amp;&quot; &quot;&amp;[.G45];[.E45]&amp;&quot;*&quot;&amp;[.C45]&amp;&quot; &quot;&amp;SUBSTITUTE(SUBSTITUTE([.D45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23" calcext:value-type="float">
            <text:p>23</text:p>
          </table:table-cell>
          <table:table-cell table:style-name="ce14" table:formula="of:=IF(INDEX([.$W45:.$BR45];MATCH([.$M$3];[.$W$3:.$BR$3];0)+[.$M$1])=&quot;&quot;;&quot;&quot;;INDEX([.$BU$23:.$BU$192];MATCH(INDEX([.$W45:.$BR45];MATCH([.$M$3];[.$W$3:.$BR$3];0)+[.$M$1])&amp;IF([.P45]=&quot;&quot;;&quot;&quot;;&quot;_&quot;&amp;[.P45]);[.$BV$23:.$BV$192];0)))">
            <text:p/>
          </table:table-cell>
          <table:table-cell table:style-name="ce14" table:formula="of:=IF(INDEX([.$W45:.$BR45];MATCH([.$M$3];[.$W$3:.$BR$3];0)+[.$N$1])=&quot;&quot;;&quot;&quot;;INDEX([.$W45:.$BR45];MATCH([.$M$3];[.$W$3:.$BR$3];0)+[.$N$1]))">
            <text:p/>
          </table:table-cell>
          <table:table-cell table:style-name="ce14" table:formula="of:=IF(INDEX([.$W45:.$BR45];MATCH([.$M$3];[.$W$3:.$BR$3];0)+[.$O$1])=&quot;&quot;;&quot;&quot;;INDEX([.$W45:.$BR45];MATCH([.$M$3];[.$W$3:.$BR$3];0)+[.$O$1]))">
            <text:p/>
          </table:table-cell>
          <table:table-cell table:style-name="ce14" table:formula="of:=IF(INDEX([.$W45:.$BR45];MATCH([.$M$3];[.$W$3:.$BR$3];0)+[.$P$1])=&quot;&quot;;&quot;&quot;;INDEX([.$W45:.$BR45];MATCH([.$M$3];[.$W$3:.$BR$3];0)+[.$P$1]))">
            <text:p/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style-name="ce32" office:value-type="float" office:value="69" calcext:value-type="float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70" calcext:value-type="float">
            <text:p>7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29" calcext:value-type="float">
            <text:p>12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49" calcext:value-type="float">
            <text:p>4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4" calcext:value-type="float">
            <text:p>5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4" calcext:value-type="float">
            <text:p>5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46" calcext:value-type="float">
            <text:p>4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66" calcext:value-type="float">
            <text:p>6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23" calcext:value-type="float">
            <text:p>23</text:p>
          </table:table-cell>
          <table:table-cell table:style-name="Default" table:formula="of:=IF(INDEX([BARS.$D$8:.$O$177];[.BU45];[.$B$7])=&quot;&quot;;&quot;&quot;;INDEX([BARS.$D$8:.$O$177];[.BU45];[.$B$7]))" office:value-type="float" office:value="22" calcext:value-type="float">
            <text:p>22</text:p>
          </table:table-cell>
          <table:table-cell table:number-columns-repeated="13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M$4:.$M$79];[.A46]));&quot;&quot;;SMALL([.$M$4:.$M$79];[.A46]))">
            <text:p/>
          </table:table-cell>
          <table:table-cell table:formula="of:=IF([.B46]=&quot;&quot;;&quot;&quot;;IF(OR([.D45]=&quot;pb&quot;;[.D45]=&quot;b&quot;;[.D45]=&quot;&quot;;[.D45]=&quot;p&quot;);[.B46]-[.B45];[.B46]-[.B45]-1))">
            <text:p/>
          </table:table-cell>
          <table:table-cell table:formula="of:=IF([.B46]=&quot;&quot;;&quot;&quot;;IF(ISNUMBER(MATCH([.B46];[.$M$4:.$M$11];0));&quot;&quot;;INDEX([.$N$23:.$N$79];MATCH([.B46];[.$M$23:.$M$79];0))))">
            <text:p/>
          </table:table-cell>
          <table:table-cell table:formula="of:=IF([.B46]=&quot;&quot;;&quot;&quot;;IF([.B45]&lt;[.$M$4];INDEX([.$N$4:.$N$11];MATCH([.B45];[.$M$4:.$M$11];-1));INDEX([.$N$4:.$N$11];MATCH([.B45];[.$M$4:.$M$11];1))))">
            <text:p/>
          </table:table-cell>
          <table:table-cell table:formula="of:=IF([.D46]=&quot;b&quot;;&quot;\break&quot;;IF([.D46]=&quot;pb&quot;;&quot;\pageBreak&quot;;&quot;&quot;))">
            <text:p/>
          </table:table-cell>
          <table:table-cell table:formula="of:=IF(ISERROR(MATCH([.B46];[.$M$24:.$M$79];0));&quot;&quot;;IF(INDEX([.$O$24:.$O$79];MATCH([.B46];[.$M$24:.$M$79];0))=&quot;&quot;;&quot;&quot;;&quot;\grace {&quot;&amp;INDEX([.$O$24:.$O$79];MATCH([.B46];[.$M$24:.$M$79];0))&amp;&quot;}&quot;))">
            <text:p/>
          </table:table-cell>
          <table:table-cell/>
          <table:table-cell table:style-name="ce4" table:formula="of:=IF([.B46]=&quot;&quot;;&quot;&quot;;IF([.$M$16]=&quot;Y&quot;;IF([.C46]=0;&quot; &quot;&amp;[.F46];IF(OR([.D46]=&quot;b&quot;;[.D46]=&quot;pb&quot;);[.E46]&amp;&quot;*&quot;&amp;[.C46]&amp;&quot; &quot;&amp;[.F46]&amp;&quot; &quot;&amp;[.G46];[.E46]&amp;&quot;*&quot;&amp;[.C46]&amp;&quot; &quot;&amp;SUBSTITUTE(SUBSTITUTE([.D46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24" calcext:value-type="float">
            <text:p>24</text:p>
          </table:table-cell>
          <table:table-cell table:style-name="ce14" table:formula="of:=IF(INDEX([.$W46:.$BR46];MATCH([.$M$3];[.$W$3:.$BR$3];0)+[.$M$1])=&quot;&quot;;&quot;&quot;;INDEX([.$BU$23:.$BU$192];MATCH(INDEX([.$W46:.$BR46];MATCH([.$M$3];[.$W$3:.$BR$3];0)+[.$M$1])&amp;IF([.P46]=&quot;&quot;;&quot;&quot;;&quot;_&quot;&amp;[.P46]);[.$BV$23:.$BV$192];0)))">
            <text:p/>
          </table:table-cell>
          <table:table-cell table:style-name="ce14" table:formula="of:=IF(INDEX([.$W46:.$BR46];MATCH([.$M$3];[.$W$3:.$BR$3];0)+[.$N$1])=&quot;&quot;;&quot;&quot;;INDEX([.$W46:.$BR46];MATCH([.$M$3];[.$W$3:.$BR$3];0)+[.$N$1]))">
            <text:p/>
          </table:table-cell>
          <table:table-cell table:style-name="ce14" table:formula="of:=IF(INDEX([.$W46:.$BR46];MATCH([.$M$3];[.$W$3:.$BR$3];0)+[.$O$1])=&quot;&quot;;&quot;&quot;;INDEX([.$W46:.$BR46];MATCH([.$M$3];[.$W$3:.$BR$3];0)+[.$O$1]))">
            <text:p/>
          </table:table-cell>
          <table:table-cell table:style-name="ce14" table:formula="of:=IF(INDEX([.$W46:.$BR46];MATCH([.$M$3];[.$W$3:.$BR$3];0)+[.$P$1])=&quot;&quot;;&quot;&quot;;INDEX([.$W46:.$BR46];MATCH([.$M$3];[.$W$3:.$BR$3];0)+[.$P$1]))">
            <text:p/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style-name="ce32" office:value-type="float" office:value="73" calcext:value-type="float">
            <text:p>7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72" calcext:value-type="float">
            <text:p>7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36" calcext:value-type="float">
            <text:p>13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52" calcext:value-type="float">
            <text:p>5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6" calcext:value-type="float">
            <text:p>5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6" calcext:value-type="float">
            <text:p>5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48" calcext:value-type="float">
            <text:p>4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69" calcext:value-type="float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24" calcext:value-type="float">
            <text:p>24</text:p>
          </table:table-cell>
          <table:table-cell table:style-name="Default" table:formula="of:=IF(INDEX([BARS.$D$8:.$O$177];[.BU46];[.$B$7])=&quot;&quot;;&quot;&quot;;INDEX([BARS.$D$8:.$O$177];[.BU46];[.$B$7]))" office:value-type="float" office:value="23" calcext:value-type="float">
            <text:p>23</text:p>
          </table:table-cell>
          <table:table-cell table:number-columns-repeated="13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M$4:.$M$79];[.A47]));&quot;&quot;;SMALL([.$M$4:.$M$79];[.A47]))">
            <text:p/>
          </table:table-cell>
          <table:table-cell table:formula="of:=IF([.B47]=&quot;&quot;;&quot;&quot;;IF(OR([.D46]=&quot;pb&quot;;[.D46]=&quot;b&quot;;[.D46]=&quot;&quot;;[.D46]=&quot;p&quot;);[.B47]-[.B46];[.B47]-[.B46]-1))">
            <text:p/>
          </table:table-cell>
          <table:table-cell table:formula="of:=IF([.B47]=&quot;&quot;;&quot;&quot;;IF(ISNUMBER(MATCH([.B47];[.$M$4:.$M$11];0));&quot;&quot;;INDEX([.$N$23:.$N$79];MATCH([.B47];[.$M$23:.$M$79];0))))">
            <text:p/>
          </table:table-cell>
          <table:table-cell table:formula="of:=IF([.B47]=&quot;&quot;;&quot;&quot;;IF([.B46]&lt;[.$M$4];INDEX([.$N$4:.$N$11];MATCH([.B46];[.$M$4:.$M$11];-1));INDEX([.$N$4:.$N$11];MATCH([.B46];[.$M$4:.$M$11];1))))">
            <text:p/>
          </table:table-cell>
          <table:table-cell table:formula="of:=IF([.D47]=&quot;b&quot;;&quot;\break&quot;;IF([.D47]=&quot;pb&quot;;&quot;\pageBreak&quot;;&quot;&quot;))">
            <text:p/>
          </table:table-cell>
          <table:table-cell table:formula="of:=IF(ISERROR(MATCH([.B47];[.$M$24:.$M$79];0));&quot;&quot;;IF(INDEX([.$O$24:.$O$79];MATCH([.B47];[.$M$24:.$M$79];0))=&quot;&quot;;&quot;&quot;;&quot;\grace {&quot;&amp;INDEX([.$O$24:.$O$79];MATCH([.B47];[.$M$24:.$M$79];0))&amp;&quot;}&quot;))">
            <text:p/>
          </table:table-cell>
          <table:table-cell/>
          <table:table-cell table:style-name="ce4" table:formula="of:=IF([.B47]=&quot;&quot;;&quot;&quot;;IF([.$M$16]=&quot;Y&quot;;IF([.C47]=0;&quot; &quot;&amp;[.F47];IF(OR([.D47]=&quot;b&quot;;[.D47]=&quot;pb&quot;);[.E47]&amp;&quot;*&quot;&amp;[.C47]&amp;&quot; &quot;&amp;[.F47]&amp;&quot; &quot;&amp;[.G47];[.E47]&amp;&quot;*&quot;&amp;[.C47]&amp;&quot; &quot;&amp;SUBSTITUTE(SUBSTITUTE([.D47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25" calcext:value-type="float">
            <text:p>25</text:p>
          </table:table-cell>
          <table:table-cell table:style-name="ce14" table:formula="of:=IF(INDEX([.$W47:.$BR47];MATCH([.$M$3];[.$W$3:.$BR$3];0)+[.$M$1])=&quot;&quot;;&quot;&quot;;INDEX([.$BU$23:.$BU$192];MATCH(INDEX([.$W47:.$BR47];MATCH([.$M$3];[.$W$3:.$BR$3];0)+[.$M$1])&amp;IF([.P47]=&quot;&quot;;&quot;&quot;;&quot;_&quot;&amp;[.P47]);[.$BV$23:.$BV$192];0)))">
            <text:p/>
          </table:table-cell>
          <table:table-cell table:style-name="ce14" table:formula="of:=IF(INDEX([.$W47:.$BR47];MATCH([.$M$3];[.$W$3:.$BR$3];0)+[.$N$1])=&quot;&quot;;&quot;&quot;;INDEX([.$W47:.$BR47];MATCH([.$M$3];[.$W$3:.$BR$3];0)+[.$N$1]))">
            <text:p/>
          </table:table-cell>
          <table:table-cell table:style-name="ce14" table:formula="of:=IF(INDEX([.$W47:.$BR47];MATCH([.$M$3];[.$W$3:.$BR$3];0)+[.$O$1])=&quot;&quot;;&quot;&quot;;INDEX([.$W47:.$BR47];MATCH([.$M$3];[.$W$3:.$BR$3];0)+[.$O$1]))">
            <text:p/>
          </table:table-cell>
          <table:table-cell table:style-name="ce14" table:formula="of:=IF(INDEX([.$W47:.$BR47];MATCH([.$M$3];[.$W$3:.$BR$3];0)+[.$P$1])=&quot;&quot;;&quot;&quot;;INDEX([.$W47:.$BR47];MATCH([.$M$3];[.$W$3:.$BR$3];0)+[.$P$1]))">
            <text:p/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74" calcext:value-type="float">
            <text:p>7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42" calcext:value-type="float">
            <text:p>14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55" calcext:value-type="float">
            <text:p>5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8" calcext:value-type="float">
            <text:p>5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58" calcext:value-type="float">
            <text:p>5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50" calcext:value-type="float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72" calcext:value-type="float">
            <text:p>7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25" calcext:value-type="float">
            <text:p>25</text:p>
          </table:table-cell>
          <table:table-cell table:style-name="Default" table:formula="of:=IF(INDEX([BARS.$D$8:.$O$177];[.BU47];[.$B$7])=&quot;&quot;;&quot;&quot;;INDEX([BARS.$D$8:.$O$177];[.BU47];[.$B$7]))" office:value-type="float" office:value="24" calcext:value-type="float">
            <text:p>24</text:p>
          </table:table-cell>
          <table:table-cell table:number-columns-repeated="13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M$4:.$M$79];[.A48]));&quot;&quot;;SMALL([.$M$4:.$M$79];[.A48]))">
            <text:p/>
          </table:table-cell>
          <table:table-cell table:formula="of:=IF([.B48]=&quot;&quot;;&quot;&quot;;IF(OR([.D47]=&quot;pb&quot;;[.D47]=&quot;b&quot;;[.D47]=&quot;&quot;;[.D47]=&quot;p&quot;);[.B48]-[.B47];[.B48]-[.B47]-1))">
            <text:p/>
          </table:table-cell>
          <table:table-cell table:formula="of:=IF([.B48]=&quot;&quot;;&quot;&quot;;IF(ISNUMBER(MATCH([.B48];[.$M$4:.$M$11];0));&quot;&quot;;INDEX([.$N$23:.$N$79];MATCH([.B48];[.$M$23:.$M$79];0))))">
            <text:p/>
          </table:table-cell>
          <table:table-cell table:formula="of:=IF([.B48]=&quot;&quot;;&quot;&quot;;IF([.B47]&lt;[.$M$4];INDEX([.$N$4:.$N$11];MATCH([.B47];[.$M$4:.$M$11];-1));INDEX([.$N$4:.$N$11];MATCH([.B47];[.$M$4:.$M$11];1))))">
            <text:p/>
          </table:table-cell>
          <table:table-cell table:formula="of:=IF([.D48]=&quot;b&quot;;&quot;\break&quot;;IF([.D48]=&quot;pb&quot;;&quot;\pageBreak&quot;;&quot;&quot;))">
            <text:p/>
          </table:table-cell>
          <table:table-cell table:formula="of:=IF(ISERROR(MATCH([.B48];[.$M$24:.$M$79];0));&quot;&quot;;IF(INDEX([.$O$24:.$O$79];MATCH([.B48];[.$M$24:.$M$79];0))=&quot;&quot;;&quot;&quot;;&quot;\grace {&quot;&amp;INDEX([.$O$24:.$O$79];MATCH([.B48];[.$M$24:.$M$79];0))&amp;&quot;}&quot;))">
            <text:p/>
          </table:table-cell>
          <table:table-cell/>
          <table:table-cell table:style-name="ce4" table:formula="of:=IF([.B48]=&quot;&quot;;&quot;&quot;;IF([.$M$16]=&quot;Y&quot;;IF([.C48]=0;&quot; &quot;&amp;[.F48];IF(OR([.D48]=&quot;b&quot;;[.D48]=&quot;pb&quot;);[.E48]&amp;&quot;*&quot;&amp;[.C48]&amp;&quot; &quot;&amp;[.F48]&amp;&quot; &quot;&amp;[.G48];[.E48]&amp;&quot;*&quot;&amp;[.C48]&amp;&quot; &quot;&amp;SUBSTITUTE(SUBSTITUTE([.D48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26" calcext:value-type="float">
            <text:p>26</text:p>
          </table:table-cell>
          <table:table-cell table:style-name="ce15" table:formula="of:=IF(INDEX([.$W48:.$BR48];MATCH([.$M$3];[.$W$3:.$BR$3];0)+[.$M$1])=&quot;&quot;;&quot;&quot;;INDEX([.$BU$23:.$BU$192];MATCH(INDEX([.$W48:.$BR48];MATCH([.$M$3];[.$W$3:.$BR$3];0)+[.$M$1])&amp;IF([.P48]=&quot;&quot;;&quot;&quot;;&quot;_&quot;&amp;[.P48]);[.$BV$23:.$BV$192];0)))">
            <text:p/>
          </table:table-cell>
          <table:table-cell table:style-name="ce14" table:formula="of:=IF(INDEX([.$W48:.$BR48];MATCH([.$M$3];[.$W$3:.$BR$3];0)+[.$N$1])=&quot;&quot;;&quot;&quot;;INDEX([.$W48:.$BR48];MATCH([.$M$3];[.$W$3:.$BR$3];0)+[.$N$1]))">
            <text:p/>
          </table:table-cell>
          <table:table-cell table:style-name="ce14" table:formula="of:=IF(INDEX([.$W48:.$BR48];MATCH([.$M$3];[.$W$3:.$BR$3];0)+[.$O$1])=&quot;&quot;;&quot;&quot;;INDEX([.$W48:.$BR48];MATCH([.$M$3];[.$W$3:.$BR$3];0)+[.$O$1]))">
            <text:p/>
          </table:table-cell>
          <table:table-cell table:style-name="ce14" table:formula="of:=IF(INDEX([.$W48:.$BR48];MATCH([.$M$3];[.$W$3:.$BR$3];0)+[.$P$1])=&quot;&quot;;&quot;&quot;;INDEX([.$W48:.$BR48];MATCH([.$M$3];[.$W$3:.$BR$3];0)+[.$P$1]))">
            <text:p/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76" calcext:value-type="float">
            <text:p>7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48" calcext:value-type="float">
            <text:p>14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58" calcext:value-type="float">
            <text:p>5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60" calcext:value-type="float">
            <text:p>6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61" calcext:value-type="float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52" calcext:value-type="float">
            <text:p>5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75" calcext:value-type="float">
            <text:p>7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26" calcext:value-type="float">
            <text:p>26</text:p>
          </table:table-cell>
          <table:table-cell table:style-name="Default" table:formula="of:=IF(INDEX([BARS.$D$8:.$O$177];[.BU48];[.$B$7])=&quot;&quot;;&quot;&quot;;INDEX([BARS.$D$8:.$O$177];[.BU48];[.$B$7]))" office:value-type="float" office:value="25" calcext:value-type="float">
            <text:p>25</text:p>
          </table:table-cell>
          <table:table-cell table:number-columns-repeated="13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M$4:.$M$79];[.A49]));&quot;&quot;;SMALL([.$M$4:.$M$79];[.A49]))">
            <text:p/>
          </table:table-cell>
          <table:table-cell table:formula="of:=IF([.B49]=&quot;&quot;;&quot;&quot;;IF(OR([.D48]=&quot;pb&quot;;[.D48]=&quot;b&quot;;[.D48]=&quot;&quot;;[.D48]=&quot;p&quot;);[.B49]-[.B48];[.B49]-[.B48]-1))">
            <text:p/>
          </table:table-cell>
          <table:table-cell table:formula="of:=IF([.B49]=&quot;&quot;;&quot;&quot;;IF(ISNUMBER(MATCH([.B49];[.$M$4:.$M$11];0));&quot;&quot;;INDEX([.$N$23:.$N$79];MATCH([.B49];[.$M$23:.$M$79];0))))">
            <text:p/>
          </table:table-cell>
          <table:table-cell table:formula="of:=IF([.B49]=&quot;&quot;;&quot;&quot;;IF([.B48]&lt;[.$M$4];INDEX([.$N$4:.$N$11];MATCH([.B48];[.$M$4:.$M$11];-1));INDEX([.$N$4:.$N$11];MATCH([.B48];[.$M$4:.$M$11];1))))">
            <text:p/>
          </table:table-cell>
          <table:table-cell table:formula="of:=IF([.D49]=&quot;b&quot;;&quot;\break&quot;;IF([.D49]=&quot;pb&quot;;&quot;\pageBreak&quot;;&quot;&quot;))">
            <text:p/>
          </table:table-cell>
          <table:table-cell table:formula="of:=IF(ISERROR(MATCH([.B49];[.$M$24:.$M$79];0));&quot;&quot;;IF(INDEX([.$O$24:.$O$79];MATCH([.B49];[.$M$24:.$M$79];0))=&quot;&quot;;&quot;&quot;;&quot;\grace {&quot;&amp;INDEX([.$O$24:.$O$79];MATCH([.B49];[.$M$24:.$M$79];0))&amp;&quot;}&quot;))">
            <text:p/>
          </table:table-cell>
          <table:table-cell/>
          <table:table-cell table:style-name="ce4" table:formula="of:=IF([.B49]=&quot;&quot;;&quot;&quot;;IF([.$M$16]=&quot;Y&quot;;IF([.C49]=0;&quot; &quot;&amp;[.F49];IF(OR([.D49]=&quot;b&quot;;[.D49]=&quot;pb&quot;);[.E49]&amp;&quot;*&quot;&amp;[.C49]&amp;&quot; &quot;&amp;[.F49]&amp;&quot; &quot;&amp;[.G49];[.E49]&amp;&quot;*&quot;&amp;[.C49]&amp;&quot; &quot;&amp;SUBSTITUTE(SUBSTITUTE([.D49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27" calcext:value-type="float">
            <text:p>27</text:p>
          </table:table-cell>
          <table:table-cell table:style-name="ce15" table:formula="of:=IF(INDEX([.$W49:.$BR49];MATCH([.$M$3];[.$W$3:.$BR$3];0)+[.$M$1])=&quot;&quot;;&quot;&quot;;INDEX([.$BU$23:.$BU$192];MATCH(INDEX([.$W49:.$BR49];MATCH([.$M$3];[.$W$3:.$BR$3];0)+[.$M$1])&amp;IF([.P49]=&quot;&quot;;&quot;&quot;;&quot;_&quot;&amp;[.P49]);[.$BV$23:.$BV$192];0)))">
            <text:p/>
          </table:table-cell>
          <table:table-cell table:style-name="ce14" table:formula="of:=IF(INDEX([.$W49:.$BR49];MATCH([.$M$3];[.$W$3:.$BR$3];0)+[.$N$1])=&quot;&quot;;&quot;&quot;;INDEX([.$W49:.$BR49];MATCH([.$M$3];[.$W$3:.$BR$3];0)+[.$N$1]))">
            <text:p/>
          </table:table-cell>
          <table:table-cell table:style-name="ce14" table:formula="of:=IF(INDEX([.$W49:.$BR49];MATCH([.$M$3];[.$W$3:.$BR$3];0)+[.$O$1])=&quot;&quot;;&quot;&quot;;INDEX([.$W49:.$BR49];MATCH([.$M$3];[.$W$3:.$BR$3];0)+[.$O$1]))">
            <text:p/>
          </table:table-cell>
          <table:table-cell table:style-name="ce14" table:formula="of:=IF(INDEX([.$W49:.$BR49];MATCH([.$M$3];[.$W$3:.$BR$3];0)+[.$P$1])=&quot;&quot;;&quot;&quot;;INDEX([.$W49:.$BR49];MATCH([.$M$3];[.$W$3:.$BR$3];0)+[.$P$1]))">
            <text:p/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78" calcext:value-type="float">
            <text:p>7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55" calcext:value-type="float">
            <text:p>15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61" calcext:value-type="float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63" calcext:value-type="float">
            <text:p>6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64" calcext:value-type="float">
            <text:p>6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54" calcext:value-type="float">
            <text:p>5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78" calcext:value-type="float">
            <text:p>7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27" calcext:value-type="float">
            <text:p>27</text:p>
          </table:table-cell>
          <table:table-cell table:style-name="Default" table:formula="of:=IF(INDEX([BARS.$D$8:.$O$177];[.BU49];[.$B$7])=&quot;&quot;;&quot;&quot;;INDEX([BARS.$D$8:.$O$177];[.BU49];[.$B$7]))" office:value-type="float" office:value="26" calcext:value-type="float">
            <text:p>26</text:p>
          </table:table-cell>
          <table:table-cell table:number-columns-repeated="13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IF(ISERROR(SMALL([.$M$4:.$M$79];[.A50]));&quot;&quot;;SMALL([.$M$4:.$M$79];[.A50]))">
            <text:p/>
          </table:table-cell>
          <table:table-cell table:formula="of:=IF([.B50]=&quot;&quot;;&quot;&quot;;IF(OR([.D49]=&quot;pb&quot;;[.D49]=&quot;b&quot;;[.D49]=&quot;&quot;;[.D49]=&quot;p&quot;);[.B50]-[.B49];[.B50]-[.B49]-1))">
            <text:p/>
          </table:table-cell>
          <table:table-cell table:formula="of:=IF([.B50]=&quot;&quot;;&quot;&quot;;IF(ISNUMBER(MATCH([.B50];[.$M$4:.$M$11];0));&quot;&quot;;INDEX([.$N$23:.$N$79];MATCH([.B50];[.$M$23:.$M$79];0))))">
            <text:p/>
          </table:table-cell>
          <table:table-cell table:formula="of:=IF([.B50]=&quot;&quot;;&quot;&quot;;IF([.B49]&lt;[.$M$4];INDEX([.$N$4:.$N$11];MATCH([.B49];[.$M$4:.$M$11];-1));INDEX([.$N$4:.$N$11];MATCH([.B49];[.$M$4:.$M$11];1))))">
            <text:p/>
          </table:table-cell>
          <table:table-cell table:formula="of:=IF([.D50]=&quot;b&quot;;&quot;\break&quot;;IF([.D50]=&quot;pb&quot;;&quot;\pageBreak&quot;;&quot;&quot;))">
            <text:p/>
          </table:table-cell>
          <table:table-cell table:formula="of:=IF(ISERROR(MATCH([.B50];[.$M$24:.$M$79];0));&quot;&quot;;IF(INDEX([.$O$24:.$O$79];MATCH([.B50];[.$M$24:.$M$79];0))=&quot;&quot;;&quot;&quot;;&quot;\grace {&quot;&amp;INDEX([.$O$24:.$O$79];MATCH([.B50];[.$M$24:.$M$79];0))&amp;&quot;}&quot;))">
            <text:p/>
          </table:table-cell>
          <table:table-cell/>
          <table:table-cell table:style-name="ce4" table:formula="of:=IF([.B50]=&quot;&quot;;&quot;&quot;;IF([.$M$16]=&quot;Y&quot;;IF([.C50]=0;&quot; &quot;&amp;[.F50];IF(OR([.D50]=&quot;b&quot;;[.D50]=&quot;pb&quot;);[.E50]&amp;&quot;*&quot;&amp;[.C50]&amp;&quot; &quot;&amp;[.F50]&amp;&quot; &quot;&amp;[.G50];[.E50]&amp;&quot;*&quot;&amp;[.C50]&amp;&quot; &quot;&amp;SUBSTITUTE(SUBSTITUTE([.D50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28" calcext:value-type="float">
            <text:p>28</text:p>
          </table:table-cell>
          <table:table-cell table:style-name="ce15" table:formula="of:=IF(INDEX([.$W50:.$BR50];MATCH([.$M$3];[.$W$3:.$BR$3];0)+[.$M$1])=&quot;&quot;;&quot;&quot;;INDEX([.$BU$23:.$BU$192];MATCH(INDEX([.$W50:.$BR50];MATCH([.$M$3];[.$W$3:.$BR$3];0)+[.$M$1])&amp;IF([.P50]=&quot;&quot;;&quot;&quot;;&quot;_&quot;&amp;[.P50]);[.$BV$23:.$BV$192];0)))">
            <text:p/>
          </table:table-cell>
          <table:table-cell table:style-name="ce14" table:formula="of:=IF(INDEX([.$W50:.$BR50];MATCH([.$M$3];[.$W$3:.$BR$3];0)+[.$N$1])=&quot;&quot;;&quot;&quot;;INDEX([.$W50:.$BR50];MATCH([.$M$3];[.$W$3:.$BR$3];0)+[.$N$1]))">
            <text:p/>
          </table:table-cell>
          <table:table-cell table:style-name="ce14" table:formula="of:=IF(INDEX([.$W50:.$BR50];MATCH([.$M$3];[.$W$3:.$BR$3];0)+[.$O$1])=&quot;&quot;;&quot;&quot;;INDEX([.$W50:.$BR50];MATCH([.$M$3];[.$W$3:.$BR$3];0)+[.$O$1]))">
            <text:p/>
          </table:table-cell>
          <table:table-cell table:style-name="ce14" table:formula="of:=IF(INDEX([.$W50:.$BR50];MATCH([.$M$3];[.$W$3:.$BR$3];0)+[.$P$1])=&quot;&quot;;&quot;&quot;;INDEX([.$W50:.$BR50];MATCH([.$M$3];[.$W$3:.$BR$3];0)+[.$P$1]))">
            <text:p/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80" calcext:value-type="float">
            <text:p>8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 office:value-type="float" office:value="162" calcext:value-type="float">
            <text:p>16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63" calcext:value-type="float">
            <text:p>6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67" calcext:value-type="float">
            <text:p>6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56" calcext:value-type="float">
            <text:p>5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81" calcext:value-type="float">
            <text:p>8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28" calcext:value-type="float">
            <text:p>28</text:p>
          </table:table-cell>
          <table:table-cell table:style-name="Default" table:formula="of:=IF(INDEX([BARS.$D$8:.$O$177];[.BU50];[.$B$7])=&quot;&quot;;&quot;&quot;;INDEX([BARS.$D$8:.$O$177];[.BU50];[.$B$7]))" office:value-type="float" office:value="27" calcext:value-type="float">
            <text:p>27</text:p>
          </table:table-cell>
          <table:table-cell table:number-columns-repeated="13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IF(ISERROR(SMALL([.$M$4:.$M$79];[.A51]));&quot;&quot;;SMALL([.$M$4:.$M$79];[.A51]))">
            <text:p/>
          </table:table-cell>
          <table:table-cell table:formula="of:=IF([.B51]=&quot;&quot;;&quot;&quot;;IF(OR([.D50]=&quot;pb&quot;;[.D50]=&quot;b&quot;;[.D50]=&quot;&quot;;[.D50]=&quot;p&quot;);[.B51]-[.B50];[.B51]-[.B50]-1))">
            <text:p/>
          </table:table-cell>
          <table:table-cell table:formula="of:=IF([.B51]=&quot;&quot;;&quot;&quot;;IF(ISNUMBER(MATCH([.B51];[.$M$4:.$M$11];0));&quot;&quot;;INDEX([.$N$23:.$N$79];MATCH([.B51];[.$M$23:.$M$79];0))))">
            <text:p/>
          </table:table-cell>
          <table:table-cell table:formula="of:=IF([.B51]=&quot;&quot;;&quot;&quot;;IF([.B50]&lt;[.$M$4];INDEX([.$N$4:.$N$11];MATCH([.B50];[.$M$4:.$M$11];-1));INDEX([.$N$4:.$N$11];MATCH([.B50];[.$M$4:.$M$11];1))))">
            <text:p/>
          </table:table-cell>
          <table:table-cell table:formula="of:=IF([.D51]=&quot;b&quot;;&quot;\break&quot;;IF([.D51]=&quot;pb&quot;;&quot;\pageBreak&quot;;&quot;&quot;))">
            <text:p/>
          </table:table-cell>
          <table:table-cell table:formula="of:=IF(ISERROR(MATCH([.B51];[.$M$24:.$M$79];0));&quot;&quot;;IF(INDEX([.$O$24:.$O$79];MATCH([.B51];[.$M$24:.$M$79];0))=&quot;&quot;;&quot;&quot;;&quot;\grace {&quot;&amp;INDEX([.$O$24:.$O$79];MATCH([.B51];[.$M$24:.$M$79];0))&amp;&quot;}&quot;))">
            <text:p/>
          </table:table-cell>
          <table:table-cell/>
          <table:table-cell table:style-name="ce4" table:formula="of:=IF([.B51]=&quot;&quot;;&quot;&quot;;IF([.$M$16]=&quot;Y&quot;;IF([.C51]=0;&quot; &quot;&amp;[.F51];IF(OR([.D51]=&quot;b&quot;;[.D51]=&quot;pb&quot;);[.E51]&amp;&quot;*&quot;&amp;[.C51]&amp;&quot; &quot;&amp;[.F51]&amp;&quot; &quot;&amp;[.G51];[.E51]&amp;&quot;*&quot;&amp;[.C51]&amp;&quot; &quot;&amp;SUBSTITUTE(SUBSTITUTE([.D51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29" calcext:value-type="float">
            <text:p>29</text:p>
          </table:table-cell>
          <table:table-cell table:style-name="ce15" table:formula="of:=IF(INDEX([.$W51:.$BR51];MATCH([.$M$3];[.$W$3:.$BR$3];0)+[.$M$1])=&quot;&quot;;&quot;&quot;;INDEX([.$BU$23:.$BU$192];MATCH(INDEX([.$W51:.$BR51];MATCH([.$M$3];[.$W$3:.$BR$3];0)+[.$M$1])&amp;IF([.P51]=&quot;&quot;;&quot;&quot;;&quot;_&quot;&amp;[.P51]);[.$BV$23:.$BV$192];0)))">
            <text:p/>
          </table:table-cell>
          <table:table-cell table:style-name="ce14" table:formula="of:=IF(INDEX([.$W51:.$BR51];MATCH([.$M$3];[.$W$3:.$BR$3];0)+[.$N$1])=&quot;&quot;;&quot;&quot;;INDEX([.$W51:.$BR51];MATCH([.$M$3];[.$W$3:.$BR$3];0)+[.$N$1]))">
            <text:p/>
          </table:table-cell>
          <table:table-cell table:style-name="ce14" table:formula="of:=IF(INDEX([.$W51:.$BR51];MATCH([.$M$3];[.$W$3:.$BR$3];0)+[.$O$1])=&quot;&quot;;&quot;&quot;;INDEX([.$W51:.$BR51];MATCH([.$M$3];[.$W$3:.$BR$3];0)+[.$O$1]))">
            <text:p/>
          </table:table-cell>
          <table:table-cell table:style-name="ce14" table:formula="of:=IF(INDEX([.$W51:.$BR51];MATCH([.$M$3];[.$W$3:.$BR$3];0)+[.$P$1])=&quot;&quot;;&quot;&quot;;INDEX([.$W51:.$BR51];MATCH([.$M$3];[.$W$3:.$BR$3];0)+[.$P$1]))">
            <text:p/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84" calcext:value-type="float">
            <text:p>8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65" calcext:value-type="float">
            <text:p>6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69" calcext:value-type="float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58" calcext:value-type="float">
            <text:p>5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84" calcext:value-type="float">
            <text:p>84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29" calcext:value-type="float">
            <text:p>29</text:p>
          </table:table-cell>
          <table:table-cell table:style-name="Default" table:formula="of:=IF(INDEX([BARS.$D$8:.$O$177];[.BU51];[.$B$7])=&quot;&quot;;&quot;&quot;;INDEX([BARS.$D$8:.$O$177];[.BU51];[.$B$7]))" office:value-type="float" office:value="28" calcext:value-type="float">
            <text:p>28</text:p>
          </table:table-cell>
          <table:table-cell table:number-columns-repeated="13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IF(ISERROR(SMALL([.$M$4:.$M$79];[.A52]));&quot;&quot;;SMALL([.$M$4:.$M$79];[.A52]))">
            <text:p/>
          </table:table-cell>
          <table:table-cell table:formula="of:=IF([.B52]=&quot;&quot;;&quot;&quot;;IF(OR([.D51]=&quot;pb&quot;;[.D51]=&quot;b&quot;;[.D51]=&quot;&quot;;[.D51]=&quot;p&quot;);[.B52]-[.B51];[.B52]-[.B51]-1))">
            <text:p/>
          </table:table-cell>
          <table:table-cell table:formula="of:=IF([.B52]=&quot;&quot;;&quot;&quot;;IF(ISNUMBER(MATCH([.B52];[.$M$4:.$M$11];0));&quot;&quot;;INDEX([.$N$23:.$N$79];MATCH([.B52];[.$M$23:.$M$79];0))))">
            <text:p/>
          </table:table-cell>
          <table:table-cell table:formula="of:=IF([.B52]=&quot;&quot;;&quot;&quot;;IF([.B51]&lt;[.$M$4];INDEX([.$N$4:.$N$11];MATCH([.B51];[.$M$4:.$M$11];-1));INDEX([.$N$4:.$N$11];MATCH([.B51];[.$M$4:.$M$11];1))))">
            <text:p/>
          </table:table-cell>
          <table:table-cell table:formula="of:=IF([.D52]=&quot;b&quot;;&quot;\break&quot;;IF([.D52]=&quot;pb&quot;;&quot;\pageBreak&quot;;&quot;&quot;))">
            <text:p/>
          </table:table-cell>
          <table:table-cell table:formula="of:=IF(ISERROR(MATCH([.B52];[.$M$24:.$M$79];0));&quot;&quot;;IF(INDEX([.$O$24:.$O$79];MATCH([.B52];[.$M$24:.$M$79];0))=&quot;&quot;;&quot;&quot;;&quot;\grace {&quot;&amp;INDEX([.$O$24:.$O$79];MATCH([.B52];[.$M$24:.$M$79];0))&amp;&quot;}&quot;))">
            <text:p/>
          </table:table-cell>
          <table:table-cell/>
          <table:table-cell table:style-name="ce4" table:formula="of:=IF([.B52]=&quot;&quot;;&quot;&quot;;IF([.$M$16]=&quot;Y&quot;;IF([.C52]=0;&quot; &quot;&amp;[.F52];IF(OR([.D52]=&quot;b&quot;;[.D52]=&quot;pb&quot;);[.E52]&amp;&quot;*&quot;&amp;[.C52]&amp;&quot; &quot;&amp;[.F52]&amp;&quot; &quot;&amp;[.G52];[.E52]&amp;&quot;*&quot;&amp;[.C52]&amp;&quot; &quot;&amp;SUBSTITUTE(SUBSTITUTE([.D52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30" calcext:value-type="float">
            <text:p>30</text:p>
          </table:table-cell>
          <table:table-cell table:style-name="ce15" table:formula="of:=IF(INDEX([.$W52:.$BR52];MATCH([.$M$3];[.$W$3:.$BR$3];0)+[.$M$1])=&quot;&quot;;&quot;&quot;;INDEX([.$BU$23:.$BU$192];MATCH(INDEX([.$W52:.$BR52];MATCH([.$M$3];[.$W$3:.$BR$3];0)+[.$M$1])&amp;IF([.P52]=&quot;&quot;;&quot;&quot;;&quot;_&quot;&amp;[.P52]);[.$BV$23:.$BV$192];0)))">
            <text:p/>
          </table:table-cell>
          <table:table-cell table:style-name="ce14" table:formula="of:=IF(INDEX([.$W52:.$BR52];MATCH([.$M$3];[.$W$3:.$BR$3];0)+[.$N$1])=&quot;&quot;;&quot;&quot;;INDEX([.$W52:.$BR52];MATCH([.$M$3];[.$W$3:.$BR$3];0)+[.$N$1]))">
            <text:p/>
          </table:table-cell>
          <table:table-cell table:style-name="ce14" table:formula="of:=IF(INDEX([.$W52:.$BR52];MATCH([.$M$3];[.$W$3:.$BR$3];0)+[.$O$1])=&quot;&quot;;&quot;&quot;;INDEX([.$W52:.$BR52];MATCH([.$M$3];[.$W$3:.$BR$3];0)+[.$O$1]))">
            <text:p/>
          </table:table-cell>
          <table:table-cell table:style-name="ce14" table:formula="of:=IF(INDEX([.$W52:.$BR52];MATCH([.$M$3];[.$W$3:.$BR$3];0)+[.$P$1])=&quot;&quot;;&quot;&quot;;INDEX([.$W52:.$BR52];MATCH([.$M$3];[.$W$3:.$BR$3];0)+[.$P$1]))">
            <text:p/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88" calcext:value-type="float">
            <text:p>8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67" calcext:value-type="float">
            <text:p>6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71" calcext:value-type="float">
            <text:p>71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60" calcext:value-type="float">
            <text:p>6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87" calcext:value-type="float">
            <text:p>87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30" calcext:value-type="float">
            <text:p>30</text:p>
          </table:table-cell>
          <table:table-cell table:style-name="Default" table:formula="of:=IF(INDEX([BARS.$D$8:.$O$177];[.BU52];[.$B$7])=&quot;&quot;;&quot;&quot;;INDEX([BARS.$D$8:.$O$177];[.BU52];[.$B$7]))" office:value-type="float" office:value="29" calcext:value-type="float">
            <text:p>29</text:p>
          </table:table-cell>
          <table:table-cell table:number-columns-repeated="13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formula="of:=IF(ISERROR(SMALL([.$M$4:.$M$79];[.A53]));&quot;&quot;;SMALL([.$M$4:.$M$79];[.A53]))">
            <text:p/>
          </table:table-cell>
          <table:table-cell table:formula="of:=IF([.B53]=&quot;&quot;;&quot;&quot;;IF(OR([.D52]=&quot;pb&quot;;[.D52]=&quot;b&quot;;[.D52]=&quot;&quot;;[.D52]=&quot;p&quot;);[.B53]-[.B52];[.B53]-[.B52]-1))">
            <text:p/>
          </table:table-cell>
          <table:table-cell table:formula="of:=IF([.B53]=&quot;&quot;;&quot;&quot;;IF(ISNUMBER(MATCH([.B53];[.$M$4:.$M$11];0));&quot;&quot;;INDEX([.$N$23:.$N$79];MATCH([.B53];[.$M$23:.$M$79];0))))">
            <text:p/>
          </table:table-cell>
          <table:table-cell table:formula="of:=IF([.B53]=&quot;&quot;;&quot;&quot;;IF([.B52]&lt;[.$M$4];INDEX([.$N$4:.$N$11];MATCH([.B52];[.$M$4:.$M$11];-1));INDEX([.$N$4:.$N$11];MATCH([.B52];[.$M$4:.$M$11];1))))">
            <text:p/>
          </table:table-cell>
          <table:table-cell table:formula="of:=IF([.D53]=&quot;b&quot;;&quot;\break&quot;;IF([.D53]=&quot;pb&quot;;&quot;\pageBreak&quot;;&quot;&quot;))">
            <text:p/>
          </table:table-cell>
          <table:table-cell table:formula="of:=IF(ISERROR(MATCH([.B53];[.$M$24:.$M$79];0));&quot;&quot;;IF(INDEX([.$O$24:.$O$79];MATCH([.B53];[.$M$24:.$M$79];0))=&quot;&quot;;&quot;&quot;;&quot;\grace {&quot;&amp;INDEX([.$O$24:.$O$79];MATCH([.B53];[.$M$24:.$M$79];0))&amp;&quot;}&quot;))">
            <text:p/>
          </table:table-cell>
          <table:table-cell/>
          <table:table-cell table:style-name="ce4" table:formula="of:=IF([.B53]=&quot;&quot;;&quot;&quot;;IF([.$M$16]=&quot;Y&quot;;IF([.C53]=0;&quot; &quot;&amp;[.F53];IF(OR([.D53]=&quot;b&quot;;[.D53]=&quot;pb&quot;);[.E53]&amp;&quot;*&quot;&amp;[.C53]&amp;&quot; &quot;&amp;[.F53]&amp;&quot; &quot;&amp;[.G53];[.E53]&amp;&quot;*&quot;&amp;[.C53]&amp;&quot; &quot;&amp;SUBSTITUTE(SUBSTITUTE([.D53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31" calcext:value-type="float">
            <text:p>31</text:p>
          </table:table-cell>
          <table:table-cell table:style-name="ce15" table:formula="of:=IF(INDEX([.$W53:.$BR53];MATCH([.$M$3];[.$W$3:.$BR$3];0)+[.$M$1])=&quot;&quot;;&quot;&quot;;INDEX([.$BU$23:.$BU$192];MATCH(INDEX([.$W53:.$BR53];MATCH([.$M$3];[.$W$3:.$BR$3];0)+[.$M$1])&amp;IF([.P53]=&quot;&quot;;&quot;&quot;;&quot;_&quot;&amp;[.P53]);[.$BV$23:.$BV$192];0)))">
            <text:p/>
          </table:table-cell>
          <table:table-cell table:style-name="ce14" table:formula="of:=IF(INDEX([.$W53:.$BR53];MATCH([.$M$3];[.$W$3:.$BR$3];0)+[.$N$1])=&quot;&quot;;&quot;&quot;;INDEX([.$W53:.$BR53];MATCH([.$M$3];[.$W$3:.$BR$3];0)+[.$N$1]))">
            <text:p/>
          </table:table-cell>
          <table:table-cell table:style-name="ce14" table:formula="of:=IF(INDEX([.$W53:.$BR53];MATCH([.$M$3];[.$W$3:.$BR$3];0)+[.$O$1])=&quot;&quot;;&quot;&quot;;INDEX([.$W53:.$BR53];MATCH([.$M$3];[.$W$3:.$BR$3];0)+[.$O$1]))">
            <text:p/>
          </table:table-cell>
          <table:table-cell table:style-name="ce14" table:formula="of:=IF(INDEX([.$W53:.$BR53];MATCH([.$M$3];[.$W$3:.$BR$3];0)+[.$P$1])=&quot;&quot;;&quot;&quot;;INDEX([.$W53:.$BR53];MATCH([.$M$3];[.$W$3:.$BR$3];0)+[.$P$1]))">
            <text:p/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73" calcext:value-type="float">
            <text:p>7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62" calcext:value-type="float">
            <text:p>6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90" calcext:value-type="float">
            <text:p>9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31" calcext:value-type="float">
            <text:p>31</text:p>
          </table:table-cell>
          <table:table-cell table:style-name="Default" table:formula="of:=IF(INDEX([BARS.$D$8:.$O$177];[.BU53];[.$B$7])=&quot;&quot;;&quot;&quot;;INDEX([BARS.$D$8:.$O$177];[.BU53];[.$B$7]))" office:value-type="string" office:string-value="30_1" calcext:value-type="string">
            <text:p>30_1</text:p>
          </table:table-cell>
          <table:table-cell table:number-columns-repeated="13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IF(ISERROR(SMALL([.$M$4:.$M$79];[.A54]));&quot;&quot;;SMALL([.$M$4:.$M$79];[.A54]))">
            <text:p/>
          </table:table-cell>
          <table:table-cell table:formula="of:=IF([.B54]=&quot;&quot;;&quot;&quot;;IF(OR([.D53]=&quot;pb&quot;;[.D53]=&quot;b&quot;;[.D53]=&quot;&quot;;[.D53]=&quot;p&quot;);[.B54]-[.B53];[.B54]-[.B53]-1))">
            <text:p/>
          </table:table-cell>
          <table:table-cell table:formula="of:=IF([.B54]=&quot;&quot;;&quot;&quot;;IF(ISNUMBER(MATCH([.B54];[.$M$4:.$M$11];0));&quot;&quot;;INDEX([.$N$23:.$N$79];MATCH([.B54];[.$M$23:.$M$79];0))))">
            <text:p/>
          </table:table-cell>
          <table:table-cell table:formula="of:=IF([.B54]=&quot;&quot;;&quot;&quot;;IF([.B53]&lt;[.$M$4];INDEX([.$N$4:.$N$11];MATCH([.B53];[.$M$4:.$M$11];-1));INDEX([.$N$4:.$N$11];MATCH([.B53];[.$M$4:.$M$11];1))))">
            <text:p/>
          </table:table-cell>
          <table:table-cell table:formula="of:=IF([.D54]=&quot;b&quot;;&quot;\break&quot;;IF([.D54]=&quot;pb&quot;;&quot;\pageBreak&quot;;&quot;&quot;))">
            <text:p/>
          </table:table-cell>
          <table:table-cell table:formula="of:=IF(ISERROR(MATCH([.B54];[.$M$24:.$M$79];0));&quot;&quot;;IF(INDEX([.$O$24:.$O$79];MATCH([.B54];[.$M$24:.$M$79];0))=&quot;&quot;;&quot;&quot;;&quot;\grace {&quot;&amp;INDEX([.$O$24:.$O$79];MATCH([.B54];[.$M$24:.$M$79];0))&amp;&quot;}&quot;))">
            <text:p/>
          </table:table-cell>
          <table:table-cell/>
          <table:table-cell table:style-name="ce4" table:formula="of:=IF([.B54]=&quot;&quot;;&quot;&quot;;IF([.$M$16]=&quot;Y&quot;;IF([.C54]=0;&quot; &quot;&amp;[.F54];IF(OR([.D54]=&quot;b&quot;;[.D54]=&quot;pb&quot;);[.E54]&amp;&quot;*&quot;&amp;[.C54]&amp;&quot; &quot;&amp;[.F54]&amp;&quot; &quot;&amp;[.G54];[.E54]&amp;&quot;*&quot;&amp;[.C54]&amp;&quot; &quot;&amp;SUBSTITUTE(SUBSTITUTE([.D54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32" calcext:value-type="float">
            <text:p>32</text:p>
          </table:table-cell>
          <table:table-cell table:style-name="ce14" table:formula="of:=IF(INDEX([.$W54:.$BR54];MATCH([.$M$3];[.$W$3:.$BR$3];0)+[.$M$1])=&quot;&quot;;&quot;&quot;;INDEX([.$BU$23:.$BU$192];MATCH(INDEX([.$W54:.$BR54];MATCH([.$M$3];[.$W$3:.$BR$3];0)+[.$M$1])&amp;IF([.P54]=&quot;&quot;;&quot;&quot;;&quot;_&quot;&amp;[.P54]);[.$BV$23:.$BV$192];0)))">
            <text:p/>
          </table:table-cell>
          <table:table-cell table:style-name="ce14" table:formula="of:=IF(INDEX([.$W54:.$BR54];MATCH([.$M$3];[.$W$3:.$BR$3];0)+[.$N$1])=&quot;&quot;;&quot;&quot;;INDEX([.$W54:.$BR54];MATCH([.$M$3];[.$W$3:.$BR$3];0)+[.$N$1]))">
            <text:p/>
          </table:table-cell>
          <table:table-cell table:style-name="ce14" table:formula="of:=IF(INDEX([.$W54:.$BR54];MATCH([.$M$3];[.$W$3:.$BR$3];0)+[.$O$1])=&quot;&quot;;&quot;&quot;;INDEX([.$W54:.$BR54];MATCH([.$M$3];[.$W$3:.$BR$3];0)+[.$O$1]))">
            <text:p/>
          </table:table-cell>
          <table:table-cell table:style-name="ce14" table:formula="of:=IF(INDEX([.$W54:.$BR54];MATCH([.$M$3];[.$W$3:.$BR$3];0)+[.$P$1])=&quot;&quot;;&quot;&quot;;INDEX([.$W54:.$BR54];MATCH([.$M$3];[.$W$3:.$BR$3];0)+[.$P$1]))">
            <text:p/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76" calcext:value-type="float">
            <text:p>7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64" calcext:value-type="float">
            <text:p>64</text:p>
          </table:table-cell>
          <table:table-cell table:style-name="ce1" office:value-type="string" calcext:value-type="string">
            <text:p>p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93" calcext:value-type="float">
            <text:p>93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32" calcext:value-type="float">
            <text:p>32</text:p>
          </table:table-cell>
          <table:table-cell table:style-name="Default" table:formula="of:=IF(INDEX([BARS.$D$8:.$O$177];[.BU54];[.$B$7])=&quot;&quot;;&quot;&quot;;INDEX([BARS.$D$8:.$O$177];[.BU54];[.$B$7]))" office:value-type="string" office:string-value="30_2" calcext:value-type="string">
            <text:p>30_2</text:p>
          </table:table-cell>
          <table:table-cell table:number-columns-repeated="13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IF(ISERROR(SMALL([.$M$4:.$M$79];[.A55]));&quot;&quot;;SMALL([.$M$4:.$M$79];[.A55]))">
            <text:p/>
          </table:table-cell>
          <table:table-cell table:formula="of:=IF([.B55]=&quot;&quot;;&quot;&quot;;IF(OR([.D54]=&quot;pb&quot;;[.D54]=&quot;b&quot;;[.D54]=&quot;&quot;;[.D54]=&quot;p&quot;);[.B55]-[.B54];[.B55]-[.B54]-1))">
            <text:p/>
          </table:table-cell>
          <table:table-cell table:formula="of:=IF([.B55]=&quot;&quot;;&quot;&quot;;IF(ISNUMBER(MATCH([.B55];[.$M$4:.$M$11];0));&quot;&quot;;INDEX([.$N$23:.$N$79];MATCH([.B55];[.$M$23:.$M$79];0))))">
            <text:p/>
          </table:table-cell>
          <table:table-cell table:formula="of:=IF([.B55]=&quot;&quot;;&quot;&quot;;IF([.B54]&lt;[.$M$4];INDEX([.$N$4:.$N$11];MATCH([.B54];[.$M$4:.$M$11];-1));INDEX([.$N$4:.$N$11];MATCH([.B54];[.$M$4:.$M$11];1))))">
            <text:p/>
          </table:table-cell>
          <table:table-cell table:formula="of:=IF([.D55]=&quot;b&quot;;&quot;\break&quot;;IF([.D55]=&quot;pb&quot;;&quot;\pageBreak&quot;;&quot;&quot;))">
            <text:p/>
          </table:table-cell>
          <table:table-cell table:formula="of:=IF(ISERROR(MATCH([.B55];[.$M$24:.$M$79];0));&quot;&quot;;IF(INDEX([.$O$24:.$O$79];MATCH([.B55];[.$M$24:.$M$79];0))=&quot;&quot;;&quot;&quot;;&quot;\grace {&quot;&amp;INDEX([.$O$24:.$O$79];MATCH([.B55];[.$M$24:.$M$79];0))&amp;&quot;}&quot;))">
            <text:p/>
          </table:table-cell>
          <table:table-cell/>
          <table:table-cell table:style-name="ce4" table:formula="of:=IF([.B55]=&quot;&quot;;&quot;&quot;;IF([.$M$16]=&quot;Y&quot;;IF([.C55]=0;&quot; &quot;&amp;[.F55];IF(OR([.D55]=&quot;b&quot;;[.D55]=&quot;pb&quot;);[.E55]&amp;&quot;*&quot;&amp;[.C55]&amp;&quot; &quot;&amp;[.F55]&amp;&quot; &quot;&amp;[.G55];[.E55]&amp;&quot;*&quot;&amp;[.C55]&amp;&quot; &quot;&amp;SUBSTITUTE(SUBSTITUTE([.D55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33" calcext:value-type="float">
            <text:p>33</text:p>
          </table:table-cell>
          <table:table-cell table:style-name="ce14" table:formula="of:=IF(INDEX([.$W55:.$BR55];MATCH([.$M$3];[.$W$3:.$BR$3];0)+[.$M$1])=&quot;&quot;;&quot;&quot;;INDEX([.$BU$23:.$BU$192];MATCH(INDEX([.$W55:.$BR55];MATCH([.$M$3];[.$W$3:.$BR$3];0)+[.$M$1])&amp;IF([.P55]=&quot;&quot;;&quot;&quot;;&quot;_&quot;&amp;[.P55]);[.$BV$23:.$BV$192];0)))">
            <text:p/>
          </table:table-cell>
          <table:table-cell table:style-name="ce14" table:formula="of:=IF(INDEX([.$W55:.$BR55];MATCH([.$M$3];[.$W$3:.$BR$3];0)+[.$N$1])=&quot;&quot;;&quot;&quot;;INDEX([.$W55:.$BR55];MATCH([.$M$3];[.$W$3:.$BR$3];0)+[.$N$1]))">
            <text:p/>
          </table:table-cell>
          <table:table-cell table:style-name="ce14" table:formula="of:=IF(INDEX([.$W55:.$BR55];MATCH([.$M$3];[.$W$3:.$BR$3];0)+[.$O$1])=&quot;&quot;;&quot;&quot;;INDEX([.$W55:.$BR55];MATCH([.$M$3];[.$W$3:.$BR$3];0)+[.$O$1]))">
            <text:p/>
          </table:table-cell>
          <table:table-cell table:style-name="ce14" table:formula="of:=IF(INDEX([.$W55:.$BR55];MATCH([.$M$3];[.$W$3:.$BR$3];0)+[.$P$1])=&quot;&quot;;&quot;&quot;;INDEX([.$W55:.$BR55];MATCH([.$M$3];[.$W$3:.$BR$3];0)+[.$P$1]))">
            <text:p/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79" calcext:value-type="float">
            <text:p>7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66" calcext:value-type="float">
            <text:p>6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96" calcext:value-type="float">
            <text:p>9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33" calcext:value-type="float">
            <text:p>33</text:p>
          </table:table-cell>
          <table:table-cell table:style-name="Default" table:formula="of:=IF(INDEX([BARS.$D$8:.$O$177];[.BU55];[.$B$7])=&quot;&quot;;&quot;&quot;;INDEX([BARS.$D$8:.$O$177];[.BU55];[.$B$7]))" office:value-type="float" office:value="31" calcext:value-type="float">
            <text:p>31</text:p>
          </table:table-cell>
          <table:table-cell table:number-columns-repeated="13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formula="of:=IF(ISERROR(SMALL([.$M$4:.$M$79];[.A56]));&quot;&quot;;SMALL([.$M$4:.$M$79];[.A56]))">
            <text:p/>
          </table:table-cell>
          <table:table-cell table:formula="of:=IF([.B56]=&quot;&quot;;&quot;&quot;;IF(OR([.D55]=&quot;pb&quot;;[.D55]=&quot;b&quot;;[.D55]=&quot;&quot;;[.D55]=&quot;p&quot;);[.B56]-[.B55];[.B56]-[.B55]-1))">
            <text:p/>
          </table:table-cell>
          <table:table-cell table:formula="of:=IF([.B56]=&quot;&quot;;&quot;&quot;;IF(ISNUMBER(MATCH([.B56];[.$M$4:.$M$11];0));&quot;&quot;;INDEX([.$N$23:.$N$79];MATCH([.B56];[.$M$23:.$M$79];0))))">
            <text:p/>
          </table:table-cell>
          <table:table-cell table:formula="of:=IF([.B56]=&quot;&quot;;&quot;&quot;;IF([.B55]&lt;[.$M$4];INDEX([.$N$4:.$N$11];MATCH([.B55];[.$M$4:.$M$11];-1));INDEX([.$N$4:.$N$11];MATCH([.B55];[.$M$4:.$M$11];1))))">
            <text:p/>
          </table:table-cell>
          <table:table-cell table:formula="of:=IF([.D56]=&quot;b&quot;;&quot;\break&quot;;IF([.D56]=&quot;pb&quot;;&quot;\pageBreak&quot;;&quot;&quot;))">
            <text:p/>
          </table:table-cell>
          <table:table-cell table:formula="of:=IF(ISERROR(MATCH([.B56];[.$M$24:.$M$79];0));&quot;&quot;;IF(INDEX([.$O$24:.$O$79];MATCH([.B56];[.$M$24:.$M$79];0))=&quot;&quot;;&quot;&quot;;&quot;\grace {&quot;&amp;INDEX([.$O$24:.$O$79];MATCH([.B56];[.$M$24:.$M$79];0))&amp;&quot;}&quot;))">
            <text:p/>
          </table:table-cell>
          <table:table-cell/>
          <table:table-cell table:style-name="ce4" table:formula="of:=IF([.B56]=&quot;&quot;;&quot;&quot;;IF([.$M$16]=&quot;Y&quot;;IF([.C56]=0;&quot; &quot;&amp;[.F56];IF(OR([.D56]=&quot;b&quot;;[.D56]=&quot;pb&quot;);[.E56]&amp;&quot;*&quot;&amp;[.C56]&amp;&quot; &quot;&amp;[.F56]&amp;&quot; &quot;&amp;[.G56];[.E56]&amp;&quot;*&quot;&amp;[.C56]&amp;&quot; &quot;&amp;SUBSTITUTE(SUBSTITUTE([.D56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34" calcext:value-type="float">
            <text:p>34</text:p>
          </table:table-cell>
          <table:table-cell table:style-name="ce14" table:formula="of:=IF(INDEX([.$W56:.$BR56];MATCH([.$M$3];[.$W$3:.$BR$3];0)+[.$M$1])=&quot;&quot;;&quot;&quot;;INDEX([.$BU$23:.$BU$192];MATCH(INDEX([.$W56:.$BR56];MATCH([.$M$3];[.$W$3:.$BR$3];0)+[.$M$1])&amp;IF([.P56]=&quot;&quot;;&quot;&quot;;&quot;_&quot;&amp;[.P56]);[.$BV$23:.$BV$192];0)))">
            <text:p/>
          </table:table-cell>
          <table:table-cell table:style-name="ce14" table:formula="of:=IF(INDEX([.$W56:.$BR56];MATCH([.$M$3];[.$W$3:.$BR$3];0)+[.$N$1])=&quot;&quot;;&quot;&quot;;INDEX([.$W56:.$BR56];MATCH([.$M$3];[.$W$3:.$BR$3];0)+[.$N$1]))">
            <text:p/>
          </table:table-cell>
          <table:table-cell table:style-name="ce14" table:formula="of:=IF(INDEX([.$W56:.$BR56];MATCH([.$M$3];[.$W$3:.$BR$3];0)+[.$O$1])=&quot;&quot;;&quot;&quot;;INDEX([.$W56:.$BR56];MATCH([.$M$3];[.$W$3:.$BR$3];0)+[.$O$1]))">
            <text:p/>
          </table:table-cell>
          <table:table-cell table:style-name="ce14" table:formula="of:=IF(INDEX([.$W56:.$BR56];MATCH([.$M$3];[.$W$3:.$BR$3];0)+[.$P$1])=&quot;&quot;;&quot;&quot;;INDEX([.$W56:.$BR56];MATCH([.$M$3];[.$W$3:.$BR$3];0)+[.$P$1]))">
            <text:p/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82" calcext:value-type="float">
            <text:p>8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68" calcext:value-type="float">
            <text:p>6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99" calcext:value-type="float">
            <text:p>99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34" calcext:value-type="float">
            <text:p>34</text:p>
          </table:table-cell>
          <table:table-cell table:style-name="Default" table:formula="of:=IF(INDEX([BARS.$D$8:.$O$177];[.BU56];[.$B$7])=&quot;&quot;;&quot;&quot;;INDEX([BARS.$D$8:.$O$177];[.BU56];[.$B$7]))" office:value-type="float" office:value="32" calcext:value-type="float">
            <text:p>32</text:p>
          </table:table-cell>
          <table:table-cell table:number-columns-repeated="13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IF(ISERROR(SMALL([.$M$4:.$M$79];[.A57]));&quot;&quot;;SMALL([.$M$4:.$M$79];[.A57]))">
            <text:p/>
          </table:table-cell>
          <table:table-cell table:formula="of:=IF([.B57]=&quot;&quot;;&quot;&quot;;IF(OR([.D56]=&quot;pb&quot;;[.D56]=&quot;b&quot;;[.D56]=&quot;&quot;;[.D56]=&quot;p&quot;);[.B57]-[.B56];[.B57]-[.B56]-1))">
            <text:p/>
          </table:table-cell>
          <table:table-cell table:formula="of:=IF([.B57]=&quot;&quot;;&quot;&quot;;IF(ISNUMBER(MATCH([.B57];[.$M$4:.$M$11];0));&quot;&quot;;INDEX([.$N$23:.$N$79];MATCH([.B57];[.$M$23:.$M$79];0))))">
            <text:p/>
          </table:table-cell>
          <table:table-cell table:formula="of:=IF([.B57]=&quot;&quot;;&quot;&quot;;IF([.B56]&lt;[.$M$4];INDEX([.$N$4:.$N$11];MATCH([.B56];[.$M$4:.$M$11];-1));INDEX([.$N$4:.$N$11];MATCH([.B56];[.$M$4:.$M$11];1))))">
            <text:p/>
          </table:table-cell>
          <table:table-cell table:formula="of:=IF([.D57]=&quot;b&quot;;&quot;\break&quot;;IF([.D57]=&quot;pb&quot;;&quot;\pageBreak&quot;;&quot;&quot;))">
            <text:p/>
          </table:table-cell>
          <table:table-cell table:formula="of:=IF(ISERROR(MATCH([.B57];[.$M$24:.$M$79];0));&quot;&quot;;IF(INDEX([.$O$24:.$O$79];MATCH([.B57];[.$M$24:.$M$79];0))=&quot;&quot;;&quot;&quot;;&quot;\grace {&quot;&amp;INDEX([.$O$24:.$O$79];MATCH([.B57];[.$M$24:.$M$79];0))&amp;&quot;}&quot;))">
            <text:p/>
          </table:table-cell>
          <table:table-cell/>
          <table:table-cell table:style-name="ce4" table:formula="of:=IF([.B57]=&quot;&quot;;&quot;&quot;;IF([.$M$16]=&quot;Y&quot;;IF([.C57]=0;&quot; &quot;&amp;[.F57];IF(OR([.D57]=&quot;b&quot;;[.D57]=&quot;pb&quot;);[.E57]&amp;&quot;*&quot;&amp;[.C57]&amp;&quot; &quot;&amp;[.F57]&amp;&quot; &quot;&amp;[.G57];[.E57]&amp;&quot;*&quot;&amp;[.C57]&amp;&quot; &quot;&amp;SUBSTITUTE(SUBSTITUTE([.D57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35" calcext:value-type="float">
            <text:p>35</text:p>
          </table:table-cell>
          <table:table-cell table:style-name="ce14" table:formula="of:=IF(INDEX([.$W57:.$BR57];MATCH([.$M$3];[.$W$3:.$BR$3];0)+[.$M$1])=&quot;&quot;;&quot;&quot;;INDEX([.$BU$23:.$BU$192];MATCH(INDEX([.$W57:.$BR57];MATCH([.$M$3];[.$W$3:.$BR$3];0)+[.$M$1])&amp;IF([.P57]=&quot;&quot;;&quot;&quot;;&quot;_&quot;&amp;[.P57]);[.$BV$23:.$BV$192];0)))">
            <text:p/>
          </table:table-cell>
          <table:table-cell table:style-name="ce14" table:formula="of:=IF(INDEX([.$W57:.$BR57];MATCH([.$M$3];[.$W$3:.$BR$3];0)+[.$N$1])=&quot;&quot;;&quot;&quot;;INDEX([.$W57:.$BR57];MATCH([.$M$3];[.$W$3:.$BR$3];0)+[.$N$1]))">
            <text:p/>
          </table:table-cell>
          <table:table-cell table:style-name="ce14" table:formula="of:=IF(INDEX([.$W57:.$BR57];MATCH([.$M$3];[.$W$3:.$BR$3];0)+[.$O$1])=&quot;&quot;;&quot;&quot;;INDEX([.$W57:.$BR57];MATCH([.$M$3];[.$W$3:.$BR$3];0)+[.$O$1]))">
            <text:p/>
          </table:table-cell>
          <table:table-cell table:style-name="ce14" table:formula="of:=IF(INDEX([.$W57:.$BR57];MATCH([.$M$3];[.$W$3:.$BR$3];0)+[.$P$1])=&quot;&quot;;&quot;&quot;;INDEX([.$W57:.$BR57];MATCH([.$M$3];[.$W$3:.$BR$3];0)+[.$P$1]))">
            <text:p/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85" calcext:value-type="float">
            <text:p>8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70" calcext:value-type="float">
            <text:p>7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102" calcext:value-type="float">
            <text:p>10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35" calcext:value-type="float">
            <text:p>35</text:p>
          </table:table-cell>
          <table:table-cell table:style-name="Default" table:formula="of:=IF(INDEX([BARS.$D$8:.$O$177];[.BU57];[.$B$7])=&quot;&quot;;&quot;&quot;;INDEX([BARS.$D$8:.$O$177];[.BU57];[.$B$7]))" office:value-type="float" office:value="33" calcext:value-type="float">
            <text:p>33</text:p>
          </table:table-cell>
          <table:table-cell table:number-columns-repeated="13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formula="of:=IF(ISERROR(SMALL([.$M$4:.$M$79];[.A58]));&quot;&quot;;SMALL([.$M$4:.$M$79];[.A58]))">
            <text:p/>
          </table:table-cell>
          <table:table-cell table:formula="of:=IF([.B58]=&quot;&quot;;&quot;&quot;;IF(OR([.D57]=&quot;pb&quot;;[.D57]=&quot;b&quot;;[.D57]=&quot;&quot;;[.D57]=&quot;p&quot;);[.B58]-[.B57];[.B58]-[.B57]-1))">
            <text:p/>
          </table:table-cell>
          <table:table-cell table:formula="of:=IF([.B58]=&quot;&quot;;&quot;&quot;;IF(ISNUMBER(MATCH([.B58];[.$M$4:.$M$11];0));&quot;&quot;;INDEX([.$N$23:.$N$79];MATCH([.B58];[.$M$23:.$M$79];0))))">
            <text:p/>
          </table:table-cell>
          <table:table-cell table:formula="of:=IF([.B58]=&quot;&quot;;&quot;&quot;;IF([.B57]&lt;[.$M$4];INDEX([.$N$4:.$N$11];MATCH([.B57];[.$M$4:.$M$11];-1));INDEX([.$N$4:.$N$11];MATCH([.B57];[.$M$4:.$M$11];1))))">
            <text:p/>
          </table:table-cell>
          <table:table-cell table:formula="of:=IF([.D58]=&quot;b&quot;;&quot;\break&quot;;IF([.D58]=&quot;pb&quot;;&quot;\pageBreak&quot;;&quot;&quot;))">
            <text:p/>
          </table:table-cell>
          <table:table-cell table:formula="of:=IF(ISERROR(MATCH([.B58];[.$M$24:.$M$79];0));&quot;&quot;;IF(INDEX([.$O$24:.$O$79];MATCH([.B58];[.$M$24:.$M$79];0))=&quot;&quot;;&quot;&quot;;&quot;\grace {&quot;&amp;INDEX([.$O$24:.$O$79];MATCH([.B58];[.$M$24:.$M$79];0))&amp;&quot;}&quot;))">
            <text:p/>
          </table:table-cell>
          <table:table-cell/>
          <table:table-cell table:style-name="ce4" table:formula="of:=IF([.B58]=&quot;&quot;;&quot;&quot;;IF([.$M$16]=&quot;Y&quot;;IF([.C58]=0;&quot; &quot;&amp;[.F58];IF(OR([.D58]=&quot;b&quot;;[.D58]=&quot;pb&quot;);[.E58]&amp;&quot;*&quot;&amp;[.C58]&amp;&quot; &quot;&amp;[.F58]&amp;&quot; &quot;&amp;[.G58];[.E58]&amp;&quot;*&quot;&amp;[.C58]&amp;&quot; &quot;&amp;SUBSTITUTE(SUBSTITUTE([.D58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36" calcext:value-type="float">
            <text:p>36</text:p>
          </table:table-cell>
          <table:table-cell table:style-name="ce14" table:formula="of:=IF(INDEX([.$W58:.$BR58];MATCH([.$M$3];[.$W$3:.$BR$3];0)+[.$M$1])=&quot;&quot;;&quot;&quot;;INDEX([.$BU$23:.$BU$192];MATCH(INDEX([.$W58:.$BR58];MATCH([.$M$3];[.$W$3:.$BR$3];0)+[.$M$1])&amp;IF([.P58]=&quot;&quot;;&quot;&quot;;&quot;_&quot;&amp;[.P58]);[.$BV$23:.$BV$192];0)))">
            <text:p/>
          </table:table-cell>
          <table:table-cell table:style-name="ce14" table:formula="of:=IF(INDEX([.$W58:.$BR58];MATCH([.$M$3];[.$W$3:.$BR$3];0)+[.$N$1])=&quot;&quot;;&quot;&quot;;INDEX([.$W58:.$BR58];MATCH([.$M$3];[.$W$3:.$BR$3];0)+[.$N$1]))">
            <text:p/>
          </table:table-cell>
          <table:table-cell table:style-name="ce14" table:formula="of:=IF(INDEX([.$W58:.$BR58];MATCH([.$M$3];[.$W$3:.$BR$3];0)+[.$O$1])=&quot;&quot;;&quot;&quot;;INDEX([.$W58:.$BR58];MATCH([.$M$3];[.$W$3:.$BR$3];0)+[.$O$1]))">
            <text:p/>
          </table:table-cell>
          <table:table-cell table:style-name="ce14" table:formula="of:=IF(INDEX([.$W58:.$BR58];MATCH([.$M$3];[.$W$3:.$BR$3];0)+[.$P$1])=&quot;&quot;;&quot;&quot;;INDEX([.$W58:.$BR58];MATCH([.$M$3];[.$W$3:.$BR$3];0)+[.$P$1]))">
            <text:p/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88" calcext:value-type="float">
            <text:p>8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72" calcext:value-type="float">
            <text:p>7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105" calcext:value-type="float">
            <text:p>105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number-columns-repeated="2"/>
          <table:table-cell office:value-type="float" office:value="36" calcext:value-type="float">
            <text:p>36</text:p>
          </table:table-cell>
          <table:table-cell table:style-name="Default" table:formula="of:=IF(INDEX([BARS.$D$8:.$O$177];[.BU58];[.$B$7])=&quot;&quot;;&quot;&quot;;INDEX([BARS.$D$8:.$O$177];[.BU58];[.$B$7]))" office:value-type="float" office:value="34" calcext:value-type="float">
            <text:p>34</text:p>
          </table:table-cell>
          <table:table-cell table:number-columns-repeated="13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formula="of:=IF(ISERROR(SMALL([.$M$4:.$M$79];[.A59]));&quot;&quot;;SMALL([.$M$4:.$M$79];[.A59]))">
            <text:p/>
          </table:table-cell>
          <table:table-cell table:formula="of:=IF([.B59]=&quot;&quot;;&quot;&quot;;IF(OR([.D58]=&quot;pb&quot;;[.D58]=&quot;b&quot;;[.D58]=&quot;&quot;;[.D58]=&quot;p&quot;);[.B59]-[.B58];[.B59]-[.B58]-1))">
            <text:p/>
          </table:table-cell>
          <table:table-cell table:formula="of:=IF([.B59]=&quot;&quot;;&quot;&quot;;IF(ISNUMBER(MATCH([.B59];[.$M$4:.$M$11];0));&quot;&quot;;INDEX([.$N$23:.$N$79];MATCH([.B59];[.$M$23:.$M$79];0))))">
            <text:p/>
          </table:table-cell>
          <table:table-cell table:formula="of:=IF([.B59]=&quot;&quot;;&quot;&quot;;IF([.B58]&lt;[.$M$4];INDEX([.$N$4:.$N$11];MATCH([.B58];[.$M$4:.$M$11];-1));INDEX([.$N$4:.$N$11];MATCH([.B58];[.$M$4:.$M$11];1))))">
            <text:p/>
          </table:table-cell>
          <table:table-cell table:formula="of:=IF([.D59]=&quot;b&quot;;&quot;\break&quot;;IF([.D59]=&quot;pb&quot;;&quot;\pageBreak&quot;;&quot;&quot;))">
            <text:p/>
          </table:table-cell>
          <table:table-cell table:formula="of:=IF(ISERROR(MATCH([.B59];[.$M$24:.$M$79];0));&quot;&quot;;IF(INDEX([.$O$24:.$O$79];MATCH([.B59];[.$M$24:.$M$79];0))=&quot;&quot;;&quot;&quot;;&quot;\grace {&quot;&amp;INDEX([.$O$24:.$O$79];MATCH([.B59];[.$M$24:.$M$79];0))&amp;&quot;}&quot;))">
            <text:p/>
          </table:table-cell>
          <table:table-cell/>
          <table:table-cell table:style-name="ce4" table:formula="of:=IF([.B59]=&quot;&quot;;&quot;&quot;;IF([.$M$16]=&quot;Y&quot;;IF([.C59]=0;&quot; &quot;&amp;[.F59];IF(OR([.D59]=&quot;b&quot;;[.D59]=&quot;pb&quot;);[.E59]&amp;&quot;*&quot;&amp;[.C59]&amp;&quot; &quot;&amp;[.F59]&amp;&quot; &quot;&amp;[.G59];[.E59]&amp;&quot;*&quot;&amp;[.C59]&amp;&quot; &quot;&amp;SUBSTITUTE(SUBSTITUTE([.D59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37" calcext:value-type="float">
            <text:p>37</text:p>
          </table:table-cell>
          <table:table-cell table:style-name="ce14" table:formula="of:=IF(INDEX([.$W59:.$BR59];MATCH([.$M$3];[.$W$3:.$BR$3];0)+[.$M$1])=&quot;&quot;;&quot;&quot;;INDEX([.$BU$23:.$BU$192];MATCH(INDEX([.$W59:.$BR59];MATCH([.$M$3];[.$W$3:.$BR$3];0)+[.$M$1])&amp;IF([.P59]=&quot;&quot;;&quot;&quot;;&quot;_&quot;&amp;[.P59]);[.$BV$23:.$BV$192];0)))">
            <text:p/>
          </table:table-cell>
          <table:table-cell table:style-name="ce14" table:formula="of:=IF(INDEX([.$W59:.$BR59];MATCH([.$M$3];[.$W$3:.$BR$3];0)+[.$N$1])=&quot;&quot;;&quot;&quot;;INDEX([.$W59:.$BR59];MATCH([.$M$3];[.$W$3:.$BR$3];0)+[.$N$1]))">
            <text:p/>
          </table:table-cell>
          <table:table-cell table:style-name="ce14" table:formula="of:=IF(INDEX([.$W59:.$BR59];MATCH([.$M$3];[.$W$3:.$BR$3];0)+[.$O$1])=&quot;&quot;;&quot;&quot;;INDEX([.$W59:.$BR59];MATCH([.$M$3];[.$W$3:.$BR$3];0)+[.$O$1]))">
            <text:p/>
          </table:table-cell>
          <table:table-cell table:style-name="ce14" table:formula="of:=IF(INDEX([.$W59:.$BR59];MATCH([.$M$3];[.$W$3:.$BR$3];0)+[.$P$1])=&quot;&quot;;&quot;&quot;;INDEX([.$W59:.$BR59];MATCH([.$M$3];[.$W$3:.$BR$3];0)+[.$P$1]))">
            <text:p/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91" calcext:value-type="float">
            <text:p>91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74" calcext:value-type="float">
            <text:p>74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number-columns-repeated="2"/>
          <table:table-cell office:value-type="float" office:value="37" calcext:value-type="float">
            <text:p>37</text:p>
          </table:table-cell>
          <table:table-cell table:style-name="Default" table:formula="of:=IF(INDEX([BARS.$D$8:.$O$177];[.BU59];[.$B$7])=&quot;&quot;;&quot;&quot;;INDEX([BARS.$D$8:.$O$177];[.BU59];[.$B$7]))" office:value-type="float" office:value="35" calcext:value-type="float">
            <text:p>35</text:p>
          </table:table-cell>
          <table:table-cell table:number-columns-repeated="13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formula="of:=IF(ISERROR(SMALL([.$M$4:.$M$79];[.A60]));&quot;&quot;;SMALL([.$M$4:.$M$79];[.A60]))">
            <text:p/>
          </table:table-cell>
          <table:table-cell table:formula="of:=IF([.B60]=&quot;&quot;;&quot;&quot;;IF(OR([.D59]=&quot;pb&quot;;[.D59]=&quot;b&quot;;[.D59]=&quot;&quot;;[.D59]=&quot;p&quot;);[.B60]-[.B59];[.B60]-[.B59]-1))">
            <text:p/>
          </table:table-cell>
          <table:table-cell table:formula="of:=IF([.B60]=&quot;&quot;;&quot;&quot;;IF(ISNUMBER(MATCH([.B60];[.$M$4:.$M$11];0));&quot;&quot;;INDEX([.$N$23:.$N$79];MATCH([.B60];[.$M$23:.$M$79];0))))">
            <text:p/>
          </table:table-cell>
          <table:table-cell table:formula="of:=IF([.B60]=&quot;&quot;;&quot;&quot;;IF([.B59]&lt;[.$M$4];INDEX([.$N$4:.$N$11];MATCH([.B59];[.$M$4:.$M$11];-1));INDEX([.$N$4:.$N$11];MATCH([.B59];[.$M$4:.$M$11];1))))">
            <text:p/>
          </table:table-cell>
          <table:table-cell table:formula="of:=IF([.D60]=&quot;b&quot;;&quot;\break&quot;;IF([.D60]=&quot;pb&quot;;&quot;\pageBreak&quot;;&quot;&quot;))">
            <text:p/>
          </table:table-cell>
          <table:table-cell table:formula="of:=IF(ISERROR(MATCH([.B60];[.$M$24:.$M$79];0));&quot;&quot;;IF(INDEX([.$O$24:.$O$79];MATCH([.B60];[.$M$24:.$M$79];0))=&quot;&quot;;&quot;&quot;;&quot;\grace {&quot;&amp;INDEX([.$O$24:.$O$79];MATCH([.B60];[.$M$24:.$M$79];0))&amp;&quot;}&quot;))">
            <text:p/>
          </table:table-cell>
          <table:table-cell/>
          <table:table-cell table:style-name="ce4" table:formula="of:=IF([.B60]=&quot;&quot;;&quot;&quot;;IF([.$M$16]=&quot;Y&quot;;IF([.C60]=0;&quot; &quot;&amp;[.F60];IF(OR([.D60]=&quot;b&quot;;[.D60]=&quot;pb&quot;);[.E60]&amp;&quot;*&quot;&amp;[.C60]&amp;&quot; &quot;&amp;[.F60]&amp;&quot; &quot;&amp;[.G60];[.E60]&amp;&quot;*&quot;&amp;[.C60]&amp;&quot; &quot;&amp;SUBSTITUTE(SUBSTITUTE([.D60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38" calcext:value-type="float">
            <text:p>38</text:p>
          </table:table-cell>
          <table:table-cell table:style-name="ce14" table:formula="of:=IF(INDEX([.$W60:.$BR60];MATCH([.$M$3];[.$W$3:.$BR$3];0)+[.$M$1])=&quot;&quot;;&quot;&quot;;INDEX([.$BU$23:.$BU$192];MATCH(INDEX([.$W60:.$BR60];MATCH([.$M$3];[.$W$3:.$BR$3];0)+[.$M$1])&amp;IF([.P60]=&quot;&quot;;&quot;&quot;;&quot;_&quot;&amp;[.P60]);[.$BV$23:.$BV$192];0)))">
            <text:p/>
          </table:table-cell>
          <table:table-cell table:style-name="ce14" table:formula="of:=IF(INDEX([.$W60:.$BR60];MATCH([.$M$3];[.$W$3:.$BR$3];0)+[.$N$1])=&quot;&quot;;&quot;&quot;;INDEX([.$W60:.$BR60];MATCH([.$M$3];[.$W$3:.$BR$3];0)+[.$N$1]))">
            <text:p/>
          </table:table-cell>
          <table:table-cell table:style-name="ce14" table:formula="of:=IF(INDEX([.$W60:.$BR60];MATCH([.$M$3];[.$W$3:.$BR$3];0)+[.$O$1])=&quot;&quot;;&quot;&quot;;INDEX([.$W60:.$BR60];MATCH([.$M$3];[.$W$3:.$BR$3];0)+[.$O$1]))">
            <text:p/>
          </table:table-cell>
          <table:table-cell table:style-name="ce14" table:formula="of:=IF(INDEX([.$W60:.$BR60];MATCH([.$M$3];[.$W$3:.$BR$3];0)+[.$P$1])=&quot;&quot;;&quot;&quot;;INDEX([.$W60:.$BR60];MATCH([.$M$3];[.$W$3:.$BR$3];0)+[.$P$1]))">
            <text:p/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76" calcext:value-type="float">
            <text:p>76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number-columns-repeated="2"/>
          <table:table-cell office:value-type="float" office:value="38" calcext:value-type="float">
            <text:p>38</text:p>
          </table:table-cell>
          <table:table-cell table:style-name="Default" table:formula="of:=IF(INDEX([BARS.$D$8:.$O$177];[.BU60];[.$B$7])=&quot;&quot;;&quot;&quot;;INDEX([BARS.$D$8:.$O$177];[.BU60];[.$B$7]))" office:value-type="float" office:value="36" calcext:value-type="float">
            <text:p>36</text:p>
          </table:table-cell>
          <table:table-cell table:number-columns-repeated="13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formula="of:=IF(ISERROR(SMALL([.$M$4:.$M$79];[.A61]));&quot;&quot;;SMALL([.$M$4:.$M$79];[.A61]))">
            <text:p/>
          </table:table-cell>
          <table:table-cell table:formula="of:=IF([.B61]=&quot;&quot;;&quot;&quot;;IF(OR([.D60]=&quot;pb&quot;;[.D60]=&quot;b&quot;;[.D60]=&quot;&quot;;[.D60]=&quot;p&quot;);[.B61]-[.B60];[.B61]-[.B60]-1))">
            <text:p/>
          </table:table-cell>
          <table:table-cell table:formula="of:=IF([.B61]=&quot;&quot;;&quot;&quot;;IF(ISNUMBER(MATCH([.B61];[.$M$4:.$M$11];0));&quot;&quot;;INDEX([.$N$23:.$N$79];MATCH([.B61];[.$M$23:.$M$79];0))))">
            <text:p/>
          </table:table-cell>
          <table:table-cell table:formula="of:=IF([.B61]=&quot;&quot;;&quot;&quot;;IF([.B60]&lt;[.$M$4];INDEX([.$N$4:.$N$11];MATCH([.B60];[.$M$4:.$M$11];-1));INDEX([.$N$4:.$N$11];MATCH([.B60];[.$M$4:.$M$11];1))))">
            <text:p/>
          </table:table-cell>
          <table:table-cell table:formula="of:=IF([.D61]=&quot;b&quot;;&quot;\break&quot;;IF([.D61]=&quot;pb&quot;;&quot;\pageBreak&quot;;&quot;&quot;))">
            <text:p/>
          </table:table-cell>
          <table:table-cell table:formula="of:=IF(ISERROR(MATCH([.B61];[.$M$24:.$M$79];0));&quot;&quot;;IF(INDEX([.$O$24:.$O$79];MATCH([.B61];[.$M$24:.$M$79];0))=&quot;&quot;;&quot;&quot;;&quot;\grace {&quot;&amp;INDEX([.$O$24:.$O$79];MATCH([.B61];[.$M$24:.$M$79];0))&amp;&quot;}&quot;))">
            <text:p/>
          </table:table-cell>
          <table:table-cell/>
          <table:table-cell table:style-name="ce4" table:formula="of:=IF([.B61]=&quot;&quot;;&quot;&quot;;IF([.$M$16]=&quot;Y&quot;;IF([.C61]=0;&quot; &quot;&amp;[.F61];IF(OR([.D61]=&quot;b&quot;;[.D61]=&quot;pb&quot;);[.E61]&amp;&quot;*&quot;&amp;[.C61]&amp;&quot; &quot;&amp;[.F61]&amp;&quot; &quot;&amp;[.G61];[.E61]&amp;&quot;*&quot;&amp;[.C61]&amp;&quot; &quot;&amp;SUBSTITUTE(SUBSTITUTE([.D61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39" calcext:value-type="float">
            <text:p>39</text:p>
          </table:table-cell>
          <table:table-cell table:style-name="ce14" table:formula="of:=IF(INDEX([.$W61:.$BR61];MATCH([.$M$3];[.$W$3:.$BR$3];0)+[.$M$1])=&quot;&quot;;&quot;&quot;;INDEX([.$BU$23:.$BU$192];MATCH(INDEX([.$W61:.$BR61];MATCH([.$M$3];[.$W$3:.$BR$3];0)+[.$M$1])&amp;IF([.P61]=&quot;&quot;;&quot;&quot;;&quot;_&quot;&amp;[.P61]);[.$BV$23:.$BV$192];0)))">
            <text:p/>
          </table:table-cell>
          <table:table-cell table:style-name="ce14" table:formula="of:=IF(INDEX([.$W61:.$BR61];MATCH([.$M$3];[.$W$3:.$BR$3];0)+[.$N$1])=&quot;&quot;;&quot;&quot;;INDEX([.$W61:.$BR61];MATCH([.$M$3];[.$W$3:.$BR$3];0)+[.$N$1]))">
            <text:p/>
          </table:table-cell>
          <table:table-cell table:style-name="ce14" table:formula="of:=IF(INDEX([.$W61:.$BR61];MATCH([.$M$3];[.$W$3:.$BR$3];0)+[.$O$1])=&quot;&quot;;&quot;&quot;;INDEX([.$W61:.$BR61];MATCH([.$M$3];[.$W$3:.$BR$3];0)+[.$O$1]))">
            <text:p/>
          </table:table-cell>
          <table:table-cell table:style-name="ce14" table:formula="of:=IF(INDEX([.$W61:.$BR61];MATCH([.$M$3];[.$W$3:.$BR$3];0)+[.$P$1])=&quot;&quot;;&quot;&quot;;INDEX([.$W61:.$BR61];MATCH([.$M$3];[.$W$3:.$BR$3];0)+[.$P$1]))">
            <text:p/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78" calcext:value-type="float">
            <text:p>78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number-columns-repeated="2"/>
          <table:table-cell office:value-type="float" office:value="39" calcext:value-type="float">
            <text:p>39</text:p>
          </table:table-cell>
          <table:table-cell table:style-name="Default" table:formula="of:=IF(INDEX([BARS.$D$8:.$O$177];[.BU61];[.$B$7])=&quot;&quot;;&quot;&quot;;INDEX([BARS.$D$8:.$O$177];[.BU61];[.$B$7]))" office:value-type="float" office:value="37" calcext:value-type="float">
            <text:p>37</text:p>
          </table:table-cell>
          <table:table-cell table:number-columns-repeated="13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IF(ISERROR(SMALL([.$M$4:.$M$79];[.A62]));&quot;&quot;;SMALL([.$M$4:.$M$79];[.A62]))">
            <text:p/>
          </table:table-cell>
          <table:table-cell table:formula="of:=IF([.B62]=&quot;&quot;;&quot;&quot;;IF(OR([.D61]=&quot;pb&quot;;[.D61]=&quot;b&quot;;[.D61]=&quot;&quot;;[.D61]=&quot;p&quot;);[.B62]-[.B61];[.B62]-[.B61]-1))">
            <text:p/>
          </table:table-cell>
          <table:table-cell table:formula="of:=IF([.B62]=&quot;&quot;;&quot;&quot;;IF(ISNUMBER(MATCH([.B62];[.$M$4:.$M$11];0));&quot;&quot;;INDEX([.$N$23:.$N$79];MATCH([.B62];[.$M$23:.$M$79];0))))">
            <text:p/>
          </table:table-cell>
          <table:table-cell table:formula="of:=IF([.B62]=&quot;&quot;;&quot;&quot;;IF([.B61]&lt;[.$M$4];INDEX([.$N$4:.$N$11];MATCH([.B61];[.$M$4:.$M$11];-1));INDEX([.$N$4:.$N$11];MATCH([.B61];[.$M$4:.$M$11];1))))">
            <text:p/>
          </table:table-cell>
          <table:table-cell table:formula="of:=IF([.D62]=&quot;b&quot;;&quot;\break&quot;;IF([.D62]=&quot;pb&quot;;&quot;\pageBreak&quot;;&quot;&quot;))">
            <text:p/>
          </table:table-cell>
          <table:table-cell table:formula="of:=IF(ISERROR(MATCH([.B62];[.$M$24:.$M$79];0));&quot;&quot;;IF(INDEX([.$O$24:.$O$79];MATCH([.B62];[.$M$24:.$M$79];0))=&quot;&quot;;&quot;&quot;;&quot;\grace {&quot;&amp;INDEX([.$O$24:.$O$79];MATCH([.B62];[.$M$24:.$M$79];0))&amp;&quot;}&quot;))">
            <text:p/>
          </table:table-cell>
          <table:table-cell/>
          <table:table-cell table:style-name="ce4" table:formula="of:=IF([.B62]=&quot;&quot;;&quot;&quot;;IF([.$M$16]=&quot;Y&quot;;IF([.C62]=0;&quot; &quot;&amp;[.F62];IF(OR([.D62]=&quot;b&quot;;[.D62]=&quot;pb&quot;);[.E62]&amp;&quot;*&quot;&amp;[.C62]&amp;&quot; &quot;&amp;[.F62]&amp;&quot; &quot;&amp;[.G62];[.E62]&amp;&quot;*&quot;&amp;[.C62]&amp;&quot; &quot;&amp;SUBSTITUTE(SUBSTITUTE([.D62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0" calcext:value-type="float">
            <text:p>40</text:p>
          </table:table-cell>
          <table:table-cell table:style-name="ce14" table:formula="of:=IF(INDEX([.$W62:.$BR62];MATCH([.$M$3];[.$W$3:.$BR$3];0)+[.$M$1])=&quot;&quot;;&quot;&quot;;INDEX([.$BU$23:.$BU$192];MATCH(INDEX([.$W62:.$BR62];MATCH([.$M$3];[.$W$3:.$BR$3];0)+[.$M$1])&amp;IF([.P62]=&quot;&quot;;&quot;&quot;;&quot;_&quot;&amp;[.P62]);[.$BV$23:.$BV$192];0)))">
            <text:p/>
          </table:table-cell>
          <table:table-cell table:style-name="ce14" table:formula="of:=IF(INDEX([.$W62:.$BR62];MATCH([.$M$3];[.$W$3:.$BR$3];0)+[.$N$1])=&quot;&quot;;&quot;&quot;;INDEX([.$W62:.$BR62];MATCH([.$M$3];[.$W$3:.$BR$3];0)+[.$N$1]))">
            <text:p/>
          </table:table-cell>
          <table:table-cell table:style-name="ce14" table:formula="of:=IF(INDEX([.$W62:.$BR62];MATCH([.$M$3];[.$W$3:.$BR$3];0)+[.$O$1])=&quot;&quot;;&quot;&quot;;INDEX([.$W62:.$BR62];MATCH([.$M$3];[.$W$3:.$BR$3];0)+[.$O$1]))">
            <text:p/>
          </table:table-cell>
          <table:table-cell table:style-name="ce14" table:formula="of:=IF(INDEX([.$W62:.$BR62];MATCH([.$M$3];[.$W$3:.$BR$3];0)+[.$P$1])=&quot;&quot;;&quot;&quot;;INDEX([.$W62:.$BR62];MATCH([.$M$3];[.$W$3:.$BR$3];0)+[.$P$1]))">
            <text:p/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80" calcext:value-type="float">
            <text:p>80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number-columns-repeated="2"/>
          <table:table-cell office:value-type="float" office:value="40" calcext:value-type="float">
            <text:p>40</text:p>
          </table:table-cell>
          <table:table-cell table:style-name="Default" table:formula="of:=IF(INDEX([BARS.$D$8:.$O$177];[.BU62];[.$B$7])=&quot;&quot;;&quot;&quot;;INDEX([BARS.$D$8:.$O$177];[.BU62];[.$B$7]))" office:value-type="float" office:value="38" calcext:value-type="float">
            <text:p>38</text:p>
          </table:table-cell>
          <table:table-cell table:number-columns-repeated="13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table:formula="of:=IF(ISERROR(SMALL([.$M$4:.$M$79];[.A63]));&quot;&quot;;SMALL([.$M$4:.$M$79];[.A63]))">
            <text:p/>
          </table:table-cell>
          <table:table-cell table:formula="of:=IF([.B63]=&quot;&quot;;&quot;&quot;;IF(OR([.D62]=&quot;pb&quot;;[.D62]=&quot;b&quot;;[.D62]=&quot;&quot;;[.D62]=&quot;p&quot;);[.B63]-[.B62];[.B63]-[.B62]-1))">
            <text:p/>
          </table:table-cell>
          <table:table-cell table:formula="of:=IF([.B63]=&quot;&quot;;&quot;&quot;;IF(ISNUMBER(MATCH([.B63];[.$M$4:.$M$11];0));&quot;&quot;;INDEX([.$N$23:.$N$79];MATCH([.B63];[.$M$23:.$M$79];0))))">
            <text:p/>
          </table:table-cell>
          <table:table-cell table:formula="of:=IF([.B63]=&quot;&quot;;&quot;&quot;;IF([.B62]&lt;[.$M$4];INDEX([.$N$4:.$N$11];MATCH([.B62];[.$M$4:.$M$11];-1));INDEX([.$N$4:.$N$11];MATCH([.B62];[.$M$4:.$M$11];1))))">
            <text:p/>
          </table:table-cell>
          <table:table-cell table:formula="of:=IF([.D63]=&quot;b&quot;;&quot;\break&quot;;IF([.D63]=&quot;pb&quot;;&quot;\pageBreak&quot;;&quot;&quot;))">
            <text:p/>
          </table:table-cell>
          <table:table-cell table:formula="of:=IF(ISERROR(MATCH([.B63];[.$M$24:.$M$79];0));&quot;&quot;;IF(INDEX([.$O$24:.$O$79];MATCH([.B63];[.$M$24:.$M$79];0))=&quot;&quot;;&quot;&quot;;&quot;\grace {&quot;&amp;INDEX([.$O$24:.$O$79];MATCH([.B63];[.$M$24:.$M$79];0))&amp;&quot;}&quot;))">
            <text:p/>
          </table:table-cell>
          <table:table-cell/>
          <table:table-cell table:style-name="ce4" table:formula="of:=IF([.B63]=&quot;&quot;;&quot;&quot;;IF([.$M$16]=&quot;Y&quot;;IF([.C63]=0;&quot; &quot;&amp;[.F63];IF(OR([.D63]=&quot;b&quot;;[.D63]=&quot;pb&quot;);[.E63]&amp;&quot;*&quot;&amp;[.C63]&amp;&quot; &quot;&amp;[.F63]&amp;&quot; &quot;&amp;[.G63];[.E63]&amp;&quot;*&quot;&amp;[.C63]&amp;&quot; &quot;&amp;SUBSTITUTE(SUBSTITUTE([.D63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1" calcext:value-type="float">
            <text:p>41</text:p>
          </table:table-cell>
          <table:table-cell table:style-name="ce14" table:formula="of:=IF(INDEX([.$W63:.$BR63];MATCH([.$M$3];[.$W$3:.$BR$3];0)+[.$M$1])=&quot;&quot;;&quot;&quot;;INDEX([.$BU$23:.$BU$192];MATCH(INDEX([.$W63:.$BR63];MATCH([.$M$3];[.$W$3:.$BR$3];0)+[.$M$1])&amp;IF([.P63]=&quot;&quot;;&quot;&quot;;&quot;_&quot;&amp;[.P63]);[.$BV$23:.$BV$192];0)))">
            <text:p/>
          </table:table-cell>
          <table:table-cell table:style-name="ce14" table:formula="of:=IF(INDEX([.$W63:.$BR63];MATCH([.$M$3];[.$W$3:.$BR$3];0)+[.$N$1])=&quot;&quot;;&quot;&quot;;INDEX([.$W63:.$BR63];MATCH([.$M$3];[.$W$3:.$BR$3];0)+[.$N$1]))">
            <text:p/>
          </table:table-cell>
          <table:table-cell table:style-name="ce14" table:formula="of:=IF(INDEX([.$W63:.$BR63];MATCH([.$M$3];[.$W$3:.$BR$3];0)+[.$O$1])=&quot;&quot;;&quot;&quot;;INDEX([.$W63:.$BR63];MATCH([.$M$3];[.$W$3:.$BR$3];0)+[.$O$1]))">
            <text:p/>
          </table:table-cell>
          <table:table-cell table:style-name="ce14" table:formula="of:=IF(INDEX([.$W63:.$BR63];MATCH([.$M$3];[.$W$3:.$BR$3];0)+[.$P$1])=&quot;&quot;;&quot;&quot;;INDEX([.$W63:.$BR63];MATCH([.$M$3];[.$W$3:.$BR$3];0)+[.$P$1]))">
            <text:p/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 office:value-type="float" office:value="82" calcext:value-type="float">
            <text:p>82</text:p>
          </table:table-cell>
          <table:table-cell table:style-name="ce1" office:value-type="string" calcext:value-type="string">
            <text:p>b</text:p>
          </table:table-cell>
          <table:table-cell table:style-name="ce1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number-columns-repeated="2"/>
          <table:table-cell office:value-type="float" office:value="41" calcext:value-type="float">
            <text:p>41</text:p>
          </table:table-cell>
          <table:table-cell table:style-name="Default" table:formula="of:=IF(INDEX([BARS.$D$8:.$O$177];[.BU63];[.$B$7])=&quot;&quot;;&quot;&quot;;INDEX([BARS.$D$8:.$O$177];[.BU63];[.$B$7]))" office:value-type="float" office:value="39" calcext:value-type="float">
            <text:p>39</text:p>
          </table:table-cell>
          <table:table-cell table:number-columns-repeated="13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formula="of:=IF(ISERROR(SMALL([.$M$4:.$M$79];[.A64]));&quot;&quot;;SMALL([.$M$4:.$M$79];[.A64]))">
            <text:p/>
          </table:table-cell>
          <table:table-cell table:formula="of:=IF([.B64]=&quot;&quot;;&quot;&quot;;IF(OR([.D63]=&quot;pb&quot;;[.D63]=&quot;b&quot;;[.D63]=&quot;&quot;;[.D63]=&quot;p&quot;);[.B64]-[.B63];[.B64]-[.B63]-1))">
            <text:p/>
          </table:table-cell>
          <table:table-cell table:formula="of:=IF([.B64]=&quot;&quot;;&quot;&quot;;IF(ISNUMBER(MATCH([.B64];[.$M$4:.$M$11];0));&quot;&quot;;INDEX([.$N$23:.$N$79];MATCH([.B64];[.$M$23:.$M$79];0))))">
            <text:p/>
          </table:table-cell>
          <table:table-cell table:formula="of:=IF([.B64]=&quot;&quot;;&quot;&quot;;IF([.B63]&lt;[.$M$4];INDEX([.$N$4:.$N$11];MATCH([.B63];[.$M$4:.$M$11];-1));INDEX([.$N$4:.$N$11];MATCH([.B63];[.$M$4:.$M$11];1))))">
            <text:p/>
          </table:table-cell>
          <table:table-cell table:formula="of:=IF([.D64]=&quot;b&quot;;&quot;\break&quot;;IF([.D64]=&quot;pb&quot;;&quot;\pageBreak&quot;;&quot;&quot;))">
            <text:p/>
          </table:table-cell>
          <table:table-cell table:formula="of:=IF(ISERROR(MATCH([.B64];[.$M$24:.$M$79];0));&quot;&quot;;IF(INDEX([.$O$24:.$O$79];MATCH([.B64];[.$M$24:.$M$79];0))=&quot;&quot;;&quot;&quot;;&quot;\grace {&quot;&amp;INDEX([.$O$24:.$O$79];MATCH([.B64];[.$M$24:.$M$79];0))&amp;&quot;}&quot;))">
            <text:p/>
          </table:table-cell>
          <table:table-cell/>
          <table:table-cell table:style-name="ce4" table:formula="of:=IF([.B64]=&quot;&quot;;&quot;&quot;;IF([.$M$16]=&quot;Y&quot;;IF([.C64]=0;&quot; &quot;&amp;[.F64];IF(OR([.D64]=&quot;b&quot;;[.D64]=&quot;pb&quot;);[.E64]&amp;&quot;*&quot;&amp;[.C64]&amp;&quot; &quot;&amp;[.F64]&amp;&quot; &quot;&amp;[.G64];[.E64]&amp;&quot;*&quot;&amp;[.C64]&amp;&quot; &quot;&amp;SUBSTITUTE(SUBSTITUTE([.D64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2" calcext:value-type="float">
            <text:p>42</text:p>
          </table:table-cell>
          <table:table-cell table:style-name="ce14" table:formula="of:=IF(INDEX([.$W64:.$BR64];MATCH([.$M$3];[.$W$3:.$BR$3];0)+[.$M$1])=&quot;&quot;;&quot;&quot;;INDEX([.$BU$23:.$BU$192];MATCH(INDEX([.$W64:.$BR64];MATCH([.$M$3];[.$W$3:.$BR$3];0)+[.$M$1])&amp;IF([.P64]=&quot;&quot;;&quot;&quot;;&quot;_&quot;&amp;[.P64]);[.$BV$23:.$BV$192];0)))">
            <text:p/>
          </table:table-cell>
          <table:table-cell table:style-name="ce14" table:formula="of:=IF(INDEX([.$W64:.$BR64];MATCH([.$M$3];[.$W$3:.$BR$3];0)+[.$N$1])=&quot;&quot;;&quot;&quot;;INDEX([.$W64:.$BR64];MATCH([.$M$3];[.$W$3:.$BR$3];0)+[.$N$1]))">
            <text:p/>
          </table:table-cell>
          <table:table-cell table:style-name="ce14" table:formula="of:=IF(INDEX([.$W64:.$BR64];MATCH([.$M$3];[.$W$3:.$BR$3];0)+[.$O$1])=&quot;&quot;;&quot;&quot;;INDEX([.$W64:.$BR64];MATCH([.$M$3];[.$W$3:.$BR$3];0)+[.$O$1]))">
            <text:p/>
          </table:table-cell>
          <table:table-cell table:style-name="ce14" table:formula="of:=IF(INDEX([.$W64:.$BR64];MATCH([.$M$3];[.$W$3:.$BR$3];0)+[.$P$1])=&quot;&quot;;&quot;&quot;;INDEX([.$W64:.$BR64];MATCH([.$M$3];[.$W$3:.$BR$3];0)+[.$P$1]))">
            <text:p/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number-columns-repeated="2"/>
          <table:table-cell office:value-type="float" office:value="42" calcext:value-type="float">
            <text:p>42</text:p>
          </table:table-cell>
          <table:table-cell table:style-name="Default" table:formula="of:=IF(INDEX([BARS.$D$8:.$O$177];[.BU64];[.$B$7])=&quot;&quot;;&quot;&quot;;INDEX([BARS.$D$8:.$O$177];[.BU64];[.$B$7]))" office:value-type="float" office:value="40" calcext:value-type="float">
            <text:p>40</text:p>
          </table:table-cell>
          <table:table-cell table:number-columns-repeated="13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formula="of:=IF(ISERROR(SMALL([.$M$4:.$M$79];[.A65]));&quot;&quot;;SMALL([.$M$4:.$M$79];[.A65]))">
            <text:p/>
          </table:table-cell>
          <table:table-cell table:formula="of:=IF([.B65]=&quot;&quot;;&quot;&quot;;IF(OR([.D64]=&quot;pb&quot;;[.D64]=&quot;b&quot;;[.D64]=&quot;&quot;;[.D64]=&quot;p&quot;);[.B65]-[.B64];[.B65]-[.B64]-1))">
            <text:p/>
          </table:table-cell>
          <table:table-cell table:formula="of:=IF([.B65]=&quot;&quot;;&quot;&quot;;IF(ISNUMBER(MATCH([.B65];[.$M$4:.$M$11];0));&quot;&quot;;INDEX([.$N$23:.$N$79];MATCH([.B65];[.$M$23:.$M$79];0))))">
            <text:p/>
          </table:table-cell>
          <table:table-cell table:formula="of:=IF([.B65]=&quot;&quot;;&quot;&quot;;IF([.B64]&lt;[.$M$4];INDEX([.$N$4:.$N$11];MATCH([.B64];[.$M$4:.$M$11];-1));INDEX([.$N$4:.$N$11];MATCH([.B64];[.$M$4:.$M$11];1))))">
            <text:p/>
          </table:table-cell>
          <table:table-cell table:formula="of:=IF([.D65]=&quot;b&quot;;&quot;\break&quot;;IF([.D65]=&quot;pb&quot;;&quot;\pageBreak&quot;;&quot;&quot;))">
            <text:p/>
          </table:table-cell>
          <table:table-cell table:formula="of:=IF(ISERROR(MATCH([.B65];[.$M$24:.$M$79];0));&quot;&quot;;IF(INDEX([.$O$24:.$O$79];MATCH([.B65];[.$M$24:.$M$79];0))=&quot;&quot;;&quot;&quot;;&quot;\grace {&quot;&amp;INDEX([.$O$24:.$O$79];MATCH([.B65];[.$M$24:.$M$79];0))&amp;&quot;}&quot;))">
            <text:p/>
          </table:table-cell>
          <table:table-cell/>
          <table:table-cell table:style-name="ce4" table:formula="of:=IF([.B65]=&quot;&quot;;&quot;&quot;;IF([.$M$16]=&quot;Y&quot;;IF([.C65]=0;&quot; &quot;&amp;[.F65];IF(OR([.D65]=&quot;b&quot;;[.D65]=&quot;pb&quot;);[.E65]&amp;&quot;*&quot;&amp;[.C65]&amp;&quot; &quot;&amp;[.F65]&amp;&quot; &quot;&amp;[.G65];[.E65]&amp;&quot;*&quot;&amp;[.C65]&amp;&quot; &quot;&amp;SUBSTITUTE(SUBSTITUTE([.D65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3" calcext:value-type="float">
            <text:p>43</text:p>
          </table:table-cell>
          <table:table-cell table:style-name="ce14" table:formula="of:=IF(INDEX([.$W65:.$BR65];MATCH([.$M$3];[.$W$3:.$BR$3];0)+[.$M$1])=&quot;&quot;;&quot;&quot;;INDEX([.$BU$23:.$BU$192];MATCH(INDEX([.$W65:.$BR65];MATCH([.$M$3];[.$W$3:.$BR$3];0)+[.$M$1])&amp;IF([.P65]=&quot;&quot;;&quot;&quot;;&quot;_&quot;&amp;[.P65]);[.$BV$23:.$BV$192];0)))">
            <text:p/>
          </table:table-cell>
          <table:table-cell table:style-name="ce14" table:formula="of:=IF(INDEX([.$W65:.$BR65];MATCH([.$M$3];[.$W$3:.$BR$3];0)+[.$N$1])=&quot;&quot;;&quot;&quot;;INDEX([.$W65:.$BR65];MATCH([.$M$3];[.$W$3:.$BR$3];0)+[.$N$1]))">
            <text:p/>
          </table:table-cell>
          <table:table-cell table:style-name="ce14" table:formula="of:=IF(INDEX([.$W65:.$BR65];MATCH([.$M$3];[.$W$3:.$BR$3];0)+[.$O$1])=&quot;&quot;;&quot;&quot;;INDEX([.$W65:.$BR65];MATCH([.$M$3];[.$W$3:.$BR$3];0)+[.$O$1]))">
            <text:p/>
          </table:table-cell>
          <table:table-cell table:style-name="ce14" table:formula="of:=IF(INDEX([.$W65:.$BR65];MATCH([.$M$3];[.$W$3:.$BR$3];0)+[.$P$1])=&quot;&quot;;&quot;&quot;;INDEX([.$W65:.$BR65];MATCH([.$M$3];[.$W$3:.$BR$3];0)+[.$P$1]))">
            <text:p/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number-columns-repeated="2"/>
          <table:table-cell office:value-type="float" office:value="43" calcext:value-type="float">
            <text:p>43</text:p>
          </table:table-cell>
          <table:table-cell table:style-name="Default" table:formula="of:=IF(INDEX([BARS.$D$8:.$O$177];[.BU65];[.$B$7])=&quot;&quot;;&quot;&quot;;INDEX([BARS.$D$8:.$O$177];[.BU65];[.$B$7]))" office:value-type="float" office:value="41" calcext:value-type="float">
            <text:p>41</text:p>
          </table:table-cell>
          <table:table-cell table:number-columns-repeated="13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M$4:.$M$79];[.A66]));&quot;&quot;;SMALL([.$M$4:.$M$79];[.A66]))">
            <text:p/>
          </table:table-cell>
          <table:table-cell table:formula="of:=IF([.B66]=&quot;&quot;;&quot;&quot;;IF(OR([.D65]=&quot;pb&quot;;[.D65]=&quot;b&quot;;[.D65]=&quot;&quot;;[.D65]=&quot;p&quot;);[.B66]-[.B65];[.B66]-[.B65]-1))">
            <text:p/>
          </table:table-cell>
          <table:table-cell table:formula="of:=IF([.B66]=&quot;&quot;;&quot;&quot;;IF(ISNUMBER(MATCH([.B66];[.$M$4:.$M$11];0));&quot;&quot;;INDEX([.$N$23:.$N$79];MATCH([.B66];[.$M$23:.$M$79];0))))">
            <text:p/>
          </table:table-cell>
          <table:table-cell table:formula="of:=IF([.B66]=&quot;&quot;;&quot;&quot;;IF([.B65]&lt;[.$M$4];INDEX([.$N$4:.$N$11];MATCH([.B65];[.$M$4:.$M$11];-1));INDEX([.$N$4:.$N$11];MATCH([.B65];[.$M$4:.$M$11];1))))">
            <text:p/>
          </table:table-cell>
          <table:table-cell table:formula="of:=IF([.D66]=&quot;b&quot;;&quot;\break&quot;;IF([.D66]=&quot;pb&quot;;&quot;\pageBreak&quot;;&quot;&quot;))">
            <text:p/>
          </table:table-cell>
          <table:table-cell table:formula="of:=IF(ISERROR(MATCH([.B66];[.$M$24:.$M$79];0));&quot;&quot;;IF(INDEX([.$O$24:.$O$79];MATCH([.B66];[.$M$24:.$M$79];0))=&quot;&quot;;&quot;&quot;;&quot;\grace {&quot;&amp;INDEX([.$O$24:.$O$79];MATCH([.B66];[.$M$24:.$M$79];0))&amp;&quot;}&quot;))">
            <text:p/>
          </table:table-cell>
          <table:table-cell/>
          <table:table-cell table:style-name="ce4" table:formula="of:=IF([.B66]=&quot;&quot;;&quot;&quot;;IF([.$M$16]=&quot;Y&quot;;IF([.C66]=0;&quot; &quot;&amp;[.F66];IF(OR([.D66]=&quot;b&quot;;[.D66]=&quot;pb&quot;);[.E66]&amp;&quot;*&quot;&amp;[.C66]&amp;&quot; &quot;&amp;[.F66]&amp;&quot; &quot;&amp;[.G66];[.E66]&amp;&quot;*&quot;&amp;[.C66]&amp;&quot; &quot;&amp;SUBSTITUTE(SUBSTITUTE([.D66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4" calcext:value-type="float">
            <text:p>44</text:p>
          </table:table-cell>
          <table:table-cell table:style-name="ce14" table:formula="of:=IF(INDEX([.$W66:.$BR66];MATCH([.$M$3];[.$W$3:.$BR$3];0)+[.$M$1])=&quot;&quot;;&quot;&quot;;INDEX([.$BU$23:.$BU$192];MATCH(INDEX([.$W66:.$BR66];MATCH([.$M$3];[.$W$3:.$BR$3];0)+[.$M$1])&amp;IF([.P66]=&quot;&quot;;&quot;&quot;;&quot;_&quot;&amp;[.P66]);[.$BV$23:.$BV$192];0)))">
            <text:p/>
          </table:table-cell>
          <table:table-cell table:style-name="ce14" table:formula="of:=IF(INDEX([.$W66:.$BR66];MATCH([.$M$3];[.$W$3:.$BR$3];0)+[.$N$1])=&quot;&quot;;&quot;&quot;;INDEX([.$W66:.$BR66];MATCH([.$M$3];[.$W$3:.$BR$3];0)+[.$N$1]))">
            <text:p/>
          </table:table-cell>
          <table:table-cell table:style-name="ce14" table:formula="of:=IF(INDEX([.$W66:.$BR66];MATCH([.$M$3];[.$W$3:.$BR$3];0)+[.$O$1])=&quot;&quot;;&quot;&quot;;INDEX([.$W66:.$BR66];MATCH([.$M$3];[.$W$3:.$BR$3];0)+[.$O$1]))">
            <text:p/>
          </table:table-cell>
          <table:table-cell table:style-name="ce14" table:formula="of:=IF(INDEX([.$W66:.$BR66];MATCH([.$M$3];[.$W$3:.$BR$3];0)+[.$P$1])=&quot;&quot;;&quot;&quot;;INDEX([.$W66:.$BR66];MATCH([.$M$3];[.$W$3:.$BR$3];0)+[.$P$1]))">
            <text:p/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number-columns-repeated="2"/>
          <table:table-cell office:value-type="float" office:value="44" calcext:value-type="float">
            <text:p>44</text:p>
          </table:table-cell>
          <table:table-cell table:style-name="Default" table:formula="of:=IF(INDEX([BARS.$D$8:.$O$177];[.BU66];[.$B$7])=&quot;&quot;;&quot;&quot;;INDEX([BARS.$D$8:.$O$177];[.BU66];[.$B$7]))" office:value-type="float" office:value="42" calcext:value-type="float">
            <text:p>42</text:p>
          </table:table-cell>
          <table:table-cell table:number-columns-repeated="13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M$4:.$M$79];[.A67]));&quot;&quot;;SMALL([.$M$4:.$M$79];[.A67]))">
            <text:p/>
          </table:table-cell>
          <table:table-cell table:formula="of:=IF([.B67]=&quot;&quot;;&quot;&quot;;IF(OR([.D66]=&quot;pb&quot;;[.D66]=&quot;b&quot;;[.D66]=&quot;&quot;;[.D66]=&quot;p&quot;);[.B67]-[.B66];[.B67]-[.B66]-1))">
            <text:p/>
          </table:table-cell>
          <table:table-cell table:formula="of:=IF([.B67]=&quot;&quot;;&quot;&quot;;IF(ISNUMBER(MATCH([.B67];[.$M$4:.$M$11];0));&quot;&quot;;INDEX([.$N$23:.$N$79];MATCH([.B67];[.$M$23:.$M$79];0))))">
            <text:p/>
          </table:table-cell>
          <table:table-cell table:formula="of:=IF([.B67]=&quot;&quot;;&quot;&quot;;IF([.B66]&lt;[.$M$4];INDEX([.$N$4:.$N$11];MATCH([.B66];[.$M$4:.$M$11];-1));INDEX([.$N$4:.$N$11];MATCH([.B66];[.$M$4:.$M$11];1))))">
            <text:p/>
          </table:table-cell>
          <table:table-cell table:formula="of:=IF([.D67]=&quot;b&quot;;&quot;\break&quot;;IF([.D67]=&quot;pb&quot;;&quot;\pageBreak&quot;;&quot;&quot;))">
            <text:p/>
          </table:table-cell>
          <table:table-cell table:formula="of:=IF(ISERROR(MATCH([.B67];[.$M$24:.$M$79];0));&quot;&quot;;IF(INDEX([.$O$24:.$O$79];MATCH([.B67];[.$M$24:.$M$79];0))=&quot;&quot;;&quot;&quot;;&quot;\grace {&quot;&amp;INDEX([.$O$24:.$O$79];MATCH([.B67];[.$M$24:.$M$79];0))&amp;&quot;}&quot;))">
            <text:p/>
          </table:table-cell>
          <table:table-cell/>
          <table:table-cell table:style-name="ce4" table:formula="of:=IF([.B67]=&quot;&quot;;&quot;&quot;;IF([.$M$16]=&quot;Y&quot;;IF([.C67]=0;&quot; &quot;&amp;[.F67];IF(OR([.D67]=&quot;b&quot;;[.D67]=&quot;pb&quot;);[.E67]&amp;&quot;*&quot;&amp;[.C67]&amp;&quot; &quot;&amp;[.F67]&amp;&quot; &quot;&amp;[.G67];[.E67]&amp;&quot;*&quot;&amp;[.C67]&amp;&quot; &quot;&amp;SUBSTITUTE(SUBSTITUTE([.D67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5" calcext:value-type="float">
            <text:p>45</text:p>
          </table:table-cell>
          <table:table-cell table:style-name="ce14" table:formula="of:=IF(INDEX([.$W67:.$BR67];MATCH([.$M$3];[.$W$3:.$BR$3];0)+[.$M$1])=&quot;&quot;;&quot;&quot;;INDEX([.$BU$23:.$BU$192];MATCH(INDEX([.$W67:.$BR67];MATCH([.$M$3];[.$W$3:.$BR$3];0)+[.$M$1])&amp;IF([.P67]=&quot;&quot;;&quot;&quot;;&quot;_&quot;&amp;[.P67]);[.$BV$23:.$BV$192];0)))">
            <text:p/>
          </table:table-cell>
          <table:table-cell table:style-name="ce14" table:formula="of:=IF(INDEX([.$W67:.$BR67];MATCH([.$M$3];[.$W$3:.$BR$3];0)+[.$N$1])=&quot;&quot;;&quot;&quot;;INDEX([.$W67:.$BR67];MATCH([.$M$3];[.$W$3:.$BR$3];0)+[.$N$1]))">
            <text:p/>
          </table:table-cell>
          <table:table-cell table:style-name="ce14" table:formula="of:=IF(INDEX([.$W67:.$BR67];MATCH([.$M$3];[.$W$3:.$BR$3];0)+[.$O$1])=&quot;&quot;;&quot;&quot;;INDEX([.$W67:.$BR67];MATCH([.$M$3];[.$W$3:.$BR$3];0)+[.$O$1]))">
            <text:p/>
          </table:table-cell>
          <table:table-cell table:style-name="ce14" table:formula="of:=IF(INDEX([.$W67:.$BR67];MATCH([.$M$3];[.$W$3:.$BR$3];0)+[.$P$1])=&quot;&quot;;&quot;&quot;;INDEX([.$W67:.$BR67];MATCH([.$M$3];[.$W$3:.$BR$3];0)+[.$P$1]))">
            <text:p/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number-columns-repeated="2"/>
          <table:table-cell office:value-type="float" office:value="45" calcext:value-type="float">
            <text:p>45</text:p>
          </table:table-cell>
          <table:table-cell table:style-name="Default" table:formula="of:=IF(INDEX([BARS.$D$8:.$O$177];[.BU67];[.$B$7])=&quot;&quot;;&quot;&quot;;INDEX([BARS.$D$8:.$O$177];[.BU67];[.$B$7]))" office:value-type="float" office:value="43" calcext:value-type="float">
            <text:p>43</text:p>
          </table:table-cell>
          <table:table-cell table:number-columns-repeated="13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M$4:.$M$79];[.A68]));&quot;&quot;;SMALL([.$M$4:.$M$79];[.A68]))">
            <text:p/>
          </table:table-cell>
          <table:table-cell table:formula="of:=IF([.B68]=&quot;&quot;;&quot;&quot;;IF(OR([.D67]=&quot;pb&quot;;[.D67]=&quot;b&quot;;[.D67]=&quot;&quot;;[.D67]=&quot;p&quot;);[.B68]-[.B67];[.B68]-[.B67]-1))">
            <text:p/>
          </table:table-cell>
          <table:table-cell table:formula="of:=IF([.B68]=&quot;&quot;;&quot;&quot;;IF(ISNUMBER(MATCH([.B68];[.$M$4:.$M$11];0));&quot;&quot;;INDEX([.$N$23:.$N$79];MATCH([.B68];[.$M$23:.$M$79];0))))">
            <text:p/>
          </table:table-cell>
          <table:table-cell table:formula="of:=IF([.B68]=&quot;&quot;;&quot;&quot;;IF([.B67]&lt;[.$M$4];INDEX([.$N$4:.$N$11];MATCH([.B67];[.$M$4:.$M$11];-1));INDEX([.$N$4:.$N$11];MATCH([.B67];[.$M$4:.$M$11];1))))">
            <text:p/>
          </table:table-cell>
          <table:table-cell table:formula="of:=IF([.D68]=&quot;b&quot;;&quot;\break&quot;;IF([.D68]=&quot;pb&quot;;&quot;\pageBreak&quot;;&quot;&quot;))">
            <text:p/>
          </table:table-cell>
          <table:table-cell table:formula="of:=IF(ISERROR(MATCH([.B68];[.$M$24:.$M$79];0));&quot;&quot;;IF(INDEX([.$O$24:.$O$79];MATCH([.B68];[.$M$24:.$M$79];0))=&quot;&quot;;&quot;&quot;;&quot;\grace {&quot;&amp;INDEX([.$O$24:.$O$79];MATCH([.B68];[.$M$24:.$M$79];0))&amp;&quot;}&quot;))">
            <text:p/>
          </table:table-cell>
          <table:table-cell/>
          <table:table-cell table:style-name="ce4" table:formula="of:=IF([.B68]=&quot;&quot;;&quot;&quot;;IF([.$M$16]=&quot;Y&quot;;IF([.C68]=0;&quot; &quot;&amp;[.F68];IF(OR([.D68]=&quot;b&quot;;[.D68]=&quot;pb&quot;);[.E68]&amp;&quot;*&quot;&amp;[.C68]&amp;&quot; &quot;&amp;[.F68]&amp;&quot; &quot;&amp;[.G68];[.E68]&amp;&quot;*&quot;&amp;[.C68]&amp;&quot; &quot;&amp;SUBSTITUTE(SUBSTITUTE([.D68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6" calcext:value-type="float">
            <text:p>46</text:p>
          </table:table-cell>
          <table:table-cell table:style-name="ce14" table:formula="of:=IF(INDEX([.$W68:.$BR68];MATCH([.$M$3];[.$W$3:.$BR$3];0)+[.$M$1])=&quot;&quot;;&quot;&quot;;INDEX([.$BU$23:.$BU$192];MATCH(INDEX([.$W68:.$BR68];MATCH([.$M$3];[.$W$3:.$BR$3];0)+[.$M$1])&amp;IF([.P68]=&quot;&quot;;&quot;&quot;;&quot;_&quot;&amp;[.P68]);[.$BV$23:.$BV$192];0)))">
            <text:p/>
          </table:table-cell>
          <table:table-cell table:style-name="ce14" table:formula="of:=IF(INDEX([.$W68:.$BR68];MATCH([.$M$3];[.$W$3:.$BR$3];0)+[.$N$1])=&quot;&quot;;&quot;&quot;;INDEX([.$W68:.$BR68];MATCH([.$M$3];[.$W$3:.$BR$3];0)+[.$N$1]))">
            <text:p/>
          </table:table-cell>
          <table:table-cell table:style-name="ce14" table:formula="of:=IF(INDEX([.$W68:.$BR68];MATCH([.$M$3];[.$W$3:.$BR$3];0)+[.$O$1])=&quot;&quot;;&quot;&quot;;INDEX([.$W68:.$BR68];MATCH([.$M$3];[.$W$3:.$BR$3];0)+[.$O$1]))">
            <text:p/>
          </table:table-cell>
          <table:table-cell table:style-name="ce14" table:formula="of:=IF(INDEX([.$W68:.$BR68];MATCH([.$M$3];[.$W$3:.$BR$3];0)+[.$P$1])=&quot;&quot;;&quot;&quot;;INDEX([.$W68:.$BR68];MATCH([.$M$3];[.$W$3:.$BR$3];0)+[.$P$1]))">
            <text:p/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number-columns-repeated="2"/>
          <table:table-cell office:value-type="float" office:value="46" calcext:value-type="float">
            <text:p>46</text:p>
          </table:table-cell>
          <table:table-cell table:style-name="Default" table:formula="of:=IF(INDEX([BARS.$D$8:.$O$177];[.BU68];[.$B$7])=&quot;&quot;;&quot;&quot;;INDEX([BARS.$D$8:.$O$177];[.BU68];[.$B$7]))" office:value-type="float" office:value="44" calcext:value-type="float">
            <text:p>44</text:p>
          </table:table-cell>
          <table:table-cell table:number-columns-repeated="13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M$4:.$M$79];[.A69]));&quot;&quot;;SMALL([.$M$4:.$M$79];[.A69]))">
            <text:p/>
          </table:table-cell>
          <table:table-cell table:formula="of:=IF([.B69]=&quot;&quot;;&quot;&quot;;IF(OR([.D68]=&quot;pb&quot;;[.D68]=&quot;b&quot;;[.D68]=&quot;&quot;;[.D68]=&quot;p&quot;);[.B69]-[.B68];[.B69]-[.B68]-1))">
            <text:p/>
          </table:table-cell>
          <table:table-cell table:formula="of:=IF([.B69]=&quot;&quot;;&quot;&quot;;IF(ISNUMBER(MATCH([.B69];[.$M$4:.$M$11];0));&quot;&quot;;INDEX([.$N$23:.$N$79];MATCH([.B69];[.$M$23:.$M$79];0))))">
            <text:p/>
          </table:table-cell>
          <table:table-cell table:formula="of:=IF([.B69]=&quot;&quot;;&quot;&quot;;IF([.B68]&lt;[.$M$4];INDEX([.$N$4:.$N$11];MATCH([.B68];[.$M$4:.$M$11];-1));INDEX([.$N$4:.$N$11];MATCH([.B68];[.$M$4:.$M$11];1))))">
            <text:p/>
          </table:table-cell>
          <table:table-cell table:formula="of:=IF([.D69]=&quot;b&quot;;&quot;\break&quot;;IF([.D69]=&quot;pb&quot;;&quot;\pageBreak&quot;;&quot;&quot;))">
            <text:p/>
          </table:table-cell>
          <table:table-cell table:formula="of:=IF(ISERROR(MATCH([.B69];[.$M$24:.$M$79];0));&quot;&quot;;IF(INDEX([.$O$24:.$O$79];MATCH([.B69];[.$M$24:.$M$79];0))=&quot;&quot;;&quot;&quot;;&quot;\grace {&quot;&amp;INDEX([.$O$24:.$O$79];MATCH([.B69];[.$M$24:.$M$79];0))&amp;&quot;}&quot;))">
            <text:p/>
          </table:table-cell>
          <table:table-cell/>
          <table:table-cell table:style-name="ce4" table:formula="of:=IF([.B69]=&quot;&quot;;&quot;&quot;;IF([.$M$16]=&quot;Y&quot;;IF([.C69]=0;&quot; &quot;&amp;[.F69];IF(OR([.D69]=&quot;b&quot;;[.D69]=&quot;pb&quot;);[.E69]&amp;&quot;*&quot;&amp;[.C69]&amp;&quot; &quot;&amp;[.F69]&amp;&quot; &quot;&amp;[.G69];[.E69]&amp;&quot;*&quot;&amp;[.C69]&amp;&quot; &quot;&amp;SUBSTITUTE(SUBSTITUTE([.D69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7" calcext:value-type="float">
            <text:p>47</text:p>
          </table:table-cell>
          <table:table-cell table:style-name="ce14" table:formula="of:=IF(INDEX([.$W69:.$BR69];MATCH([.$M$3];[.$W$3:.$BR$3];0)+[.$M$1])=&quot;&quot;;&quot;&quot;;INDEX([.$BU$23:.$BU$192];MATCH(INDEX([.$W69:.$BR69];MATCH([.$M$3];[.$W$3:.$BR$3];0)+[.$M$1])&amp;IF([.P69]=&quot;&quot;;&quot;&quot;;&quot;_&quot;&amp;[.P69]);[.$BV$23:.$BV$192];0)))">
            <text:p/>
          </table:table-cell>
          <table:table-cell table:style-name="ce14" table:formula="of:=IF(INDEX([.$W69:.$BR69];MATCH([.$M$3];[.$W$3:.$BR$3];0)+[.$N$1])=&quot;&quot;;&quot;&quot;;INDEX([.$W69:.$BR69];MATCH([.$M$3];[.$W$3:.$BR$3];0)+[.$N$1]))">
            <text:p/>
          </table:table-cell>
          <table:table-cell table:style-name="ce14" table:formula="of:=IF(INDEX([.$W69:.$BR69];MATCH([.$M$3];[.$W$3:.$BR$3];0)+[.$O$1])=&quot;&quot;;&quot;&quot;;INDEX([.$W69:.$BR69];MATCH([.$M$3];[.$W$3:.$BR$3];0)+[.$O$1]))">
            <text:p/>
          </table:table-cell>
          <table:table-cell table:style-name="ce14" table:formula="of:=IF(INDEX([.$W69:.$BR69];MATCH([.$M$3];[.$W$3:.$BR$3];0)+[.$P$1])=&quot;&quot;;&quot;&quot;;INDEX([.$W69:.$BR69];MATCH([.$M$3];[.$W$3:.$BR$3];0)+[.$P$1]))">
            <text:p/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number-columns-repeated="2"/>
          <table:table-cell office:value-type="float" office:value="47" calcext:value-type="float">
            <text:p>47</text:p>
          </table:table-cell>
          <table:table-cell table:style-name="Default" table:formula="of:=IF(INDEX([BARS.$D$8:.$O$177];[.BU69];[.$B$7])=&quot;&quot;;&quot;&quot;;INDEX([BARS.$D$8:.$O$177];[.BU69];[.$B$7]))" office:value-type="float" office:value="45" calcext:value-type="float">
            <text:p>45</text:p>
          </table:table-cell>
          <table:table-cell table:number-columns-repeated="13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M$4:.$M$79];[.A70]));&quot;&quot;;SMALL([.$M$4:.$M$79];[.A70]))">
            <text:p/>
          </table:table-cell>
          <table:table-cell table:formula="of:=IF([.B70]=&quot;&quot;;&quot;&quot;;IF(OR([.D69]=&quot;pb&quot;;[.D69]=&quot;b&quot;;[.D69]=&quot;&quot;;[.D69]=&quot;p&quot;);[.B70]-[.B69];[.B70]-[.B69]-1))">
            <text:p/>
          </table:table-cell>
          <table:table-cell table:formula="of:=IF([.B70]=&quot;&quot;;&quot;&quot;;IF(ISNUMBER(MATCH([.B70];[.$M$4:.$M$11];0));&quot;&quot;;INDEX([.$N$23:.$N$79];MATCH([.B70];[.$M$23:.$M$79];0))))">
            <text:p/>
          </table:table-cell>
          <table:table-cell table:formula="of:=IF([.B70]=&quot;&quot;;&quot;&quot;;IF([.B69]&lt;[.$M$4];INDEX([.$N$4:.$N$11];MATCH([.B69];[.$M$4:.$M$11];-1));INDEX([.$N$4:.$N$11];MATCH([.B69];[.$M$4:.$M$11];1))))">
            <text:p/>
          </table:table-cell>
          <table:table-cell table:formula="of:=IF([.D70]=&quot;b&quot;;&quot;\break&quot;;IF([.D70]=&quot;pb&quot;;&quot;\pageBreak&quot;;&quot;&quot;))">
            <text:p/>
          </table:table-cell>
          <table:table-cell table:formula="of:=IF(ISERROR(MATCH([.B70];[.$M$24:.$M$79];0));&quot;&quot;;IF(INDEX([.$O$24:.$O$79];MATCH([.B70];[.$M$24:.$M$79];0))=&quot;&quot;;&quot;&quot;;&quot;\grace {&quot;&amp;INDEX([.$O$24:.$O$79];MATCH([.B70];[.$M$24:.$M$79];0))&amp;&quot;}&quot;))">
            <text:p/>
          </table:table-cell>
          <table:table-cell/>
          <table:table-cell table:style-name="ce4" table:formula="of:=IF([.B70]=&quot;&quot;;&quot;&quot;;IF([.$M$16]=&quot;Y&quot;;IF([.C70]=0;&quot; &quot;&amp;[.F70];IF(OR([.D70]=&quot;b&quot;;[.D70]=&quot;pb&quot;);[.E70]&amp;&quot;*&quot;&amp;[.C70]&amp;&quot; &quot;&amp;[.F70]&amp;&quot; &quot;&amp;[.G70];[.E70]&amp;&quot;*&quot;&amp;[.C70]&amp;&quot; &quot;&amp;SUBSTITUTE(SUBSTITUTE([.D70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8" calcext:value-type="float">
            <text:p>48</text:p>
          </table:table-cell>
          <table:table-cell table:style-name="ce14" table:formula="of:=IF(INDEX([.$W70:.$BR70];MATCH([.$M$3];[.$W$3:.$BR$3];0)+[.$M$1])=&quot;&quot;;&quot;&quot;;INDEX([.$BU$23:.$BU$192];MATCH(INDEX([.$W70:.$BR70];MATCH([.$M$3];[.$W$3:.$BR$3];0)+[.$M$1])&amp;IF([.P70]=&quot;&quot;;&quot;&quot;;&quot;_&quot;&amp;[.P70]);[.$BV$23:.$BV$192];0)))">
            <text:p/>
          </table:table-cell>
          <table:table-cell table:style-name="ce14" table:formula="of:=IF(INDEX([.$W70:.$BR70];MATCH([.$M$3];[.$W$3:.$BR$3];0)+[.$N$1])=&quot;&quot;;&quot;&quot;;INDEX([.$W70:.$BR70];MATCH([.$M$3];[.$W$3:.$BR$3];0)+[.$N$1]))">
            <text:p/>
          </table:table-cell>
          <table:table-cell table:style-name="ce14" table:formula="of:=IF(INDEX([.$W70:.$BR70];MATCH([.$M$3];[.$W$3:.$BR$3];0)+[.$O$1])=&quot;&quot;;&quot;&quot;;INDEX([.$W70:.$BR70];MATCH([.$M$3];[.$W$3:.$BR$3];0)+[.$O$1]))">
            <text:p/>
          </table:table-cell>
          <table:table-cell table:style-name="ce14" table:formula="of:=IF(INDEX([.$W70:.$BR70];MATCH([.$M$3];[.$W$3:.$BR$3];0)+[.$P$1])=&quot;&quot;;&quot;&quot;;INDEX([.$W70:.$BR70];MATCH([.$M$3];[.$W$3:.$BR$3];0)+[.$P$1]))">
            <text:p/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number-columns-repeated="2"/>
          <table:table-cell office:value-type="float" office:value="48" calcext:value-type="float">
            <text:p>48</text:p>
          </table:table-cell>
          <table:table-cell table:style-name="Default" table:formula="of:=IF(INDEX([BARS.$D$8:.$O$177];[.BU70];[.$B$7])=&quot;&quot;;&quot;&quot;;INDEX([BARS.$D$8:.$O$177];[.BU70];[.$B$7]))" office:value-type="float" office:value="46" calcext:value-type="float">
            <text:p>46</text:p>
          </table:table-cell>
          <table:table-cell table:number-columns-repeated="13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M$4:.$M$79];[.A71]));&quot;&quot;;SMALL([.$M$4:.$M$79];[.A71]))">
            <text:p/>
          </table:table-cell>
          <table:table-cell table:formula="of:=IF([.B71]=&quot;&quot;;&quot;&quot;;IF(OR([.D70]=&quot;pb&quot;;[.D70]=&quot;b&quot;;[.D70]=&quot;&quot;;[.D70]=&quot;p&quot;);[.B71]-[.B70];[.B71]-[.B70]-1))">
            <text:p/>
          </table:table-cell>
          <table:table-cell table:formula="of:=IF([.B71]=&quot;&quot;;&quot;&quot;;IF(ISNUMBER(MATCH([.B71];[.$M$4:.$M$11];0));&quot;&quot;;INDEX([.$N$23:.$N$79];MATCH([.B71];[.$M$23:.$M$79];0))))">
            <text:p/>
          </table:table-cell>
          <table:table-cell table:formula="of:=IF([.B71]=&quot;&quot;;&quot;&quot;;IF([.B70]&lt;[.$M$4];INDEX([.$N$4:.$N$11];MATCH([.B70];[.$M$4:.$M$11];-1));INDEX([.$N$4:.$N$11];MATCH([.B70];[.$M$4:.$M$11];1))))">
            <text:p/>
          </table:table-cell>
          <table:table-cell table:formula="of:=IF([.D71]=&quot;b&quot;;&quot;\break&quot;;IF([.D71]=&quot;pb&quot;;&quot;\pageBreak&quot;;&quot;&quot;))">
            <text:p/>
          </table:table-cell>
          <table:table-cell table:formula="of:=IF(ISERROR(MATCH([.B71];[.$M$24:.$M$79];0));&quot;&quot;;IF(INDEX([.$O$24:.$O$79];MATCH([.B71];[.$M$24:.$M$79];0))=&quot;&quot;;&quot;&quot;;&quot;\grace {&quot;&amp;INDEX([.$O$24:.$O$79];MATCH([.B71];[.$M$24:.$M$79];0))&amp;&quot;}&quot;))">
            <text:p/>
          </table:table-cell>
          <table:table-cell/>
          <table:table-cell table:style-name="ce4" table:formula="of:=IF([.B71]=&quot;&quot;;&quot;&quot;;IF([.$M$16]=&quot;Y&quot;;IF([.C71]=0;&quot; &quot;&amp;[.F71];IF(OR([.D71]=&quot;b&quot;;[.D71]=&quot;pb&quot;);[.E71]&amp;&quot;*&quot;&amp;[.C71]&amp;&quot; &quot;&amp;[.F71]&amp;&quot; &quot;&amp;[.G71];[.E71]&amp;&quot;*&quot;&amp;[.C71]&amp;&quot; &quot;&amp;SUBSTITUTE(SUBSTITUTE([.D71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49" calcext:value-type="float">
            <text:p>49</text:p>
          </table:table-cell>
          <table:table-cell table:style-name="ce14" table:formula="of:=IF(INDEX([.$W71:.$BR71];MATCH([.$M$3];[.$W$3:.$BR$3];0)+[.$M$1])=&quot;&quot;;&quot;&quot;;INDEX([.$BU$23:.$BU$192];MATCH(INDEX([.$W71:.$BR71];MATCH([.$M$3];[.$W$3:.$BR$3];0)+[.$M$1])&amp;IF([.P71]=&quot;&quot;;&quot;&quot;;&quot;_&quot;&amp;[.P71]);[.$BV$23:.$BV$192];0)))">
            <text:p/>
          </table:table-cell>
          <table:table-cell table:style-name="ce14" table:formula="of:=IF(INDEX([.$W71:.$BR71];MATCH([.$M$3];[.$W$3:.$BR$3];0)+[.$N$1])=&quot;&quot;;&quot;&quot;;INDEX([.$W71:.$BR71];MATCH([.$M$3];[.$W$3:.$BR$3];0)+[.$N$1]))">
            <text:p/>
          </table:table-cell>
          <table:table-cell table:style-name="ce14" table:formula="of:=IF(INDEX([.$W71:.$BR71];MATCH([.$M$3];[.$W$3:.$BR$3];0)+[.$O$1])=&quot;&quot;;&quot;&quot;;INDEX([.$W71:.$BR71];MATCH([.$M$3];[.$W$3:.$BR$3];0)+[.$O$1]))">
            <text:p/>
          </table:table-cell>
          <table:table-cell table:style-name="ce14" table:formula="of:=IF(INDEX([.$W71:.$BR71];MATCH([.$M$3];[.$W$3:.$BR$3];0)+[.$P$1])=&quot;&quot;;&quot;&quot;;INDEX([.$W71:.$BR71];MATCH([.$M$3];[.$W$3:.$BR$3];0)+[.$P$1]))">
            <text:p/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style-name="ce32"/>
          <table:table-cell table:style-name="ce1" table:number-columns-repeated="2"/>
          <table:table-cell table:style-name="ce44"/>
          <table:table-cell table:number-columns-repeated="2"/>
          <table:table-cell office:value-type="float" office:value="49" calcext:value-type="float">
            <text:p>49</text:p>
          </table:table-cell>
          <table:table-cell table:style-name="Default" table:formula="of:=IF(INDEX([BARS.$D$8:.$O$177];[.BU71];[.$B$7])=&quot;&quot;;&quot;&quot;;INDEX([BARS.$D$8:.$O$177];[.BU71];[.$B$7]))" office:value-type="float" office:value="47" calcext:value-type="float">
            <text:p>47</text:p>
          </table:table-cell>
          <table:table-cell table:number-columns-repeated="13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M$4:.$M$79];[.A72]));&quot;&quot;;SMALL([.$M$4:.$M$79];[.A72]))">
            <text:p/>
          </table:table-cell>
          <table:table-cell table:formula="of:=IF([.B72]=&quot;&quot;;&quot;&quot;;IF(OR([.D71]=&quot;pb&quot;;[.D71]=&quot;b&quot;;[.D71]=&quot;&quot;;[.D71]=&quot;p&quot;);[.B72]-[.B71];[.B72]-[.B71]-1))">
            <text:p/>
          </table:table-cell>
          <table:table-cell table:formula="of:=IF([.B72]=&quot;&quot;;&quot;&quot;;IF(ISNUMBER(MATCH([.B72];[.$M$4:.$M$11];0));&quot;&quot;;INDEX([.$N$23:.$N$79];MATCH([.B72];[.$M$23:.$M$79];0))))">
            <text:p/>
          </table:table-cell>
          <table:table-cell table:formula="of:=IF([.B72]=&quot;&quot;;&quot;&quot;;IF([.B71]&lt;[.$M$4];INDEX([.$N$4:.$N$11];MATCH([.B71];[.$M$4:.$M$11];-1));INDEX([.$N$4:.$N$11];MATCH([.B71];[.$M$4:.$M$11];1))))">
            <text:p/>
          </table:table-cell>
          <table:table-cell table:formula="of:=IF([.D72]=&quot;b&quot;;&quot;\break&quot;;IF([.D72]=&quot;pb&quot;;&quot;\pageBreak&quot;;&quot;&quot;))">
            <text:p/>
          </table:table-cell>
          <table:table-cell table:formula="of:=IF(ISERROR(MATCH([.B72];[.$M$24:.$M$79];0));&quot;&quot;;IF(INDEX([.$O$24:.$O$79];MATCH([.B72];[.$M$24:.$M$79];0))=&quot;&quot;;&quot;&quot;;&quot;\grace {&quot;&amp;INDEX([.$O$24:.$O$79];MATCH([.B72];[.$M$24:.$M$79];0))&amp;&quot;}&quot;))">
            <text:p/>
          </table:table-cell>
          <table:table-cell/>
          <table:table-cell table:style-name="ce4" table:formula="of:=IF([.B72]=&quot;&quot;;&quot;&quot;;IF([.$M$16]=&quot;Y&quot;;IF([.C72]=0;&quot; &quot;&amp;[.F72];IF(OR([.D72]=&quot;b&quot;;[.D72]=&quot;pb&quot;);[.E72]&amp;&quot;*&quot;&amp;[.C72]&amp;&quot; &quot;&amp;[.F72]&amp;&quot; &quot;&amp;[.G72];[.E72]&amp;&quot;*&quot;&amp;[.C72]&amp;&quot; &quot;&amp;SUBSTITUTE(SUBSTITUTE([.D72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50" calcext:value-type="float">
            <text:p>50</text:p>
          </table:table-cell>
          <table:table-cell table:style-name="ce14" table:formula="of:=IF(INDEX([.$W72:.$BR72];MATCH([.$M$3];[.$W$3:.$BR$3];0)+[.$M$1])=&quot;&quot;;&quot;&quot;;INDEX([.$BU$23:.$BU$192];MATCH(INDEX([.$W72:.$BR72];MATCH([.$M$3];[.$W$3:.$BR$3];0)+[.$M$1])&amp;IF([.P72]=&quot;&quot;;&quot;&quot;;&quot;_&quot;&amp;[.P72]);[.$BV$23:.$BV$192];0)))">
            <text:p/>
          </table:table-cell>
          <table:table-cell table:style-name="ce14" table:formula="of:=IF(INDEX([.$W72:.$BR72];MATCH([.$M$3];[.$W$3:.$BR$3];0)+[.$N$1])=&quot;&quot;;&quot;&quot;;INDEX([.$W72:.$BR72];MATCH([.$M$3];[.$W$3:.$BR$3];0)+[.$N$1]))">
            <text:p/>
          </table:table-cell>
          <table:table-cell table:style-name="ce14" table:formula="of:=IF(INDEX([.$W72:.$BR72];MATCH([.$M$3];[.$W$3:.$BR$3];0)+[.$O$1])=&quot;&quot;;&quot;&quot;;INDEX([.$W72:.$BR72];MATCH([.$M$3];[.$W$3:.$BR$3];0)+[.$O$1]))">
            <text:p/>
          </table:table-cell>
          <table:table-cell table:style-name="ce14" table:formula="of:=IF(INDEX([.$W72:.$BR72];MATCH([.$M$3];[.$W$3:.$BR$3];0)+[.$P$1])=&quot;&quot;;&quot;&quot;;INDEX([.$W72:.$BR72];MATCH([.$M$3];[.$W$3:.$BR$3];0)+[.$P$1]))">
            <text:p/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style-name="ce33"/>
          <table:table-cell table:style-name="ce40" table:number-columns-repeated="2"/>
          <table:table-cell table:style-name="ce45"/>
          <table:table-cell table:style-name="ce33"/>
          <table:table-cell table:style-name="ce40" table:number-columns-repeated="2"/>
          <table:table-cell table:style-name="ce45"/>
          <table:table-cell table:style-name="ce33"/>
          <table:table-cell table:style-name="ce40" table:number-columns-repeated="2"/>
          <table:table-cell table:style-name="ce45"/>
          <table:table-cell table:style-name="ce33"/>
          <table:table-cell table:style-name="ce40" table:number-columns-repeated="2"/>
          <table:table-cell table:style-name="ce45"/>
          <table:table-cell table:style-name="ce33"/>
          <table:table-cell table:style-name="ce40" table:number-columns-repeated="2"/>
          <table:table-cell table:style-name="ce45"/>
          <table:table-cell table:style-name="ce33"/>
          <table:table-cell table:style-name="ce40" table:number-columns-repeated="2"/>
          <table:table-cell table:style-name="ce45"/>
          <table:table-cell table:style-name="ce33"/>
          <table:table-cell table:style-name="ce40" table:number-columns-repeated="2"/>
          <table:table-cell table:style-name="ce45"/>
          <table:table-cell table:style-name="ce33"/>
          <table:table-cell table:style-name="ce40" table:number-columns-repeated="2"/>
          <table:table-cell table:style-name="ce45"/>
          <table:table-cell table:style-name="ce33"/>
          <table:table-cell table:style-name="ce40" table:number-columns-repeated="2"/>
          <table:table-cell table:style-name="ce45"/>
          <table:table-cell table:style-name="ce33"/>
          <table:table-cell table:style-name="ce40" table:number-columns-repeated="2"/>
          <table:table-cell table:style-name="ce45"/>
          <table:table-cell table:style-name="ce33"/>
          <table:table-cell table:style-name="ce40" table:number-columns-repeated="2"/>
          <table:table-cell table:style-name="ce45"/>
          <table:table-cell table:style-name="ce33"/>
          <table:table-cell table:style-name="ce40" table:number-columns-repeated="2"/>
          <table:table-cell table:style-name="ce45"/>
          <table:table-cell table:number-columns-repeated="2"/>
          <table:table-cell office:value-type="float" office:value="50" calcext:value-type="float">
            <text:p>50</text:p>
          </table:table-cell>
          <table:table-cell table:style-name="Default" table:formula="of:=IF(INDEX([BARS.$D$8:.$O$177];[.BU72];[.$B$7])=&quot;&quot;;&quot;&quot;;INDEX([BARS.$D$8:.$O$177];[.BU72];[.$B$7]))" office:value-type="float" office:value="48" calcext:value-type="float">
            <text:p>48</text:p>
          </table:table-cell>
          <table:table-cell table:number-columns-repeated="13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M$4:.$M$79];[.A73]));&quot;&quot;;SMALL([.$M$4:.$M$79];[.A73]))">
            <text:p/>
          </table:table-cell>
          <table:table-cell table:formula="of:=IF([.B73]=&quot;&quot;;&quot;&quot;;IF(OR([.D72]=&quot;pb&quot;;[.D72]=&quot;b&quot;;[.D72]=&quot;&quot;;[.D72]=&quot;p&quot;);[.B73]-[.B72];[.B73]-[.B72]-1))">
            <text:p/>
          </table:table-cell>
          <table:table-cell table:formula="of:=IF([.B73]=&quot;&quot;;&quot;&quot;;IF(ISNUMBER(MATCH([.B73];[.$M$4:.$M$11];0));&quot;&quot;;INDEX([.$N$23:.$N$79];MATCH([.B73];[.$M$23:.$M$79];0))))">
            <text:p/>
          </table:table-cell>
          <table:table-cell table:formula="of:=IF([.B73]=&quot;&quot;;&quot;&quot;;IF([.B72]&lt;[.$M$4];INDEX([.$N$4:.$N$11];MATCH([.B72];[.$M$4:.$M$11];-1));INDEX([.$N$4:.$N$11];MATCH([.B72];[.$M$4:.$M$11];1))))">
            <text:p/>
          </table:table-cell>
          <table:table-cell table:formula="of:=IF([.D73]=&quot;b&quot;;&quot;\break&quot;;IF([.D73]=&quot;pb&quot;;&quot;\pageBreak&quot;;&quot;&quot;))">
            <text:p/>
          </table:table-cell>
          <table:table-cell table:formula="of:=IF(ISERROR(MATCH([.B73];[.$M$24:.$M$79];0));&quot;&quot;;IF(INDEX([.$O$24:.$O$79];MATCH([.B73];[.$M$24:.$M$79];0))=&quot;&quot;;&quot;&quot;;&quot;\grace {&quot;&amp;INDEX([.$O$24:.$O$79];MATCH([.B73];[.$M$24:.$M$79];0))&amp;&quot;}&quot;))">
            <text:p/>
          </table:table-cell>
          <table:table-cell/>
          <table:table-cell table:style-name="ce4" table:formula="of:=IF([.B73]=&quot;&quot;;&quot;&quot;;IF([.$M$16]=&quot;Y&quot;;IF([.C73]=0;&quot; &quot;&amp;[.F73];IF(OR([.D73]=&quot;b&quot;;[.D73]=&quot;pb&quot;);[.E73]&amp;&quot;*&quot;&amp;[.C73]&amp;&quot; &quot;&amp;[.F73]&amp;&quot; &quot;&amp;[.G73];[.E73]&amp;&quot;*&quot;&amp;[.C73]&amp;&quot; &quot;&amp;SUBSTITUTE(SUBSTITUTE([.D73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51" calcext:value-type="float">
            <text:p>51</text:p>
          </table:table-cell>
          <table:table-cell table:style-name="ce14" table:formula="of:=IF(INDEX([.$W73:.$BR73];MATCH([.$M$3];[.$W$3:.$BR$3];0)+[.$M$1])=&quot;&quot;;&quot;&quot;;INDEX([.$BU$23:.$BU$192];MATCH(INDEX([.$W73:.$BR73];MATCH([.$M$3];[.$W$3:.$BR$3];0)+[.$M$1])&amp;IF([.P73]=&quot;&quot;;&quot;&quot;;&quot;_&quot;&amp;[.P73]);[.$BV$23:.$BV$192];0)))">
            <text:p/>
          </table:table-cell>
          <table:table-cell table:style-name="ce14" table:formula="of:=IF(INDEX([.$W73:.$BR73];MATCH([.$M$3];[.$W$3:.$BR$3];0)+[.$N$1])=&quot;&quot;;&quot;&quot;;INDEX([.$W73:.$BR73];MATCH([.$M$3];[.$W$3:.$BR$3];0)+[.$N$1]))">
            <text:p/>
          </table:table-cell>
          <table:table-cell table:style-name="ce14" table:formula="of:=IF(INDEX([.$W73:.$BR73];MATCH([.$M$3];[.$W$3:.$BR$3];0)+[.$O$1])=&quot;&quot;;&quot;&quot;;INDEX([.$W73:.$BR73];MATCH([.$M$3];[.$W$3:.$BR$3];0)+[.$O$1]))">
            <text:p/>
          </table:table-cell>
          <table:table-cell table:style-name="ce14" table:formula="of:=IF(INDEX([.$W73:.$BR73];MATCH([.$M$3];[.$W$3:.$BR$3];0)+[.$P$1])=&quot;&quot;;&quot;&quot;;INDEX([.$W73:.$BR73];MATCH([.$M$3];[.$W$3:.$BR$3];0)+[.$P$1]))">
            <text:p/>
          </table:table-cell>
          <table:table-cell table:number-columns-repeated="56"/>
          <table:table-cell office:value-type="float" office:value="51" calcext:value-type="float">
            <text:p>51</text:p>
          </table:table-cell>
          <table:table-cell table:style-name="Default" table:formula="of:=IF(INDEX([BARS.$D$8:.$O$177];[.BU73];[.$B$7])=&quot;&quot;;&quot;&quot;;INDEX([BARS.$D$8:.$O$177];[.BU73];[.$B$7]))" office:value-type="float" office:value="49" calcext:value-type="float">
            <text:p>49</text:p>
          </table:table-cell>
          <table:table-cell table:number-columns-repeated="13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M$4:.$M$79];[.A74]));&quot;&quot;;SMALL([.$M$4:.$M$79];[.A74]))">
            <text:p/>
          </table:table-cell>
          <table:table-cell table:formula="of:=IF([.B74]=&quot;&quot;;&quot;&quot;;IF(OR([.D73]=&quot;pb&quot;;[.D73]=&quot;b&quot;;[.D73]=&quot;&quot;;[.D73]=&quot;p&quot;);[.B74]-[.B73];[.B74]-[.B73]-1))">
            <text:p/>
          </table:table-cell>
          <table:table-cell table:formula="of:=IF([.B74]=&quot;&quot;;&quot;&quot;;IF(ISNUMBER(MATCH([.B74];[.$M$4:.$M$11];0));&quot;&quot;;INDEX([.$N$23:.$N$79];MATCH([.B74];[.$M$23:.$M$79];0))))">
            <text:p/>
          </table:table-cell>
          <table:table-cell table:formula="of:=IF([.B74]=&quot;&quot;;&quot;&quot;;IF([.B73]&lt;[.$M$4];INDEX([.$N$4:.$N$11];MATCH([.B73];[.$M$4:.$M$11];-1));INDEX([.$N$4:.$N$11];MATCH([.B73];[.$M$4:.$M$11];1))))">
            <text:p/>
          </table:table-cell>
          <table:table-cell table:formula="of:=IF([.D74]=&quot;b&quot;;&quot;\break&quot;;IF([.D74]=&quot;pb&quot;;&quot;\pageBreak&quot;;&quot;&quot;))">
            <text:p/>
          </table:table-cell>
          <table:table-cell table:formula="of:=IF(ISERROR(MATCH([.B74];[.$M$24:.$M$79];0));&quot;&quot;;IF(INDEX([.$O$24:.$O$79];MATCH([.B74];[.$M$24:.$M$79];0))=&quot;&quot;;&quot;&quot;;&quot;\grace {&quot;&amp;INDEX([.$O$24:.$O$79];MATCH([.B74];[.$M$24:.$M$79];0))&amp;&quot;}&quot;))">
            <text:p/>
          </table:table-cell>
          <table:table-cell/>
          <table:table-cell table:style-name="ce4" table:formula="of:=IF([.B74]=&quot;&quot;;&quot;&quot;;IF([.$M$16]=&quot;Y&quot;;IF([.C74]=0;&quot; &quot;&amp;[.F74];IF(OR([.D74]=&quot;b&quot;;[.D74]=&quot;pb&quot;);[.E74]&amp;&quot;*&quot;&amp;[.C74]&amp;&quot; &quot;&amp;[.F74]&amp;&quot; &quot;&amp;[.G74];[.E74]&amp;&quot;*&quot;&amp;[.C74]&amp;&quot; &quot;&amp;SUBSTITUTE(SUBSTITUTE([.D74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52" calcext:value-type="float">
            <text:p>52</text:p>
          </table:table-cell>
          <table:table-cell table:style-name="ce14" table:formula="of:=IF(INDEX([.$W74:.$BR74];MATCH([.$M$3];[.$W$3:.$BR$3];0)+[.$M$1])=&quot;&quot;;&quot;&quot;;INDEX([.$BU$23:.$BU$192];MATCH(INDEX([.$W74:.$BR74];MATCH([.$M$3];[.$W$3:.$BR$3];0)+[.$M$1])&amp;IF([.P74]=&quot;&quot;;&quot;&quot;;&quot;_&quot;&amp;[.P74]);[.$BV$23:.$BV$192];0)))">
            <text:p/>
          </table:table-cell>
          <table:table-cell table:style-name="ce14" table:formula="of:=IF(INDEX([.$W74:.$BR74];MATCH([.$M$3];[.$W$3:.$BR$3];0)+[.$N$1])=&quot;&quot;;&quot;&quot;;INDEX([.$W74:.$BR74];MATCH([.$M$3];[.$W$3:.$BR$3];0)+[.$N$1]))">
            <text:p/>
          </table:table-cell>
          <table:table-cell table:style-name="ce14" table:formula="of:=IF(INDEX([.$W74:.$BR74];MATCH([.$M$3];[.$W$3:.$BR$3];0)+[.$O$1])=&quot;&quot;;&quot;&quot;;INDEX([.$W74:.$BR74];MATCH([.$M$3];[.$W$3:.$BR$3];0)+[.$O$1]))">
            <text:p/>
          </table:table-cell>
          <table:table-cell table:style-name="ce14" table:formula="of:=IF(INDEX([.$W74:.$BR74];MATCH([.$M$3];[.$W$3:.$BR$3];0)+[.$P$1])=&quot;&quot;;&quot;&quot;;INDEX([.$W74:.$BR74];MATCH([.$M$3];[.$W$3:.$BR$3];0)+[.$P$1]))">
            <text:p/>
          </table:table-cell>
          <table:table-cell table:number-columns-repeated="56"/>
          <table:table-cell office:value-type="float" office:value="52" calcext:value-type="float">
            <text:p>52</text:p>
          </table:table-cell>
          <table:table-cell table:style-name="Default" table:formula="of:=IF(INDEX([BARS.$D$8:.$O$177];[.BU74];[.$B$7])=&quot;&quot;;&quot;&quot;;INDEX([BARS.$D$8:.$O$177];[.BU74];[.$B$7]))" office:value-type="float" office:value="50" calcext:value-type="float">
            <text:p>50</text:p>
          </table:table-cell>
          <table:table-cell table:number-columns-repeated="13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M$4:.$M$79];[.A75]));&quot;&quot;;SMALL([.$M$4:.$M$79];[.A75]))">
            <text:p/>
          </table:table-cell>
          <table:table-cell table:formula="of:=IF([.B75]=&quot;&quot;;&quot;&quot;;IF(OR([.D74]=&quot;pb&quot;;[.D74]=&quot;b&quot;;[.D74]=&quot;&quot;;[.D74]=&quot;p&quot;);[.B75]-[.B74];[.B75]-[.B74]-1))">
            <text:p/>
          </table:table-cell>
          <table:table-cell table:formula="of:=IF([.B75]=&quot;&quot;;&quot;&quot;;IF(ISNUMBER(MATCH([.B75];[.$M$4:.$M$11];0));&quot;&quot;;INDEX([.$N$23:.$N$79];MATCH([.B75];[.$M$23:.$M$79];0))))">
            <text:p/>
          </table:table-cell>
          <table:table-cell table:formula="of:=IF([.B75]=&quot;&quot;;&quot;&quot;;IF([.B74]&lt;[.$M$4];INDEX([.$N$4:.$N$11];MATCH([.B74];[.$M$4:.$M$11];-1));INDEX([.$N$4:.$N$11];MATCH([.B74];[.$M$4:.$M$11];1))))">
            <text:p/>
          </table:table-cell>
          <table:table-cell table:formula="of:=IF([.D75]=&quot;b&quot;;&quot;\break&quot;;IF([.D75]=&quot;pb&quot;;&quot;\pageBreak&quot;;&quot;&quot;))">
            <text:p/>
          </table:table-cell>
          <table:table-cell table:formula="of:=IF(ISERROR(MATCH([.B75];[.$M$24:.$M$79];0));&quot;&quot;;IF(INDEX([.$O$24:.$O$79];MATCH([.B75];[.$M$24:.$M$79];0))=&quot;&quot;;&quot;&quot;;&quot;\grace {&quot;&amp;INDEX([.$O$24:.$O$79];MATCH([.B75];[.$M$24:.$M$79];0))&amp;&quot;}&quot;))">
            <text:p/>
          </table:table-cell>
          <table:table-cell/>
          <table:table-cell table:style-name="ce4" table:formula="of:=IF([.B75]=&quot;&quot;;&quot;&quot;;IF([.$M$16]=&quot;Y&quot;;IF([.C75]=0;&quot; &quot;&amp;[.F75];IF(OR([.D75]=&quot;b&quot;;[.D75]=&quot;pb&quot;);[.E75]&amp;&quot;*&quot;&amp;[.C75]&amp;&quot; &quot;&amp;[.F75]&amp;&quot; &quot;&amp;[.G75];[.E75]&amp;&quot;*&quot;&amp;[.C75]&amp;&quot; &quot;&amp;SUBSTITUTE(SUBSTITUTE([.D75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53" calcext:value-type="float">
            <text:p>53</text:p>
          </table:table-cell>
          <table:table-cell table:style-name="ce14" table:formula="of:=IF(INDEX([.$W75:.$BR75];MATCH([.$M$3];[.$W$3:.$BR$3];0)+[.$M$1])=&quot;&quot;;&quot;&quot;;INDEX([.$BU$23:.$BU$192];MATCH(INDEX([.$W75:.$BR75];MATCH([.$M$3];[.$W$3:.$BR$3];0)+[.$M$1])&amp;IF([.P75]=&quot;&quot;;&quot;&quot;;&quot;_&quot;&amp;[.P75]);[.$BV$23:.$BV$192];0)))">
            <text:p/>
          </table:table-cell>
          <table:table-cell table:style-name="ce14" table:formula="of:=IF(INDEX([.$W75:.$BR75];MATCH([.$M$3];[.$W$3:.$BR$3];0)+[.$N$1])=&quot;&quot;;&quot;&quot;;INDEX([.$W75:.$BR75];MATCH([.$M$3];[.$W$3:.$BR$3];0)+[.$N$1]))">
            <text:p/>
          </table:table-cell>
          <table:table-cell table:style-name="ce14" table:formula="of:=IF(INDEX([.$W75:.$BR75];MATCH([.$M$3];[.$W$3:.$BR$3];0)+[.$O$1])=&quot;&quot;;&quot;&quot;;INDEX([.$W75:.$BR75];MATCH([.$M$3];[.$W$3:.$BR$3];0)+[.$O$1]))">
            <text:p/>
          </table:table-cell>
          <table:table-cell table:style-name="ce14" table:formula="of:=IF(INDEX([.$W75:.$BR75];MATCH([.$M$3];[.$W$3:.$BR$3];0)+[.$P$1])=&quot;&quot;;&quot;&quot;;INDEX([.$W75:.$BR75];MATCH([.$M$3];[.$W$3:.$BR$3];0)+[.$P$1]))">
            <text:p/>
          </table:table-cell>
          <table:table-cell table:number-columns-repeated="56"/>
          <table:table-cell office:value-type="float" office:value="53" calcext:value-type="float">
            <text:p>53</text:p>
          </table:table-cell>
          <table:table-cell table:style-name="Default" table:formula="of:=IF(INDEX([BARS.$D$8:.$O$177];[.BU75];[.$B$7])=&quot;&quot;;&quot;&quot;;INDEX([BARS.$D$8:.$O$177];[.BU75];[.$B$7]))" office:value-type="float" office:value="51" calcext:value-type="float">
            <text:p>51</text:p>
          </table:table-cell>
          <table:table-cell table:number-columns-repeated="13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M$4:.$M$79];[.A76]));&quot;&quot;;SMALL([.$M$4:.$M$79];[.A76]))">
            <text:p/>
          </table:table-cell>
          <table:table-cell table:formula="of:=IF([.B76]=&quot;&quot;;&quot;&quot;;IF(OR([.D75]=&quot;pb&quot;;[.D75]=&quot;b&quot;;[.D75]=&quot;&quot;;[.D75]=&quot;p&quot;);[.B76]-[.B75];[.B76]-[.B75]-1))">
            <text:p/>
          </table:table-cell>
          <table:table-cell table:formula="of:=IF([.B76]=&quot;&quot;;&quot;&quot;;IF(ISNUMBER(MATCH([.B76];[.$M$4:.$M$11];0));&quot;&quot;;INDEX([.$N$23:.$N$79];MATCH([.B76];[.$M$23:.$M$79];0))))">
            <text:p/>
          </table:table-cell>
          <table:table-cell table:formula="of:=IF([.B76]=&quot;&quot;;&quot;&quot;;IF([.B75]&lt;[.$M$4];INDEX([.$N$4:.$N$11];MATCH([.B75];[.$M$4:.$M$11];-1));INDEX([.$N$4:.$N$11];MATCH([.B75];[.$M$4:.$M$11];1))))">
            <text:p/>
          </table:table-cell>
          <table:table-cell table:formula="of:=IF([.D76]=&quot;b&quot;;&quot;\break&quot;;IF([.D76]=&quot;pb&quot;;&quot;\pageBreak&quot;;&quot;&quot;))">
            <text:p/>
          </table:table-cell>
          <table:table-cell table:formula="of:=IF(ISERROR(MATCH([.B76];[.$M$24:.$M$79];0));&quot;&quot;;IF(INDEX([.$O$24:.$O$79];MATCH([.B76];[.$M$24:.$M$79];0))=&quot;&quot;;&quot;&quot;;&quot;\grace {&quot;&amp;INDEX([.$O$24:.$O$79];MATCH([.B76];[.$M$24:.$M$79];0))&amp;&quot;}&quot;))">
            <text:p/>
          </table:table-cell>
          <table:table-cell/>
          <table:table-cell table:style-name="ce4" table:formula="of:=IF([.B76]=&quot;&quot;;&quot;&quot;;IF([.$M$16]=&quot;Y&quot;;IF([.C76]=0;&quot; &quot;&amp;[.F76];IF(OR([.D76]=&quot;b&quot;;[.D76]=&quot;pb&quot;);[.E76]&amp;&quot;*&quot;&amp;[.C76]&amp;&quot; &quot;&amp;[.F76]&amp;&quot; &quot;&amp;[.G76];[.E76]&amp;&quot;*&quot;&amp;[.C76]&amp;&quot; &quot;&amp;SUBSTITUTE(SUBSTITUTE([.D76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54" calcext:value-type="float">
            <text:p>54</text:p>
          </table:table-cell>
          <table:table-cell table:style-name="ce14" table:formula="of:=IF(INDEX([.$W76:.$BR76];MATCH([.$M$3];[.$W$3:.$BR$3];0)+[.$M$1])=&quot;&quot;;&quot;&quot;;INDEX([.$BU$23:.$BU$192];MATCH(INDEX([.$W76:.$BR76];MATCH([.$M$3];[.$W$3:.$BR$3];0)+[.$M$1])&amp;IF([.P76]=&quot;&quot;;&quot;&quot;;&quot;_&quot;&amp;[.P76]);[.$BV$23:.$BV$192];0)))">
            <text:p/>
          </table:table-cell>
          <table:table-cell table:style-name="ce14" table:formula="of:=IF(INDEX([.$W76:.$BR76];MATCH([.$M$3];[.$W$3:.$BR$3];0)+[.$N$1])=&quot;&quot;;&quot;&quot;;INDEX([.$W76:.$BR76];MATCH([.$M$3];[.$W$3:.$BR$3];0)+[.$N$1]))">
            <text:p/>
          </table:table-cell>
          <table:table-cell table:style-name="ce14" table:formula="of:=IF(INDEX([.$W76:.$BR76];MATCH([.$M$3];[.$W$3:.$BR$3];0)+[.$O$1])=&quot;&quot;;&quot;&quot;;INDEX([.$W76:.$BR76];MATCH([.$M$3];[.$W$3:.$BR$3];0)+[.$O$1]))">
            <text:p/>
          </table:table-cell>
          <table:table-cell table:style-name="ce14" table:formula="of:=IF(INDEX([.$W76:.$BR76];MATCH([.$M$3];[.$W$3:.$BR$3];0)+[.$P$1])=&quot;&quot;;&quot;&quot;;INDEX([.$W76:.$BR76];MATCH([.$M$3];[.$W$3:.$BR$3];0)+[.$P$1]))">
            <text:p/>
          </table:table-cell>
          <table:table-cell table:number-columns-repeated="56"/>
          <table:table-cell office:value-type="float" office:value="54" calcext:value-type="float">
            <text:p>54</text:p>
          </table:table-cell>
          <table:table-cell table:style-name="Default" table:formula="of:=IF(INDEX([BARS.$D$8:.$O$177];[.BU76];[.$B$7])=&quot;&quot;;&quot;&quot;;INDEX([BARS.$D$8:.$O$177];[.BU76];[.$B$7]))" office:value-type="float" office:value="52" calcext:value-type="float">
            <text:p>52</text:p>
          </table:table-cell>
          <table:table-cell table:number-columns-repeated="13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M$4:.$M$79];[.A77]));&quot;&quot;;SMALL([.$M$4:.$M$79];[.A77]))">
            <text:p/>
          </table:table-cell>
          <table:table-cell table:formula="of:=IF([.B77]=&quot;&quot;;&quot;&quot;;IF(OR([.D76]=&quot;pb&quot;;[.D76]=&quot;b&quot;;[.D76]=&quot;&quot;;[.D76]=&quot;p&quot;);[.B77]-[.B76];[.B77]-[.B76]-1))">
            <text:p/>
          </table:table-cell>
          <table:table-cell table:formula="of:=IF([.B77]=&quot;&quot;;&quot;&quot;;IF(ISNUMBER(MATCH([.B77];[.$M$4:.$M$11];0));&quot;&quot;;INDEX([.$N$23:.$N$79];MATCH([.B77];[.$M$23:.$M$79];0))))">
            <text:p/>
          </table:table-cell>
          <table:table-cell table:formula="of:=IF([.B77]=&quot;&quot;;&quot;&quot;;IF([.B76]&lt;[.$M$4];INDEX([.$N$4:.$N$11];MATCH([.B76];[.$M$4:.$M$11];-1));INDEX([.$N$4:.$N$11];MATCH([.B76];[.$M$4:.$M$11];1))))">
            <text:p/>
          </table:table-cell>
          <table:table-cell table:formula="of:=IF([.D77]=&quot;b&quot;;&quot;\break&quot;;IF([.D77]=&quot;pb&quot;;&quot;\pageBreak&quot;;&quot;&quot;))">
            <text:p/>
          </table:table-cell>
          <table:table-cell table:formula="of:=IF(ISERROR(MATCH([.B77];[.$M$24:.$M$79];0));&quot;&quot;;IF(INDEX([.$O$24:.$O$79];MATCH([.B77];[.$M$24:.$M$79];0))=&quot;&quot;;&quot;&quot;;&quot;\grace {&quot;&amp;INDEX([.$O$24:.$O$79];MATCH([.B77];[.$M$24:.$M$79];0))&amp;&quot;}&quot;))">
            <text:p/>
          </table:table-cell>
          <table:table-cell/>
          <table:table-cell table:style-name="ce4" table:formula="of:=IF([.B77]=&quot;&quot;;&quot;&quot;;IF([.$M$16]=&quot;Y&quot;;IF([.C77]=0;&quot; &quot;&amp;[.F77];IF(OR([.D77]=&quot;b&quot;;[.D77]=&quot;pb&quot;);[.E77]&amp;&quot;*&quot;&amp;[.C77]&amp;&quot; &quot;&amp;[.F77]&amp;&quot; &quot;&amp;[.G77];[.E77]&amp;&quot;*&quot;&amp;[.C77]&amp;&quot; &quot;&amp;SUBSTITUTE(SUBSTITUTE([.D77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55" calcext:value-type="float">
            <text:p>55</text:p>
          </table:table-cell>
          <table:table-cell table:style-name="ce14" table:formula="of:=IF(INDEX([.$W77:.$BR77];MATCH([.$M$3];[.$W$3:.$BR$3];0)+[.$M$1])=&quot;&quot;;&quot;&quot;;INDEX([.$BU$23:.$BU$192];MATCH(INDEX([.$W77:.$BR77];MATCH([.$M$3];[.$W$3:.$BR$3];0)+[.$M$1])&amp;IF([.P77]=&quot;&quot;;&quot;&quot;;&quot;_&quot;&amp;[.P77]);[.$BV$23:.$BV$192];0)))">
            <text:p/>
          </table:table-cell>
          <table:table-cell table:style-name="ce14" table:formula="of:=IF(INDEX([.$W77:.$BR77];MATCH([.$M$3];[.$W$3:.$BR$3];0)+[.$N$1])=&quot;&quot;;&quot;&quot;;INDEX([.$W77:.$BR77];MATCH([.$M$3];[.$W$3:.$BR$3];0)+[.$N$1]))">
            <text:p/>
          </table:table-cell>
          <table:table-cell table:style-name="ce14" table:formula="of:=IF(INDEX([.$W77:.$BR77];MATCH([.$M$3];[.$W$3:.$BR$3];0)+[.$O$1])=&quot;&quot;;&quot;&quot;;INDEX([.$W77:.$BR77];MATCH([.$M$3];[.$W$3:.$BR$3];0)+[.$O$1]))">
            <text:p/>
          </table:table-cell>
          <table:table-cell table:style-name="ce14" table:formula="of:=IF(INDEX([.$W77:.$BR77];MATCH([.$M$3];[.$W$3:.$BR$3];0)+[.$P$1])=&quot;&quot;;&quot;&quot;;INDEX([.$W77:.$BR77];MATCH([.$M$3];[.$W$3:.$BR$3];0)+[.$P$1]))">
            <text:p/>
          </table:table-cell>
          <table:table-cell table:number-columns-repeated="56"/>
          <table:table-cell office:value-type="float" office:value="55" calcext:value-type="float">
            <text:p>55</text:p>
          </table:table-cell>
          <table:table-cell table:style-name="Default" table:formula="of:=IF(INDEX([BARS.$D$8:.$O$177];[.BU77];[.$B$7])=&quot;&quot;;&quot;&quot;;INDEX([BARS.$D$8:.$O$177];[.BU77];[.$B$7]))" office:value-type="float" office:value="53" calcext:value-type="float">
            <text:p>53</text:p>
          </table:table-cell>
          <table:table-cell table:number-columns-repeated="13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M$4:.$M$79];[.A78]));&quot;&quot;;SMALL([.$M$4:.$M$79];[.A78]))">
            <text:p/>
          </table:table-cell>
          <table:table-cell table:formula="of:=IF([.B78]=&quot;&quot;;&quot;&quot;;IF(OR([.D77]=&quot;pb&quot;;[.D77]=&quot;b&quot;;[.D77]=&quot;&quot;;[.D77]=&quot;p&quot;);[.B78]-[.B77];[.B78]-[.B77]-1))">
            <text:p/>
          </table:table-cell>
          <table:table-cell table:formula="of:=IF([.B78]=&quot;&quot;;&quot;&quot;;IF(ISNUMBER(MATCH([.B78];[.$M$4:.$M$11];0));&quot;&quot;;INDEX([.$N$23:.$N$79];MATCH([.B78];[.$M$23:.$M$79];0))))">
            <text:p/>
          </table:table-cell>
          <table:table-cell table:formula="of:=IF([.B78]=&quot;&quot;;&quot;&quot;;IF([.B77]&lt;[.$M$4];INDEX([.$N$4:.$N$11];MATCH([.B77];[.$M$4:.$M$11];-1));INDEX([.$N$4:.$N$11];MATCH([.B77];[.$M$4:.$M$11];1))))">
            <text:p/>
          </table:table-cell>
          <table:table-cell table:formula="of:=IF([.D78]=&quot;b&quot;;&quot;\break&quot;;IF([.D78]=&quot;pb&quot;;&quot;\pageBreak&quot;;&quot;&quot;))">
            <text:p/>
          </table:table-cell>
          <table:table-cell table:formula="of:=IF(ISERROR(MATCH([.B78];[.$M$24:.$M$79];0));&quot;&quot;;IF(INDEX([.$O$24:.$O$79];MATCH([.B78];[.$M$24:.$M$79];0))=&quot;&quot;;&quot;&quot;;&quot;\grace {&quot;&amp;INDEX([.$O$24:.$O$79];MATCH([.B78];[.$M$24:.$M$79];0))&amp;&quot;}&quot;))">
            <text:p/>
          </table:table-cell>
          <table:table-cell/>
          <table:table-cell table:style-name="ce4" table:formula="of:=IF([.B78]=&quot;&quot;;&quot;&quot;;IF([.$M$16]=&quot;Y&quot;;IF([.C78]=0;&quot; &quot;&amp;[.F78];IF(OR([.D78]=&quot;b&quot;;[.D78]=&quot;pb&quot;);[.E78]&amp;&quot;*&quot;&amp;[.C78]&amp;&quot; &quot;&amp;[.F78]&amp;&quot; &quot;&amp;[.G78];[.E78]&amp;&quot;*&quot;&amp;[.C78]&amp;&quot; &quot;&amp;SUBSTITUTE(SUBSTITUTE([.D78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56" calcext:value-type="float">
            <text:p>56</text:p>
          </table:table-cell>
          <table:table-cell table:style-name="ce14" table:formula="of:=IF(INDEX([.$W78:.$BR78];MATCH([.$M$3];[.$W$3:.$BR$3];0)+[.$M$1])=&quot;&quot;;&quot;&quot;;INDEX([.$BU$23:.$BU$192];MATCH(INDEX([.$W78:.$BR78];MATCH([.$M$3];[.$W$3:.$BR$3];0)+[.$M$1])&amp;IF([.P78]=&quot;&quot;;&quot;&quot;;&quot;_&quot;&amp;[.P78]);[.$BV$23:.$BV$192];0)))">
            <text:p/>
          </table:table-cell>
          <table:table-cell table:style-name="ce14" table:formula="of:=IF(INDEX([.$W78:.$BR78];MATCH([.$M$3];[.$W$3:.$BR$3];0)+[.$N$1])=&quot;&quot;;&quot;&quot;;INDEX([.$W78:.$BR78];MATCH([.$M$3];[.$W$3:.$BR$3];0)+[.$N$1]))">
            <text:p/>
          </table:table-cell>
          <table:table-cell table:style-name="ce14" table:formula="of:=IF(INDEX([.$W78:.$BR78];MATCH([.$M$3];[.$W$3:.$BR$3];0)+[.$O$1])=&quot;&quot;;&quot;&quot;;INDEX([.$W78:.$BR78];MATCH([.$M$3];[.$W$3:.$BR$3];0)+[.$O$1]))">
            <text:p/>
          </table:table-cell>
          <table:table-cell table:style-name="ce14" table:formula="of:=IF(INDEX([.$W78:.$BR78];MATCH([.$M$3];[.$W$3:.$BR$3];0)+[.$P$1])=&quot;&quot;;&quot;&quot;;INDEX([.$W78:.$BR78];MATCH([.$M$3];[.$W$3:.$BR$3];0)+[.$P$1]))">
            <text:p/>
          </table:table-cell>
          <table:table-cell table:number-columns-repeated="56"/>
          <table:table-cell office:value-type="float" office:value="56" calcext:value-type="float">
            <text:p>56</text:p>
          </table:table-cell>
          <table:table-cell table:style-name="Default" table:formula="of:=IF(INDEX([BARS.$D$8:.$O$177];[.BU78];[.$B$7])=&quot;&quot;;&quot;&quot;;INDEX([BARS.$D$8:.$O$177];[.BU78];[.$B$7]))" office:value-type="float" office:value="54" calcext:value-type="float">
            <text:p>54</text:p>
          </table:table-cell>
          <table:table-cell table:number-columns-repeated="13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M$4:.$M$79];[.A79]));&quot;&quot;;SMALL([.$M$4:.$M$79];[.A79]))">
            <text:p/>
          </table:table-cell>
          <table:table-cell table:formula="of:=IF([.B79]=&quot;&quot;;&quot;&quot;;IF(OR([.D78]=&quot;pb&quot;;[.D78]=&quot;b&quot;;[.D78]=&quot;&quot;;[.D78]=&quot;p&quot;);[.B79]-[.B78];[.B79]-[.B78]-1))">
            <text:p/>
          </table:table-cell>
          <table:table-cell table:formula="of:=IF([.B79]=&quot;&quot;;&quot;&quot;;IF(ISNUMBER(MATCH([.B79];[.$M$4:.$M$11];0));&quot;&quot;;INDEX([.$N$23:.$N$79];MATCH([.B79];[.$M$23:.$M$79];0))))">
            <text:p/>
          </table:table-cell>
          <table:table-cell table:formula="of:=IF([.B79]=&quot;&quot;;&quot;&quot;;IF([.B78]&lt;[.$M$4];INDEX([.$N$4:.$N$11];MATCH([.B78];[.$M$4:.$M$11];-1));INDEX([.$N$4:.$N$11];MATCH([.B78];[.$M$4:.$M$11];1))))">
            <text:p/>
          </table:table-cell>
          <table:table-cell table:formula="of:=IF([.D79]=&quot;b&quot;;&quot;\break&quot;;IF([.D79]=&quot;pb&quot;;&quot;\pageBreak&quot;;&quot;&quot;))">
            <text:p/>
          </table:table-cell>
          <table:table-cell table:formula="of:=IF(ISERROR(MATCH([.B79];[.$M$24:.$M$79];0));&quot;&quot;;IF(INDEX([.$O$24:.$O$79];MATCH([.B79];[.$M$24:.$M$79];0))=&quot;&quot;;&quot;&quot;;&quot;\grace {&quot;&amp;INDEX([.$O$24:.$O$79];MATCH([.B79];[.$M$24:.$M$79];0))&amp;&quot;}&quot;))">
            <text:p/>
          </table:table-cell>
          <table:table-cell/>
          <table:table-cell table:style-name="ce4" table:formula="of:=IF([.B79]=&quot;&quot;;&quot;&quot;;IF([.$M$16]=&quot;Y&quot;;IF([.C79]=0;&quot; &quot;&amp;[.F79];IF(OR([.D79]=&quot;b&quot;;[.D79]=&quot;pb&quot;);[.E79]&amp;&quot;*&quot;&amp;[.C79]&amp;&quot; &quot;&amp;[.F79]&amp;&quot; &quot;&amp;[.G79];[.E79]&amp;&quot;*&quot;&amp;[.C79]&amp;&quot; &quot;&amp;SUBSTITUTE(SUBSTITUTE([.D79];&quot;-pb-&quot;;&quot; \bar &quot;&quot;&quot;&quot; \pageBreak &quot;);&quot;-b-&quot;;&quot; \bar &quot;&quot;&quot;&quot; \break &quot;)));&quot;&quot;))">
            <text:p/>
          </table:table-cell>
          <table:table-cell table:number-columns-repeated="2"/>
          <table:table-cell table:style-name="ce14" office:value-type="float" office:value="57" calcext:value-type="float">
            <text:p>57</text:p>
          </table:table-cell>
          <table:table-cell table:style-name="ce14" table:formula="of:=IF(INDEX([.$W79:.$BR79];MATCH([.$M$3];[.$W$3:.$BR$3];0)+[.$M$1])=&quot;&quot;;&quot;&quot;;INDEX([.$BU$23:.$BU$192];MATCH(INDEX([.$W79:.$BR79];MATCH([.$M$3];[.$W$3:.$BR$3];0)+[.$M$1])&amp;IF([.P79]=&quot;&quot;;&quot;&quot;;&quot;_&quot;&amp;[.P79]);[.$BV$23:.$BV$192];0)))">
            <text:p/>
          </table:table-cell>
          <table:table-cell table:style-name="ce14" table:formula="of:=IF(INDEX([.$W79:.$BR79];MATCH([.$M$3];[.$W$3:.$BR$3];0)+[.$N$1])=&quot;&quot;;&quot;&quot;;INDEX([.$W79:.$BR79];MATCH([.$M$3];[.$W$3:.$BR$3];0)+[.$N$1]))">
            <text:p/>
          </table:table-cell>
          <table:table-cell table:style-name="ce14" table:formula="of:=IF(INDEX([.$W79:.$BR79];MATCH([.$M$3];[.$W$3:.$BR$3];0)+[.$O$1])=&quot;&quot;;&quot;&quot;;INDEX([.$W79:.$BR79];MATCH([.$M$3];[.$W$3:.$BR$3];0)+[.$O$1]))">
            <text:p/>
          </table:table-cell>
          <table:table-cell table:style-name="ce14" table:formula="of:=IF(INDEX([.$W79:.$BR79];MATCH([.$M$3];[.$W$3:.$BR$3];0)+[.$P$1])=&quot;&quot;;&quot;&quot;;INDEX([.$W79:.$BR79];MATCH([.$M$3];[.$W$3:.$BR$3];0)+[.$P$1]))">
            <text:p/>
          </table:table-cell>
          <table:table-cell table:number-columns-repeated="56"/>
          <table:table-cell office:value-type="float" office:value="57" calcext:value-type="float">
            <text:p>57</text:p>
          </table:table-cell>
          <table:table-cell table:style-name="Default" table:formula="of:=IF(INDEX([BARS.$D$8:.$O$177];[.BU79];[.$B$7])=&quot;&quot;;&quot;&quot;;INDEX([BARS.$D$8:.$O$177];[.BU79];[.$B$7]))" office:value-type="float" office:value="55" calcext:value-type="float">
            <text:p>55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58" calcext:value-type="float">
            <text:p>58</text:p>
          </table:table-cell>
          <table:table-cell table:style-name="Default" table:formula="of:=IF(INDEX([BARS.$D$8:.$O$177];[.BU80];[.$B$7])=&quot;&quot;;&quot;&quot;;INDEX([BARS.$D$8:.$O$177];[.BU80];[.$B$7]))" office:value-type="float" office:value="56" calcext:value-type="float">
            <text:p>56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59" calcext:value-type="float">
            <text:p>59</text:p>
          </table:table-cell>
          <table:table-cell table:style-name="Default" table:formula="of:=IF(INDEX([BARS.$D$8:.$O$177];[.BU81];[.$B$7])=&quot;&quot;;&quot;&quot;;INDEX([BARS.$D$8:.$O$177];[.BU81];[.$B$7]))" office:value-type="float" office:value="57" calcext:value-type="float">
            <text:p>57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60" calcext:value-type="float">
            <text:p>60</text:p>
          </table:table-cell>
          <table:table-cell table:style-name="Default" table:formula="of:=IF(INDEX([BARS.$D$8:.$O$177];[.BU82];[.$B$7])=&quot;&quot;;&quot;&quot;;INDEX([BARS.$D$8:.$O$177];[.BU82];[.$B$7]))" office:value-type="float" office:value="58" calcext:value-type="float">
            <text:p>58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61" calcext:value-type="float">
            <text:p>61</text:p>
          </table:table-cell>
          <table:table-cell table:style-name="Default" table:formula="of:=IF(INDEX([BARS.$D$8:.$O$177];[.BU83];[.$B$7])=&quot;&quot;;&quot;&quot;;INDEX([BARS.$D$8:.$O$177];[.BU83];[.$B$7]))" office:value-type="float" office:value="59" calcext:value-type="float">
            <text:p>59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62" calcext:value-type="float">
            <text:p>62</text:p>
          </table:table-cell>
          <table:table-cell table:style-name="Default" table:formula="of:=IF(INDEX([BARS.$D$8:.$O$177];[.BU84];[.$B$7])=&quot;&quot;;&quot;&quot;;INDEX([BARS.$D$8:.$O$177];[.BU84];[.$B$7]))" office:value-type="float" office:value="60" calcext:value-type="float">
            <text:p>60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63" calcext:value-type="float">
            <text:p>63</text:p>
          </table:table-cell>
          <table:table-cell table:style-name="Default" table:formula="of:=IF(INDEX([BARS.$D$8:.$O$177];[.BU85];[.$B$7])=&quot;&quot;;&quot;&quot;;INDEX([BARS.$D$8:.$O$177];[.BU85];[.$B$7]))" office:value-type="float" office:value="61" calcext:value-type="float">
            <text:p>61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64" calcext:value-type="float">
            <text:p>64</text:p>
          </table:table-cell>
          <table:table-cell table:style-name="Default" table:formula="of:=IF(INDEX([BARS.$D$8:.$O$177];[.BU86];[.$B$7])=&quot;&quot;;&quot;&quot;;INDEX([BARS.$D$8:.$O$177];[.BU86];[.$B$7]))" office:value-type="float" office:value="62" calcext:value-type="float">
            <text:p>62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65" calcext:value-type="float">
            <text:p>65</text:p>
          </table:table-cell>
          <table:table-cell table:style-name="Default" table:formula="of:=IF(INDEX([BARS.$D$8:.$O$177];[.BU87];[.$B$7])=&quot;&quot;;&quot;&quot;;INDEX([BARS.$D$8:.$O$177];[.BU87];[.$B$7]))" office:value-type="float" office:value="63" calcext:value-type="float">
            <text:p>63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66" calcext:value-type="float">
            <text:p>66</text:p>
          </table:table-cell>
          <table:table-cell table:style-name="Default" table:formula="of:=IF(INDEX([BARS.$D$8:.$O$177];[.BU88];[.$B$7])=&quot;&quot;;&quot;&quot;;INDEX([BARS.$D$8:.$O$177];[.BU88];[.$B$7]))" office:value-type="float" office:value="64" calcext:value-type="float">
            <text:p>64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67" calcext:value-type="float">
            <text:p>67</text:p>
          </table:table-cell>
          <table:table-cell table:style-name="Default" table:formula="of:=IF(INDEX([BARS.$D$8:.$O$177];[.BU89];[.$B$7])=&quot;&quot;;&quot;&quot;;INDEX([BARS.$D$8:.$O$177];[.BU89];[.$B$7]))" office:value-type="float" office:value="65" calcext:value-type="float">
            <text:p>65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68" calcext:value-type="float">
            <text:p>68</text:p>
          </table:table-cell>
          <table:table-cell table:formula="of:=IF(INDEX([BARS.$D$8:.$O$177];[.BU90];[.$B$7])=&quot;&quot;;&quot;&quot;;INDEX([BARS.$D$8:.$O$177];[.BU90];[.$B$7]))" office:value-type="float" office:value="66" calcext:value-type="float">
            <text:p>66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69" calcext:value-type="float">
            <text:p>69</text:p>
          </table:table-cell>
          <table:table-cell table:formula="of:=IF(INDEX([BARS.$D$8:.$O$177];[.BU91];[.$B$7])=&quot;&quot;;&quot;&quot;;INDEX([BARS.$D$8:.$O$177];[.BU91];[.$B$7]))" office:value-type="float" office:value="67" calcext:value-type="float">
            <text:p>67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70" calcext:value-type="float">
            <text:p>70</text:p>
          </table:table-cell>
          <table:table-cell table:formula="of:=IF(INDEX([BARS.$D$8:.$O$177];[.BU92];[.$B$7])=&quot;&quot;;&quot;&quot;;INDEX([BARS.$D$8:.$O$177];[.BU92];[.$B$7]))" office:value-type="float" office:value="68" calcext:value-type="float">
            <text:p>68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71" calcext:value-type="float">
            <text:p>71</text:p>
          </table:table-cell>
          <table:table-cell table:formula="of:=IF(INDEX([BARS.$D$8:.$O$177];[.BU93];[.$B$7])=&quot;&quot;;&quot;&quot;;INDEX([BARS.$D$8:.$O$177];[.BU93];[.$B$7]))" office:value-type="float" office:value="69" calcext:value-type="float">
            <text:p>69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72" calcext:value-type="float">
            <text:p>72</text:p>
          </table:table-cell>
          <table:table-cell table:formula="of:=IF(INDEX([BARS.$D$8:.$O$177];[.BU94];[.$B$7])=&quot;&quot;;&quot;&quot;;INDEX([BARS.$D$8:.$O$177];[.BU94];[.$B$7]))" office:value-type="float" office:value="70" calcext:value-type="float">
            <text:p>70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73" calcext:value-type="float">
            <text:p>73</text:p>
          </table:table-cell>
          <table:table-cell table:formula="of:=IF(INDEX([BARS.$D$8:.$O$177];[.BU95];[.$B$7])=&quot;&quot;;&quot;&quot;;INDEX([BARS.$D$8:.$O$177];[.BU95];[.$B$7]))" office:value-type="float" office:value="71" calcext:value-type="float">
            <text:p>71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74" calcext:value-type="float">
            <text:p>74</text:p>
          </table:table-cell>
          <table:table-cell table:formula="of:=IF(INDEX([BARS.$D$8:.$O$177];[.BU96];[.$B$7])=&quot;&quot;;&quot;&quot;;INDEX([BARS.$D$8:.$O$177];[.BU96];[.$B$7]))" office:value-type="float" office:value="72" calcext:value-type="float">
            <text:p>72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75" calcext:value-type="float">
            <text:p>75</text:p>
          </table:table-cell>
          <table:table-cell table:formula="of:=IF(INDEX([BARS.$D$8:.$O$177];[.BU97];[.$B$7])=&quot;&quot;;&quot;&quot;;INDEX([BARS.$D$8:.$O$177];[.BU97];[.$B$7]))" office:value-type="float" office:value="73" calcext:value-type="float">
            <text:p>73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76" calcext:value-type="float">
            <text:p>76</text:p>
          </table:table-cell>
          <table:table-cell table:formula="of:=IF(INDEX([BARS.$D$8:.$O$177];[.BU98];[.$B$7])=&quot;&quot;;&quot;&quot;;INDEX([BARS.$D$8:.$O$177];[.BU98];[.$B$7]))" office:value-type="float" office:value="74" calcext:value-type="float">
            <text:p>74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77" calcext:value-type="float">
            <text:p>77</text:p>
          </table:table-cell>
          <table:table-cell table:formula="of:=IF(INDEX([BARS.$D$8:.$O$177];[.BU99];[.$B$7])=&quot;&quot;;&quot;&quot;;INDEX([BARS.$D$8:.$O$177];[.BU99];[.$B$7]))" office:value-type="float" office:value="75" calcext:value-type="float">
            <text:p>75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78" calcext:value-type="float">
            <text:p>78</text:p>
          </table:table-cell>
          <table:table-cell table:formula="of:=IF(INDEX([BARS.$D$8:.$O$177];[.BU100];[.$B$7])=&quot;&quot;;&quot;&quot;;INDEX([BARS.$D$8:.$O$177];[.BU100];[.$B$7]))" office:value-type="float" office:value="76" calcext:value-type="float">
            <text:p>76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79" calcext:value-type="float">
            <text:p>79</text:p>
          </table:table-cell>
          <table:table-cell table:formula="of:=IF(INDEX([BARS.$D$8:.$O$177];[.BU101];[.$B$7])=&quot;&quot;;&quot;&quot;;INDEX([BARS.$D$8:.$O$177];[.BU101];[.$B$7]))" office:value-type="float" office:value="77" calcext:value-type="float">
            <text:p>77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80" calcext:value-type="float">
            <text:p>80</text:p>
          </table:table-cell>
          <table:table-cell table:formula="of:=IF(INDEX([BARS.$D$8:.$O$177];[.BU102];[.$B$7])=&quot;&quot;;&quot;&quot;;INDEX([BARS.$D$8:.$O$177];[.BU102];[.$B$7]))" office:value-type="float" office:value="78" calcext:value-type="float">
            <text:p>78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81" calcext:value-type="float">
            <text:p>81</text:p>
          </table:table-cell>
          <table:table-cell table:formula="of:=IF(INDEX([BARS.$D$8:.$O$177];[.BU103];[.$B$7])=&quot;&quot;;&quot;&quot;;INDEX([BARS.$D$8:.$O$177];[.BU103];[.$B$7]))" office:value-type="float" office:value="79" calcext:value-type="float">
            <text:p>79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82" calcext:value-type="float">
            <text:p>82</text:p>
          </table:table-cell>
          <table:table-cell table:formula="of:=IF(INDEX([BARS.$D$8:.$O$177];[.BU104];[.$B$7])=&quot;&quot;;&quot;&quot;;INDEX([BARS.$D$8:.$O$177];[.BU104];[.$B$7]))" office:value-type="float" office:value="80" calcext:value-type="float">
            <text:p>80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83" calcext:value-type="float">
            <text:p>83</text:p>
          </table:table-cell>
          <table:table-cell table:formula="of:=IF(INDEX([BARS.$D$8:.$O$177];[.BU105];[.$B$7])=&quot;&quot;;&quot;&quot;;INDEX([BARS.$D$8:.$O$177];[.BU105];[.$B$7]))" office:value-type="float" office:value="81" calcext:value-type="float">
            <text:p>81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84" calcext:value-type="float">
            <text:p>84</text:p>
          </table:table-cell>
          <table:table-cell table:formula="of:=IF(INDEX([BARS.$D$8:.$O$177];[.BU106];[.$B$7])=&quot;&quot;;&quot;&quot;;INDEX([BARS.$D$8:.$O$177];[.BU106];[.$B$7]))" office:value-type="float" office:value="82" calcext:value-type="float">
            <text:p>82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85" calcext:value-type="float">
            <text:p>85</text:p>
          </table:table-cell>
          <table:table-cell table:formula="of:=IF(INDEX([BARS.$D$8:.$O$177];[.BU107];[.$B$7])=&quot;&quot;;&quot;&quot;;INDEX([BARS.$D$8:.$O$177];[.BU107];[.$B$7]))" office:value-type="float" office:value="83" calcext:value-type="float">
            <text:p>83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86" calcext:value-type="float">
            <text:p>86</text:p>
          </table:table-cell>
          <table:table-cell table:formula="of:=IF(INDEX([BARS.$D$8:.$O$177];[.BU108];[.$B$7])=&quot;&quot;;&quot;&quot;;INDEX([BARS.$D$8:.$O$177];[.BU108];[.$B$7]))" office:value-type="float" office:value="84" calcext:value-type="float">
            <text:p>84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87" calcext:value-type="float">
            <text:p>87</text:p>
          </table:table-cell>
          <table:table-cell table:formula="of:=IF(INDEX([BARS.$D$8:.$O$177];[.BU109];[.$B$7])=&quot;&quot;;&quot;&quot;;INDEX([BARS.$D$8:.$O$177];[.BU109];[.$B$7]))" office:value-type="float" office:value="85" calcext:value-type="float">
            <text:p>85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88" calcext:value-type="float">
            <text:p>88</text:p>
          </table:table-cell>
          <table:table-cell table:formula="of:=IF(INDEX([BARS.$D$8:.$O$177];[.BU110];[.$B$7])=&quot;&quot;;&quot;&quot;;INDEX([BARS.$D$8:.$O$177];[.BU110];[.$B$7]))" office:value-type="float" office:value="86" calcext:value-type="float">
            <text:p>86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89" calcext:value-type="float">
            <text:p>89</text:p>
          </table:table-cell>
          <table:table-cell table:formula="of:=IF(INDEX([BARS.$D$8:.$O$177];[.BU111];[.$B$7])=&quot;&quot;;&quot;&quot;;INDEX([BARS.$D$8:.$O$177];[.BU111];[.$B$7]))" office:value-type="float" office:value="87" calcext:value-type="float">
            <text:p>87</text:p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90" calcext:value-type="float">
            <text:p>90</text:p>
          </table:table-cell>
          <table:table-cell table:formula="of:=IF(INDEX([BARS.$D$8:.$O$177];[.BU112];[.$B$7])=&quot;&quot;;&quot;&quot;;INDEX([BARS.$D$8:.$O$177];[.BU112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91" calcext:value-type="float">
            <text:p>91</text:p>
          </table:table-cell>
          <table:table-cell table:formula="of:=IF(INDEX([BARS.$D$8:.$O$177];[.BU113];[.$B$7])=&quot;&quot;;&quot;&quot;;INDEX([BARS.$D$8:.$O$177];[.BU113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92" calcext:value-type="float">
            <text:p>92</text:p>
          </table:table-cell>
          <table:table-cell table:formula="of:=IF(INDEX([BARS.$D$8:.$O$177];[.BU114];[.$B$7])=&quot;&quot;;&quot;&quot;;INDEX([BARS.$D$8:.$O$177];[.BU114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93" calcext:value-type="float">
            <text:p>93</text:p>
          </table:table-cell>
          <table:table-cell table:formula="of:=IF(INDEX([BARS.$D$8:.$O$177];[.BU115];[.$B$7])=&quot;&quot;;&quot;&quot;;INDEX([BARS.$D$8:.$O$177];[.BU115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94" calcext:value-type="float">
            <text:p>94</text:p>
          </table:table-cell>
          <table:table-cell table:formula="of:=IF(INDEX([BARS.$D$8:.$O$177];[.BU116];[.$B$7])=&quot;&quot;;&quot;&quot;;INDEX([BARS.$D$8:.$O$177];[.BU116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95" calcext:value-type="float">
            <text:p>95</text:p>
          </table:table-cell>
          <table:table-cell table:formula="of:=IF(INDEX([BARS.$D$8:.$O$177];[.BU117];[.$B$7])=&quot;&quot;;&quot;&quot;;INDEX([BARS.$D$8:.$O$177];[.BU117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96" calcext:value-type="float">
            <text:p>96</text:p>
          </table:table-cell>
          <table:table-cell table:formula="of:=IF(INDEX([BARS.$D$8:.$O$177];[.BU118];[.$B$7])=&quot;&quot;;&quot;&quot;;INDEX([BARS.$D$8:.$O$177];[.BU118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97" calcext:value-type="float">
            <text:p>97</text:p>
          </table:table-cell>
          <table:table-cell table:formula="of:=IF(INDEX([BARS.$D$8:.$O$177];[.BU119];[.$B$7])=&quot;&quot;;&quot;&quot;;INDEX([BARS.$D$8:.$O$177];[.BU119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98" calcext:value-type="float">
            <text:p>98</text:p>
          </table:table-cell>
          <table:table-cell table:formula="of:=IF(INDEX([BARS.$D$8:.$O$177];[.BU120];[.$B$7])=&quot;&quot;;&quot;&quot;;INDEX([BARS.$D$8:.$O$177];[.BU120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99" calcext:value-type="float">
            <text:p>99</text:p>
          </table:table-cell>
          <table:table-cell table:formula="of:=IF(INDEX([BARS.$D$8:.$O$177];[.BU121];[.$B$7])=&quot;&quot;;&quot;&quot;;INDEX([BARS.$D$8:.$O$177];[.BU121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00" calcext:value-type="float">
            <text:p>100</text:p>
          </table:table-cell>
          <table:table-cell table:formula="of:=IF(INDEX([BARS.$D$8:.$O$177];[.BU122];[.$B$7])=&quot;&quot;;&quot;&quot;;INDEX([BARS.$D$8:.$O$177];[.BU122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01" calcext:value-type="float">
            <text:p>101</text:p>
          </table:table-cell>
          <table:table-cell table:formula="of:=IF(INDEX([BARS.$D$8:.$O$177];[.BU123];[.$B$7])=&quot;&quot;;&quot;&quot;;INDEX([BARS.$D$8:.$O$177];[.BU123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02" calcext:value-type="float">
            <text:p>102</text:p>
          </table:table-cell>
          <table:table-cell table:formula="of:=IF(INDEX([BARS.$D$8:.$O$177];[.BU124];[.$B$7])=&quot;&quot;;&quot;&quot;;INDEX([BARS.$D$8:.$O$177];[.BU124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03" calcext:value-type="float">
            <text:p>103</text:p>
          </table:table-cell>
          <table:table-cell table:formula="of:=IF(INDEX([BARS.$D$8:.$O$177];[.BU125];[.$B$7])=&quot;&quot;;&quot;&quot;;INDEX([BARS.$D$8:.$O$177];[.BU125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04" calcext:value-type="float">
            <text:p>104</text:p>
          </table:table-cell>
          <table:table-cell table:formula="of:=IF(INDEX([BARS.$D$8:.$O$177];[.BU126];[.$B$7])=&quot;&quot;;&quot;&quot;;INDEX([BARS.$D$8:.$O$177];[.BU126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05" calcext:value-type="float">
            <text:p>105</text:p>
          </table:table-cell>
          <table:table-cell table:formula="of:=IF(INDEX([BARS.$D$8:.$O$177];[.BU127];[.$B$7])=&quot;&quot;;&quot;&quot;;INDEX([BARS.$D$8:.$O$177];[.BU127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06" calcext:value-type="float">
            <text:p>106</text:p>
          </table:table-cell>
          <table:table-cell table:formula="of:=IF(INDEX([BARS.$D$8:.$O$177];[.BU128];[.$B$7])=&quot;&quot;;&quot;&quot;;INDEX([BARS.$D$8:.$O$177];[.BU128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07" calcext:value-type="float">
            <text:p>107</text:p>
          </table:table-cell>
          <table:table-cell table:formula="of:=IF(INDEX([BARS.$D$8:.$O$177];[.BU129];[.$B$7])=&quot;&quot;;&quot;&quot;;INDEX([BARS.$D$8:.$O$177];[.BU129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08" calcext:value-type="float">
            <text:p>108</text:p>
          </table:table-cell>
          <table:table-cell table:formula="of:=IF(INDEX([BARS.$D$8:.$O$177];[.BU130];[.$B$7])=&quot;&quot;;&quot;&quot;;INDEX([BARS.$D$8:.$O$177];[.BU130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09" calcext:value-type="float">
            <text:p>109</text:p>
          </table:table-cell>
          <table:table-cell table:formula="of:=IF(INDEX([BARS.$D$8:.$O$177];[.BU131];[.$B$7])=&quot;&quot;;&quot;&quot;;INDEX([BARS.$D$8:.$O$177];[.BU131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10" calcext:value-type="float">
            <text:p>110</text:p>
          </table:table-cell>
          <table:table-cell table:formula="of:=IF(INDEX([BARS.$D$8:.$O$177];[.BU132];[.$B$7])=&quot;&quot;;&quot;&quot;;INDEX([BARS.$D$8:.$O$177];[.BU132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11" calcext:value-type="float">
            <text:p>111</text:p>
          </table:table-cell>
          <table:table-cell table:formula="of:=IF(INDEX([BARS.$D$8:.$O$177];[.BU133];[.$B$7])=&quot;&quot;;&quot;&quot;;INDEX([BARS.$D$8:.$O$177];[.BU133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12" calcext:value-type="float">
            <text:p>112</text:p>
          </table:table-cell>
          <table:table-cell table:formula="of:=IF(INDEX([BARS.$D$8:.$O$177];[.BU134];[.$B$7])=&quot;&quot;;&quot;&quot;;INDEX([BARS.$D$8:.$O$177];[.BU134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13" calcext:value-type="float">
            <text:p>113</text:p>
          </table:table-cell>
          <table:table-cell table:formula="of:=IF(INDEX([BARS.$D$8:.$O$177];[.BU135];[.$B$7])=&quot;&quot;;&quot;&quot;;INDEX([BARS.$D$8:.$O$177];[.BU135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14" calcext:value-type="float">
            <text:p>114</text:p>
          </table:table-cell>
          <table:table-cell table:formula="of:=IF(INDEX([BARS.$D$8:.$O$177];[.BU136];[.$B$7])=&quot;&quot;;&quot;&quot;;INDEX([BARS.$D$8:.$O$177];[.BU136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15" calcext:value-type="float">
            <text:p>115</text:p>
          </table:table-cell>
          <table:table-cell table:formula="of:=IF(INDEX([BARS.$D$8:.$O$177];[.BU137];[.$B$7])=&quot;&quot;;&quot;&quot;;INDEX([BARS.$D$8:.$O$177];[.BU137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16" calcext:value-type="float">
            <text:p>116</text:p>
          </table:table-cell>
          <table:table-cell table:formula="of:=IF(INDEX([BARS.$D$8:.$O$177];[.BU138];[.$B$7])=&quot;&quot;;&quot;&quot;;INDEX([BARS.$D$8:.$O$177];[.BU138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17" calcext:value-type="float">
            <text:p>117</text:p>
          </table:table-cell>
          <table:table-cell table:formula="of:=IF(INDEX([BARS.$D$8:.$O$177];[.BU139];[.$B$7])=&quot;&quot;;&quot;&quot;;INDEX([BARS.$D$8:.$O$177];[.BU139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18" calcext:value-type="float">
            <text:p>118</text:p>
          </table:table-cell>
          <table:table-cell table:formula="of:=IF(INDEX([BARS.$D$8:.$O$177];[.BU140];[.$B$7])=&quot;&quot;;&quot;&quot;;INDEX([BARS.$D$8:.$O$177];[.BU140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19" calcext:value-type="float">
            <text:p>119</text:p>
          </table:table-cell>
          <table:table-cell table:formula="of:=IF(INDEX([BARS.$D$8:.$O$177];[.BU141];[.$B$7])=&quot;&quot;;&quot;&quot;;INDEX([BARS.$D$8:.$O$177];[.BU141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20" calcext:value-type="float">
            <text:p>120</text:p>
          </table:table-cell>
          <table:table-cell table:formula="of:=IF(INDEX([BARS.$D$8:.$O$177];[.BU142];[.$B$7])=&quot;&quot;;&quot;&quot;;INDEX([BARS.$D$8:.$O$177];[.BU142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21" calcext:value-type="float">
            <text:p>121</text:p>
          </table:table-cell>
          <table:table-cell table:formula="of:=IF(INDEX([BARS.$D$8:.$O$177];[.BU143];[.$B$7])=&quot;&quot;;&quot;&quot;;INDEX([BARS.$D$8:.$O$177];[.BU143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22" calcext:value-type="float">
            <text:p>122</text:p>
          </table:table-cell>
          <table:table-cell table:formula="of:=IF(INDEX([BARS.$D$8:.$O$177];[.BU144];[.$B$7])=&quot;&quot;;&quot;&quot;;INDEX([BARS.$D$8:.$O$177];[.BU144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23" calcext:value-type="float">
            <text:p>123</text:p>
          </table:table-cell>
          <table:table-cell table:formula="of:=IF(INDEX([BARS.$D$8:.$O$177];[.BU145];[.$B$7])=&quot;&quot;;&quot;&quot;;INDEX([BARS.$D$8:.$O$177];[.BU145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24" calcext:value-type="float">
            <text:p>124</text:p>
          </table:table-cell>
          <table:table-cell table:formula="of:=IF(INDEX([BARS.$D$8:.$O$177];[.BU146];[.$B$7])=&quot;&quot;;&quot;&quot;;INDEX([BARS.$D$8:.$O$177];[.BU146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25" calcext:value-type="float">
            <text:p>125</text:p>
          </table:table-cell>
          <table:table-cell table:formula="of:=IF(INDEX([BARS.$D$8:.$O$177];[.BU147];[.$B$7])=&quot;&quot;;&quot;&quot;;INDEX([BARS.$D$8:.$O$177];[.BU147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26" calcext:value-type="float">
            <text:p>126</text:p>
          </table:table-cell>
          <table:table-cell table:formula="of:=IF(INDEX([BARS.$D$8:.$O$177];[.BU148];[.$B$7])=&quot;&quot;;&quot;&quot;;INDEX([BARS.$D$8:.$O$177];[.BU148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27" calcext:value-type="float">
            <text:p>127</text:p>
          </table:table-cell>
          <table:table-cell table:formula="of:=IF(INDEX([BARS.$D$8:.$O$177];[.BU149];[.$B$7])=&quot;&quot;;&quot;&quot;;INDEX([BARS.$D$8:.$O$177];[.BU149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28" calcext:value-type="float">
            <text:p>128</text:p>
          </table:table-cell>
          <table:table-cell table:formula="of:=IF(INDEX([BARS.$D$8:.$O$177];[.BU150];[.$B$7])=&quot;&quot;;&quot;&quot;;INDEX([BARS.$D$8:.$O$177];[.BU150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29" calcext:value-type="float">
            <text:p>129</text:p>
          </table:table-cell>
          <table:table-cell table:formula="of:=IF(INDEX([BARS.$D$8:.$O$177];[.BU151];[.$B$7])=&quot;&quot;;&quot;&quot;;INDEX([BARS.$D$8:.$O$177];[.BU151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30" calcext:value-type="float">
            <text:p>130</text:p>
          </table:table-cell>
          <table:table-cell table:formula="of:=IF(INDEX([BARS.$D$8:.$O$177];[.BU152];[.$B$7])=&quot;&quot;;&quot;&quot;;INDEX([BARS.$D$8:.$O$177];[.BU152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31" calcext:value-type="float">
            <text:p>131</text:p>
          </table:table-cell>
          <table:table-cell table:formula="of:=IF(INDEX([BARS.$D$8:.$O$177];[.BU153];[.$B$7])=&quot;&quot;;&quot;&quot;;INDEX([BARS.$D$8:.$O$177];[.BU153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32" calcext:value-type="float">
            <text:p>132</text:p>
          </table:table-cell>
          <table:table-cell table:formula="of:=IF(INDEX([BARS.$D$8:.$O$177];[.BU154];[.$B$7])=&quot;&quot;;&quot;&quot;;INDEX([BARS.$D$8:.$O$177];[.BU154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33" calcext:value-type="float">
            <text:p>133</text:p>
          </table:table-cell>
          <table:table-cell table:formula="of:=IF(INDEX([BARS.$D$8:.$O$177];[.BU155];[.$B$7])=&quot;&quot;;&quot;&quot;;INDEX([BARS.$D$8:.$O$177];[.BU155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34" calcext:value-type="float">
            <text:p>134</text:p>
          </table:table-cell>
          <table:table-cell table:formula="of:=IF(INDEX([BARS.$D$8:.$O$177];[.BU156];[.$B$7])=&quot;&quot;;&quot;&quot;;INDEX([BARS.$D$8:.$O$177];[.BU156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35" calcext:value-type="float">
            <text:p>135</text:p>
          </table:table-cell>
          <table:table-cell table:formula="of:=IF(INDEX([BARS.$D$8:.$O$177];[.BU157];[.$B$7])=&quot;&quot;;&quot;&quot;;INDEX([BARS.$D$8:.$O$177];[.BU157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36" calcext:value-type="float">
            <text:p>136</text:p>
          </table:table-cell>
          <table:table-cell table:formula="of:=IF(INDEX([BARS.$D$8:.$O$177];[.BU158];[.$B$7])=&quot;&quot;;&quot;&quot;;INDEX([BARS.$D$8:.$O$177];[.BU158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37" calcext:value-type="float">
            <text:p>137</text:p>
          </table:table-cell>
          <table:table-cell table:formula="of:=IF(INDEX([BARS.$D$8:.$O$177];[.BU159];[.$B$7])=&quot;&quot;;&quot;&quot;;INDEX([BARS.$D$8:.$O$177];[.BU159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38" calcext:value-type="float">
            <text:p>138</text:p>
          </table:table-cell>
          <table:table-cell table:formula="of:=IF(INDEX([BARS.$D$8:.$O$177];[.BU160];[.$B$7])=&quot;&quot;;&quot;&quot;;INDEX([BARS.$D$8:.$O$177];[.BU160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39" calcext:value-type="float">
            <text:p>139</text:p>
          </table:table-cell>
          <table:table-cell table:formula="of:=IF(INDEX([BARS.$D$8:.$O$177];[.BU161];[.$B$7])=&quot;&quot;;&quot;&quot;;INDEX([BARS.$D$8:.$O$177];[.BU161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40" calcext:value-type="float">
            <text:p>140</text:p>
          </table:table-cell>
          <table:table-cell table:formula="of:=IF(INDEX([BARS.$D$8:.$O$177];[.BU162];[.$B$7])=&quot;&quot;;&quot;&quot;;INDEX([BARS.$D$8:.$O$177];[.BU162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41" calcext:value-type="float">
            <text:p>141</text:p>
          </table:table-cell>
          <table:table-cell table:formula="of:=IF(INDEX([BARS.$D$8:.$O$177];[.BU163];[.$B$7])=&quot;&quot;;&quot;&quot;;INDEX([BARS.$D$8:.$O$177];[.BU163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42" calcext:value-type="float">
            <text:p>142</text:p>
          </table:table-cell>
          <table:table-cell table:formula="of:=IF(INDEX([BARS.$D$8:.$O$177];[.BU164];[.$B$7])=&quot;&quot;;&quot;&quot;;INDEX([BARS.$D$8:.$O$177];[.BU164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43" calcext:value-type="float">
            <text:p>143</text:p>
          </table:table-cell>
          <table:table-cell table:formula="of:=IF(INDEX([BARS.$D$8:.$O$177];[.BU165];[.$B$7])=&quot;&quot;;&quot;&quot;;INDEX([BARS.$D$8:.$O$177];[.BU165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44" calcext:value-type="float">
            <text:p>144</text:p>
          </table:table-cell>
          <table:table-cell table:formula="of:=IF(INDEX([BARS.$D$8:.$O$177];[.BU166];[.$B$7])=&quot;&quot;;&quot;&quot;;INDEX([BARS.$D$8:.$O$177];[.BU166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45" calcext:value-type="float">
            <text:p>145</text:p>
          </table:table-cell>
          <table:table-cell table:formula="of:=IF(INDEX([BARS.$D$8:.$O$177];[.BU167];[.$B$7])=&quot;&quot;;&quot;&quot;;INDEX([BARS.$D$8:.$O$177];[.BU167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46" calcext:value-type="float">
            <text:p>146</text:p>
          </table:table-cell>
          <table:table-cell table:formula="of:=IF(INDEX([BARS.$D$8:.$O$177];[.BU168];[.$B$7])=&quot;&quot;;&quot;&quot;;INDEX([BARS.$D$8:.$O$177];[.BU168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47" calcext:value-type="float">
            <text:p>147</text:p>
          </table:table-cell>
          <table:table-cell table:formula="of:=IF(INDEX([BARS.$D$8:.$O$177];[.BU169];[.$B$7])=&quot;&quot;;&quot;&quot;;INDEX([BARS.$D$8:.$O$177];[.BU169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48" calcext:value-type="float">
            <text:p>148</text:p>
          </table:table-cell>
          <table:table-cell table:formula="of:=IF(INDEX([BARS.$D$8:.$O$177];[.BU170];[.$B$7])=&quot;&quot;;&quot;&quot;;INDEX([BARS.$D$8:.$O$177];[.BU170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49" calcext:value-type="float">
            <text:p>149</text:p>
          </table:table-cell>
          <table:table-cell table:formula="of:=IF(INDEX([BARS.$D$8:.$O$177];[.BU171];[.$B$7])=&quot;&quot;;&quot;&quot;;INDEX([BARS.$D$8:.$O$177];[.BU171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50" calcext:value-type="float">
            <text:p>150</text:p>
          </table:table-cell>
          <table:table-cell table:formula="of:=IF(INDEX([BARS.$D$8:.$O$177];[.BU172];[.$B$7])=&quot;&quot;;&quot;&quot;;INDEX([BARS.$D$8:.$O$177];[.BU172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51" calcext:value-type="float">
            <text:p>151</text:p>
          </table:table-cell>
          <table:table-cell table:formula="of:=IF(INDEX([BARS.$D$8:.$O$177];[.BU173];[.$B$7])=&quot;&quot;;&quot;&quot;;INDEX([BARS.$D$8:.$O$177];[.BU173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52" calcext:value-type="float">
            <text:p>152</text:p>
          </table:table-cell>
          <table:table-cell table:formula="of:=IF(INDEX([BARS.$D$8:.$O$177];[.BU174];[.$B$7])=&quot;&quot;;&quot;&quot;;INDEX([BARS.$D$8:.$O$177];[.BU174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53" calcext:value-type="float">
            <text:p>153</text:p>
          </table:table-cell>
          <table:table-cell table:formula="of:=IF(INDEX([BARS.$D$8:.$O$177];[.BU175];[.$B$7])=&quot;&quot;;&quot;&quot;;INDEX([BARS.$D$8:.$O$177];[.BU175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54" calcext:value-type="float">
            <text:p>154</text:p>
          </table:table-cell>
          <table:table-cell table:formula="of:=IF(INDEX([BARS.$D$8:.$O$177];[.BU176];[.$B$7])=&quot;&quot;;&quot;&quot;;INDEX([BARS.$D$8:.$O$177];[.BU176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55" calcext:value-type="float">
            <text:p>155</text:p>
          </table:table-cell>
          <table:table-cell table:formula="of:=IF(INDEX([BARS.$D$8:.$O$177];[.BU177];[.$B$7])=&quot;&quot;;&quot;&quot;;INDEX([BARS.$D$8:.$O$177];[.BU177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56" calcext:value-type="float">
            <text:p>156</text:p>
          </table:table-cell>
          <table:table-cell table:formula="of:=IF(INDEX([BARS.$D$8:.$O$177];[.BU178];[.$B$7])=&quot;&quot;;&quot;&quot;;INDEX([BARS.$D$8:.$O$177];[.BU178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57" calcext:value-type="float">
            <text:p>157</text:p>
          </table:table-cell>
          <table:table-cell table:formula="of:=IF(INDEX([BARS.$D$8:.$O$177];[.BU179];[.$B$7])=&quot;&quot;;&quot;&quot;;INDEX([BARS.$D$8:.$O$177];[.BU179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58" calcext:value-type="float">
            <text:p>158</text:p>
          </table:table-cell>
          <table:table-cell table:formula="of:=IF(INDEX([BARS.$D$8:.$O$177];[.BU180];[.$B$7])=&quot;&quot;;&quot;&quot;;INDEX([BARS.$D$8:.$O$177];[.BU180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59" calcext:value-type="float">
            <text:p>159</text:p>
          </table:table-cell>
          <table:table-cell table:formula="of:=IF(INDEX([BARS.$D$8:.$O$177];[.BU181];[.$B$7])=&quot;&quot;;&quot;&quot;;INDEX([BARS.$D$8:.$O$177];[.BU181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60" calcext:value-type="float">
            <text:p>160</text:p>
          </table:table-cell>
          <table:table-cell table:formula="of:=IF(INDEX([BARS.$D$8:.$O$177];[.BU182];[.$B$7])=&quot;&quot;;&quot;&quot;;INDEX([BARS.$D$8:.$O$177];[.BU182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61" calcext:value-type="float">
            <text:p>161</text:p>
          </table:table-cell>
          <table:table-cell table:formula="of:=IF(INDEX([BARS.$D$8:.$O$177];[.BU183];[.$B$7])=&quot;&quot;;&quot;&quot;;INDEX([BARS.$D$8:.$O$177];[.BU183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62" calcext:value-type="float">
            <text:p>162</text:p>
          </table:table-cell>
          <table:table-cell table:formula="of:=IF(INDEX([BARS.$D$8:.$O$177];[.BU184];[.$B$7])=&quot;&quot;;&quot;&quot;;INDEX([BARS.$D$8:.$O$177];[.BU184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63" calcext:value-type="float">
            <text:p>163</text:p>
          </table:table-cell>
          <table:table-cell table:formula="of:=IF(INDEX([BARS.$D$8:.$O$177];[.BU185];[.$B$7])=&quot;&quot;;&quot;&quot;;INDEX([BARS.$D$8:.$O$177];[.BU185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64" calcext:value-type="float">
            <text:p>164</text:p>
          </table:table-cell>
          <table:table-cell table:formula="of:=IF(INDEX([BARS.$D$8:.$O$177];[.BU186];[.$B$7])=&quot;&quot;;&quot;&quot;;INDEX([BARS.$D$8:.$O$177];[.BU186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65" calcext:value-type="float">
            <text:p>165</text:p>
          </table:table-cell>
          <table:table-cell table:formula="of:=IF(INDEX([BARS.$D$8:.$O$177];[.BU187];[.$B$7])=&quot;&quot;;&quot;&quot;;INDEX([BARS.$D$8:.$O$177];[.BU187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66" calcext:value-type="float">
            <text:p>166</text:p>
          </table:table-cell>
          <table:table-cell table:formula="of:=IF(INDEX([BARS.$D$8:.$O$177];[.BU188];[.$B$7])=&quot;&quot;;&quot;&quot;;INDEX([BARS.$D$8:.$O$177];[.BU188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67" calcext:value-type="float">
            <text:p>167</text:p>
          </table:table-cell>
          <table:table-cell table:formula="of:=IF(INDEX([BARS.$D$8:.$O$177];[.BU189];[.$B$7])=&quot;&quot;;&quot;&quot;;INDEX([BARS.$D$8:.$O$177];[.BU189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68" calcext:value-type="float">
            <text:p>168</text:p>
          </table:table-cell>
          <table:table-cell table:formula="of:=IF(INDEX([BARS.$D$8:.$O$177];[.BU190];[.$B$7])=&quot;&quot;;&quot;&quot;;INDEX([BARS.$D$8:.$O$177];[.BU190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69" calcext:value-type="float">
            <text:p>169</text:p>
          </table:table-cell>
          <table:table-cell table:formula="of:=IF(INDEX([BARS.$D$8:.$O$177];[.BU191];[.$B$7])=&quot;&quot;;&quot;&quot;;INDEX([BARS.$D$8:.$O$177];[.BU191];[.$B$7]))">
            <text:p/>
          </table:table-cell>
          <table:table-cell table:number-columns-repeated="139"/>
        </table:table-row>
        <table:table-row table:style-name="ro1">
          <table:table-cell table:number-columns-repeated="72"/>
          <table:table-cell office:value-type="float" office:value="170" calcext:value-type="float">
            <text:p>170</text:p>
          </table:table-cell>
          <table:table-cell table:formula="of:=IF(INDEX([BARS.$D$8:.$O$177];[.BU192];[.$B$7])=&quot;&quot;;&quot;&quot;;INDEX([BARS.$D$8:.$O$177];[.BU192];[.$B$7]))">
            <text:p/>
          </table:table-cell>
          <table:table-cell table:number-columns-repeated="139"/>
        </table:table-row>
      </table:table>
      <table:table table:name="FORMAT_EXPOR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formula="of:=[$FORMAT.I22]" office:value-type="string" office:string-value="formatCapriceIV = {" calcext:value-type="string">
            <text:p>formatCapriceIV = {</text:p>
          </table:table-cell>
        </table:table-row>
        <table:table-row table:style-name="ro1">
          <table:table-cell table:formula="of:=[$FORMAT.I23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24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I25]" office:value-type="string" office:string-value="\partial 8 s8 s2*4 \break " calcext:value-type="string">
            <text:p>\partial 8 s8 s2*4 \break </text:p>
          </table:table-cell>
        </table:table-row>
        <table:table-row table:style-name="ro1">
          <table:table-cell table:formula="of:=[$FORMAT.I26]" office:value-type="string" office:string-value="s2*5 \break " calcext:value-type="string">
            <text:p>s2*5 \break </text:p>
          </table:table-cell>
        </table:table-row>
        <table:table-row table:style-name="ro1">
          <table:table-cell table:formula="of:=[$FORMAT.I27]" office:value-type="string" office:string-value="s2*5 \break " calcext:value-type="string">
            <text:p>s2*5 \break </text:p>
          </table:table-cell>
        </table:table-row>
        <table:table-row table:style-name="ro1">
          <table:table-cell table:formula="of:=[$FORMAT.I28]" office:value-type="string" office:string-value="s2*5 \break " calcext:value-type="string">
            <text:p>s2*5 \break </text:p>
          </table:table-cell>
        </table:table-row>
        <table:table-row table:style-name="ro1">
          <table:table-cell table:formula="of:=[$FORMAT.I29]" office:value-type="string" office:string-value="s2*4 \break " calcext:value-type="string">
            <text:p>s2*4 \break </text:p>
          </table:table-cell>
        </table:table-row>
        <table:table-row table:style-name="ro1">
          <table:table-cell table:formula="of:=[$FORMAT.I30]" office:value-type="string" office:string-value="s2*4 \break " calcext:value-type="string">
            <text:p>s2*4 \break </text:p>
          </table:table-cell>
        </table:table-row>
        <table:table-row table:style-name="ro1">
          <table:table-cell table:formula="of:=[$FORMAT.I31]" office:value-type="string" office:string-value="s2*4 \break " calcext:value-type="string">
            <text:p>s2*4 \break </text:p>
          </table:table-cell>
        </table:table-row>
        <table:table-row table:style-name="ro1">
          <table:table-cell table:formula="of:=[$FORMAT.I32]" office:value-type="string" office:string-value="s2*5 \break " calcext:value-type="string">
            <text:p>s2*5 \break </text:p>
          </table:table-cell>
        </table:table-row>
        <table:table-row table:style-name="ro1">
          <table:table-cell table:formula="of:=[$FORMAT.I33]" office:value-type="string" office:string-value="s2*4 \break " calcext:value-type="string">
            <text:p>s2*4 \break </text:p>
          </table:table-cell>
        </table:table-row>
        <table:table-row table:style-name="ro1">
          <table:table-cell table:formula="of:=[$FORMAT.I34]" office:value-type="string" office:string-value="s2*4 \pageBreak " calcext:value-type="string">
            <text:p>s2*4 \pageBreak </text:p>
          </table:table-cell>
        </table:table-row>
        <table:table-row table:style-name="ro1">
          <table:table-cell table:formula="of:=[$FORMAT.I35]" office:value-type="string" office:string-value="s2*4 \break " calcext:value-type="string">
            <text:p>s2*4 \break </text:p>
          </table:table-cell>
        </table:table-row>
        <table:table-row table:style-name="ro1">
          <table:table-cell table:formula="of:=[$FORMAT.I36]" office:value-type="string" office:string-value="s2*4 \break " calcext:value-type="string">
            <text:p>s2*4 \break </text:p>
          </table:table-cell>
        </table:table-row>
        <table:table-row table:style-name="ro1">
          <table:table-cell table:formula="of:=[$FORMAT.I37]" office:value-type="string" office:string-value="s2*4 \break " calcext:value-type="string">
            <text:p>s2*4 \break </text:p>
          </table:table-cell>
        </table:table-row>
        <table:table-row table:style-name="ro1">
          <table:table-cell table:formula="of:=[$FORMAT.I38]" office:value-type="string" office:string-value="s2*4 \break " calcext:value-type="string">
            <text:p>s2*4 \break </text:p>
          </table:table-cell>
        </table:table-row>
        <table:table-row table:style-name="ro1">
          <table:table-cell table:formula="of:=[$FORMAT.I39]" office:value-type="string" office:string-value="s2*4 \break " calcext:value-type="string">
            <text:p>s2*4 \break </text:p>
          </table:table-cell>
        </table:table-row>
        <table:table-row table:style-name="ro1">
          <table:table-cell table:formula="of:=[$FORMAT.I40]" office:value-type="string" office:string-value="s2*5 \break " calcext:value-type="string">
            <text:p>s2*5 \break </text:p>
          </table:table-cell>
        </table:table-row>
        <table:table-row table:style-name="ro1">
          <table:table-cell table:formula="of:=[$FORMAT.I41]" office:value-type="string" office:string-value="s2*5 \break " calcext:value-type="string">
            <text:p>s2*5 \break </text:p>
          </table:table-cell>
        </table:table-row>
        <table:table-row table:style-name="ro1">
          <table:table-cell table:formula="of:=[$FORMAT.I42]" office:value-type="string" office:string-value="s2*4 \break " calcext:value-type="string">
            <text:p>s2*4 \break </text:p>
          </table:table-cell>
        </table:table-row>
        <table:table-row table:style-name="ro1">
          <table:table-cell table:formula="of:=[$FORMAT.I43]" office:value-type="string" office:string-value="s2*4 \break " calcext:value-type="string">
            <text:p>s2*4 \break </text:p>
          </table:table-cell>
        </table:table-row>
        <table:table-row table:style-name="ro1">
          <table:table-cell table:formula="of:=[$FORMAT.I44]" office:value-type="string" office:string-value="s2*6 " calcext:value-type="string">
            <text:p>s2*6 </text:p>
          </table:table-cell>
        </table:table-row>
        <table:table-row table:style-name="ro1">
          <table:table-cell table:formula="of:=[$FORMAT.I45]">
            <text:p/>
          </table:table-cell>
        </table:table-row>
        <table:table-row table:style-name="ro1">
          <table:table-cell table:formula="of:=[$FORMAT.I46]">
            <text:p/>
          </table:table-cell>
        </table:table-row>
        <table:table-row table:style-name="ro1">
          <table:table-cell table:formula="of:=[$FORMAT.I47]">
            <text:p/>
          </table:table-cell>
        </table:table-row>
        <table:table-row table:style-name="ro1">
          <table:table-cell table:formula="of:=[$FORMAT.I48]">
            <text:p/>
          </table:table-cell>
        </table:table-row>
        <table:table-row table:style-name="ro1">
          <table:table-cell table:formula="of:=[$FORMAT.I49]">
            <text:p/>
          </table:table-cell>
        </table:table-row>
        <table:table-row table:style-name="ro1">
          <table:table-cell table:formula="of:=[$FORMAT.I50]">
            <text:p/>
          </table:table-cell>
        </table:table-row>
        <table:table-row table:style-name="ro1">
          <table:table-cell table:formula="of:=[$FORMAT.I51]">
            <text:p/>
          </table:table-cell>
        </table:table-row>
        <table:table-row table:style-name="ro1">
          <table:table-cell table:formula="of:=[$FORMAT.I52]">
            <text:p/>
          </table:table-cell>
        </table:table-row>
        <table:table-row table:style-name="ro1">
          <table:table-cell table:formula="of:=[$FORMAT.I53]">
            <text:p/>
          </table:table-cell>
        </table:table-row>
        <table:table-row table:style-name="ro1">
          <table:table-cell table:style-name="ce5" table:formula="of:=[$FORMAT.I54]">
            <text:p/>
          </table:table-cell>
        </table:table-row>
        <table:table-row table:style-name="ro1">
          <table:table-cell table:formula="of:=[$FORMAT.I55]">
            <text:p/>
          </table:table-cell>
        </table:table-row>
        <table:table-row table:style-name="ro1">
          <table:table-cell table:formula="of:=[$FORMAT.I56]">
            <text:p/>
          </table:table-cell>
        </table:table-row>
        <table:table-row table:style-name="ro1">
          <table:table-cell table:formula="of:=[$FORMAT.I57]">
            <text:p/>
          </table:table-cell>
        </table:table-row>
        <table:table-row table:style-name="ro1">
          <table:table-cell table:formula="of:=[$FORMAT.I58]">
            <text:p/>
          </table:table-cell>
        </table:table-row>
        <table:table-row table:style-name="ro1">
          <table:table-cell table:formula="of:=[$FORMAT.I59]">
            <text:p/>
          </table:table-cell>
        </table:table-row>
        <table:table-row table:style-name="ro1">
          <table:table-cell table:formula="of:=[$FORMAT.I60]">
            <text:p/>
          </table:table-cell>
        </table:table-row>
        <table:table-row table:style-name="ro1">
          <table:table-cell table:formula="of:=[$FORMAT.I61]">
            <text:p/>
          </table:table-cell>
        </table:table-row>
        <table:table-row table:style-name="ro1">
          <table:table-cell table:formula="of:=[$FORMAT.I62]">
            <text:p/>
          </table:table-cell>
        </table:table-row>
        <table:table-row table:style-name="ro1">
          <table:table-cell table:formula="of:=[$FORMAT.I63]">
            <text:p/>
          </table:table-cell>
        </table:table-row>
        <table:table-row table:style-name="ro1">
          <table:table-cell table:formula="of:=[$FORMAT.I64]">
            <text:p/>
          </table:table-cell>
        </table:table-row>
        <table:table-row table:style-name="ro1">
          <table:table-cell table:formula="of:=[$FORMAT.I65]">
            <text:p/>
          </table:table-cell>
        </table:table-row>
        <table:table-row table:style-name="ro1">
          <table:table-cell table:formula="of:=[$FORMAT.I66]">
            <text:p/>
          </table:table-cell>
        </table:table-row>
        <table:table-row table:style-name="ro1">
          <table:table-cell table:formula="of:=[$FORMAT.I67]">
            <text:p/>
          </table:table-cell>
        </table:table-row>
        <table:table-row table:style-name="ro1">
          <table:table-cell table:formula="of:=[$FORMAT.I68]">
            <text:p/>
          </table:table-cell>
        </table:table-row>
        <table:table-row table:style-name="ro1">
          <table:table-cell table:formula="of:=[$FORMAT.I69]">
            <text:p/>
          </table:table-cell>
        </table:table-row>
        <table:table-row table:style-name="ro1">
          <table:table-cell table:formula="of:=[$FORMAT.I70]">
            <text:p/>
          </table:table-cell>
        </table:table-row>
        <table:table-row table:style-name="ro1">
          <table:table-cell table:formula="of:=[$FORMAT.I71]">
            <text:p/>
          </table:table-cell>
        </table:table-row>
        <table:table-row table:style-name="ro1">
          <table:table-cell table:formula="of:=[$FORMAT.I72]">
            <text:p/>
          </table:table-cell>
        </table:table-row>
        <table:table-row table:style-name="ro1">
          <table:table-cell table:formula="of:=[$FORMAT.I73]">
            <text:p/>
          </table:table-cell>
        </table:table-row>
        <table:table-row table:style-name="ro1">
          <table:table-cell table:formula="of:=[$FORMAT.I74]">
            <text:p/>
          </table:table-cell>
        </table:table-row>
        <table:table-row table:style-name="ro1">
          <table:table-cell table:formula="of:=[$FORMAT.I75]">
            <text:p/>
          </table:table-cell>
        </table:table-row>
        <table:table-row table:style-name="ro1">
          <table:table-cell table:formula="of:=[$FORMAT.I76]">
            <text:p/>
          </table:table-cell>
        </table:table-row>
        <table:table-row table:style-name="ro1">
          <table:table-cell table:formula="of:=[$FORMAT.I77]">
            <text:p/>
          </table:table-cell>
        </table:table-row>
        <table:table-row table:style-name="ro1">
          <table:table-cell table:formula="of:=[$FORMAT.I78]">
            <text:p/>
          </table:table-cell>
        </table:table-row>
        <table:table-row table:style-name="ro1">
          <table:table-cell table:formula="of:=[$FORMAT.I79]">
            <text:p/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5" number:min-decimal-places="5" number:min-integer-digits="1"/>
    </number:number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3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3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currency-style style:name="N13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1P0"/>
    </number:currency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27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number-style style:name="N125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0">
      <number:number number:decimal-places="14" number:min-decimal-places="14" number:min-integer-digits="1"/>
    </number:number-style>
    <number:number-style style:name="N119">
      <number:number number:decimal-places="15" number:min-decimal-places="15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7">
      <number:number number:decimal-places="17" number:min-decimal-places="17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 style:data-style-name="N2" text:time-value="08:47:26.1422855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07:03:40.790981085</meta:creation-date>
    <dc:date>2022-06-12T23:34:37.472871665</dc:date>
    <meta:editing-duration>P1DT5H25M36S</meta:editing-duration>
    <meta:editing-cycles>78</meta:editing-cycles>
    <meta:generator>LibreOffice/7.3.3.2$Linux_X86_64 LibreOffice_project/30$Build-2</meta:generator>
    <meta:document-statistic meta:table-count="3" meta:cell-count="3311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01-Piatti/ToolPartFormatting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 *****  BASIC  *****

Sub BtnExport
' D'après https://forum.openoffice.org/fr/forum/viewtopic.php?p=351949#p351949
'
'Déclaration du tableau des résultats
Dim aResult() As Variant

'Feuille 1 (index = 0)
oDoc = ThisComponent
oFeuil = oDoc.Sheets(2)

'on récupère sous forme de tableau les cellules ayant un contenu (ici chaine ou valeur num ou date ou commentaire ou formule)
With com.sun.star.sheet.CellFlags
oCellsNonVides = oFeuil.queryContentCells(.STRING + .VALUE + .DATETIME + .ANNOTATION + .FORMULA)
End With

'on redimensionne le tableau des résultats à la dimension voulue
ReDim Preserve aResult(UBound(oCellsNonVides.Data))



'on crée une énumération des éléments du tableau
FeuilleExport = oCellsNonVides.createEnumeration

'on récupère tous les éléments pour les mémoriser dans le tableau des résultats 
	
While FeuilleExport.hasMoreElements()
  LaLigne = FeuilleExport.nextElement()
  for i = 0 to UBound(LaLigne.DataArray)
  	aResult(t) = LaLigne.DataArray(i)
  	t=t+1
  next i
Wend


'récupère le dossier où le fichier Fruits est enregistré 
 sURLFolder= replace(ThisComponent.url,ThisComponent.title,"")
'enregistre le fichier texte dans le même dossier où le fichier Fruits est enregistré (modifier "nom" dans la ligne de
'code du bas) par ce que vous voulez

   sFileName = sURLFolder &amp; "/00-Common/CelloCaprice_Format_temp.ily"
   
'Ouvre ce fichier texte pour ensuite coller les informations
   n = FreeFile()
   Open sFileName For Output As #n
   
'Ecris les données dans une seule colonne
   For i = 0 To UBound(aResult)
   Print #n, aResult(i)(0)

   Next
'Ferme le fichier texte
   Close #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